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8"/>
    <style:style style:name="ce3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3"/>
        <table:table-column table:style-name="co1" table:default-cell-style-name="Default"/>
        <table:table-column table:style-name="co1" table:number-columns-repeated="8" table:default-cell-style-name="ce3"/>
        <table:table-row table:style-name="ro1">
          <table:table-cell office:value-type="string" calcext:value-type="string">
            <text:p>startgæld</text:p>
          </table:table-cell>
          <table:table-cell table:style-name="ce1" table:formula="of:=1700000/0.95" office:value-type="float" office:value="1789473.68421053" calcext:value-type="float">
            <text:p>1.789.473,68</text:p>
          </table:table-cell>
          <table:table-cell table:style-name="ce1" table:number-columns-repeated="2"/>
          <table:table-cell table:style-name="Default"/>
          <table:table-cell table:number-columns-repeated="5"/>
          <table:table-cell office:value-type="string" calcext:value-type="string">
            <text:p>startgæld</text:p>
          </table:table-cell>
          <table:table-cell table:style-name="ce1" table:formula="of:=1700000/0.995" office:value-type="float" office:value="1708542.71356784" calcext:value-type="float">
            <text:p>1.708.542,71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idrag</text:p>
          </table:table-cell>
          <table:table-cell table:style-name="ce2" office:value-type="percentage" office:value="0.01" calcext:value-type="percentage">
            <text:p>1,0000%</text:p>
          </table:table-cell>
          <table:table-cell table:style-name="ce2" table:formula="of:=[.B2]/4" office:value-type="percentage" office:value="0.0025" calcext:value-type="percentage">
            <text:p>0,2500%</text:p>
          </table:table-cell>
          <table:table-cell table:style-name="ce2"/>
          <table:table-cell table:style-name="Default"/>
          <table:table-cell table:number-columns-repeated="5"/>
          <table:table-cell office:value-type="string" calcext:value-type="string">
            <text:p>bidrag</text:p>
          </table:table-cell>
          <table:table-cell table:style-name="ce2" office:value-type="percentage" office:value="0.01" calcext:value-type="percentage">
            <text:p>1,0000%</text:p>
          </table:table-cell>
          <table:table-cell table:style-name="ce2" table:formula="of:=[.L2]/4" office:value-type="percentage" office:value="0.0025" calcext:value-type="percentage">
            <text:p>0,2500%</text:p>
          </table:table-cell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nte</text:p>
          </table:table-cell>
          <table:table-cell table:style-name="ce2" office:value-type="percentage" office:value="0.04" calcext:value-type="percentage">
            <text:p>4,0000%</text:p>
          </table:table-cell>
          <table:table-cell table:style-name="ce2" table:formula="of:=[.B3]/4" office:value-type="percentage" office:value="0.01" calcext:value-type="percentage">
            <text:p>1,0000%</text:p>
          </table:table-cell>
          <table:table-cell table:style-name="ce2"/>
          <table:table-cell table:style-name="Default"/>
          <table:table-cell table:number-columns-repeated="5"/>
          <table:table-cell office:value-type="string" calcext:value-type="string">
            <text:p>rente</text:p>
          </table:table-cell>
          <table:table-cell table:style-name="ce2" office:value-type="percentage" office:value="0.05" calcext:value-type="percentage">
            <text:p>5,0000%</text:p>
          </table:table-cell>
          <table:table-cell table:style-name="ce2" table:formula="of:=[.L3]/4" office:value-type="percentage" office:value="0.0125" calcext:value-type="percentage">
            <text:p>1,2500%</text:p>
          </table:table-cell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ntehældning</text:p>
          </table:table-cell>
          <table:table-cell table:style-name="ce2" table:formula="of:=1+[.B3]" office:value-type="percentage" office:value="1.04" calcext:value-type="percentage">
            <text:p>104,0000%</text:p>
          </table:table-cell>
          <table:table-cell table:style-name="ce2" table:formula="of:=1+[.C3]" office:value-type="percentage" office:value="1.01" calcext:value-type="percentage">
            <text:p>101,0000%</text:p>
          </table:table-cell>
          <table:table-cell table:style-name="ce2"/>
          <table:table-cell table:style-name="Default"/>
          <table:table-cell table:number-columns-repeated="5"/>
          <table:table-cell office:value-type="string" calcext:value-type="string">
            <text:p>rentehældning</text:p>
          </table:table-cell>
          <table:table-cell table:style-name="ce2" table:formula="of:=1+[.L3]" office:value-type="percentage" office:value="1.05" calcext:value-type="percentage">
            <text:p>105,0000%</text:p>
          </table:table-cell>
          <table:table-cell table:style-name="ce2" table:formula="of:=1+[.M3]" office:value-type="percentage" office:value="1.0125" calcext:value-type="percentage">
            <text:p>101,2500%</text:p>
          </table:table-cell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rminer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terminer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ydelse af startgæld</text:p>
          </table:table-cell>
          <table:table-cell table:style-name="Default" table:formula="of:=[.C4]^[.B5]*(1-[.C4])/(1-[.C4]^[.B5])" office:value-type="float" office:value="0.0143470948402587" calcext:value-type="float">
            <text:p>0,0143470948402587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ydelse af startgæld</text:p>
          </table:table-cell>
          <table:table-cell table:style-name="Default" table:formula="of:=[.M4]^[.L5]*(1-[.M4])/(1-[.M4]^[.L5])" office:value-type="float" office:value="0.0161334957074315" calcext:value-type="float">
            <text:p>0,016133495707431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ydelse</text:p>
          </table:table-cell>
          <table:table-cell table:style-name="ce1" table:formula="of:=[.B6]*[.B1]" office:value-type="float" office:value="25673.7486615156" calcext:value-type="float">
            <text:p>25.673,75</text:p>
          </table:table-cell>
          <table:table-cell table:style-name="ce1" table:number-columns-repeated="2"/>
          <table:table-cell table:style-name="Default"/>
          <table:table-cell table:number-columns-repeated="5"/>
          <table:table-cell office:value-type="string" calcext:value-type="string">
            <text:p>ydelse</text:p>
          </table:table-cell>
          <table:table-cell table:style-name="ce1" table:formula="of:=[.L6]*[.L1]" office:value-type="float" office:value="27564.7665353101" calcext:value-type="float">
            <text:p>27.564,77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ntefradrag</text:p>
          </table:table-cell>
          <table:table-cell table:style-name="ce1" table:formula="of:=0.257+0.08" office:value-type="float" office:value="0.337" calcext:value-type="float">
            <text:p>0,34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rentefradrag</text:p>
          </table:table-cell>
          <table:table-cell table:style-name="ce1" table:formula="of:=0.257+0.08" office:value-type="float" office:value="0.337" calcext:value-type="float">
            <text:p>0,3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restgæld</text:p>
          </table:table-cell>
          <table:table-cell table:style-name="Default" office:value-type="string" calcext:value-type="string">
            <text:p>ydelse</text:p>
          </table:table-cell>
          <table:table-cell table:style-name="Default" office:value-type="string" calcext:value-type="string">
            <text:p>ydelse efter skat</text:p>
          </table:table-cell>
          <table:table-cell table:style-name="Default" office:value-type="string" calcext:value-type="string">
            <text:p>kumulativ ydelse</text:p>
          </table:table-cell>
          <table:table-cell office:value-type="string" calcext:value-type="string">
            <text:p>… efter skat</text:p>
          </table:table-cell>
          <table:table-cell office:value-type="string" calcext:value-type="string">
            <text:p>ydelse/md</text:p>
          </table:table-cell>
          <table:table-cell office:value-type="string" calcext:value-type="string">
            <text:p>efter skat/md</text:p>
          </table:table-cell>
          <table:table-cell office:value-type="string" calcext:value-type="string">
            <text:p>kumulativt</text:p>
          </table:table-cell>
          <table:table-cell table:number-columns-repeated="2"/>
          <table:table-cell table:style-name="Default" office:value-type="string" calcext:value-type="string">
            <text:p>restgæld</text:p>
          </table:table-cell>
          <table:table-cell table:style-name="Default" office:value-type="string" calcext:value-type="string">
            <text:p>ydelse</text:p>
          </table:table-cell>
          <table:table-cell table:style-name="Default" office:value-type="string" calcext:value-type="string">
            <text:p>ydelse efter skat</text:p>
          </table:table-cell>
          <table:table-cell table:style-name="Default" office:value-type="string" calcext:value-type="string">
            <text:p>kumulativ ydelse</text:p>
          </table:table-cell>
          <table:table-cell office:value-type="string" calcext:value-type="string">
            <text:p>… efter skat</text:p>
          </table:table-cell>
          <table:table-cell office:value-type="string" calcext:value-type="string">
            <text:p>ydelse/md</text:p>
          </table:table-cell>
          <table:table-cell office:value-type="string" calcext:value-type="string">
            <text:p>efter skat/md</text:p>
          </table:table-cell>
          <table:table-cell office:value-type="string" calcext:value-type="string">
            <text:p>kumulativ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]" office:value-type="float" office:value="1789473.68421053" calcext:value-type="float">
            <text:p>1.789.473,68</text:p>
          </table:table-cell>
          <table:table-cell table:number-columns-repeated="2"/>
          <table:table-cell office:value-type="float" office:value="0" calcext:value-type="float">
            <text:p>,00</text:p>
          </table:table-cell>
          <table:table-cell/>
          <table:table-cell table:formula="of:=[.C10]/3" office:value-type="float" office:value="0" calcext:value-type="float">
            <text:p>,00</text:p>
          </table:table-cell>
          <table:table-cell table:formula="of:=[.D10]/3" office:value-type="float" office:value="0" calcext:value-type="float">
            <text:p>,00</text:p>
          </table:table-cell>
          <table:table-cell office:value-type="float" office:value="0" calcext:value-type="float">
            <text:p>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1]" office:value-type="float" office:value="1708542.71356784" calcext:value-type="float">
            <text:p>1.708.542,71</text:p>
          </table:table-cell>
          <table:table-cell table:number-columns-repeated="2"/>
          <table:table-cell office:value-type="float" office:value="0" calcext:value-type="float">
            <text:p>,00</text:p>
          </table:table-cell>
          <table:table-cell/>
          <table:table-cell table:formula="of:=[.M10]/3" office:value-type="float" office:value="0" calcext:value-type="float">
            <text:p>,00</text:p>
          </table:table-cell>
          <table:table-cell table:formula="of:=[.N10]/3" office:value-type="float" office:value="0" calcext:value-type="float">
            <text:p>,00</text:p>
          </table:table-cell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*[.C$4]-[.B$7]" office:value-type="float" office:value="1781694.67239112" calcext:value-type="float">
            <text:p>1.781.694,67</text:p>
          </table:table-cell>
          <table:table-cell table:formula="of:=[.B$7]+[.C$2]*[.B10]" office:value-type="float" office:value="30147.432872042" calcext:value-type="float">
            <text:p>30.147,43</text:p>
          </table:table-cell>
          <table:table-cell table:formula="of:=[.C11]-([.C$2]+[.C$3])*[.B10]*[.B$8]" office:value-type="float" office:value="22609.2749773051" calcext:value-type="float">
            <text:p>22.609,27</text:p>
          </table:table-cell>
          <table:table-cell table:formula="of:=[.C11]+[.E10]" office:value-type="float" office:value="30147.432872042" calcext:value-type="float">
            <text:p>30.147,43</text:p>
          </table:table-cell>
          <table:table-cell table:formula="of:=[.D11]+[.F10]" office:value-type="float" office:value="22609.2749773051" calcext:value-type="float">
            <text:p>22.609,27</text:p>
          </table:table-cell>
          <table:table-cell table:formula="of:=[.C11]/3" office:value-type="float" office:value="10049.1442906807" calcext:value-type="float">
            <text:p>10.049,14</text:p>
          </table:table-cell>
          <table:table-cell table:formula="of:=[.D11]/3" office:value-type="float" office:value="7536.42499243504" calcext:value-type="float">
            <text:p>7.536,42</text:p>
          </table:table-cell>
          <table:table-cell table:formula="of:=[.I10]+[.D11]" office:value-type="float" office:value="22609.2749773051" calcext:value-type="float">
            <text:p>22.609,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0]*[.M$4]-[.L$7]" office:value-type="float" office:value="1702334.73095213" calcext:value-type="float">
            <text:p>1.702.334,73</text:p>
          </table:table-cell>
          <table:table-cell table:formula="of:=[.L$7]+[.M$2]*[.L10]" office:value-type="float" office:value="31836.1233192297" calcext:value-type="float">
            <text:p>31.836,12</text:p>
          </table:table-cell>
          <table:table-cell table:formula="of:=[.M11]-([.M$2]+[.M$3])*[.L10]*[.L$8]" office:value-type="float" office:value="23199.4399021443" calcext:value-type="float">
            <text:p>23.199,44</text:p>
          </table:table-cell>
          <table:table-cell table:formula="of:=[.M11]+[.O10]" office:value-type="float" office:value="31836.1233192297" calcext:value-type="float">
            <text:p>31.836,12</text:p>
          </table:table-cell>
          <table:table-cell table:formula="of:=[.N11]+[.P10]" office:value-type="float" office:value="23199.4399021443" calcext:value-type="float">
            <text:p>23.199,44</text:p>
          </table:table-cell>
          <table:table-cell table:formula="of:=[.M11]/3" office:value-type="float" office:value="10612.0411064099" calcext:value-type="float">
            <text:p>10.612,04</text:p>
          </table:table-cell>
          <table:table-cell table:formula="of:=[.N11]/3" office:value-type="float" office:value="7733.14663404811" calcext:value-type="float">
            <text:p>7.733,15</text:p>
          </table:table-cell>
          <table:table-cell table:formula="of:=[.S10]+[.N11]" office:value-type="float" office:value="23199.4399021443" calcext:value-type="float">
            <text:p>23.199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]*[.C$4]-[.B$7]" office:value-type="float" office:value="1773837.87045351" calcext:value-type="float">
            <text:p>1.773.837,87</text:p>
          </table:table-cell>
          <table:table-cell table:formula="of:=[.B$7]+[.C$2]*[.B11]" office:value-type="float" office:value="30127.9853424934" calcext:value-type="float">
            <text:p>30.127,99</text:p>
          </table:table-cell>
          <table:table-cell table:formula="of:=[.C12]-([.C$2]+[.C$3])*[.B11]*[.B$8]" office:value-type="float" office:value="22622.5965350459" calcext:value-type="float">
            <text:p>22.622,60</text:p>
          </table:table-cell>
          <table:table-cell table:formula="of:=[.C12]+[.E11]" office:value-type="float" office:value="60275.4182145354" calcext:value-type="float">
            <text:p>60.275,42</text:p>
          </table:table-cell>
          <table:table-cell table:formula="of:=[.D12]+[.F11]" office:value-type="float" office:value="45231.871512351" calcext:value-type="float">
            <text:p>45.231,87</text:p>
          </table:table-cell>
          <table:table-cell table:formula="of:=[.C12]/3" office:value-type="float" office:value="10042.6617808311" calcext:value-type="float">
            <text:p>10.042,66</text:p>
          </table:table-cell>
          <table:table-cell table:formula="of:=[.D12]/3" office:value-type="float" office:value="7540.86551168195" calcext:value-type="float">
            <text:p>7.540,87</text:p>
          </table:table-cell>
          <table:table-cell table:formula="of:=[.I11]+[.D12]" office:value-type="float" office:value="45231.871512351" calcext:value-type="float">
            <text:p>45.231,8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11]*[.M$4]-[.L$7]" office:value-type="float" office:value="1696049.14855372" calcext:value-type="float">
            <text:p>1.696.049,15</text:p>
          </table:table-cell>
          <table:table-cell table:formula="of:=[.L$7]+[.M$2]*[.L11]" office:value-type="float" office:value="31820.6033626905" calcext:value-type="float">
            <text:p>31.820,60</text:p>
          </table:table-cell>
          <table:table-cell table:formula="of:=[.M12]-([.M$2]+[.M$3])*[.L11]*[.L$8]" office:value-type="float" office:value="23215.3012977275" calcext:value-type="float">
            <text:p>23.215,30</text:p>
          </table:table-cell>
          <table:table-cell table:formula="of:=[.M12]+[.O11]" office:value-type="float" office:value="63656.7266819202" calcext:value-type="float">
            <text:p>63.656,73</text:p>
          </table:table-cell>
          <table:table-cell table:formula="of:=[.N12]+[.P11]" office:value-type="float" office:value="46414.7411998718" calcext:value-type="float">
            <text:p>46.414,74</text:p>
          </table:table-cell>
          <table:table-cell table:formula="of:=[.M12]/3" office:value-type="float" office:value="10606.8677875635" calcext:value-type="float">
            <text:p>10.606,87</text:p>
          </table:table-cell>
          <table:table-cell table:formula="of:=[.N12]/3" office:value-type="float" office:value="7738.43376590915" calcext:value-type="float">
            <text:p>7.738,43</text:p>
          </table:table-cell>
          <table:table-cell table:formula="of:=[.S11]+[.N12]" office:value-type="float" office:value="46414.7411998718" calcext:value-type="float">
            <text:p>46.414,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]*[.C$4]-[.B$7]" office:value-type="float" office:value="1765902.50049653" calcext:value-type="float">
            <text:p>1.765.902,50</text:p>
          </table:table-cell>
          <table:table-cell table:formula="of:=[.B$7]+[.C$2]*[.B12]" office:value-type="float" office:value="30108.3433376494" calcext:value-type="float">
            <text:p>30.108,34</text:p>
          </table:table-cell>
          <table:table-cell table:formula="of:=[.C13]-([.C$2]+[.C$3])*[.B12]*[.B$8]" office:value-type="float" office:value="22636.051308364" calcext:value-type="float">
            <text:p>22.636,05</text:p>
          </table:table-cell>
          <table:table-cell table:formula="of:=[.C13]+[.E12]" office:value-type="float" office:value="90383.7615521848" calcext:value-type="float">
            <text:p>90.383,76</text:p>
          </table:table-cell>
          <table:table-cell table:formula="of:=[.D13]+[.F12]" office:value-type="float" office:value="67867.922820715" calcext:value-type="float">
            <text:p>67.867,92</text:p>
          </table:table-cell>
          <table:table-cell table:formula="of:=[.C13]/3" office:value-type="float" office:value="10036.1144458831" calcext:value-type="float">
            <text:p>10.036,11</text:p>
          </table:table-cell>
          <table:table-cell table:formula="of:=[.D13]/3" office:value-type="float" office:value="7545.35043612134" calcext:value-type="float">
            <text:p>7.545,35</text:p>
          </table:table-cell>
          <table:table-cell table:formula="of:=[.I12]+[.D13]" office:value-type="float" office:value="67867.922820715" calcext:value-type="float">
            <text:p>67.867,9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12]*[.M$4]-[.L$7]" office:value-type="float" office:value="1689684.99637533" calcext:value-type="float">
            <text:p>1.689.685,00</text:p>
          </table:table-cell>
          <table:table-cell table:formula="of:=[.L$7]+[.M$2]*[.L12]" office:value-type="float" office:value="31804.8894066944" calcext:value-type="float">
            <text:p>31.804,89</text:p>
          </table:table-cell>
          <table:table-cell table:formula="of:=[.M13]-([.M$2]+[.M$3])*[.L12]*[.L$8]" office:value-type="float" office:value="23231.3609607554" calcext:value-type="float">
            <text:p>23.231,36</text:p>
          </table:table-cell>
          <table:table-cell table:formula="of:=[.M13]+[.O12]" office:value-type="float" office:value="95461.6160886147" calcext:value-type="float">
            <text:p>95.461,62</text:p>
          </table:table-cell>
          <table:table-cell table:formula="of:=[.N13]+[.P12]" office:value-type="float" office:value="69646.1021606272" calcext:value-type="float">
            <text:p>69.646,10</text:p>
          </table:table-cell>
          <table:table-cell table:formula="of:=[.M13]/3" office:value-type="float" office:value="10601.6298022315" calcext:value-type="float">
            <text:p>10.601,63</text:p>
          </table:table-cell>
          <table:table-cell table:formula="of:=[.N13]/3" office:value-type="float" office:value="7743.78698691846" calcext:value-type="float">
            <text:p>7.743,79</text:p>
          </table:table-cell>
          <table:table-cell table:formula="of:=[.S12]+[.N13]" office:value-type="float" office:value="69646.1021606272" calcext:value-type="float">
            <text:p>69.646,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]*[.C$4]-[.B$7]" office:value-type="float" office:value="1757887.77683998" calcext:value-type="float">
            <text:p>1.757.887,78</text:p>
          </table:table-cell>
          <table:table-cell table:formula="of:=[.B$7]+[.C$2]*[.B13]" office:value-type="float" office:value="30088.504912757" calcext:value-type="float">
            <text:p>30.088,50</text:p>
          </table:table-cell>
          <table:table-cell table:formula="of:=[.C14]-([.C$2]+[.C$3])*[.B13]*[.B$8]" office:value-type="float" office:value="22649.6406294153" calcext:value-type="float">
            <text:p>22.649,64</text:p>
          </table:table-cell>
          <table:table-cell table:formula="of:=[.C14]+[.E13]" office:value-type="float" office:value="120472.266464942" calcext:value-type="float">
            <text:p>120.472,27</text:p>
          </table:table-cell>
          <table:table-cell table:formula="of:=[.D14]+[.F13]" office:value-type="float" office:value="90517.5634501303" calcext:value-type="float">
            <text:p>90.517,56</text:p>
          </table:table-cell>
          <table:table-cell table:formula="of:=[.C14]/3" office:value-type="float" office:value="10029.5016375857" calcext:value-type="float">
            <text:p>10.029,50</text:p>
          </table:table-cell>
          <table:table-cell table:formula="of:=[.D14]/3" office:value-type="float" office:value="7549.88020980511" calcext:value-type="float">
            <text:p>7.549,88</text:p>
          </table:table-cell>
          <table:table-cell table:formula="of:=[.I13]+[.D14]" office:value-type="float" office:value="90517.5634501303" calcext:value-type="float">
            <text:p>90.517,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13]*[.M$4]-[.L$7]" office:value-type="float" office:value="1683241.29229471" calcext:value-type="float">
            <text:p>1.683.241,29</text:p>
          </table:table-cell>
          <table:table-cell table:formula="of:=[.L$7]+[.M$2]*[.L13]" office:value-type="float" office:value="31788.9790262485" calcext:value-type="float">
            <text:p>31.788,98</text:p>
          </table:table-cell>
          <table:table-cell table:formula="of:=[.M14]-([.M$2]+[.M$3])*[.L13]*[.L$8]" office:value-type="float" office:value="23247.6213695712" calcext:value-type="float">
            <text:p>23.247,62</text:p>
          </table:table-cell>
          <table:table-cell table:formula="of:=[.M14]+[.O13]" office:value-type="float" office:value="127250.595114863" calcext:value-type="float">
            <text:p>127.250,60</text:p>
          </table:table-cell>
          <table:table-cell table:formula="of:=[.N14]+[.P13]" office:value-type="float" office:value="92893.7235301983" calcext:value-type="float">
            <text:p>92.893,72</text:p>
          </table:table-cell>
          <table:table-cell table:formula="of:=[.M14]/3" office:value-type="float" office:value="10596.3263420828" calcext:value-type="float">
            <text:p>10.596,33</text:p>
          </table:table-cell>
          <table:table-cell table:formula="of:=[.N14]/3" office:value-type="float" office:value="7749.20712319039" calcext:value-type="float">
            <text:p>7.749,21</text:p>
          </table:table-cell>
          <table:table-cell table:formula="of:=[.S13]+[.N14]" office:value-type="float" office:value="92893.7235301983" calcext:value-type="float">
            <text:p>92.893,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*[.C$4]-[.B$7]" office:value-type="float" office:value="1749792.90594687" calcext:value-type="float">
            <text:p>1.749.792,91</text:p>
          </table:table-cell>
          <table:table-cell table:formula="of:=[.B$7]+[.C$2]*[.B14]" office:value-type="float" office:value="30068.4681036156" calcext:value-type="float">
            <text:p>30.068,47</text:p>
          </table:table-cell>
          <table:table-cell table:formula="of:=[.C15]-([.C$2]+[.C$3])*[.B14]*[.B$8]" office:value-type="float" office:value="22663.3658436772" calcext:value-type="float">
            <text:p>22.663,37</text:p>
          </table:table-cell>
          <table:table-cell table:formula="of:=[.C15]+[.E14]" office:value-type="float" office:value="150540.734568557" calcext:value-type="float">
            <text:p>150.540,73</text:p>
          </table:table-cell>
          <table:table-cell table:formula="of:=[.D15]+[.F14]" office:value-type="float" office:value="113180.929293808" calcext:value-type="float">
            <text:p>113.180,93</text:p>
          </table:table-cell>
          <table:table-cell table:formula="of:=[.C15]/3" office:value-type="float" office:value="10022.8227012052" calcext:value-type="float">
            <text:p>10.022,82</text:p>
          </table:table-cell>
          <table:table-cell table:formula="of:=[.D15]/3" office:value-type="float" office:value="7554.45528122573" calcext:value-type="float">
            <text:p>7.554,46</text:p>
          </table:table-cell>
          <table:table-cell table:formula="of:=[.I14]+[.D15]" office:value-type="float" office:value="113180.929293808" calcext:value-type="float">
            <text:p>113.180,9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14]*[.M$4]-[.L$7]" office:value-type="float" office:value="1676717.04191309" calcext:value-type="float">
            <text:p>1.676.717,04</text:p>
          </table:table-cell>
          <table:table-cell table:formula="of:=[.L$7]+[.M$2]*[.L14]" office:value-type="float" office:value="31772.8697660469" calcext:value-type="float">
            <text:p>31.772,87</text:p>
          </table:table-cell>
          <table:table-cell table:formula="of:=[.M15]-([.M$2]+[.M$3])*[.L14]*[.L$8]" office:value-type="float" office:value="23264.0850334972" calcext:value-type="float">
            <text:p>23.264,09</text:p>
          </table:table-cell>
          <table:table-cell table:formula="of:=[.M15]+[.O14]" office:value-type="float" office:value="159023.46488091" calcext:value-type="float">
            <text:p>159.023,46</text:p>
          </table:table-cell>
          <table:table-cell table:formula="of:=[.N15]+[.P14]" office:value-type="float" office:value="116157.808563695" calcext:value-type="float">
            <text:p>116.157,81</text:p>
          </table:table-cell>
          <table:table-cell table:formula="of:=[.M15]/3" office:value-type="float" office:value="10590.9565886823" calcext:value-type="float">
            <text:p>10.590,96</text:p>
          </table:table-cell>
          <table:table-cell table:formula="of:=[.N15]/3" office:value-type="float" office:value="7754.69501116572" calcext:value-type="float">
            <text:p>7.754,70</text:p>
          </table:table-cell>
          <table:table-cell table:formula="of:=[.S14]+[.N15]" office:value-type="float" office:value="116157.808563695" calcext:value-type="float">
            <text:p>116.157,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5]*[.C$4]-[.B$7]" office:value-type="float" office:value="1741617.08634482" calcext:value-type="float">
            <text:p>1.741.617,09</text:p>
          </table:table-cell>
          <table:table-cell table:formula="of:=[.B$7]+[.C$2]*[.B15]" office:value-type="float" office:value="30048.2309263828" calcext:value-type="float">
            <text:p>30.048,23</text:p>
          </table:table-cell>
          <table:table-cell table:formula="of:=[.C16]-([.C$2]+[.C$3])*[.B15]*[.B$8]" office:value-type="float" office:value="22677.2283100816" calcext:value-type="float">
            <text:p>22.677,23</text:p>
          </table:table-cell>
          <table:table-cell table:formula="of:=[.C16]+[.E15]" office:value-type="float" office:value="180588.96549494" calcext:value-type="float">
            <text:p>180.588,97</text:p>
          </table:table-cell>
          <table:table-cell table:formula="of:=[.D16]+[.F15]" office:value-type="float" office:value="135858.157603889" calcext:value-type="float">
            <text:p>135.858,16</text:p>
          </table:table-cell>
          <table:table-cell table:formula="of:=[.C16]/3" office:value-type="float" office:value="10016.0769754609" calcext:value-type="float">
            <text:p>10.016,08</text:p>
          </table:table-cell>
          <table:table-cell table:formula="of:=[.D16]/3" office:value-type="float" office:value="7559.07610336055" calcext:value-type="float">
            <text:p>7.559,08</text:p>
          </table:table-cell>
          <table:table-cell table:formula="of:=[.I15]+[.D16]" office:value-type="float" office:value="135858.157603889" calcext:value-type="float">
            <text:p>135.858,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15]*[.M$4]-[.L$7]" office:value-type="float" office:value="1670111.23840169" calcext:value-type="float">
            <text:p>1.670.111,24</text:p>
          </table:table-cell>
          <table:table-cell table:formula="of:=[.L$7]+[.M$2]*[.L15]" office:value-type="float" office:value="31756.5591400929" calcext:value-type="float">
            <text:p>31.756,56</text:p>
          </table:table-cell>
          <table:table-cell table:formula="of:=[.M16]-([.M$2]+[.M$3])*[.L15]*[.L$8]" office:value-type="float" office:value="23280.7544932222" calcext:value-type="float">
            <text:p>23.280,75</text:p>
          </table:table-cell>
          <table:table-cell table:formula="of:=[.M16]+[.O15]" office:value-type="float" office:value="190780.024021003" calcext:value-type="float">
            <text:p>190.780,02</text:p>
          </table:table-cell>
          <table:table-cell table:formula="of:=[.N16]+[.P15]" office:value-type="float" office:value="139438.563056918" calcext:value-type="float">
            <text:p>139.438,56</text:p>
          </table:table-cell>
          <table:table-cell table:formula="of:=[.M16]/3" office:value-type="float" office:value="10585.5197133643" calcext:value-type="float">
            <text:p>10.585,52</text:p>
          </table:table-cell>
          <table:table-cell table:formula="of:=[.N16]/3" office:value-type="float" office:value="7760.25149774074" calcext:value-type="float">
            <text:p>7.760,25</text:p>
          </table:table-cell>
          <table:table-cell table:formula="of:=[.S15]+[.N16]" office:value-type="float" office:value="139438.563056918" calcext:value-type="float">
            <text:p>139.438,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6]*[.C$4]-[.B$7]" office:value-type="float" office:value="1733359.50854675" calcext:value-type="float">
            <text:p>1.733.359,51</text:p>
          </table:table-cell>
          <table:table-cell table:formula="of:=[.B$7]+[.C$2]*[.B16]" office:value-type="float" office:value="30027.7913773777" calcext:value-type="float">
            <text:p>30.027,79</text:p>
          </table:table-cell>
          <table:table-cell table:formula="of:=[.C17]-([.C$2]+[.C$3])*[.B16]*[.B$8]" office:value-type="float" office:value="22691.2294011501" calcext:value-type="float">
            <text:p>22.691,23</text:p>
          </table:table-cell>
          <table:table-cell table:formula="of:=[.C17]+[.E16]" office:value-type="float" office:value="210616.756872318" calcext:value-type="float">
            <text:p>210.616,76</text:p>
          </table:table-cell>
          <table:table-cell table:formula="of:=[.D17]+[.F16]" office:value-type="float" office:value="158549.387005039" calcext:value-type="float">
            <text:p>158.549,39</text:p>
          </table:table-cell>
          <table:table-cell table:formula="of:=[.C17]/3" office:value-type="float" office:value="10009.2637924592" calcext:value-type="float">
            <text:p>10.009,26</text:p>
          </table:table-cell>
          <table:table-cell table:formula="of:=[.D17]/3" office:value-type="float" office:value="7563.74313371672" calcext:value-type="float">
            <text:p>7.563,74</text:p>
          </table:table-cell>
          <table:table-cell table:formula="of:=[.I16]+[.D17]" office:value-type="float" office:value="158549.387005039" calcext:value-type="float">
            <text:p>158.549,3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16]*[.M$4]-[.L$7]" office:value-type="float" office:value="1663422.8623464" calcext:value-type="float">
            <text:p>1.663.422,86</text:p>
          </table:table-cell>
          <table:table-cell table:formula="of:=[.L$7]+[.M$2]*[.L16]" office:value-type="float" office:value="31740.0446313144" calcext:value-type="float">
            <text:p>31.740,04</text:p>
          </table:table-cell>
          <table:table-cell table:formula="of:=[.M17]-([.M$2]+[.M$3])*[.L16]*[.L$8]" office:value-type="float" office:value="23297.6323211938" calcext:value-type="float">
            <text:p>23.297,63</text:p>
          </table:table-cell>
          <table:table-cell table:formula="of:=[.M17]+[.O16]" office:value-type="float" office:value="222520.068652317" calcext:value-type="float">
            <text:p>222.520,07</text:p>
          </table:table-cell>
          <table:table-cell table:formula="of:=[.N17]+[.P16]" office:value-type="float" office:value="162736.195378112" calcext:value-type="float">
            <text:p>162.736,20</text:p>
          </table:table-cell>
          <table:table-cell table:formula="of:=[.M17]/3" office:value-type="float" office:value="10580.0148771048" calcext:value-type="float">
            <text:p>10.580,01</text:p>
          </table:table-cell>
          <table:table-cell table:formula="of:=[.N17]/3" office:value-type="float" office:value="7765.87744039794" calcext:value-type="float">
            <text:p>7.765,88</text:p>
          </table:table-cell>
          <table:table-cell table:formula="of:=[.S16]+[.N17]" office:value-type="float" office:value="162736.195378112" calcext:value-type="float">
            <text:p>162.736,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7]*[.C$4]-[.B$7]" office:value-type="float" office:value="1725019.3549707" calcext:value-type="float">
            <text:p>1.725.019,35</text:p>
          </table:table-cell>
          <table:table-cell table:formula="of:=[.B$7]+[.C$2]*[.B17]" office:value-type="float" office:value="30007.1474328825" calcext:value-type="float">
            <text:p>30.007,15</text:p>
          </table:table-cell>
          <table:table-cell table:formula="of:=[.C18]-([.C$2]+[.C$3])*[.B17]*[.B$8]" office:value-type="float" office:value="22705.3705031293" calcext:value-type="float">
            <text:p>22.705,37</text:p>
          </table:table-cell>
          <table:table-cell table:formula="of:=[.C18]+[.E17]" office:value-type="float" office:value="240623.9043052" calcext:value-type="float">
            <text:p>240.623,90</text:p>
          </table:table-cell>
          <table:table-cell table:formula="of:=[.D18]+[.F17]" office:value-type="float" office:value="181254.757508169" calcext:value-type="float">
            <text:p>181.254,76</text:p>
          </table:table-cell>
          <table:table-cell table:formula="of:=[.C18]/3" office:value-type="float" office:value="10002.3824776275" calcext:value-type="float">
            <text:p>10.002,38</text:p>
          </table:table-cell>
          <table:table-cell table:formula="of:=[.D18]/3" office:value-type="float" office:value="7568.45683437645" calcext:value-type="float">
            <text:p>7.568,46</text:p>
          </table:table-cell>
          <table:table-cell table:formula="of:=[.I17]+[.D18]" office:value-type="float" office:value="181254.757508169" calcext:value-type="float">
            <text:p>181.254,7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17]*[.M$4]-[.L$7]" office:value-type="float" office:value="1656650.88159042" calcext:value-type="float">
            <text:p>1.656.650,88</text:p>
          </table:table-cell>
          <table:table-cell table:formula="of:=[.L$7]+[.M$2]*[.L17]" office:value-type="float" office:value="31723.3236911761" calcext:value-type="float">
            <text:p>31.723,32</text:p>
          </table:table-cell>
          <table:table-cell table:formula="of:=[.M18]-([.M$2]+[.M$3])*[.L17]*[.L$8]" office:value-type="float" office:value="23314.7211220151" calcext:value-type="float">
            <text:p>23.314,72</text:p>
          </table:table-cell>
          <table:table-cell table:formula="of:=[.M18]+[.O17]" office:value-type="float" office:value="254243.392343493" calcext:value-type="float">
            <text:p>254.243,39</text:p>
          </table:table-cell>
          <table:table-cell table:formula="of:=[.N18]+[.P17]" office:value-type="float" office:value="186050.916500127" calcext:value-type="float">
            <text:p>186.050,92</text:p>
          </table:table-cell>
          <table:table-cell table:formula="of:=[.M18]/3" office:value-type="float" office:value="10574.441230392" calcext:value-type="float">
            <text:p>10.574,44</text:p>
          </table:table-cell>
          <table:table-cell table:formula="of:=[.N18]/3" office:value-type="float" office:value="7771.57370733836" calcext:value-type="float">
            <text:p>7.771,57</text:p>
          </table:table-cell>
          <table:table-cell table:formula="of:=[.S17]+[.N18]" office:value-type="float" office:value="186050.916500127" calcext:value-type="float">
            <text:p>186.050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]*[.C$4]-[.B$7]" office:value-type="float" office:value="1716595.79985889" calcext:value-type="float">
            <text:p>1.716.595,80</text:p>
          </table:table-cell>
          <table:table-cell table:formula="of:=[.B$7]+[.C$2]*[.B18]" office:value-type="float" office:value="29986.2970489424" calcext:value-type="float">
            <text:p>29.986,30</text:p>
          </table:table-cell>
          <table:table-cell table:formula="of:=[.C19]-([.C$2]+[.C$3])*[.B18]*[.B$8]" office:value-type="float" office:value="22719.6530161283" calcext:value-type="float">
            <text:p>22.719,65</text:p>
          </table:table-cell>
          <table:table-cell table:formula="of:=[.C19]+[.E18]" office:value-type="float" office:value="270610.201354143" calcext:value-type="float">
            <text:p>270.610,20</text:p>
          </table:table-cell>
          <table:table-cell table:formula="of:=[.D19]+[.F18]" office:value-type="float" office:value="203974.410524297" calcext:value-type="float">
            <text:p>203.974,41</text:p>
          </table:table-cell>
          <table:table-cell table:formula="of:=[.C19]/3" office:value-type="float" office:value="9995.43234964747" calcext:value-type="float">
            <text:p>9.995,43</text:p>
          </table:table-cell>
          <table:table-cell table:formula="of:=[.D19]/3" office:value-type="float" office:value="7573.21767204277" calcext:value-type="float">
            <text:p>7.573,22</text:p>
          </table:table-cell>
          <table:table-cell table:formula="of:=[.I18]+[.D19]" office:value-type="float" office:value="203974.410524297" calcext:value-type="float">
            <text:p>203.974,4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8]*[.M$4]-[.L$7]" office:value-type="float" office:value="1649794.25107499" calcext:value-type="float">
            <text:p>1.649.794,25</text:p>
          </table:table-cell>
          <table:table-cell table:formula="of:=[.L$7]+[.M$2]*[.L18]" office:value-type="float" office:value="31706.3937392862" calcext:value-type="float">
            <text:p>31.706,39</text:p>
          </table:table-cell>
          <table:table-cell table:formula="of:=[.M19]-([.M$2]+[.M$3])*[.L18]*[.L$8]" office:value-type="float" office:value="23332.0235328466" calcext:value-type="float">
            <text:p>23.332,02</text:p>
          </table:table-cell>
          <table:table-cell table:formula="of:=[.M19]+[.O18]" office:value-type="float" office:value="285949.78608278" calcext:value-type="float">
            <text:p>285.949,79</text:p>
          </table:table-cell>
          <table:table-cell table:formula="of:=[.N19]+[.P18]" office:value-type="float" office:value="209382.940032973" calcext:value-type="float">
            <text:p>209.382,94</text:p>
          </table:table-cell>
          <table:table-cell table:formula="of:=[.M19]/3" office:value-type="float" office:value="10568.7979130954" calcext:value-type="float">
            <text:p>10.568,80</text:p>
          </table:table-cell>
          <table:table-cell table:formula="of:=[.N19]/3" office:value-type="float" office:value="7777.34117761554" calcext:value-type="float">
            <text:p>7.777,34</text:p>
          </table:table-cell>
          <table:table-cell table:formula="of:=[.S18]+[.N19]" office:value-type="float" office:value="209382.940032973" calcext:value-type="float">
            <text:p>209.382,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]*[.C$4]-[.B$7]" office:value-type="float" office:value="1708088.00919597" calcext:value-type="float">
            <text:p>1.708.088,01</text:p>
          </table:table-cell>
          <table:table-cell table:formula="of:=[.B$7]+[.C$2]*[.B19]" office:value-type="float" office:value="29965.2381611629" calcext:value-type="float">
            <text:p>29.965,24</text:p>
          </table:table-cell>
          <table:table-cell table:formula="of:=[.C20]-([.C$2]+[.C$3])*[.B19]*[.B$8]" office:value-type="float" office:value="22734.0783542573" calcext:value-type="float">
            <text:p>22.734,08</text:p>
          </table:table-cell>
          <table:table-cell table:formula="of:=[.C20]+[.E19]" office:value-type="float" office:value="300575.439515306" calcext:value-type="float">
            <text:p>300.575,44</text:p>
          </table:table-cell>
          <table:table-cell table:formula="of:=[.D20]+[.F19]" office:value-type="float" office:value="226708.488878554" calcext:value-type="float">
            <text:p>226.708,49</text:p>
          </table:table-cell>
          <table:table-cell table:formula="of:=[.C20]/3" office:value-type="float" office:value="9988.41272038763" calcext:value-type="float">
            <text:p>9.988,41</text:p>
          </table:table-cell>
          <table:table-cell table:formula="of:=[.D20]/3" office:value-type="float" office:value="7578.02611808576" calcext:value-type="float">
            <text:p>7.578,03</text:p>
          </table:table-cell>
          <table:table-cell table:formula="of:=[.I19]+[.D20]" office:value-type="float" office:value="226708.488878554" calcext:value-type="float">
            <text:p>226.708,4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L19]*[.M$4]-[.L$7]" office:value-type="float" office:value="1642851.91267812" calcext:value-type="float">
            <text:p>1.642.851,91</text:p>
          </table:table-cell>
          <table:table-cell table:formula="of:=[.L$7]+[.M$2]*[.L19]" office:value-type="float" office:value="31689.2521629976" calcext:value-type="float">
            <text:p>31.689,25</text:p>
          </table:table-cell>
          <table:table-cell table:formula="of:=[.M20]-([.M$2]+[.M$3])*[.L19]*[.L$8]" office:value-type="float" office:value="23349.5422238135" calcext:value-type="float">
            <text:p>23.349,54</text:p>
          </table:table-cell>
          <table:table-cell table:formula="of:=[.M20]+[.O19]" office:value-type="float" office:value="317639.038245777" calcext:value-type="float">
            <text:p>317.639,04</text:p>
          </table:table-cell>
          <table:table-cell table:formula="of:=[.N20]+[.P19]" office:value-type="float" office:value="232732.482256787" calcext:value-type="float">
            <text:p>232.732,48</text:p>
          </table:table-cell>
          <table:table-cell table:formula="of:=[.M20]/3" office:value-type="float" office:value="10563.0840543325" calcext:value-type="float">
            <text:p>10.563,08</text:p>
          </table:table-cell>
          <table:table-cell table:formula="of:=[.N20]/3" office:value-type="float" office:value="7783.18074127118" calcext:value-type="float">
            <text:p>7.783,18</text:p>
          </table:table-cell>
          <table:table-cell table:formula="of:=[.S19]+[.N20]" office:value-type="float" office:value="232732.482256787" calcext:value-type="float">
            <text:p>232.732,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0]*[.C$4]-[.B$7]" office:value-type="float" office:value="1699495.14062641" calcext:value-type="float">
            <text:p>1.699.495,14</text:p>
          </table:table-cell>
          <table:table-cell table:formula="of:=[.B$7]+[.C$2]*[.B20]" office:value-type="float" office:value="29943.9686845056" calcext:value-type="float">
            <text:p>29.943,97</text:p>
          </table:table-cell>
          <table:table-cell table:formula="of:=[.C21]-([.C$2]+[.C$3])*[.B20]*[.B$8]" office:value-type="float" office:value="22748.6479457675" calcext:value-type="float">
            <text:p>22.748,65</text:p>
          </table:table-cell>
          <table:table-cell table:formula="of:=[.C21]+[.E20]" office:value-type="float" office:value="330519.408199811" calcext:value-type="float">
            <text:p>330.519,41</text:p>
          </table:table-cell>
          <table:table-cell table:formula="of:=[.D21]+[.F20]" office:value-type="float" office:value="249457.136824322" calcext:value-type="float">
            <text:p>249.457,14</text:p>
          </table:table-cell>
          <table:table-cell table:formula="of:=[.C21]/3" office:value-type="float" office:value="9981.32289483519" calcext:value-type="float">
            <text:p>9.981,32</text:p>
          </table:table-cell>
          <table:table-cell table:formula="of:=[.D21]/3" office:value-type="float" office:value="7582.88264858918" calcext:value-type="float">
            <text:p>7.582,88</text:p>
          </table:table-cell>
          <table:table-cell table:formula="of:=[.I20]+[.D21]" office:value-type="float" office:value="249457.136824322" calcext:value-type="float">
            <text:p>249.457,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L20]*[.M$4]-[.L$7]" office:value-type="float" office:value="1635822.79505128" calcext:value-type="float">
            <text:p>1.635.822,80</text:p>
          </table:table-cell>
          <table:table-cell table:formula="of:=[.L$7]+[.M$2]*[.L20]" office:value-type="float" office:value="31671.8963170054" calcext:value-type="float">
            <text:p>31.671,90</text:p>
          </table:table-cell>
          <table:table-cell table:formula="of:=[.M21]-([.M$2]+[.M$3])*[.L20]*[.L$8]" office:value-type="float" office:value="23367.2798984176" calcext:value-type="float">
            <text:p>23.367,28</text:p>
          </table:table-cell>
          <table:table-cell table:formula="of:=[.M21]+[.O20]" office:value-type="float" office:value="349310.934562783" calcext:value-type="float">
            <text:p>349.310,93</text:p>
          </table:table-cell>
          <table:table-cell table:formula="of:=[.N21]+[.P20]" office:value-type="float" office:value="256099.762155204" calcext:value-type="float">
            <text:p>256.099,76</text:p>
          </table:table-cell>
          <table:table-cell table:formula="of:=[.M21]/3" office:value-type="float" office:value="10557.2987723351" calcext:value-type="float">
            <text:p>10.557,30</text:p>
          </table:table-cell>
          <table:table-cell table:formula="of:=[.N21]/3" office:value-type="float" office:value="7789.09329947252" calcext:value-type="float">
            <text:p>7.789,09</text:p>
          </table:table-cell>
          <table:table-cell table:formula="of:=[.S20]+[.N21]" office:value-type="float" office:value="256099.762155204" calcext:value-type="float">
            <text:p>256.099,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1]*[.C$4]-[.B$7]" office:value-type="float" office:value="1690816.34337116" calcext:value-type="float">
            <text:p>1.690.816,34</text:p>
          </table:table-cell>
          <table:table-cell table:formula="of:=[.B$7]+[.C$2]*[.B21]" office:value-type="float" office:value="29922.4865130817" calcext:value-type="float">
            <text:p>29.922,49</text:p>
          </table:table-cell>
          <table:table-cell table:formula="of:=[.C22]-([.C$2]+[.C$3])*[.B21]*[.B$8]" office:value-type="float" office:value="22763.3632331929" calcext:value-type="float">
            <text:p>22.763,36</text:p>
          </table:table-cell>
          <table:table-cell table:formula="of:=[.C22]+[.E21]" office:value-type="float" office:value="360441.894712893" calcext:value-type="float">
            <text:p>360.441,89</text:p>
          </table:table-cell>
          <table:table-cell table:formula="of:=[.D22]+[.F21]" office:value-type="float" office:value="272220.500057515" calcext:value-type="float">
            <text:p>272.220,50</text:p>
          </table:table-cell>
          <table:table-cell table:formula="of:=[.C22]/3" office:value-type="float" office:value="9974.16217102722" calcext:value-type="float">
            <text:p>9.974,16</text:p>
          </table:table-cell>
          <table:table-cell table:formula="of:=[.D22]/3" office:value-type="float" office:value="7587.78774439764" calcext:value-type="float">
            <text:p>7.587,79</text:p>
          </table:table-cell>
          <table:table-cell table:formula="of:=[.I21]+[.D22]" office:value-type="float" office:value="272220.500057515" calcext:value-type="float">
            <text:p>272.220,5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L21]*[.M$4]-[.L$7]" office:value-type="float" office:value="1628705.81345411" calcext:value-type="float">
            <text:p>1.628.705,81</text:p>
          </table:table-cell>
          <table:table-cell table:formula="of:=[.L$7]+[.M$2]*[.L21]" office:value-type="float" office:value="31654.3235229383" calcext:value-type="float">
            <text:p>31.654,32</text:p>
          </table:table-cell>
          <table:table-cell table:formula="of:=[.M22]-([.M$2]+[.M$3])*[.L21]*[.L$8]" office:value-type="float" office:value="23385.2392939541" calcext:value-type="float">
            <text:p>23.385,24</text:p>
          </table:table-cell>
          <table:table-cell table:formula="of:=[.M22]+[.O21]" office:value-type="float" office:value="380965.258085721" calcext:value-type="float">
            <text:p>380.965,26</text:p>
          </table:table-cell>
          <table:table-cell table:formula="of:=[.N22]+[.P21]" office:value-type="float" office:value="279485.001449158" calcext:value-type="float">
            <text:p>279.485,00</text:p>
          </table:table-cell>
          <table:table-cell table:formula="of:=[.M22]/3" office:value-type="float" office:value="10551.4411743128" calcext:value-type="float">
            <text:p>10.551,44</text:p>
          </table:table-cell>
          <table:table-cell table:formula="of:=[.N22]/3" office:value-type="float" office:value="7795.07976465137" calcext:value-type="float">
            <text:p>7.795,08</text:p>
          </table:table-cell>
          <table:table-cell table:formula="of:=[.S21]+[.N22]" office:value-type="float" office:value="279485.001449158" calcext:value-type="float">
            <text:p>279.485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2]*[.C$4]-[.B$7]" office:value-type="float" office:value="1682050.75814336" calcext:value-type="float">
            <text:p>1.682.050,76</text:p>
          </table:table-cell>
          <table:table-cell table:formula="of:=[.B$7]+[.C$2]*[.B22]" office:value-type="float" office:value="29900.7895199436" calcext:value-type="float">
            <text:p>29.900,79</text:p>
          </table:table-cell>
          <table:table-cell table:formula="of:=[.C23]-([.C$2]+[.C$3])*[.B22]*[.B$8]" office:value-type="float" office:value="22778.2256734925" calcext:value-type="float">
            <text:p>22.778,23</text:p>
          </table:table-cell>
          <table:table-cell table:formula="of:=[.C23]+[.E22]" office:value-type="float" office:value="390342.684232836" calcext:value-type="float">
            <text:p>390.342,68</text:p>
          </table:table-cell>
          <table:table-cell table:formula="of:=[.D23]+[.F22]" office:value-type="float" office:value="294998.725731007" calcext:value-type="float">
            <text:p>294.998,73</text:p>
          </table:table-cell>
          <table:table-cell table:formula="of:=[.C23]/3" office:value-type="float" office:value="9966.92983998118" calcext:value-type="float">
            <text:p>9.966,93</text:p>
          </table:table-cell>
          <table:table-cell table:formula="of:=[.D23]/3" office:value-type="float" office:value="7592.74189116418" calcext:value-type="float">
            <text:p>7.592,74</text:p>
          </table:table-cell>
          <table:table-cell table:formula="of:=[.I22]+[.D23]" office:value-type="float" office:value="294998.725731007" calcext:value-type="float">
            <text:p>294.998,7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L22]*[.M$4]-[.L$7]" office:value-type="float" office:value="1621499.86958698" calcext:value-type="float">
            <text:p>1.621.499,87</text:p>
          </table:table-cell>
          <table:table-cell table:formula="of:=[.L$7]+[.M$2]*[.L22]" office:value-type="float" office:value="31636.5310689454" calcext:value-type="float">
            <text:p>31.636,53</text:p>
          </table:table-cell>
          <table:table-cell table:formula="of:=[.M23]-([.M$2]+[.M$3])*[.L22]*[.L$8]" office:value-type="float" office:value="23403.4231819349" calcext:value-type="float">
            <text:p>23.403,42</text:p>
          </table:table-cell>
          <table:table-cell table:formula="of:=[.M23]+[.O22]" office:value-type="float" office:value="412601.789154667" calcext:value-type="float">
            <text:p>412.601,79</text:p>
          </table:table-cell>
          <table:table-cell table:formula="of:=[.N23]+[.P22]" office:value-type="float" office:value="302888.424631093" calcext:value-type="float">
            <text:p>302.888,42</text:p>
          </table:table-cell>
          <table:table-cell table:formula="of:=[.M23]/3" office:value-type="float" office:value="10545.5103563151" calcext:value-type="float">
            <text:p>10.545,51</text:p>
          </table:table-cell>
          <table:table-cell table:formula="of:=[.N23]/3" office:value-type="float" office:value="7801.14106064496" calcext:value-type="float">
            <text:p>7.801,14</text:p>
          </table:table-cell>
          <table:table-cell table:formula="of:=[.S22]+[.N23]" office:value-type="float" office:value="302888.424631093" calcext:value-type="float">
            <text:p>302.888,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3]*[.C$4]-[.B$7]" office:value-type="float" office:value="1673197.51706327" calcext:value-type="float">
            <text:p>1.673.197,52</text:p>
          </table:table-cell>
          <table:table-cell table:formula="of:=[.B$7]+[.C$2]*[.B23]" office:value-type="float" office:value="29878.875556874" calcext:value-type="float">
            <text:p>29.878,88</text:p>
          </table:table-cell>
          <table:table-cell table:formula="of:=[.C24]-([.C$2]+[.C$3])*[.B23]*[.B$8]" office:value-type="float" office:value="22793.2367381951" calcext:value-type="float">
            <text:p>22.793,24</text:p>
          </table:table-cell>
          <table:table-cell table:formula="of:=[.C24]+[.E23]" office:value-type="float" office:value="420221.559789711" calcext:value-type="float">
            <text:p>420.221,56</text:p>
          </table:table-cell>
          <table:table-cell table:formula="of:=[.D24]+[.F23]" office:value-type="float" office:value="317791.962469202" calcext:value-type="float">
            <text:p>317.791,96</text:p>
          </table:table-cell>
          <table:table-cell table:formula="of:=[.C24]/3" office:value-type="float" office:value="9959.62518562468" calcext:value-type="float">
            <text:p>9.959,63</text:p>
          </table:table-cell>
          <table:table-cell table:formula="of:=[.D24]/3" office:value-type="float" office:value="7597.74557939838" calcext:value-type="float">
            <text:p>7.597,75</text:p>
          </table:table-cell>
          <table:table-cell table:formula="of:=[.I23]+[.D24]" office:value-type="float" office:value="317791.962469202" calcext:value-type="float">
            <text:p>317.791,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L23]*[.M$4]-[.L$7]" office:value-type="float" office:value="1614203.85142151" calcext:value-type="float">
            <text:p>1.614.203,85</text:p>
          </table:table-cell>
          <table:table-cell table:formula="of:=[.L$7]+[.M$2]*[.L23]" office:value-type="float" office:value="31618.5162092776" calcext:value-type="float">
            <text:p>31.618,52</text:p>
          </table:table-cell>
          <table:table-cell table:formula="of:=[.M24]-([.M$2]+[.M$3])*[.L23]*[.L$8]" office:value-type="float" office:value="23421.8343685154" calcext:value-type="float">
            <text:p>23.421,83</text:p>
          </table:table-cell>
          <table:table-cell table:formula="of:=[.M24]+[.O23]" office:value-type="float" office:value="444220.305363944" calcext:value-type="float">
            <text:p>444.220,31</text:p>
          </table:table-cell>
          <table:table-cell table:formula="of:=[.N24]+[.P23]" office:value-type="float" office:value="326310.258999609" calcext:value-type="float">
            <text:p>326.310,26</text:p>
          </table:table-cell>
          <table:table-cell table:formula="of:=[.M24]/3" office:value-type="float" office:value="10539.5054030925" calcext:value-type="float">
            <text:p>10.539,51</text:p>
          </table:table-cell>
          <table:table-cell table:formula="of:=[.N24]/3" office:value-type="float" office:value="7807.27812283847" calcext:value-type="float">
            <text:p>7.807,28</text:p>
          </table:table-cell>
          <table:table-cell table:formula="of:=[.S23]+[.N24]" office:value-type="float" office:value="326310.258999609" calcext:value-type="float">
            <text:p>326.310,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4]*[.C$4]-[.B$7]" office:value-type="float" office:value="1664255.74357239" calcext:value-type="float">
            <text:p>1.664.255,74</text:p>
          </table:table-cell>
          <table:table-cell table:formula="of:=[.B$7]+[.C$2]*[.B24]" office:value-type="float" office:value="29856.7424541738" calcext:value-type="float">
            <text:p>29.856,74</text:p>
          </table:table-cell>
          <table:table-cell table:formula="of:=[.C25]-([.C$2]+[.C$3])*[.B24]*[.B$8]" office:value-type="float" office:value="22808.3979135448" calcext:value-type="float">
            <text:p>22.808,40</text:p>
          </table:table-cell>
          <table:table-cell table:formula="of:=[.C25]+[.E24]" office:value-type="float" office:value="450078.302243884" calcext:value-type="float">
            <text:p>450.078,30</text:p>
          </table:table-cell>
          <table:table-cell table:formula="of:=[.D25]+[.F24]" office:value-type="float" office:value="340600.360382747" calcext:value-type="float">
            <text:p>340.600,36</text:p>
          </table:table-cell>
          <table:table-cell table:formula="of:=[.C25]/3" office:value-type="float" office:value="9952.24748472461" calcext:value-type="float">
            <text:p>9.952,25</text:p>
          </table:table-cell>
          <table:table-cell table:formula="of:=[.D25]/3" office:value-type="float" office:value="7602.79930451493" calcext:value-type="float">
            <text:p>7.602,80</text:p>
          </table:table-cell>
          <table:table-cell table:formula="of:=[.I24]+[.D25]" office:value-type="float" office:value="340600.360382747" calcext:value-type="float">
            <text:p>340.600,3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24]*[.M$4]-[.L$7]" office:value-type="float" office:value="1606816.63302897" calcext:value-type="float">
            <text:p>1.606.816,63</text:p>
          </table:table-cell>
          <table:table-cell table:formula="of:=[.L$7]+[.M$2]*[.L24]" office:value-type="float" office:value="31600.2761638639" calcext:value-type="float">
            <text:p>31.600,28</text:p>
          </table:table-cell>
          <table:table-cell table:formula="of:=[.M25]-([.M$2]+[.M$3])*[.L24]*[.L$8]" office:value-type="float" office:value="23440.4756949282" calcext:value-type="float">
            <text:p>23.440,48</text:p>
          </table:table-cell>
          <table:table-cell table:formula="of:=[.M25]+[.O24]" office:value-type="float" office:value="475820.581527808" calcext:value-type="float">
            <text:p>475.820,58</text:p>
          </table:table-cell>
          <table:table-cell table:formula="of:=[.N25]+[.P24]" office:value-type="float" office:value="349750.734694537" calcext:value-type="float">
            <text:p>349.750,73</text:p>
          </table:table-cell>
          <table:table-cell table:formula="of:=[.M25]/3" office:value-type="float" office:value="10533.4253879546" calcext:value-type="float">
            <text:p>10.533,43</text:p>
          </table:table-cell>
          <table:table-cell table:formula="of:=[.N25]/3" office:value-type="float" office:value="7813.4918983094" calcext:value-type="float">
            <text:p>7.813,49</text:p>
          </table:table-cell>
          <table:table-cell table:formula="of:=[.S24]+[.N25]" office:value-type="float" office:value="349750.734694537" calcext:value-type="float">
            <text:p>349.750,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5]*[.C$4]-[.B$7]" office:value-type="float" office:value="1655224.5523466" calcext:value-type="float">
            <text:p>1.655.224,55</text:p>
          </table:table-cell>
          <table:table-cell table:formula="of:=[.B$7]+[.C$2]*[.B25]" office:value-type="float" office:value="29834.3880204466" calcext:value-type="float">
            <text:p>29.834,39</text:p>
          </table:table-cell>
          <table:table-cell table:formula="of:=[.C26]-([.C$2]+[.C$3])*[.B25]*[.B$8]" office:value-type="float" office:value="22823.7107006479" calcext:value-type="float">
            <text:p>22.823,71</text:p>
          </table:table-cell>
          <table:table-cell table:formula="of:=[.C26]+[.E25]" office:value-type="float" office:value="479912.690264331" calcext:value-type="float">
            <text:p>479.912,69</text:p>
          </table:table-cell>
          <table:table-cell table:formula="of:=[.D26]+[.F25]" office:value-type="float" office:value="363424.071083395" calcext:value-type="float">
            <text:p>363.424,07</text:p>
          </table:table-cell>
          <table:table-cell table:formula="of:=[.C26]/3" office:value-type="float" office:value="9944.79600681554" calcext:value-type="float">
            <text:p>9.944,80</text:p>
          </table:table-cell>
          <table:table-cell table:formula="of:=[.D26]/3" office:value-type="float" office:value="7607.90356688264" calcext:value-type="float">
            <text:p>7.607,90</text:p>
          </table:table-cell>
          <table:table-cell table:formula="of:=[.I25]+[.D26]" office:value-type="float" office:value="363424.071083395" calcext:value-type="float">
            <text:p>363.424,0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L25]*[.M$4]-[.L$7]" office:value-type="float" office:value="1599337.07440652" calcext:value-type="float">
            <text:p>1.599.337,07</text:p>
          </table:table-cell>
          <table:table-cell table:formula="of:=[.L$7]+[.M$2]*[.L25]" office:value-type="float" office:value="31581.8081178826" calcext:value-type="float">
            <text:p>31.581,81</text:p>
          </table:table-cell>
          <table:table-cell table:formula="of:=[.M26]-([.M$2]+[.M$3])*[.L25]*[.L$8]" office:value-type="float" office:value="23459.3500379211" calcext:value-type="float">
            <text:p>23.459,35</text:p>
          </table:table-cell>
          <table:table-cell table:formula="of:=[.M26]+[.O25]" office:value-type="float" office:value="507402.389645691" calcext:value-type="float">
            <text:p>507.402,39</text:p>
          </table:table-cell>
          <table:table-cell table:formula="of:=[.N26]+[.P25]" office:value-type="float" office:value="373210.084732458" calcext:value-type="float">
            <text:p>373.210,08</text:p>
          </table:table-cell>
          <table:table-cell table:formula="of:=[.M26]/3" office:value-type="float" office:value="10527.2693726275" calcext:value-type="float">
            <text:p>10.527,27</text:p>
          </table:table-cell>
          <table:table-cell table:formula="of:=[.N26]/3" office:value-type="float" office:value="7819.78334597371" calcext:value-type="float">
            <text:p>7.819,78</text:p>
          </table:table-cell>
          <table:table-cell table:formula="of:=[.S25]+[.N26]" office:value-type="float" office:value="373210.084732458" calcext:value-type="float">
            <text:p>373.210,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6]*[.C$4]-[.B$7]" office:value-type="float" office:value="1646103.04920855" calcext:value-type="float">
            <text:p>1.646.103,05</text:p>
          </table:table-cell>
          <table:table-cell table:formula="of:=[.B$7]+[.C$2]*[.B26]" office:value-type="float" office:value="29811.8100423821" calcext:value-type="float">
            <text:p>29.811,81</text:p>
          </table:table-cell>
          <table:table-cell table:formula="of:=[.C27]-([.C$2]+[.C$3])*[.B26]*[.B$8]" office:value-type="float" office:value="22839.1766156221" calcext:value-type="float">
            <text:p>22.839,18</text:p>
          </table:table-cell>
          <table:table-cell table:formula="of:=[.C27]+[.E26]" office:value-type="float" office:value="509724.500306713" calcext:value-type="float">
            <text:p>509.724,50</text:p>
          </table:table-cell>
          <table:table-cell table:formula="of:=[.D27]+[.F26]" office:value-type="float" office:value="386263.247699017" calcext:value-type="float">
            <text:p>386.263,25</text:p>
          </table:table-cell>
          <table:table-cell table:formula="of:=[.C27]/3" office:value-type="float" office:value="9937.27001412738" calcext:value-type="float">
            <text:p>9.937,27</text:p>
          </table:table-cell>
          <table:table-cell table:formula="of:=[.D27]/3" office:value-type="float" office:value="7613.05887187403" calcext:value-type="float">
            <text:p>7.613,06</text:p>
          </table:table-cell>
          <table:table-cell table:formula="of:=[.I26]+[.D27]" office:value-type="float" office:value="386263.247699017" calcext:value-type="float">
            <text:p>386.263,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L26]*[.M$4]-[.L$7]" office:value-type="float" office:value="1591764.02130129" calcext:value-type="float">
            <text:p>1.591.764,02</text:p>
          </table:table-cell>
          <table:table-cell table:formula="of:=[.L$7]+[.M$2]*[.L26]" office:value-type="float" office:value="31563.1092213264" calcext:value-type="float">
            <text:p>31.563,11</text:p>
          </table:table-cell>
          <table:table-cell table:formula="of:=[.M27]-([.M$2]+[.M$3])*[.L26]*[.L$8]" office:value-type="float" office:value="23478.4603102015" calcext:value-type="float">
            <text:p>23.478,46</text:p>
          </table:table-cell>
          <table:table-cell table:formula="of:=[.M27]+[.O26]" office:value-type="float" office:value="538965.498867017" calcext:value-type="float">
            <text:p>538.965,50</text:p>
          </table:table-cell>
          <table:table-cell table:formula="of:=[.N27]+[.P26]" office:value-type="float" office:value="396688.54504266" calcext:value-type="float">
            <text:p>396.688,55</text:p>
          </table:table-cell>
          <table:table-cell table:formula="of:=[.M27]/3" office:value-type="float" office:value="10521.0364071088" calcext:value-type="float">
            <text:p>10.521,04</text:p>
          </table:table-cell>
          <table:table-cell table:formula="of:=[.N27]/3" office:value-type="float" office:value="7826.15343673383" calcext:value-type="float">
            <text:p>7.826,15</text:p>
          </table:table-cell>
          <table:table-cell table:formula="of:=[.S26]+[.N27]" office:value-type="float" office:value="396688.54504266" calcext:value-type="float">
            <text:p>396.688,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]*[.C$4]-[.B$7]" office:value-type="float" office:value="1636890.33103912" calcext:value-type="float">
            <text:p>1.636.890,33</text:p>
          </table:table-cell>
          <table:table-cell table:formula="of:=[.B$7]+[.C$2]*[.B27]" office:value-type="float" office:value="29789.006284537" calcext:value-type="float">
            <text:p>29.789,01</text:p>
          </table:table-cell>
          <table:table-cell table:formula="of:=[.C28]-([.C$2]+[.C$3])*[.B27]*[.B$8]" office:value-type="float" office:value="22854.797189746" calcext:value-type="float">
            <text:p>22.854,80</text:p>
          </table:table-cell>
          <table:table-cell table:formula="of:=[.C28]+[.E27]" office:value-type="float" office:value="539513.50659125" calcext:value-type="float">
            <text:p>539.513,51</text:p>
          </table:table-cell>
          <table:table-cell table:formula="of:=[.D28]+[.F27]" office:value-type="float" office:value="409118.044888763" calcext:value-type="float">
            <text:p>409.118,04</text:p>
          </table:table-cell>
          <table:table-cell table:formula="of:=[.C28]/3" office:value-type="float" office:value="9929.66876151234" calcext:value-type="float">
            <text:p>9.929,67</text:p>
          </table:table-cell>
          <table:table-cell table:formula="of:=[.D28]/3" office:value-type="float" office:value="7618.26572991534" calcext:value-type="float">
            <text:p>7.618,27</text:p>
          </table:table-cell>
          <table:table-cell table:formula="of:=[.I27]+[.D28]" office:value-type="float" office:value="409118.044888763" calcext:value-type="float">
            <text:p>409.118,0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L27]*[.M$4]-[.L$7]" office:value-type="float" office:value="1584096.30503225" calcext:value-type="float">
            <text:p>1.584.096,31</text:p>
          </table:table-cell>
          <table:table-cell table:formula="of:=[.L$7]+[.M$2]*[.L27]" office:value-type="float" office:value="31544.1765885634" calcext:value-type="float">
            <text:p>31.544,18</text:p>
          </table:table-cell>
          <table:table-cell table:formula="of:=[.M28]-([.M$2]+[.M$3])*[.L27]*[.L$8]" office:value-type="float" office:value="23497.8094608853" calcext:value-type="float">
            <text:p>23.497,81</text:p>
          </table:table-cell>
          <table:table-cell table:formula="of:=[.M28]+[.O27]" office:value-type="float" office:value="570509.67545558" calcext:value-type="float">
            <text:p>570.509,68</text:p>
          </table:table-cell>
          <table:table-cell table:formula="of:=[.N28]+[.P27]" office:value-type="float" office:value="420186.354503545" calcext:value-type="float">
            <text:p>420.186,35</text:p>
          </table:table-cell>
          <table:table-cell table:formula="of:=[.M28]/3" office:value-type="float" office:value="10514.7255295211" calcext:value-type="float">
            <text:p>10.514,73</text:p>
          </table:table-cell>
          <table:table-cell table:formula="of:=[.N28]/3" office:value-type="float" office:value="7832.60315362845" calcext:value-type="float">
            <text:p>7.832,60</text:p>
          </table:table-cell>
          <table:table-cell table:formula="of:=[.S27]+[.N28]" office:value-type="float" office:value="420186.354503545" calcext:value-type="float">
            <text:p>420.186,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]*[.C$4]-[.B$7]" office:value-type="float" office:value="1627585.485688" calcext:value-type="float">
            <text:p>1.627.585,49</text:p>
          </table:table-cell>
          <table:table-cell table:formula="of:=[.B$7]+[.C$2]*[.B28]" office:value-type="float" office:value="29765.9744891134" calcext:value-type="float">
            <text:p>29.765,97</text:p>
          </table:table-cell>
          <table:table-cell table:formula="of:=[.C29]-([.C$2]+[.C$3])*[.B28]*[.B$8]" office:value-type="float" office:value="22870.5739696112" calcext:value-type="float">
            <text:p>22.870,57</text:p>
          </table:table-cell>
          <table:table-cell table:formula="of:=[.C29]+[.E28]" office:value-type="float" office:value="569279.481080364" calcext:value-type="float">
            <text:p>569.279,48</text:p>
          </table:table-cell>
          <table:table-cell table:formula="of:=[.D29]+[.F28]" office:value-type="float" office:value="431988.618858374" calcext:value-type="float">
            <text:p>431.988,62</text:p>
          </table:table-cell>
          <table:table-cell table:formula="of:=[.C29]/3" office:value-type="float" office:value="9921.99149637115" calcext:value-type="float">
            <text:p>9.921,99</text:p>
          </table:table-cell>
          <table:table-cell table:formula="of:=[.D29]/3" office:value-type="float" office:value="7623.52465653705" calcext:value-type="float">
            <text:p>7.623,52</text:p>
          </table:table-cell>
          <table:table-cell table:formula="of:=[.I28]+[.D29]" office:value-type="float" office:value="431988.618858374" calcext:value-type="float">
            <text:p>431.988,6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L28]*[.M$4]-[.L$7]" office:value-type="float" office:value="1576332.74230984" calcext:value-type="float">
            <text:p>1.576.332,74</text:p>
          </table:table-cell>
          <table:table-cell table:formula="of:=[.L$7]+[.M$2]*[.L28]" office:value-type="float" office:value="31525.0072978908" calcext:value-type="float">
            <text:p>31.525,01</text:p>
          </table:table-cell>
          <table:table-cell table:formula="of:=[.M29]-([.M$2]+[.M$3])*[.L28]*[.L$8]" office:value-type="float" office:value="23517.4004759528" calcext:value-type="float">
            <text:p>23.517,40</text:p>
          </table:table-cell>
          <table:table-cell table:formula="of:=[.M29]+[.O28]" office:value-type="float" office:value="602034.682753471" calcext:value-type="float">
            <text:p>602.034,68</text:p>
          </table:table-cell>
          <table:table-cell table:formula="of:=[.N29]+[.P28]" office:value-type="float" office:value="443703.754979498" calcext:value-type="float">
            <text:p>443.703,75</text:p>
          </table:table-cell>
          <table:table-cell table:formula="of:=[.M29]/3" office:value-type="float" office:value="10508.3357659636" calcext:value-type="float">
            <text:p>10.508,34</text:p>
          </table:table-cell>
          <table:table-cell table:formula="of:=[.N29]/3" office:value-type="float" office:value="7839.13349198425" calcext:value-type="float">
            <text:p>7.839,13</text:p>
          </table:table-cell>
          <table:table-cell table:formula="of:=[.S28]+[.N29]" office:value-type="float" office:value="443703.754979498" calcext:value-type="float">
            <text:p>443.703,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]*[.C$4]-[.B$7]" office:value-type="float" office:value="1618187.59188336" calcext:value-type="float">
            <text:p>1.618.187,59</text:p>
          </table:table-cell>
          <table:table-cell table:formula="of:=[.B$7]+[.C$2]*[.B29]" office:value-type="float" office:value="29742.7123757356" calcext:value-type="float">
            <text:p>29.742,71</text:p>
          </table:table-cell>
          <table:table-cell table:formula="of:=[.C30]-([.C$2]+[.C$3])*[.B29]*[.B$8]" office:value-type="float" office:value="22886.508517275" calcext:value-type="float">
            <text:p>22.886,51</text:p>
          </table:table-cell>
          <table:table-cell table:formula="of:=[.C30]+[.E29]" office:value-type="float" office:value="599022.193456099" calcext:value-type="float">
            <text:p>599.022,19</text:p>
          </table:table-cell>
          <table:table-cell table:formula="of:=[.D30]+[.F29]" office:value-type="float" office:value="454875.127375649" calcext:value-type="float">
            <text:p>454.875,13</text:p>
          </table:table-cell>
          <table:table-cell table:formula="of:=[.C30]/3" office:value-type="float" office:value="9914.23745857855" calcext:value-type="float">
            <text:p>9.914,24</text:p>
          </table:table-cell>
          <table:table-cell table:formula="of:=[.D30]/3" office:value-type="float" office:value="7628.83617242498" calcext:value-type="float">
            <text:p>7.628,84</text:p>
          </table:table-cell>
          <table:table-cell table:formula="of:=[.I29]+[.D30]" office:value-type="float" office:value="454875.127375649" calcext:value-type="float">
            <text:p>454.875,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29]*[.M$4]-[.L$7]" office:value-type="float" office:value="1568472.1350534" calcext:value-type="float">
            <text:p>1.568.472,14</text:p>
          </table:table-cell>
          <table:table-cell table:formula="of:=[.L$7]+[.M$2]*[.L29]" office:value-type="float" office:value="31505.5983910847" calcext:value-type="float">
            <text:p>31.505,60</text:p>
          </table:table-cell>
          <table:table-cell table:formula="of:=[.M30]-([.M$2]+[.M$3])*[.L29]*[.L$8]" office:value-type="float" office:value="23537.2363787085" calcext:value-type="float">
            <text:p>23.537,24</text:p>
          </table:table-cell>
          <table:table-cell table:formula="of:=[.M30]+[.O29]" office:value-type="float" office:value="633540.281144556" calcext:value-type="float">
            <text:p>633.540,28</text:p>
          </table:table-cell>
          <table:table-cell table:formula="of:=[.N30]+[.P29]" office:value-type="float" office:value="467240.991358206" calcext:value-type="float">
            <text:p>467.240,99</text:p>
          </table:table-cell>
          <table:table-cell table:formula="of:=[.M30]/3" office:value-type="float" office:value="10501.8661303616" calcext:value-type="float">
            <text:p>10.501,87</text:p>
          </table:table-cell>
          <table:table-cell table:formula="of:=[.N30]/3" office:value-type="float" office:value="7845.7454595695" calcext:value-type="float">
            <text:p>7.845,75</text:p>
          </table:table-cell>
          <table:table-cell table:formula="of:=[.S29]+[.N30]" office:value-type="float" office:value="467240.991358206" calcext:value-type="float">
            <text:p>467.240,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]*[.C$4]-[.B$7]" office:value-type="float" office:value="1608695.71914068" calcext:value-type="float">
            <text:p>1.608.695,72</text:p>
          </table:table-cell>
          <table:table-cell table:formula="of:=[.B$7]+[.C$2]*[.B30]" office:value-type="float" office:value="29719.217641224" calcext:value-type="float">
            <text:p>29.719,22</text:p>
          </table:table-cell>
          <table:table-cell table:formula="of:=[.C31]-([.C$2]+[.C$3])*[.B30]*[.B$8]" office:value-type="float" office:value="22902.6024104154" calcext:value-type="float">
            <text:p>22.902,60</text:p>
          </table:table-cell>
          <table:table-cell table:formula="of:=[.C31]+[.E30]" office:value-type="float" office:value="628741.411097323" calcext:value-type="float">
            <text:p>628.741,41</text:p>
          </table:table-cell>
          <table:table-cell table:formula="of:=[.D31]+[.F30]" office:value-type="float" office:value="477777.729786065" calcext:value-type="float">
            <text:p>477.777,73</text:p>
          </table:table-cell>
          <table:table-cell table:formula="of:=[.C31]/3" office:value-type="float" office:value="9906.40588040802" calcext:value-type="float">
            <text:p>9.906,41</text:p>
          </table:table-cell>
          <table:table-cell table:formula="of:=[.D31]/3" office:value-type="float" office:value="7634.2008034718" calcext:value-type="float">
            <text:p>7.634,20</text:p>
          </table:table-cell>
          <table:table-cell table:formula="of:=[.I30]+[.D31]" office:value-type="float" office:value="477777.729786065" calcext:value-type="float">
            <text:p>477.777,7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L30]*[.M$4]-[.L$7]" office:value-type="float" office:value="1560513.27020626" calcext:value-type="float">
            <text:p>1.560.513,27</text:p>
          </table:table-cell>
          <table:table-cell table:formula="of:=[.L$7]+[.M$2]*[.L30]" office:value-type="float" office:value="31485.9468729436" calcext:value-type="float">
            <text:p>31.485,95</text:p>
          </table:table-cell>
          <table:table-cell table:formula="of:=[.M31]-([.M$2]+[.M$3])*[.L30]*[.L$8]" office:value-type="float" office:value="23557.3202302487" calcext:value-type="float">
            <text:p>23.557,32</text:p>
          </table:table-cell>
          <table:table-cell table:formula="of:=[.M31]+[.O30]" office:value-type="float" office:value="665026.228017499" calcext:value-type="float">
            <text:p>665.026,23</text:p>
          </table:table-cell>
          <table:table-cell table:formula="of:=[.N31]+[.P30]" office:value-type="float" office:value="490798.311588455" calcext:value-type="float">
            <text:p>490.798,31</text:p>
          </table:table-cell>
          <table:table-cell table:formula="of:=[.M31]/3" office:value-type="float" office:value="10495.3156243146" calcext:value-type="float">
            <text:p>10.495,32</text:p>
          </table:table-cell>
          <table:table-cell table:formula="of:=[.N31]/3" office:value-type="float" office:value="7852.44007674957" calcext:value-type="float">
            <text:p>7.852,44</text:p>
          </table:table-cell>
          <table:table-cell table:formula="of:=[.S30]+[.N31]" office:value-type="float" office:value="490798.311588455" calcext:value-type="float">
            <text:p>490.798,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1]*[.C$4]-[.B$7]" office:value-type="float" office:value="1599108.92767057" calcext:value-type="float">
            <text:p>1.599.108,93</text:p>
          </table:table-cell>
          <table:table-cell table:formula="of:=[.B$7]+[.C$2]*[.B31]" office:value-type="float" office:value="29695.4879593673" calcext:value-type="float">
            <text:p>29.695,49</text:p>
          </table:table-cell>
          <table:table-cell table:formula="of:=[.C32]-([.C$2]+[.C$3])*[.B31]*[.B$8]" office:value-type="float" office:value="22918.8572424872" calcext:value-type="float">
            <text:p>22.918,86</text:p>
          </table:table-cell>
          <table:table-cell table:formula="of:=[.C32]+[.E31]" office:value-type="float" office:value="658436.899056691" calcext:value-type="float">
            <text:p>658.436,90</text:p>
          </table:table-cell>
          <table:table-cell table:formula="of:=[.D32]+[.F31]" office:value-type="float" office:value="500696.587028552" calcext:value-type="float">
            <text:p>500.696,59</text:p>
          </table:table-cell>
          <table:table-cell table:formula="of:=[.C32]/3" office:value-type="float" office:value="9898.49598645578" calcext:value-type="float">
            <text:p>9.898,50</text:p>
          </table:table-cell>
          <table:table-cell table:formula="of:=[.D32]/3" office:value-type="float" office:value="7639.61908082908" calcext:value-type="float">
            <text:p>7.639,62</text:p>
          </table:table-cell>
          <table:table-cell table:formula="of:=[.I31]+[.D32]" office:value-type="float" office:value="500696.587028552" calcext:value-type="float">
            <text:p>500.696,5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1]*[.M$4]-[.L$7]" office:value-type="float" office:value="1552454.91954853" calcext:value-type="float">
            <text:p>1.552.454,92</text:p>
          </table:table-cell>
          <table:table-cell table:formula="of:=[.L$7]+[.M$2]*[.L31]" office:value-type="float" office:value="31466.0497108258" calcext:value-type="float">
            <text:p>31.466,05</text:p>
          </table:table-cell>
          <table:table-cell table:formula="of:=[.M32]-([.M$2]+[.M$3])*[.L31]*[.L$8]" office:value-type="float" office:value="23577.6551299331" calcext:value-type="float">
            <text:p>23.577,66</text:p>
          </table:table-cell>
          <table:table-cell table:formula="of:=[.M32]+[.O31]" office:value-type="float" office:value="696492.277728325" calcext:value-type="float">
            <text:p>696.492,28</text:p>
          </table:table-cell>
          <table:table-cell table:formula="of:=[.N32]+[.P31]" office:value-type="float" office:value="514375.966718388" calcext:value-type="float">
            <text:p>514.375,97</text:p>
          </table:table-cell>
          <table:table-cell table:formula="of:=[.M32]/3" office:value-type="float" office:value="10488.6832369419" calcext:value-type="float">
            <text:p>10.488,68</text:p>
          </table:table-cell>
          <table:table-cell table:formula="of:=[.N32]/3" office:value-type="float" office:value="7859.21837664438" calcext:value-type="float">
            <text:p>7.859,22</text:p>
          </table:table-cell>
          <table:table-cell table:formula="of:=[.S31]+[.N32]" office:value-type="float" office:value="514375.966718388" calcext:value-type="float">
            <text:p>514.375,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2]*[.C$4]-[.B$7]" office:value-type="float" office:value="1589426.26828576" calcext:value-type="float">
            <text:p>1.589.426,27</text:p>
          </table:table-cell>
          <table:table-cell table:formula="of:=[.B$7]+[.C$2]*[.B32]" office:value-type="float" office:value="29671.5209806921" calcext:value-type="float">
            <text:p>29.671,52</text:p>
          </table:table-cell>
          <table:table-cell table:formula="of:=[.C33]-([.C$2]+[.C$3])*[.B32]*[.B$8]" office:value-type="float" office:value="22935.2746228798" calcext:value-type="float">
            <text:p>22.935,27</text:p>
          </table:table-cell>
          <table:table-cell table:formula="of:=[.C33]+[.E32]" office:value-type="float" office:value="688108.420037383" calcext:value-type="float">
            <text:p>688.108,42</text:p>
          </table:table-cell>
          <table:table-cell table:formula="of:=[.D33]+[.F32]" office:value-type="float" office:value="523631.861651432" calcext:value-type="float">
            <text:p>523.631,86</text:p>
          </table:table-cell>
          <table:table-cell table:formula="of:=[.C33]/3" office:value-type="float" office:value="9890.50699356402" calcext:value-type="float">
            <text:p>9.890,51</text:p>
          </table:table-cell>
          <table:table-cell table:formula="of:=[.D33]/3" office:value-type="float" office:value="7645.09154095993" calcext:value-type="float">
            <text:p>7.645,09</text:p>
          </table:table-cell>
          <table:table-cell table:formula="of:=[.I32]+[.D33]" office:value-type="float" office:value="523631.861651432" calcext:value-type="float">
            <text:p>523.631,8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L32]*[.M$4]-[.L$7]" office:value-type="float" office:value="1544295.83950757" calcext:value-type="float">
            <text:p>1.544.295,84</text:p>
          </table:table-cell>
          <table:table-cell table:formula="of:=[.L$7]+[.M$2]*[.L32]" office:value-type="float" office:value="31445.9038341815" calcext:value-type="float">
            <text:p>31.445,90</text:p>
          </table:table-cell>
          <table:table-cell table:formula="of:=[.M33]-([.M$2]+[.M$3])*[.L32]*[.L$8]" office:value-type="float" office:value="23598.2442158637" calcext:value-type="float">
            <text:p>23.598,24</text:p>
          </table:table-cell>
          <table:table-cell table:formula="of:=[.M33]+[.O32]" office:value-type="float" office:value="727938.181562507" calcext:value-type="float">
            <text:p>727.938,18</text:p>
          </table:table-cell>
          <table:table-cell table:formula="of:=[.N33]+[.P32]" office:value-type="float" office:value="537974.210934252" calcext:value-type="float">
            <text:p>537.974,21</text:p>
          </table:table-cell>
          <table:table-cell table:formula="of:=[.M33]/3" office:value-type="float" office:value="10481.9679447272" calcext:value-type="float">
            <text:p>10.481,97</text:p>
          </table:table-cell>
          <table:table-cell table:formula="of:=[.N33]/3" office:value-type="float" office:value="7866.08140528789" calcext:value-type="float">
            <text:p>7.866,08</text:p>
          </table:table-cell>
          <table:table-cell table:formula="of:=[.S32]+[.N33]" office:value-type="float" office:value="537974.210934252" calcext:value-type="float">
            <text:p>537.974,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3]*[.C$4]-[.B$7]" office:value-type="float" office:value="1579646.7823071" calcext:value-type="float">
            <text:p>1.579.646,78</text:p>
          </table:table-cell>
          <table:table-cell table:formula="of:=[.B$7]+[.C$2]*[.B33]" office:value-type="float" office:value="29647.31433223" calcext:value-type="float">
            <text:p>29.647,31</text:p>
          </table:table-cell>
          <table:table-cell table:formula="of:=[.C34]-([.C$2]+[.C$3])*[.B33]*[.B$8]" office:value-type="float" office:value="22951.8561770763" calcext:value-type="float">
            <text:p>22.951,86</text:p>
          </table:table-cell>
          <table:table-cell table:formula="of:=[.C34]+[.E33]" office:value-type="float" office:value="717755.734369613" calcext:value-type="float">
            <text:p>717.755,73</text:p>
          </table:table-cell>
          <table:table-cell table:formula="of:=[.D34]+[.F33]" office:value-type="float" office:value="546583.717828508" calcext:value-type="float">
            <text:p>546.583,72</text:p>
          </table:table-cell>
          <table:table-cell table:formula="of:=[.C34]/3" office:value-type="float" office:value="9882.43811074335" calcext:value-type="float">
            <text:p>9.882,44</text:p>
          </table:table-cell>
          <table:table-cell table:formula="of:=[.D34]/3" office:value-type="float" office:value="7650.61872569209" calcext:value-type="float">
            <text:p>7.650,62</text:p>
          </table:table-cell>
          <table:table-cell table:formula="of:=[.I33]+[.D34]" office:value-type="float" office:value="546583.717828508" calcext:value-type="float">
            <text:p>546.583,7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3]*[.M$4]-[.L$7]" office:value-type="float" office:value="1536034.77096611" calcext:value-type="float">
            <text:p>1.536.034,77</text:p>
          </table:table-cell>
          <table:table-cell table:formula="of:=[.L$7]+[.M$2]*[.L33]" office:value-type="float" office:value="31425.5061340791" calcext:value-type="float">
            <text:p>31.425,51</text:p>
          </table:table-cell>
          <table:table-cell table:formula="of:=[.M34]-([.M$2]+[.M$3])*[.L33]*[.L$8]" office:value-type="float" office:value="23619.0906653683" calcext:value-type="float">
            <text:p>23.619,09</text:p>
          </table:table-cell>
          <table:table-cell table:formula="of:=[.M34]+[.O33]" office:value-type="float" office:value="759363.687696586" calcext:value-type="float">
            <text:p>759.363,69</text:p>
          </table:table-cell>
          <table:table-cell table:formula="of:=[.N34]+[.P33]" office:value-type="float" office:value="561593.30159962" calcext:value-type="float">
            <text:p>561.593,30</text:p>
          </table:table-cell>
          <table:table-cell table:formula="of:=[.M34]/3" office:value-type="float" office:value="10475.1687113597" calcext:value-type="float">
            <text:p>10.475,17</text:p>
          </table:table-cell>
          <table:table-cell table:formula="of:=[.N34]/3" office:value-type="float" office:value="7873.03022178943" calcext:value-type="float">
            <text:p>7.873,03</text:p>
          </table:table-cell>
          <table:table-cell table:formula="of:=[.S33]+[.N34]" office:value-type="float" office:value="561593.30159962" calcext:value-type="float">
            <text:p>561.593,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4]*[.C$4]-[.B$7]" office:value-type="float" office:value="1569769.50146866" calcext:value-type="float">
            <text:p>1.569.769,50</text:p>
          </table:table-cell>
          <table:table-cell table:formula="of:=[.B$7]+[.C$2]*[.B34]" office:value-type="float" office:value="29622.8656172834" calcext:value-type="float">
            <text:p>29.622,87</text:p>
          </table:table-cell>
          <table:table-cell table:formula="of:=[.C35]-([.C$2]+[.C$3])*[.B34]*[.B$8]" office:value-type="float" office:value="22968.6035468147" calcext:value-type="float">
            <text:p>22.968,60</text:p>
          </table:table-cell>
          <table:table-cell table:formula="of:=[.C35]+[.E34]" office:value-type="float" office:value="747378.599986896" calcext:value-type="float">
            <text:p>747.378,60</text:p>
          </table:table-cell>
          <table:table-cell table:formula="of:=[.D35]+[.F34]" office:value-type="float" office:value="569552.321375323" calcext:value-type="float">
            <text:p>569.552,32</text:p>
          </table:table-cell>
          <table:table-cell table:formula="of:=[.C35]/3" office:value-type="float" office:value="9874.28853909447" calcext:value-type="float">
            <text:p>9.874,29</text:p>
          </table:table-cell>
          <table:table-cell table:formula="of:=[.D35]/3" office:value-type="float" office:value="7656.20118227158" calcext:value-type="float">
            <text:p>7.656,20</text:p>
          </table:table-cell>
          <table:table-cell table:formula="of:=[.I34]+[.D35]" office:value-type="float" office:value="569552.321375323" calcext:value-type="float">
            <text:p>569.552,3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L34]*[.M$4]-[.L$7]" office:value-type="float" office:value="1527670.43906787" calcext:value-type="float">
            <text:p>1.527.670,44</text:p>
          </table:table-cell>
          <table:table-cell table:formula="of:=[.L$7]+[.M$2]*[.L34]" office:value-type="float" office:value="31404.8534627254" calcext:value-type="float">
            <text:p>31.404,85</text:p>
          </table:table-cell>
          <table:table-cell table:formula="of:=[.M35]-([.M$2]+[.M$3])*[.L34]*[.L$8]" office:value-type="float" office:value="23640.1976954917" calcext:value-type="float">
            <text:p>23.640,20</text:p>
          </table:table-cell>
          <table:table-cell table:formula="of:=[.M35]+[.O34]" office:value-type="float" office:value="790768.541159311" calcext:value-type="float">
            <text:p>790.768,54</text:p>
          </table:table-cell>
          <table:table-cell table:formula="of:=[.N35]+[.P34]" office:value-type="float" office:value="585233.499295112" calcext:value-type="float">
            <text:p>585.233,50</text:p>
          </table:table-cell>
          <table:table-cell table:formula="of:=[.M35]/3" office:value-type="float" office:value="10468.2844875751" calcext:value-type="float">
            <text:p>10.468,28</text:p>
          </table:table-cell>
          <table:table-cell table:formula="of:=[.N35]/3" office:value-type="float" office:value="7880.06589849725" calcext:value-type="float">
            <text:p>7.880,07</text:p>
          </table:table-cell>
          <table:table-cell table:formula="of:=[.S34]+[.N35]" office:value-type="float" office:value="585233.499295112" calcext:value-type="float">
            <text:p>585.233,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5]*[.C$4]-[.B$7]" office:value-type="float" office:value="1559793.44782183" calcext:value-type="float">
            <text:p>1.559.793,45</text:p>
          </table:table-cell>
          <table:table-cell table:formula="of:=[.B$7]+[.C$2]*[.B35]" office:value-type="float" office:value="29598.1724151873" calcext:value-type="float">
            <text:p>29.598,17</text:p>
          </table:table-cell>
          <table:table-cell table:formula="of:=[.C36]-([.C$2]+[.C$3])*[.B35]*[.B$8]" office:value-type="float" office:value="22985.5183902506" calcext:value-type="float">
            <text:p>22.985,52</text:p>
          </table:table-cell>
          <table:table-cell table:formula="of:=[.C36]+[.E35]" office:value-type="float" office:value="776976.772402084" calcext:value-type="float">
            <text:p>776.976,77</text:p>
          </table:table-cell>
          <table:table-cell table:formula="of:=[.D36]+[.F35]" office:value-type="float" office:value="592537.839765573" calcext:value-type="float">
            <text:p>592.537,84</text:p>
          </table:table-cell>
          <table:table-cell table:formula="of:=[.C36]/3" office:value-type="float" office:value="9866.0574717291" calcext:value-type="float">
            <text:p>9.866,06</text:p>
          </table:table-cell>
          <table:table-cell table:formula="of:=[.D36]/3" office:value-type="float" office:value="7661.83946341686" calcext:value-type="float">
            <text:p>7.661,84</text:p>
          </table:table-cell>
          <table:table-cell table:formula="of:=[.I35]+[.D36]" office:value-type="float" office:value="592537.839765573" calcext:value-type="float">
            <text:p>592.537,8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L35]*[.M$4]-[.L$7]" office:value-type="float" office:value="1519201.55302091" calcext:value-type="float">
            <text:p>1.519.201,55</text:p>
          </table:table-cell>
          <table:table-cell table:formula="of:=[.L$7]+[.M$2]*[.L35]" office:value-type="float" office:value="31383.9426329798" calcext:value-type="float">
            <text:p>31.383,94</text:p>
          </table:table-cell>
          <table:table-cell table:formula="of:=[.M36]-([.M$2]+[.M$3])*[.L35]*[.L$8]" office:value-type="float" office:value="23661.5685634917" calcext:value-type="float">
            <text:p>23.661,57</text:p>
          </table:table-cell>
          <table:table-cell table:formula="of:=[.M36]+[.O35]" office:value-type="float" office:value="822152.483792291" calcext:value-type="float">
            <text:p>822.152,48</text:p>
          </table:table-cell>
          <table:table-cell table:formula="of:=[.N36]+[.P35]" office:value-type="float" office:value="608895.067858603" calcext:value-type="float">
            <text:p>608.895,07</text:p>
          </table:table-cell>
          <table:table-cell table:formula="of:=[.M36]/3" office:value-type="float" office:value="10461.3142109933" calcext:value-type="float">
            <text:p>10.461,31</text:p>
          </table:table-cell>
          <table:table-cell table:formula="of:=[.N36]/3" office:value-type="float" office:value="7887.18952116391" calcext:value-type="float">
            <text:p>7.887,19</text:p>
          </table:table-cell>
          <table:table-cell table:formula="of:=[.S35]+[.N36]" office:value-type="float" office:value="608895.067858603" calcext:value-type="float">
            <text:p>608.895,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6]*[.C$4]-[.B$7]" office:value-type="float" office:value="1549717.63363853" calcext:value-type="float">
            <text:p>1.549.717,63</text:p>
          </table:table-cell>
          <table:table-cell table:formula="of:=[.B$7]+[.C$2]*[.B36]" office:value-type="float" office:value="29573.2322810702" calcext:value-type="float">
            <text:p>29.573,23</text:p>
          </table:table-cell>
          <table:table-cell table:formula="of:=[.C37]-([.C$2]+[.C$3])*[.B36]*[.B$8]" office:value-type="float" office:value="23002.6023821208" calcext:value-type="float">
            <text:p>23.002,60</text:p>
          </table:table-cell>
          <table:table-cell table:formula="of:=[.C37]+[.E36]" office:value-type="float" office:value="806550.004683154" calcext:value-type="float">
            <text:p>806.550,00</text:p>
          </table:table-cell>
          <table:table-cell table:formula="of:=[.D37]+[.F36]" office:value-type="float" office:value="615540.442147694" calcext:value-type="float">
            <text:p>615.540,44</text:p>
          </table:table-cell>
          <table:table-cell table:formula="of:=[.C37]/3" office:value-type="float" office:value="9857.74409369007" calcext:value-type="float">
            <text:p>9.857,74</text:p>
          </table:table-cell>
          <table:table-cell table:formula="of:=[.D37]/3" office:value-type="float" office:value="7667.53412737359" calcext:value-type="float">
            <text:p>7.667,53</text:p>
          </table:table-cell>
          <table:table-cell table:formula="of:=[.I36]+[.D37]" office:value-type="float" office:value="615540.442147694" calcext:value-type="float">
            <text:p>615.540,4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L36]*[.M$4]-[.L$7]" office:value-type="float" office:value="1510626.80589836" calcext:value-type="float">
            <text:p>1.510.626,81</text:p>
          </table:table-cell>
          <table:table-cell table:formula="of:=[.L$7]+[.M$2]*[.L36]" office:value-type="float" office:value="31362.7704178624" calcext:value-type="float">
            <text:p>31.362,77</text:p>
          </table:table-cell>
          <table:table-cell table:formula="of:=[.M37]-([.M$2]+[.M$3])*[.L36]*[.L$8]" office:value-type="float" office:value="23683.2065673417" calcext:value-type="float">
            <text:p>23.683,21</text:p>
          </table:table-cell>
          <table:table-cell table:formula="of:=[.M37]+[.O36]" office:value-type="float" office:value="853515.254210154" calcext:value-type="float">
            <text:p>853.515,25</text:p>
          </table:table-cell>
          <table:table-cell table:formula="of:=[.N37]+[.P36]" office:value-type="float" office:value="632578.274425945" calcext:value-type="float">
            <text:p>632.578,27</text:p>
          </table:table-cell>
          <table:table-cell table:formula="of:=[.M37]/3" office:value-type="float" office:value="10454.2568059541" calcext:value-type="float">
            <text:p>10.454,26</text:p>
          </table:table-cell>
          <table:table-cell table:formula="of:=[.N37]/3" office:value-type="float" office:value="7894.4021891139" calcext:value-type="float">
            <text:p>7.894,40</text:p>
          </table:table-cell>
          <table:table-cell table:formula="of:=[.S36]+[.N37]" office:value-type="float" office:value="632578.274425945" calcext:value-type="float">
            <text:p>632.578,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7]*[.C$4]-[.B$7]" office:value-type="float" office:value="1539541.0613134" calcext:value-type="float">
            <text:p>1.539.541,06</text:p>
          </table:table-cell>
          <table:table-cell table:formula="of:=[.B$7]+[.C$2]*[.B37]" office:value-type="float" office:value="29548.042745612" calcext:value-type="float">
            <text:p>29.548,04</text:p>
          </table:table-cell>
          <table:table-cell table:formula="of:=[.C38]-([.C$2]+[.C$3])*[.B37]*[.B$8]" office:value-type="float" office:value="23019.8572139097" calcext:value-type="float">
            <text:p>23.019,86</text:p>
          </table:table-cell>
          <table:table-cell table:formula="of:=[.C38]+[.E37]" office:value-type="float" office:value="836098.047428766" calcext:value-type="float">
            <text:p>836.098,05</text:p>
          </table:table-cell>
          <table:table-cell table:formula="of:=[.D38]+[.F37]" office:value-type="float" office:value="638560.299361604" calcext:value-type="float">
            <text:p>638.560,30</text:p>
          </table:table-cell>
          <table:table-cell table:formula="of:=[.C38]/3" office:value-type="float" office:value="9849.34758187066" calcext:value-type="float">
            <text:p>9.849,35</text:p>
          </table:table-cell>
          <table:table-cell table:formula="of:=[.D38]/3" office:value-type="float" office:value="7673.28573796989" calcext:value-type="float">
            <text:p>7.673,29</text:p>
          </table:table-cell>
          <table:table-cell table:formula="of:=[.I37]+[.D38]" office:value-type="float" office:value="638560.299361604" calcext:value-type="float">
            <text:p>638.560,3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L37]*[.M$4]-[.L$7]" office:value-type="float" office:value="1501944.87443678" calcext:value-type="float">
            <text:p>1.501.944,87</text:p>
          </table:table-cell>
          <table:table-cell table:formula="of:=[.L$7]+[.M$2]*[.L37]" office:value-type="float" office:value="31341.3335500561" calcext:value-type="float">
            <text:p>31.341,33</text:p>
          </table:table-cell>
          <table:table-cell table:formula="of:=[.M38]-([.M$2]+[.M$3])*[.L37]*[.L$8]" office:value-type="float" office:value="23705.1150462398" calcext:value-type="float">
            <text:p>23.705,12</text:p>
          </table:table-cell>
          <table:table-cell table:formula="of:=[.M38]+[.O37]" office:value-type="float" office:value="884856.58776021" calcext:value-type="float">
            <text:p>884.856,59</text:p>
          </table:table-cell>
          <table:table-cell table:formula="of:=[.N38]+[.P37]" office:value-type="float" office:value="656283.389472185" calcext:value-type="float">
            <text:p>656.283,39</text:p>
          </table:table-cell>
          <table:table-cell table:formula="of:=[.M38]/3" office:value-type="float" office:value="10447.111183352" calcext:value-type="float">
            <text:p>10.447,11</text:p>
          </table:table-cell>
          <table:table-cell table:formula="of:=[.N38]/3" office:value-type="float" office:value="7901.70501541328" calcext:value-type="float">
            <text:p>7.901,71</text:p>
          </table:table-cell>
          <table:table-cell table:formula="of:=[.S37]+[.N38]" office:value-type="float" office:value="656283.389472185" calcext:value-type="float">
            <text:p>656.283,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8]*[.C$4]-[.B$7]" office:value-type="float" office:value="1529262.72326502" calcext:value-type="float">
            <text:p>1.529.262,72</text:p>
          </table:table-cell>
          <table:table-cell table:formula="of:=[.B$7]+[.C$2]*[.B38]" office:value-type="float" office:value="29522.6013147992" calcext:value-type="float">
            <text:p>29.522,60</text:p>
          </table:table-cell>
          <table:table-cell table:formula="of:=[.C39]-([.C$2]+[.C$3])*[.B38]*[.B$8]" office:value-type="float" office:value="23037.2845940164" calcext:value-type="float">
            <text:p>23.037,28</text:p>
          </table:table-cell>
          <table:table-cell table:formula="of:=[.C39]+[.E38]" office:value-type="float" office:value="865620.648743565" calcext:value-type="float">
            <text:p>865.620,65</text:p>
          </table:table-cell>
          <table:table-cell table:formula="of:=[.D39]+[.F38]" office:value-type="float" office:value="661597.58395562" calcext:value-type="float">
            <text:p>661.597,58</text:p>
          </table:table-cell>
          <table:table-cell table:formula="of:=[.C39]/3" office:value-type="float" office:value="9840.86710493305" calcext:value-type="float">
            <text:p>9.840,87</text:p>
          </table:table-cell>
          <table:table-cell table:formula="of:=[.D39]/3" office:value-type="float" office:value="7679.09486467215" calcext:value-type="float">
            <text:p>7.679,09</text:p>
          </table:table-cell>
          <table:table-cell table:formula="of:=[.I38]+[.D39]" office:value-type="float" office:value="661597.58395562" calcext:value-type="float">
            <text:p>661.597,5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L38]*[.M$4]-[.L$7]" office:value-type="float" office:value="1493154.41883193" calcext:value-type="float">
            <text:p>1.493.154,42</text:p>
          </table:table-cell>
          <table:table-cell table:formula="of:=[.L$7]+[.M$2]*[.L38]" office:value-type="float" office:value="31319.6287214021" calcext:value-type="float">
            <text:p>31.319,63</text:p>
          </table:table-cell>
          <table:table-cell table:formula="of:=[.M39]-([.M$2]+[.M$3])*[.L38]*[.L$8]" office:value-type="float" office:value="23727.2973811242" calcext:value-type="float">
            <text:p>23.727,30</text:p>
          </table:table-cell>
          <table:table-cell table:formula="of:=[.M39]+[.O38]" office:value-type="float" office:value="916176.216481612" calcext:value-type="float">
            <text:p>916.176,22</text:p>
          </table:table-cell>
          <table:table-cell table:formula="of:=[.N39]+[.P38]" office:value-type="float" office:value="680010.686853309" calcext:value-type="float">
            <text:p>680.010,69</text:p>
          </table:table-cell>
          <table:table-cell table:formula="of:=[.M39]/3" office:value-type="float" office:value="10439.8762404674" calcext:value-type="float">
            <text:p>10.439,88</text:p>
          </table:table-cell>
          <table:table-cell table:formula="of:=[.N39]/3" office:value-type="float" office:value="7909.09912704139" calcext:value-type="float">
            <text:p>7.909,10</text:p>
          </table:table-cell>
          <table:table-cell table:formula="of:=[.S38]+[.N39]" office:value-type="float" office:value="680010.686853309" calcext:value-type="float">
            <text:p>680.010,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9]*[.C$4]-[.B$7]" office:value-type="float" office:value="1518881.60183615" calcext:value-type="float">
            <text:p>1.518.881,60</text:p>
          </table:table-cell>
          <table:table-cell table:formula="of:=[.B$7]+[.C$2]*[.B39]" office:value-type="float" office:value="29496.9054696782" calcext:value-type="float">
            <text:p>29.496,91</text:p>
          </table:table-cell>
          <table:table-cell table:formula="of:=[.C40]-([.C$2]+[.C$3])*[.B39]*[.B$8]" office:value-type="float" office:value="23054.8862479243" calcext:value-type="float">
            <text:p>23.054,89</text:p>
          </table:table-cell>
          <table:table-cell table:formula="of:=[.C40]+[.E39]" office:value-type="float" office:value="895117.554213243" calcext:value-type="float">
            <text:p>895.117,55</text:p>
          </table:table-cell>
          <table:table-cell table:formula="of:=[.D40]+[.F39]" office:value-type="float" office:value="684652.470203545" calcext:value-type="float">
            <text:p>684.652,47</text:p>
          </table:table-cell>
          <table:table-cell table:formula="of:=[.C40]/3" office:value-type="float" office:value="9832.30182322607" calcext:value-type="float">
            <text:p>9.832,30</text:p>
          </table:table-cell>
          <table:table-cell table:formula="of:=[.D40]/3" office:value-type="float" office:value="7684.96208264143" calcext:value-type="float">
            <text:p>7.684,96</text:p>
          </table:table-cell>
          <table:table-cell table:formula="of:=[.I39]+[.D40]" office:value-type="float" office:value="684652.470203545" calcext:value-type="float">
            <text:p>684.652,4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L39]*[.M$4]-[.L$7]" office:value-type="float" office:value="1484254.08253202" calcext:value-type="float">
            <text:p>1.484.254,08</text:p>
          </table:table-cell>
          <table:table-cell table:formula="of:=[.L$7]+[.M$2]*[.L39]" office:value-type="float" office:value="31297.65258239" calcext:value-type="float">
            <text:p>31.297,65</text:p>
          </table:table-cell>
          <table:table-cell table:formula="of:=[.M40]-([.M$2]+[.M$3])*[.L39]*[.L$8]" office:value-type="float" office:value="23749.7569951946" calcext:value-type="float">
            <text:p>23.749,76</text:p>
          </table:table-cell>
          <table:table-cell table:formula="of:=[.M40]+[.O39]" office:value-type="float" office:value="947473.869064002" calcext:value-type="float">
            <text:p>947.473,87</text:p>
          </table:table-cell>
          <table:table-cell table:formula="of:=[.N40]+[.P39]" office:value-type="float" office:value="703760.443848504" calcext:value-type="float">
            <text:p>703.760,44</text:p>
          </table:table-cell>
          <table:table-cell table:formula="of:=[.M40]/3" office:value-type="float" office:value="10432.5508607967" calcext:value-type="float">
            <text:p>10.432,55</text:p>
          </table:table-cell>
          <table:table-cell table:formula="of:=[.N40]/3" office:value-type="float" office:value="7916.58566506485" calcext:value-type="float">
            <text:p>7.916,59</text:p>
          </table:table-cell>
          <table:table-cell table:formula="of:=[.S39]+[.N40]" office:value-type="float" office:value="703760.443848504" calcext:value-type="float">
            <text:p>703.760,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0]*[.C$4]-[.B$7]" office:value-type="float" office:value="1508396.669193" calcext:value-type="float">
            <text:p>1.508.396,67</text:p>
          </table:table-cell>
          <table:table-cell table:formula="of:=[.B$7]+[.C$2]*[.B40]" office:value-type="float" office:value="29470.952666106" calcext:value-type="float">
            <text:p>29.470,95</text:p>
          </table:table-cell>
          <table:table-cell table:formula="of:=[.C41]-([.C$2]+[.C$3])*[.B40]*[.B$8]" office:value-type="float" office:value="23072.6639183712" calcext:value-type="float">
            <text:p>23.072,66</text:p>
          </table:table-cell>
          <table:table-cell table:formula="of:=[.C41]+[.E40]" office:value-type="float" office:value="924588.506879349" calcext:value-type="float">
            <text:p>924.588,51</text:p>
          </table:table-cell>
          <table:table-cell table:formula="of:=[.D41]+[.F40]" office:value-type="float" office:value="707725.134121916" calcext:value-type="float">
            <text:p>707.725,13</text:p>
          </table:table-cell>
          <table:table-cell table:formula="of:=[.C41]/3" office:value-type="float" office:value="9823.65088870201" calcext:value-type="float">
            <text:p>9.823,65</text:p>
          </table:table-cell>
          <table:table-cell table:formula="of:=[.D41]/3" office:value-type="float" office:value="7690.88797279041" calcext:value-type="float">
            <text:p>7.690,89</text:p>
          </table:table-cell>
          <table:table-cell table:formula="of:=[.I40]+[.D41]" office:value-type="float" office:value="707725.134121916" calcext:value-type="float">
            <text:p>707.725,1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L40]*[.M$4]-[.L$7]" office:value-type="float" office:value="1475242.49202836" calcext:value-type="float">
            <text:p>1.475.242,49</text:p>
          </table:table-cell>
          <table:table-cell table:formula="of:=[.L$7]+[.M$2]*[.L40]" office:value-type="float" office:value="31275.4017416402" calcext:value-type="float">
            <text:p>31.275,40</text:p>
          </table:table-cell>
          <table:table-cell table:formula="of:=[.M41]-([.M$2]+[.M$3])*[.L40]*[.L$8]" office:value-type="float" office:value="23772.4973544408" calcext:value-type="float">
            <text:p>23.772,50</text:p>
          </table:table-cell>
          <table:table-cell table:formula="of:=[.M41]+[.O40]" office:value-type="float" office:value="978749.270805642" calcext:value-type="float">
            <text:p>978.749,27</text:p>
          </table:table-cell>
          <table:table-cell table:formula="of:=[.N41]+[.P40]" office:value-type="float" office:value="727532.941202944" calcext:value-type="float">
            <text:p>727.532,94</text:p>
          </table:table-cell>
          <table:table-cell table:formula="of:=[.M41]/3" office:value-type="float" office:value="10425.1339138801" calcext:value-type="float">
            <text:p>10.425,13</text:p>
          </table:table-cell>
          <table:table-cell table:formula="of:=[.N41]/3" office:value-type="float" office:value="7924.16578481361" calcext:value-type="float">
            <text:p>7.924,17</text:p>
          </table:table-cell>
          <table:table-cell table:formula="of:=[.S40]+[.N41]" office:value-type="float" office:value="727532.941202944" calcext:value-type="float">
            <text:p>727.532,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41]*[.C$4]-[.B$7]" office:value-type="float" office:value="1497806.88722341" calcext:value-type="float">
            <text:p>1.497.806,89</text:p>
          </table:table-cell>
          <table:table-cell table:formula="of:=[.B$7]+[.C$2]*[.B41]" office:value-type="float" office:value="29444.7403344981" calcext:value-type="float">
            <text:p>29.444,74</text:p>
          </table:table-cell>
          <table:table-cell table:formula="of:=[.C42]-([.C$2]+[.C$3])*[.B41]*[.B$8]" office:value-type="float" office:value="23090.6193655226" calcext:value-type="float">
            <text:p>23.090,62</text:p>
          </table:table-cell>
          <table:table-cell table:formula="of:=[.C42]+[.E41]" office:value-type="float" office:value="954033.247213847" calcext:value-type="float">
            <text:p>954.033,25</text:p>
          </table:table-cell>
          <table:table-cell table:formula="of:=[.D42]+[.F41]" office:value-type="float" office:value="730815.753487438" calcext:value-type="float">
            <text:p>730.815,75</text:p>
          </table:table-cell>
          <table:table-cell table:formula="of:=[.C42]/3" office:value-type="float" office:value="9814.91344483272" calcext:value-type="float">
            <text:p>9.814,91</text:p>
          </table:table-cell>
          <table:table-cell table:formula="of:=[.D42]/3" office:value-type="float" office:value="7696.87312184088" calcext:value-type="float">
            <text:p>7.696,87</text:p>
          </table:table-cell>
          <table:table-cell table:formula="of:=[.I41]+[.D42]" office:value-type="float" office:value="730815.753487438" calcext:value-type="float">
            <text:p>730.815,7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L41]*[.M$4]-[.L$7]" office:value-type="float" office:value="1466118.25664341" calcext:value-type="float">
            <text:p>1.466.118,26</text:p>
          </table:table-cell>
          <table:table-cell table:formula="of:=[.L$7]+[.M$2]*[.L41]" office:value-type="float" office:value="31252.872765381" calcext:value-type="float">
            <text:p>31.252,87</text:p>
          </table:table-cell>
          <table:table-cell table:formula="of:=[.M42]-([.M$2]+[.M$3])*[.L41]*[.L$8]" office:value-type="float" office:value="23795.5219681777" calcext:value-type="float">
            <text:p>23.795,52</text:p>
          </table:table-cell>
          <table:table-cell table:formula="of:=[.M42]+[.O41]" office:value-type="float" office:value="1010002.14357102" calcext:value-type="float">
            <text:p>1.010.002,14</text:p>
          </table:table-cell>
          <table:table-cell table:formula="of:=[.N42]+[.P41]" office:value-type="float" office:value="751328.463171122" calcext:value-type="float">
            <text:p>751.328,46</text:p>
          </table:table-cell>
          <table:table-cell table:formula="of:=[.M42]/3" office:value-type="float" office:value="10417.624255127" calcext:value-type="float">
            <text:p>10.417,62</text:p>
          </table:table-cell>
          <table:table-cell table:formula="of:=[.N42]/3" office:value-type="float" office:value="7931.84065605923" calcext:value-type="float">
            <text:p>7.931,84</text:p>
          </table:table-cell>
          <table:table-cell table:formula="of:=[.S41]+[.N42]" office:value-type="float" office:value="751328.463171122" calcext:value-type="float">
            <text:p>751.328,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42]*[.C$4]-[.B$7]" office:value-type="float" office:value="1487111.20743413" calcext:value-type="float">
            <text:p>1.487.111,21</text:p>
          </table:table-cell>
          <table:table-cell table:formula="of:=[.B$7]+[.C$2]*[.B42]" office:value-type="float" office:value="29418.2658795742" calcext:value-type="float">
            <text:p>29.418,27</text:p>
          </table:table-cell>
          <table:table-cell table:formula="of:=[.C43]-([.C$2]+[.C$3])*[.B42]*[.B$8]" office:value-type="float" office:value="23108.7543671455" calcext:value-type="float">
            <text:p>23.108,75</text:p>
          </table:table-cell>
          <table:table-cell table:formula="of:=[.C43]+[.E42]" office:value-type="float" office:value="983451.513093421" calcext:value-type="float">
            <text:p>983.451,51</text:p>
          </table:table-cell>
          <table:table-cell table:formula="of:=[.D43]+[.F42]" office:value-type="float" office:value="753924.507854584" calcext:value-type="float">
            <text:p>753.924,51</text:p>
          </table:table-cell>
          <table:table-cell table:formula="of:=[.C43]/3" office:value-type="float" office:value="9806.08862652473" calcext:value-type="float">
            <text:p>9.806,09</text:p>
          </table:table-cell>
          <table:table-cell table:formula="of:=[.D43]/3" office:value-type="float" office:value="7702.91812238185" calcext:value-type="float">
            <text:p>7.702,92</text:p>
          </table:table-cell>
          <table:table-cell table:formula="of:=[.I42]+[.D43]" office:value-type="float" office:value="753924.507854584" calcext:value-type="float">
            <text:p>753.924,5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L42]*[.M$4]-[.L$7]" office:value-type="float" office:value="1456879.96831614" calcext:value-type="float">
            <text:p>1.456.879,97</text:p>
          </table:table-cell>
          <table:table-cell table:formula="of:=[.L$7]+[.M$2]*[.L42]" office:value-type="float" office:value="31230.0621769187" calcext:value-type="float">
            <text:p>31.230,06</text:p>
          </table:table-cell>
          <table:table-cell table:formula="of:=[.M43]-([.M$2]+[.M$3])*[.L42]*[.L$8]" office:value-type="float" office:value="23818.8343895862" calcext:value-type="float">
            <text:p>23.818,83</text:p>
          </table:table-cell>
          <table:table-cell table:formula="of:=[.M43]+[.O42]" office:value-type="float" office:value="1041232.20574794" calcext:value-type="float">
            <text:p>1.041.232,21</text:p>
          </table:table-cell>
          <table:table-cell table:formula="of:=[.N43]+[.P42]" office:value-type="float" office:value="775147.297560708" calcext:value-type="float">
            <text:p>775.147,30</text:p>
          </table:table-cell>
          <table:table-cell table:formula="of:=[.M43]/3" office:value-type="float" office:value="10410.0207256396" calcext:value-type="float">
            <text:p>10.410,02</text:p>
          </table:table-cell>
          <table:table-cell table:formula="of:=[.N43]/3" office:value-type="float" office:value="7939.61146319541" calcext:value-type="float">
            <text:p>7.939,61</text:p>
          </table:table-cell>
          <table:table-cell table:formula="of:=[.S42]+[.N43]" office:value-type="float" office:value="775147.297560708" calcext:value-type="float">
            <text:p>775.147,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43]*[.C$4]-[.B$7]" office:value-type="float" office:value="1476308.57084696" calcext:value-type="float">
            <text:p>1.476.308,57</text:p>
          </table:table-cell>
          <table:table-cell table:formula="of:=[.B$7]+[.C$2]*[.B43]" office:value-type="float" office:value="29391.526680101" calcext:value-type="float">
            <text:p>29.391,53</text:p>
          </table:table-cell>
          <table:table-cell table:formula="of:=[.C44]-([.C$2]+[.C$3])*[.B43]*[.B$8]" office:value-type="float" office:value="23127.0707187847" calcext:value-type="float">
            <text:p>23.127,07</text:p>
          </table:table-cell>
          <table:table-cell table:formula="of:=[.C44]+[.E43]" office:value-type="float" office:value="1012843.03977352" calcext:value-type="float">
            <text:p>1.012.843,04</text:p>
          </table:table-cell>
          <table:table-cell table:formula="of:=[.D44]+[.F43]" office:value-type="float" office:value="777051.578573369" calcext:value-type="float">
            <text:p>777.051,58</text:p>
          </table:table-cell>
          <table:table-cell table:formula="of:=[.C44]/3" office:value-type="float" office:value="9797.17556003366" calcext:value-type="float">
            <text:p>9.797,18</text:p>
          </table:table-cell>
          <table:table-cell table:formula="of:=[.D44]/3" office:value-type="float" office:value="7709.02357292823" calcext:value-type="float">
            <text:p>7.709,02</text:p>
          </table:table-cell>
          <table:table-cell table:formula="of:=[.I43]+[.D44]" office:value-type="float" office:value="777051.578573369" calcext:value-type="float">
            <text:p>777.051,5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L43]*[.M$4]-[.L$7]" office:value-type="float" office:value="1447526.20138478" calcext:value-type="float">
            <text:p>1.447.526,20</text:p>
          </table:table-cell>
          <table:table-cell table:formula="of:=[.L$7]+[.M$2]*[.L43]" office:value-type="float" office:value="31206.9664561005" calcext:value-type="float">
            <text:p>31.206,97</text:p>
          </table:table-cell>
          <table:table-cell table:formula="of:=[.M44]-([.M$2]+[.M$3])*[.L43]*[.L$8]" office:value-type="float" office:value="23842.4382162624" calcext:value-type="float">
            <text:p>23.842,44</text:p>
          </table:table-cell>
          <table:table-cell table:formula="of:=[.M44]+[.O43]" office:value-type="float" office:value="1072439.17220404" calcext:value-type="float">
            <text:p>1.072.439,17</text:p>
          </table:table-cell>
          <table:table-cell table:formula="of:=[.N44]+[.P43]" office:value-type="float" office:value="798989.735776971" calcext:value-type="float">
            <text:p>798.989,74</text:p>
          </table:table-cell>
          <table:table-cell table:formula="of:=[.M44]/3" office:value-type="float" office:value="10402.3221520335" calcext:value-type="float">
            <text:p>10.402,32</text:p>
          </table:table-cell>
          <table:table-cell table:formula="of:=[.N44]/3" office:value-type="float" office:value="7947.4794054208" calcext:value-type="float">
            <text:p>7.947,48</text:p>
          </table:table-cell>
          <table:table-cell table:formula="of:=[.S43]+[.N44]" office:value-type="float" office:value="798989.735776971" calcext:value-type="float">
            <text:p>798.989,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4]*[.C$4]-[.B$7]" office:value-type="float" office:value="1465397.90789391" calcext:value-type="float">
            <text:p>1.465.397,91</text:p>
          </table:table-cell>
          <table:table-cell table:formula="of:=[.B$7]+[.C$2]*[.B44]" office:value-type="float" office:value="29364.520088633" calcext:value-type="float">
            <text:p>29.364,52</text:p>
          </table:table-cell>
          <table:table-cell table:formula="of:=[.C45]-([.C$2]+[.C$3])*[.B44]*[.B$8]" office:value-type="float" office:value="23145.5702339402" calcext:value-type="float">
            <text:p>23.145,57</text:p>
          </table:table-cell>
          <table:table-cell table:formula="of:=[.C45]+[.E44]" office:value-type="float" office:value="1042207.55986216" calcext:value-type="float">
            <text:p>1.042.207,56</text:p>
          </table:table-cell>
          <table:table-cell table:formula="of:=[.D45]+[.F44]" office:value-type="float" office:value="800197.148807309" calcext:value-type="float">
            <text:p>800.197,15</text:p>
          </table:table-cell>
          <table:table-cell table:formula="of:=[.C45]/3" office:value-type="float" office:value="9788.17336287768" calcext:value-type="float">
            <text:p>9.788,17</text:p>
          </table:table-cell>
          <table:table-cell table:formula="of:=[.D45]/3" office:value-type="float" office:value="7715.19007798008" calcext:value-type="float">
            <text:p>7.715,19</text:p>
          </table:table-cell>
          <table:table-cell table:formula="of:=[.I44]+[.D45]" office:value-type="float" office:value="800197.148807309" calcext:value-type="float">
            <text:p>800.197,1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44]*[.M$4]-[.L$7]" office:value-type="float" office:value="1438055.51236678" calcext:value-type="float">
            <text:p>1.438.055,51</text:p>
          </table:table-cell>
          <table:table-cell table:formula="of:=[.L$7]+[.M$2]*[.L44]" office:value-type="float" office:value="31183.5820387721" calcext:value-type="float">
            <text:p>31.183,58</text:p>
          </table:table-cell>
          <table:table-cell table:formula="of:=[.M45]-([.M$2]+[.M$3])*[.L44]*[.L$8]" office:value-type="float" office:value="23866.337090772" calcext:value-type="float">
            <text:p>23.866,34</text:p>
          </table:table-cell>
          <table:table-cell table:formula="of:=[.M45]+[.O44]" office:value-type="float" office:value="1103622.75424281" calcext:value-type="float">
            <text:p>1.103.622,75</text:p>
          </table:table-cell>
          <table:table-cell table:formula="of:=[.N45]+[.P44]" office:value-type="float" office:value="822856.072867743" calcext:value-type="float">
            <text:p>822.856,07</text:p>
          </table:table-cell>
          <table:table-cell table:formula="of:=[.M45]/3" office:value-type="float" office:value="10394.5273462574" calcext:value-type="float">
            <text:p>10.394,53</text:p>
          </table:table-cell>
          <table:table-cell table:formula="of:=[.N45]/3" office:value-type="float" office:value="7955.44569692401" calcext:value-type="float">
            <text:p>7.955,45</text:p>
          </table:table-cell>
          <table:table-cell table:formula="of:=[.S44]+[.N45]" office:value-type="float" office:value="822856.072867743" calcext:value-type="float">
            <text:p>822.856,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5]*[.C$4]-[.B$7]" office:value-type="float" office:value="1454378.13831134" calcext:value-type="float">
            <text:p>1.454.378,14</text:p>
          </table:table-cell>
          <table:table-cell table:formula="of:=[.B$7]+[.C$2]*[.B45]" office:value-type="float" office:value="29337.2434312504" calcext:value-type="float">
            <text:p>29.337,24</text:p>
          </table:table-cell>
          <table:table-cell table:formula="of:=[.C46]-([.C$2]+[.C$3])*[.B45]*[.B$8]" office:value-type="float" office:value="23164.2547442473" calcext:value-type="float">
            <text:p>23.164,25</text:p>
          </table:table-cell>
          <table:table-cell table:formula="of:=[.C46]+[.E45]" office:value-type="float" office:value="1071544.80329341" calcext:value-type="float">
            <text:p>1.071.544,80</text:p>
          </table:table-cell>
          <table:table-cell table:formula="of:=[.D46]+[.F45]" office:value-type="float" office:value="823361.403551556" calcext:value-type="float">
            <text:p>823.361,40</text:p>
          </table:table-cell>
          <table:table-cell table:formula="of:=[.C46]/3" office:value-type="float" office:value="9779.08114375015" calcext:value-type="float">
            <text:p>9.779,08</text:p>
          </table:table-cell>
          <table:table-cell table:formula="of:=[.D46]/3" office:value-type="float" office:value="7721.41824808244" calcext:value-type="float">
            <text:p>7.721,42</text:p>
          </table:table-cell>
          <table:table-cell table:formula="of:=[.I45]+[.D46]" office:value-type="float" office:value="823361.403551556" calcext:value-type="float">
            <text:p>823.361,4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L45]*[.M$4]-[.L$7]" office:value-type="float" office:value="1428466.43973605" calcext:value-type="float">
            <text:p>1.428.466,44</text:p>
          </table:table-cell>
          <table:table-cell table:formula="of:=[.L$7]+[.M$2]*[.L45]" office:value-type="float" office:value="31159.9053162271" calcext:value-type="float">
            <text:p>31.159,91</text:p>
          </table:table-cell>
          <table:table-cell table:formula="of:=[.M46]-([.M$2]+[.M$3])*[.L45]*[.L$8]" office:value-type="float" office:value="23890.534701213" calcext:value-type="float">
            <text:p>23.890,53</text:p>
          </table:table-cell>
          <table:table-cell table:formula="of:=[.M46]+[.O45]" office:value-type="float" office:value="1134782.65955904" calcext:value-type="float">
            <text:p>1.134.782,66</text:p>
          </table:table-cell>
          <table:table-cell table:formula="of:=[.N46]+[.P45]" office:value-type="float" office:value="846746.607568956" calcext:value-type="float">
            <text:p>846.746,61</text:p>
          </table:table-cell>
          <table:table-cell table:formula="of:=[.M46]/3" office:value-type="float" office:value="10386.635105409" calcext:value-type="float">
            <text:p>10.386,64</text:p>
          </table:table-cell>
          <table:table-cell table:formula="of:=[.N46]/3" office:value-type="float" office:value="7963.51156707101" calcext:value-type="float">
            <text:p>7.963,51</text:p>
          </table:table-cell>
          <table:table-cell table:formula="of:=[.S45]+[.N46]" office:value-type="float" office:value="846746.607568956" calcext:value-type="float">
            <text:p>846.746,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6]*[.C$4]-[.B$7]" office:value-type="float" office:value="1443248.17103294" calcext:value-type="float">
            <text:p>1.443.248,17</text:p>
          </table:table-cell>
          <table:table-cell table:formula="of:=[.B$7]+[.C$2]*[.B46]" office:value-type="float" office:value="29309.694007294" calcext:value-type="float">
            <text:p>29.309,69</text:p>
          </table:table-cell>
          <table:table-cell table:formula="of:=[.C47]-([.C$2]+[.C$3])*[.B46]*[.B$8]" office:value-type="float" office:value="23183.1260996575" calcext:value-type="float">
            <text:p>23.183,13</text:p>
          </table:table-cell>
          <table:table-cell table:formula="of:=[.C47]+[.E46]" office:value-type="float" office:value="1100854.4973007" calcext:value-type="float">
            <text:p>1.100.854,50</text:p>
          </table:table-cell>
          <table:table-cell table:formula="of:=[.D47]+[.F46]" office:value-type="float" office:value="846544.529651214" calcext:value-type="float">
            <text:p>846.544,53</text:p>
          </table:table-cell>
          <table:table-cell table:formula="of:=[.C47]/3" office:value-type="float" office:value="9769.89800243133" calcext:value-type="float">
            <text:p>9.769,90</text:p>
          </table:table-cell>
          <table:table-cell table:formula="of:=[.D47]/3" office:value-type="float" office:value="7727.70869988583" calcext:value-type="float">
            <text:p>7.727,71</text:p>
          </table:table-cell>
          <table:table-cell table:formula="of:=[.I46]+[.D47]" office:value-type="float" office:value="846544.529651214" calcext:value-type="float">
            <text:p>846.544,5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L46]*[.M$4]-[.L$7]" office:value-type="float" office:value="1418757.50369745" calcext:value-type="float">
            <text:p>1.418.757,50</text:p>
          </table:table-cell>
          <table:table-cell table:formula="of:=[.L$7]+[.M$2]*[.L46]" office:value-type="float" office:value="31135.9326346503" calcext:value-type="float">
            <text:p>31.135,93</text:p>
          </table:table-cell>
          <table:table-cell table:formula="of:=[.M47]-([.M$2]+[.M$3])*[.L46]*[.L$8]" office:value-type="float" office:value="23915.0347817845" calcext:value-type="float">
            <text:p>23.915,03</text:p>
          </table:table-cell>
          <table:table-cell table:formula="of:=[.M47]+[.O46]" office:value-type="float" office:value="1165918.59219369" calcext:value-type="float">
            <text:p>1.165.918,59</text:p>
          </table:table-cell>
          <table:table-cell table:formula="of:=[.N47]+[.P46]" office:value-type="float" office:value="870661.64235074" calcext:value-type="float">
            <text:p>870.661,64</text:p>
          </table:table-cell>
          <table:table-cell table:formula="of:=[.M47]/3" office:value-type="float" office:value="10378.6442115501" calcext:value-type="float">
            <text:p>10.378,64</text:p>
          </table:table-cell>
          <table:table-cell table:formula="of:=[.N47]/3" office:value-type="float" office:value="7971.67826059484" calcext:value-type="float">
            <text:p>7.971,68</text:p>
          </table:table-cell>
          <table:table-cell table:formula="of:=[.S46]+[.N47]" office:value-type="float" office:value="870661.64235074" calcext:value-type="float">
            <text:p>870.661,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7]*[.C$4]-[.B$7]" office:value-type="float" office:value="1432006.90408175" calcext:value-type="float">
            <text:p>1.432.006,90</text:p>
          </table:table-cell>
          <table:table-cell table:formula="of:=[.B$7]+[.C$2]*[.B47]" office:value-type="float" office:value="29281.869089098" calcext:value-type="float">
            <text:p>29.281,87</text:p>
          </table:table-cell>
          <table:table-cell table:formula="of:=[.C48]-([.C$2]+[.C$3])*[.B47]*[.B$8]" office:value-type="float" office:value="23202.1861686217" calcext:value-type="float">
            <text:p>23.202,19</text:p>
          </table:table-cell>
          <table:table-cell table:formula="of:=[.C48]+[.E47]" office:value-type="float" office:value="1130136.3663898" calcext:value-type="float">
            <text:p>1.130.136,37</text:p>
          </table:table-cell>
          <table:table-cell table:formula="of:=[.D48]+[.F47]" office:value-type="float" office:value="869746.715819836" calcext:value-type="float">
            <text:p>869.746,72</text:p>
          </table:table-cell>
          <table:table-cell table:formula="of:=[.C48]/3" office:value-type="float" office:value="9760.62302969933" calcext:value-type="float">
            <text:p>9.760,62</text:p>
          </table:table-cell>
          <table:table-cell table:formula="of:=[.D48]/3" office:value-type="float" office:value="7734.06205620725" calcext:value-type="float">
            <text:p>7.734,06</text:p>
          </table:table-cell>
          <table:table-cell table:formula="of:=[.I47]+[.D48]" office:value-type="float" office:value="869746.715819836" calcext:value-type="float">
            <text:p>869.746,7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L47]*[.M$4]-[.L$7]" office:value-type="float" office:value="1408927.20595835" calcext:value-type="float">
            <text:p>1.408.927,21</text:p>
          </table:table-cell>
          <table:table-cell table:formula="of:=[.L$7]+[.M$2]*[.L47]" office:value-type="float" office:value="31111.6602945538" calcext:value-type="float">
            <text:p>31.111,66</text:p>
          </table:table-cell>
          <table:table-cell table:formula="of:=[.M48]-([.M$2]+[.M$3])*[.L47]*[.L$8]" office:value-type="float" office:value="23939.8411133632" calcext:value-type="float">
            <text:p>23.939,84</text:p>
          </table:table-cell>
          <table:table-cell table:formula="of:=[.M48]+[.O47]" office:value-type="float" office:value="1197030.25248825" calcext:value-type="float">
            <text:p>1.197.030,25</text:p>
          </table:table-cell>
          <table:table-cell table:formula="of:=[.N48]+[.P47]" office:value-type="float" office:value="894601.483464103" calcext:value-type="float">
            <text:p>894.601,48</text:p>
          </table:table-cell>
          <table:table-cell table:formula="of:=[.M48]/3" office:value-type="float" office:value="10370.5534315179" calcext:value-type="float">
            <text:p>10.370,55</text:p>
          </table:table-cell>
          <table:table-cell table:formula="of:=[.N48]/3" office:value-type="float" office:value="7979.94703778772" calcext:value-type="float">
            <text:p>7.979,95</text:p>
          </table:table-cell>
          <table:table-cell table:formula="of:=[.S47]+[.N48]" office:value-type="float" office:value="894601.483464103" calcext:value-type="float">
            <text:p>894.601,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8]*[.C$4]-[.B$7]" office:value-type="float" office:value="1420653.22446105" calcext:value-type="float">
            <text:p>1.420.653,22</text:p>
          </table:table-cell>
          <table:table-cell table:formula="of:=[.B$7]+[.C$2]*[.B48]" office:value-type="float" office:value="29253.76592172" calcext:value-type="float">
            <text:p>29.253,77</text:p>
          </table:table-cell>
          <table:table-cell table:formula="of:=[.C49]-([.C$2]+[.C$3])*[.B48]*[.B$8]" office:value-type="float" office:value="23221.4368382757" calcext:value-type="float">
            <text:p>23.221,44</text:p>
          </table:table-cell>
          <table:table-cell table:formula="of:=[.C49]+[.E48]" office:value-type="float" office:value="1159390.13231152" calcext:value-type="float">
            <text:p>1.159.390,13</text:p>
          </table:table-cell>
          <table:table-cell table:formula="of:=[.D49]+[.F48]" office:value-type="float" office:value="892968.152658111" calcext:value-type="float">
            <text:p>892.968,15</text:p>
          </table:table-cell>
          <table:table-cell table:formula="of:=[.C49]/3" office:value-type="float" office:value="9751.25530724001" calcext:value-type="float">
            <text:p>9.751,26</text:p>
          </table:table-cell>
          <table:table-cell table:formula="of:=[.D49]/3" office:value-type="float" office:value="7740.47894609188" calcext:value-type="float">
            <text:p>7.740,48</text:p>
          </table:table-cell>
          <table:table-cell table:formula="of:=[.I48]+[.D49]" office:value-type="float" office:value="892968.152658111" calcext:value-type="float">
            <text:p>892.968,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L48]*[.M$4]-[.L$7]" office:value-type="float" office:value="1398974.02949752" calcext:value-type="float">
            <text:p>1.398.974,03</text:p>
          </table:table-cell>
          <table:table-cell table:formula="of:=[.L$7]+[.M$2]*[.L48]" office:value-type="float" office:value="31087.084550206" calcext:value-type="float">
            <text:p>31.087,08</text:p>
          </table:table-cell>
          <table:table-cell table:formula="of:=[.M49]-([.M$2]+[.M$3])*[.L48]*[.L$8]" office:value-type="float" office:value="23964.9575240866" calcext:value-type="float">
            <text:p>23.964,96</text:p>
          </table:table-cell>
          <table:table-cell table:formula="of:=[.M49]+[.O48]" office:value-type="float" office:value="1228117.33703845" calcext:value-type="float">
            <text:p>1.228.117,34</text:p>
          </table:table-cell>
          <table:table-cell table:formula="of:=[.N49]+[.P48]" office:value-type="float" office:value="918566.44098819" calcext:value-type="float">
            <text:p>918.566,44</text:p>
          </table:table-cell>
          <table:table-cell table:formula="of:=[.M49]/3" office:value-type="float" office:value="10362.3615167353" calcext:value-type="float">
            <text:p>10.362,36</text:p>
          </table:table-cell>
          <table:table-cell table:formula="of:=[.N49]/3" office:value-type="float" office:value="7988.31917469552" calcext:value-type="float">
            <text:p>7.988,32</text:p>
          </table:table-cell>
          <table:table-cell table:formula="of:=[.S48]+[.N49]" office:value-type="float" office:value="918566.44098819" calcext:value-type="float">
            <text:p>918.566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9]*[.C$4]-[.B$7]" office:value-type="float" office:value="1409186.00804415" calcext:value-type="float">
            <text:p>1.409.186,01</text:p>
          </table:table-cell>
          <table:table-cell table:formula="of:=[.B$7]+[.C$2]*[.B49]" office:value-type="float" office:value="29225.3817226683" calcext:value-type="float">
            <text:p>29.225,38</text:p>
          </table:table-cell>
          <table:table-cell table:formula="of:=[.C50]-([.C$2]+[.C$3])*[.B49]*[.B$8]" office:value-type="float" office:value="23240.8800146261" calcext:value-type="float">
            <text:p>23.240,88</text:p>
          </table:table-cell>
          <table:table-cell table:formula="of:=[.C50]+[.E49]" office:value-type="float" office:value="1188615.51403419" calcext:value-type="float">
            <text:p>1.188.615,51</text:p>
          </table:table-cell>
          <table:table-cell table:formula="of:=[.D50]+[.F49]" office:value-type="float" office:value="916209.032672737" calcext:value-type="float">
            <text:p>916.209,03</text:p>
          </table:table-cell>
          <table:table-cell table:formula="of:=[.C50]/3" office:value-type="float" office:value="9741.79390755609" calcext:value-type="float">
            <text:p>9.741,79</text:p>
          </table:table-cell>
          <table:table-cell table:formula="of:=[.D50]/3" office:value-type="float" office:value="7746.96000487537" calcext:value-type="float">
            <text:p>7.746,96</text:p>
          </table:table-cell>
          <table:table-cell table:formula="of:=[.I49]+[.D50]" office:value-type="float" office:value="916209.032672737" calcext:value-type="float">
            <text:p>916.209,0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49]*[.M$4]-[.L$7]" office:value-type="float" office:value="1388896.43833093" calcext:value-type="float">
            <text:p>1.388.896,44</text:p>
          </table:table-cell>
          <table:table-cell table:formula="of:=[.L$7]+[.M$2]*[.L49]" office:value-type="float" office:value="31062.2016090539" calcext:value-type="float">
            <text:p>31.062,20</text:p>
          </table:table-cell>
          <table:table-cell table:formula="of:=[.M50]-([.M$2]+[.M$3])*[.L49]*[.L$8]" office:value-type="float" office:value="23990.387889944" calcext:value-type="float">
            <text:p>23.990,39</text:p>
          </table:table-cell>
          <table:table-cell table:formula="of:=[.M50]+[.O49]" office:value-type="float" office:value="1259179.53864751" calcext:value-type="float">
            <text:p>1.259.179,54</text:p>
          </table:table-cell>
          <table:table-cell table:formula="of:=[.N50]+[.P49]" office:value-type="float" office:value="942556.828878134" calcext:value-type="float">
            <text:p>942.556,83</text:p>
          </table:table-cell>
          <table:table-cell table:formula="of:=[.M50]/3" office:value-type="float" office:value="10354.067203018" calcext:value-type="float">
            <text:p>10.354,07</text:p>
          </table:table-cell>
          <table:table-cell table:formula="of:=[.N50]/3" office:value-type="float" office:value="7996.79596331466" calcext:value-type="float">
            <text:p>7.996,80</text:p>
          </table:table-cell>
          <table:table-cell table:formula="of:=[.S49]+[.N50]" office:value-type="float" office:value="942556.828878134" calcext:value-type="float">
            <text:p>942.556,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50]*[.C$4]-[.B$7]" office:value-type="float" office:value="1397604.11946307" calcext:value-type="float">
            <text:p>1.397.604,12</text:p>
          </table:table-cell>
          <table:table-cell table:formula="of:=[.B$7]+[.C$2]*[.B50]" office:value-type="float" office:value="29196.713681626" calcext:value-type="float">
            <text:p>29.196,71</text:p>
          </table:table-cell>
          <table:table-cell table:formula="of:=[.C51]-([.C$2]+[.C$3])*[.B50]*[.B$8]" office:value-type="float" office:value="23260.5176227401" calcext:value-type="float">
            <text:p>23.260,52</text:p>
          </table:table-cell>
          <table:table-cell table:formula="of:=[.C51]+[.E50]" office:value-type="float" office:value="1217812.22771581" calcext:value-type="float">
            <text:p>1.217.812,23</text:p>
          </table:table-cell>
          <table:table-cell table:formula="of:=[.D51]+[.F50]" office:value-type="float" office:value="939469.550295477" calcext:value-type="float">
            <text:p>939.469,55</text:p>
          </table:table-cell>
          <table:table-cell table:formula="of:=[.C51]/3" office:value-type="float" office:value="9732.23789387534" calcext:value-type="float">
            <text:p>9.732,24</text:p>
          </table:table-cell>
          <table:table-cell table:formula="of:=[.D51]/3" office:value-type="float" office:value="7753.50587424668" calcext:value-type="float">
            <text:p>7.753,51</text:p>
          </table:table-cell>
          <table:table-cell table:formula="of:=[.I50]+[.D51]" office:value-type="float" office:value="939469.550295477" calcext:value-type="float">
            <text:p>939.469,5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L50]*[.M$4]-[.L$7]" office:value-type="float" office:value="1378692.87727476" calcext:value-type="float">
            <text:p>1.378.692,88</text:p>
          </table:table-cell>
          <table:table-cell table:formula="of:=[.L$7]+[.M$2]*[.L50]" office:value-type="float" office:value="31037.0076311375" calcext:value-type="float">
            <text:p>31.037,01</text:p>
          </table:table-cell>
          <table:table-cell table:formula="of:=[.M51]-([.M$2]+[.M$3])*[.L50]*[.L$8]" office:value-type="float" office:value="24016.1361353746" calcext:value-type="float">
            <text:p>24.016,14</text:p>
          </table:table-cell>
          <table:table-cell table:formula="of:=[.M51]+[.O50]" office:value-type="float" office:value="1290216.54627864" calcext:value-type="float">
            <text:p>1.290.216,55</text:p>
          </table:table-cell>
          <table:table-cell table:formula="of:=[.N51]+[.P50]" office:value-type="float" office:value="966572.965013509" calcext:value-type="float">
            <text:p>966.572,97</text:p>
          </table:table-cell>
          <table:table-cell table:formula="of:=[.M51]/3" office:value-type="float" office:value="10345.6692103792" calcext:value-type="float">
            <text:p>10.345,67</text:p>
          </table:table-cell>
          <table:table-cell table:formula="of:=[.N51]/3" office:value-type="float" office:value="8005.37871179154" calcext:value-type="float">
            <text:p>8.005,38</text:p>
          </table:table-cell>
          <table:table-cell table:formula="of:=[.S50]+[.N51]" office:value-type="float" office:value="966572.965013509" calcext:value-type="float">
            <text:p>966.572,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51]*[.C$4]-[.B$7]" office:value-type="float" office:value="1385906.41199619" calcext:value-type="float">
            <text:p>1.385.906,41</text:p>
          </table:table-cell>
          <table:table-cell table:formula="of:=[.B$7]+[.C$2]*[.B51]" office:value-type="float" office:value="29167.7589601733" calcext:value-type="float">
            <text:p>29.167,76</text:p>
          </table:table-cell>
          <table:table-cell table:formula="of:=[.C52]-([.C$2]+[.C$3])*[.B51]*[.B$8]" office:value-type="float" office:value="23280.3516069351" calcext:value-type="float">
            <text:p>23.280,35</text:p>
          </table:table-cell>
          <table:table-cell table:formula="of:=[.C52]+[.E51]" office:value-type="float" office:value="1246979.98667599" calcext:value-type="float">
            <text:p>1.246.979,99</text:p>
          </table:table-cell>
          <table:table-cell table:formula="of:=[.D52]+[.F51]" office:value-type="float" office:value="962749.901902413" calcext:value-type="float">
            <text:p>962.749,90</text:p>
          </table:table-cell>
          <table:table-cell table:formula="of:=[.C52]/3" office:value-type="float" office:value="9722.58632005778" calcext:value-type="float">
            <text:p>9.722,59</text:p>
          </table:table-cell>
          <table:table-cell table:formula="of:=[.D52]/3" office:value-type="float" office:value="7760.11720231171" calcext:value-type="float">
            <text:p>7.760,12</text:p>
          </table:table-cell>
          <table:table-cell table:formula="of:=[.I51]+[.D52]" office:value-type="float" office:value="962749.901902413" calcext:value-type="float">
            <text:p>962.749,9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L51]*[.M$4]-[.L$7]" office:value-type="float" office:value="1368361.77170538" calcext:value-type="float">
            <text:p>1.368.361,77</text:p>
          </table:table-cell>
          <table:table-cell table:formula="of:=[.L$7]+[.M$2]*[.L51]" office:value-type="float" office:value="31011.498728497" calcext:value-type="float">
            <text:p>31.011,50</text:p>
          </table:table-cell>
          <table:table-cell table:formula="of:=[.M52]-([.M$2]+[.M$3])*[.L51]*[.L$8]" office:value-type="float" office:value="24042.2062338731" calcext:value-type="float">
            <text:p>24.042,21</text:p>
          </table:table-cell>
          <table:table-cell table:formula="of:=[.M52]+[.O51]" office:value-type="float" office:value="1321228.04500714" calcext:value-type="float">
            <text:p>1.321.228,05</text:p>
          </table:table-cell>
          <table:table-cell table:formula="of:=[.N52]+[.P51]" office:value-type="float" office:value="990615.171247382" calcext:value-type="float">
            <text:p>990.615,17</text:p>
          </table:table-cell>
          <table:table-cell table:formula="of:=[.M52]/3" office:value-type="float" office:value="10337.1662428323" calcext:value-type="float">
            <text:p>10.337,17</text:p>
          </table:table-cell>
          <table:table-cell table:formula="of:=[.N52]/3" office:value-type="float" office:value="8014.06874462438" calcext:value-type="float">
            <text:p>8.014,07</text:p>
          </table:table-cell>
          <table:table-cell table:formula="of:=[.S51]+[.N52]" office:value-type="float" office:value="990615.171247382" calcext:value-type="float">
            <text:p>990.615,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52]*[.C$4]-[.B$7]" office:value-type="float" office:value="1374091.72745463" calcext:value-type="float">
            <text:p>1.374.091,73</text:p>
          </table:table-cell>
          <table:table-cell table:formula="of:=[.B$7]+[.C$2]*[.B52]" office:value-type="float" office:value="29138.5146915061" calcext:value-type="float">
            <text:p>29.138,51</text:p>
          </table:table-cell>
          <table:table-cell table:formula="of:=[.C53]-([.C$2]+[.C$3])*[.B52]*[.B$8]" office:value-type="float" office:value="23300.3839309722" calcext:value-type="float">
            <text:p>23.300,38</text:p>
          </table:table-cell>
          <table:table-cell table:formula="of:=[.C53]+[.E52]" office:value-type="float" office:value="1276118.50136749" calcext:value-type="float">
            <text:p>1.276.118,50</text:p>
          </table:table-cell>
          <table:table-cell table:formula="of:=[.D53]+[.F52]" office:value-type="float" office:value="986050.285833385" calcext:value-type="float">
            <text:p>986.050,29</text:p>
          </table:table-cell>
          <table:table-cell table:formula="of:=[.C53]/3" office:value-type="float" office:value="9712.83823050204" calcext:value-type="float">
            <text:p>9.712,84</text:p>
          </table:table-cell>
          <table:table-cell table:formula="of:=[.D53]/3" office:value-type="float" office:value="7766.79464365739" calcext:value-type="float">
            <text:p>7.766,79</text:p>
          </table:table-cell>
          <table:table-cell table:formula="of:=[.I52]+[.D53]" office:value-type="float" office:value="986050.285833385" calcext:value-type="float">
            <text:p>986.050,2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L52]*[.M$4]-[.L$7]" office:value-type="float" office:value="1357901.52731639" calcext:value-type="float">
            <text:p>1.357.901,53</text:p>
          </table:table-cell>
          <table:table-cell table:formula="of:=[.L$7]+[.M$2]*[.L52]" office:value-type="float" office:value="30985.6709645736" calcext:value-type="float">
            <text:p>30.985,67</text:p>
          </table:table-cell>
          <table:table-cell table:formula="of:=[.M53]-([.M$2]+[.M$3])*[.L52]*[.L$8]" office:value-type="float" office:value="24068.6022086029" calcext:value-type="float">
            <text:p>24.068,60</text:p>
          </table:table-cell>
          <table:table-cell table:formula="of:=[.M53]+[.O52]" office:value-type="float" office:value="1352213.71597171" calcext:value-type="float">
            <text:p>1.352.213,72</text:p>
          </table:table-cell>
          <table:table-cell table:formula="of:=[.N53]+[.P52]" office:value-type="float" office:value="1014683.77345598" calcext:value-type="float">
            <text:p>1.014.683,77</text:p>
          </table:table-cell>
          <table:table-cell table:formula="of:=[.M53]/3" office:value-type="float" office:value="10328.5569881912" calcext:value-type="float">
            <text:p>10.328,56</text:p>
          </table:table-cell>
          <table:table-cell table:formula="of:=[.N53]/3" office:value-type="float" office:value="8022.86740286763" calcext:value-type="float">
            <text:p>8.022,87</text:p>
          </table:table-cell>
          <table:table-cell table:formula="of:=[.S52]+[.N53]" office:value-type="float" office:value="1014683.77345598" calcext:value-type="float">
            <text:p>1.014.683,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3]*[.C$4]-[.B$7]" office:value-type="float" office:value="1362158.89606766" calcext:value-type="float">
            <text:p>1.362.158,90</text:p>
          </table:table-cell>
          <table:table-cell table:formula="of:=[.B$7]+[.C$2]*[.B53]" office:value-type="float" office:value="29108.9779801522" calcext:value-type="float">
            <text:p>29.108,98</text:p>
          </table:table-cell>
          <table:table-cell table:formula="of:=[.C54]-([.C$2]+[.C$3])*[.B53]*[.B$8]" office:value-type="float" office:value="23320.6165782496" calcext:value-type="float">
            <text:p>23.320,62</text:p>
          </table:table-cell>
          <table:table-cell table:formula="of:=[.C54]+[.E53]" office:value-type="float" office:value="1305227.47934764" calcext:value-type="float">
            <text:p>1.305.227,48</text:p>
          </table:table-cell>
          <table:table-cell table:formula="of:=[.D54]+[.F53]" office:value-type="float" office:value="1009370.90241163" calcext:value-type="float">
            <text:p>1.009.370,90</text:p>
          </table:table-cell>
          <table:table-cell table:formula="of:=[.C54]/3" office:value-type="float" office:value="9702.99266005075" calcext:value-type="float">
            <text:p>9.702,99</text:p>
          </table:table-cell>
          <table:table-cell table:formula="of:=[.D54]/3" office:value-type="float" office:value="7773.53885941653" calcext:value-type="float">
            <text:p>7.773,54</text:p>
          </table:table-cell>
          <table:table-cell table:formula="of:=[.I53]+[.D54]" office:value-type="float" office:value="1009370.90241163" calcext:value-type="float">
            <text:p>1.009.370,9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L53]*[.M$4]-[.L$7]" office:value-type="float" office:value="1347310.52987253" calcext:value-type="float">
            <text:p>1.347.310,53</text:p>
          </table:table-cell>
          <table:table-cell table:formula="of:=[.L$7]+[.M$2]*[.L53]" office:value-type="float" office:value="30959.5203536011" calcext:value-type="float">
            <text:p>30.959,52</text:p>
          </table:table-cell>
          <table:table-cell table:formula="of:=[.M54]-([.M$2]+[.M$3])*[.L53]*[.L$8]" office:value-type="float" office:value="24095.3281330168" calcext:value-type="float">
            <text:p>24.095,33</text:p>
          </table:table-cell>
          <table:table-cell table:formula="of:=[.M54]+[.O53]" office:value-type="float" office:value="1383173.23632531" calcext:value-type="float">
            <text:p>1.383.173,24</text:p>
          </table:table-cell>
          <table:table-cell table:formula="of:=[.N54]+[.P53]" office:value-type="float" office:value="1038779.101589" calcext:value-type="float">
            <text:p>1.038.779,10</text:p>
          </table:table-cell>
          <table:table-cell table:formula="of:=[.M54]/3" office:value-type="float" office:value="10319.840117867" calcext:value-type="float">
            <text:p>10.319,84</text:p>
          </table:table-cell>
          <table:table-cell table:formula="of:=[.N54]/3" office:value-type="float" office:value="8031.77604433892" calcext:value-type="float">
            <text:p>8.031,78</text:p>
          </table:table-cell>
          <table:table-cell table:formula="of:=[.S53]+[.N54]" office:value-type="float" office:value="1038779.101589" calcext:value-type="float">
            <text:p>1.038.779,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]*[.C$4]-[.B$7]" office:value-type="float" office:value="1350106.73636683" calcext:value-type="float">
            <text:p>1.350.106,74</text:p>
          </table:table-cell>
          <table:table-cell table:formula="of:=[.B$7]+[.C$2]*[.B54]" office:value-type="float" office:value="29079.1459016848" calcext:value-type="float">
            <text:p>29.079,15</text:p>
          </table:table-cell>
          <table:table-cell table:formula="of:=[.C55]-([.C$2]+[.C$3])*[.B54]*[.B$8]" office:value-type="float" office:value="23341.0515519998" calcext:value-type="float">
            <text:p>23.341,05</text:p>
          </table:table-cell>
          <table:table-cell table:formula="of:=[.C55]+[.E54]" office:value-type="float" office:value="1334306.62524933" calcext:value-type="float">
            <text:p>1.334.306,63</text:p>
          </table:table-cell>
          <table:table-cell table:formula="of:=[.D55]+[.F54]" office:value-type="float" office:value="1032711.95396363" calcext:value-type="float">
            <text:p>1.032.711,95</text:p>
          </table:table-cell>
          <table:table-cell table:formula="of:=[.C55]/3" office:value-type="float" office:value="9693.04863389494" calcext:value-type="float">
            <text:p>9.693,05</text:p>
          </table:table-cell>
          <table:table-cell table:formula="of:=[.D55]/3" office:value-type="float" office:value="7780.35051733326" calcext:value-type="float">
            <text:p>7.780,35</text:p>
          </table:table-cell>
          <table:table-cell table:formula="of:=[.I54]+[.D55]" office:value-type="float" office:value="1032711.95396363" calcext:value-type="float">
            <text:p>1.032.711,9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L54]*[.M$4]-[.L$7]" office:value-type="float" office:value="1336587.14496063" calcext:value-type="float">
            <text:p>1.336.587,14</text:p>
          </table:table-cell>
          <table:table-cell table:formula="of:=[.L$7]+[.M$2]*[.L54]" office:value-type="float" office:value="30933.0428599915" calcext:value-type="float">
            <text:p>30.933,04</text:p>
          </table:table-cell>
          <table:table-cell table:formula="of:=[.M55]-([.M$2]+[.M$3])*[.L54]*[.L$8]" office:value-type="float" office:value="24122.3881314858" calcext:value-type="float">
            <text:p>24.122,39</text:p>
          </table:table-cell>
          <table:table-cell table:formula="of:=[.M55]+[.O54]" office:value-type="float" office:value="1414106.27918531" calcext:value-type="float">
            <text:p>1.414.106,28</text:p>
          </table:table-cell>
          <table:table-cell table:formula="of:=[.N55]+[.P54]" office:value-type="float" office:value="1062901.48972049" calcext:value-type="float">
            <text:p>1.062.901,49</text:p>
          </table:table-cell>
          <table:table-cell table:formula="of:=[.M55]/3" office:value-type="float" office:value="10311.0142866638" calcext:value-type="float">
            <text:p>10.311,01</text:p>
          </table:table-cell>
          <table:table-cell table:formula="of:=[.N55]/3" office:value-type="float" office:value="8040.79604382861" calcext:value-type="float">
            <text:p>8.040,80</text:p>
          </table:table-cell>
          <table:table-cell table:formula="of:=[.S54]+[.N55]" office:value-type="float" office:value="1062901.48972049" calcext:value-type="float">
            <text:p>1.062.901,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5]*[.C$4]-[.B$7]" office:value-type="float" office:value="1337934.05506898" calcext:value-type="float">
            <text:p>1.337.934,06</text:p>
          </table:table-cell>
          <table:table-cell table:formula="of:=[.B$7]+[.C$2]*[.B55]" office:value-type="float" office:value="29049.0155024327" calcext:value-type="float">
            <text:p>29.049,02</text:p>
          </table:table-cell>
          <table:table-cell table:formula="of:=[.C56]-([.C$2]+[.C$3])*[.B55]*[.B$8]" office:value-type="float" office:value="23361.6908754875" calcext:value-type="float">
            <text:p>23.361,69</text:p>
          </table:table-cell>
          <table:table-cell table:formula="of:=[.C56]+[.E55]" office:value-type="float" office:value="1363355.64075176" calcext:value-type="float">
            <text:p>1.363.355,64</text:p>
          </table:table-cell>
          <table:table-cell table:formula="of:=[.D56]+[.F55]" office:value-type="float" office:value="1056073.64483912" calcext:value-type="float">
            <text:p>1.056.073,64</text:p>
          </table:table-cell>
          <table:table-cell table:formula="of:=[.C56]/3" office:value-type="float" office:value="9683.00516747757" calcext:value-type="float">
            <text:p>9.683,01</text:p>
          </table:table-cell>
          <table:table-cell table:formula="of:=[.D56]/3" office:value-type="float" office:value="7787.23029182915" calcext:value-type="float">
            <text:p>7.787,23</text:p>
          </table:table-cell>
          <table:table-cell table:formula="of:=[.I55]+[.D56]" office:value-type="float" office:value="1056073.64483912" calcext:value-type="float">
            <text:p>1.056.073,6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L55]*[.M$4]-[.L$7]" office:value-type="float" office:value="1325729.71773733" calcext:value-type="float">
            <text:p>1.325.729,72</text:p>
          </table:table-cell>
          <table:table-cell table:formula="of:=[.L$7]+[.M$2]*[.L55]" office:value-type="float" office:value="30906.2343977117" calcext:value-type="float">
            <text:p>30.906,23</text:p>
          </table:table-cell>
          <table:table-cell table:formula="of:=[.M56]-([.M$2]+[.M$3])*[.L55]*[.L$8]" office:value-type="float" office:value="24149.7863799357" calcext:value-type="float">
            <text:p>24.149,79</text:p>
          </table:table-cell>
          <table:table-cell table:formula="of:=[.M56]+[.O55]" office:value-type="float" office:value="1445012.51358302" calcext:value-type="float">
            <text:p>1.445.012,51</text:p>
          </table:table-cell>
          <table:table-cell table:formula="of:=[.N56]+[.P55]" office:value-type="float" office:value="1087051.27610042" calcext:value-type="float">
            <text:p>1.087.051,28</text:p>
          </table:table-cell>
          <table:table-cell table:formula="of:=[.M56]/3" office:value-type="float" office:value="10302.0781325706" calcext:value-type="float">
            <text:p>10.302,08</text:p>
          </table:table-cell>
          <table:table-cell table:formula="of:=[.N56]/3" office:value-type="float" office:value="8049.92879331191" calcext:value-type="float">
            <text:p>8.049,93</text:p>
          </table:table-cell>
          <table:table-cell table:formula="of:=[.S55]+[.N56]" office:value-type="float" office:value="1087051.27610042" calcext:value-type="float">
            <text:p>1.087.051,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6]*[.C$4]-[.B$7]" office:value-type="float" office:value="1325639.64695815" calcext:value-type="float">
            <text:p>1.325.639,65</text:p>
          </table:table-cell>
          <table:table-cell table:formula="of:=[.B$7]+[.C$2]*[.B56]" office:value-type="float" office:value="29018.5837991881" calcext:value-type="float">
            <text:p>29.018,58</text:p>
          </table:table-cell>
          <table:table-cell table:formula="of:=[.C57]-([.C$2]+[.C$3])*[.B56]*[.B$8]" office:value-type="float" office:value="23382.53659221" calcext:value-type="float">
            <text:p>23.382,54</text:p>
          </table:table-cell>
          <table:table-cell table:formula="of:=[.C57]+[.E56]" office:value-type="float" office:value="1392374.22455095" calcext:value-type="float">
            <text:p>1.392.374,22</text:p>
          </table:table-cell>
          <table:table-cell table:formula="of:=[.D57]+[.F56]" office:value-type="float" office:value="1079456.18143133" calcext:value-type="float">
            <text:p>1.079.456,18</text:p>
          </table:table-cell>
          <table:table-cell table:formula="of:=[.C57]/3" office:value-type="float" office:value="9672.86126639603" calcext:value-type="float">
            <text:p>9.672,86</text:p>
          </table:table-cell>
          <table:table-cell table:formula="of:=[.D57]/3" office:value-type="float" office:value="7794.17886407001" calcext:value-type="float">
            <text:p>7.794,18</text:p>
          </table:table-cell>
          <table:table-cell table:formula="of:=[.I56]+[.D57]" office:value-type="float" office:value="1079456.18143133" calcext:value-type="float">
            <text:p>1.079.456,1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L56]*[.M$4]-[.L$7]" office:value-type="float" office:value="1314736.57267373" calcext:value-type="float">
            <text:p>1.314.736,57</text:p>
          </table:table-cell>
          <table:table-cell table:formula="of:=[.L$7]+[.M$2]*[.L56]" office:value-type="float" office:value="30879.0908296535" calcext:value-type="float">
            <text:p>30.879,09</text:p>
          </table:table-cell>
          <table:table-cell table:formula="of:=[.M57]-([.M$2]+[.M$3])*[.L56]*[.L$8]" office:value-type="float" office:value="24177.5271064913" calcext:value-type="float">
            <text:p>24.177,53</text:p>
          </table:table-cell>
          <table:table-cell table:formula="of:=[.M57]+[.O56]" office:value-type="float" office:value="1475891.60441267" calcext:value-type="float">
            <text:p>1.475.891,60</text:p>
          </table:table-cell>
          <table:table-cell table:formula="of:=[.N57]+[.P56]" office:value-type="float" office:value="1111228.80320691" calcext:value-type="float">
            <text:p>1.111.228,80</text:p>
          </table:table-cell>
          <table:table-cell table:formula="of:=[.M57]/3" office:value-type="float" office:value="10293.0302765512" calcext:value-type="float">
            <text:p>10.293,03</text:p>
          </table:table-cell>
          <table:table-cell table:formula="of:=[.N57]/3" office:value-type="float" office:value="8059.17570216376" calcext:value-type="float">
            <text:p>8.059,18</text:p>
          </table:table-cell>
          <table:table-cell table:formula="of:=[.S56]+[.N57]" office:value-type="float" office:value="1111228.80320691" calcext:value-type="float">
            <text:p>1.111.228,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7]*[.C$4]-[.B$7]" office:value-type="float" office:value="1313222.29476622" calcext:value-type="float">
            <text:p>1.313.222,29</text:p>
          </table:table-cell>
          <table:table-cell table:formula="of:=[.B$7]+[.C$2]*[.B57]" office:value-type="float" office:value="28987.847778911" calcext:value-type="float">
            <text:p>28.987,85</text:p>
          </table:table-cell>
          <table:table-cell table:formula="of:=[.C58]-([.C$2]+[.C$3])*[.B57]*[.B$8]" office:value-type="float" office:value="23403.5907660998" calcext:value-type="float">
            <text:p>23.403,59</text:p>
          </table:table-cell>
          <table:table-cell table:formula="of:=[.C58]+[.E57]" office:value-type="float" office:value="1421362.07232986" calcext:value-type="float">
            <text:p>1.421.362,07</text:p>
          </table:table-cell>
          <table:table-cell table:formula="of:=[.D58]+[.F57]" office:value-type="float" office:value="1102859.77219743" calcext:value-type="float">
            <text:p>1.102.859,77</text:p>
          </table:table-cell>
          <table:table-cell table:formula="of:=[.C58]/3" office:value-type="float" office:value="9662.61592630368" calcext:value-type="float">
            <text:p>9.662,62</text:p>
          </table:table-cell>
          <table:table-cell table:formula="of:=[.D58]/3" office:value-type="float" office:value="7801.19692203327" calcext:value-type="float">
            <text:p>7.801,20</text:p>
          </table:table-cell>
          <table:table-cell table:formula="of:=[.I57]+[.D58]" office:value-type="float" office:value="1102859.77219743" calcext:value-type="float">
            <text:p>1.102.859,7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L57]*[.M$4]-[.L$7]" office:value-type="float" office:value="1303606.01329685" calcext:value-type="float">
            <text:p>1.303.606,01</text:p>
          </table:table-cell>
          <table:table-cell table:formula="of:=[.L$7]+[.M$2]*[.L57]" office:value-type="float" office:value="30851.6079669945" calcext:value-type="float">
            <text:p>30.851,61</text:p>
          </table:table-cell>
          <table:table-cell table:formula="of:=[.M58]-([.M$2]+[.M$3])*[.L57]*[.L$8]" office:value-type="float" office:value="24205.6145921287" calcext:value-type="float">
            <text:p>24.205,61</text:p>
          </table:table-cell>
          <table:table-cell table:formula="of:=[.M58]+[.O57]" office:value-type="float" office:value="1506743.21237967" calcext:value-type="float">
            <text:p>1.506.743,21</text:p>
          </table:table-cell>
          <table:table-cell table:formula="of:=[.N58]+[.P57]" office:value-type="float" office:value="1135434.41779904" calcext:value-type="float">
            <text:p>1.135.434,42</text:p>
          </table:table-cell>
          <table:table-cell table:formula="of:=[.M58]/3" office:value-type="float" office:value="10283.8693223315" calcext:value-type="float">
            <text:p>10.283,87</text:p>
          </table:table-cell>
          <table:table-cell table:formula="of:=[.N58]/3" office:value-type="float" office:value="8068.53819737625" calcext:value-type="float">
            <text:p>8.068,54</text:p>
          </table:table-cell>
          <table:table-cell table:formula="of:=[.S57]+[.N58]" office:value-type="float" office:value="1135434.41779904" calcext:value-type="float">
            <text:p>1.135.434,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8]*[.C$4]-[.B$7]" office:value-type="float" office:value="1300680.76905237" calcext:value-type="float">
            <text:p>1.300.680,77</text:p>
          </table:table-cell>
          <table:table-cell table:formula="of:=[.B$7]+[.C$2]*[.B58]" office:value-type="float" office:value="28956.8043984312" calcext:value-type="float">
            <text:p>28.956,80</text:p>
          </table:table-cell>
          <table:table-cell table:formula="of:=[.C59]-([.C$2]+[.C$3])*[.B58]*[.B$8]" office:value-type="float" office:value="23424.8554817285" calcext:value-type="float">
            <text:p>23.424,86</text:p>
          </table:table-cell>
          <table:table-cell table:formula="of:=[.C59]+[.E58]" office:value-type="float" office:value="1450318.87672829" calcext:value-type="float">
            <text:p>1.450.318,88</text:p>
          </table:table-cell>
          <table:table-cell table:formula="of:=[.D59]+[.F58]" office:value-type="float" office:value="1126284.62767916" calcext:value-type="float">
            <text:p>1.126.284,63</text:p>
          </table:table-cell>
          <table:table-cell table:formula="of:=[.C59]/3" office:value-type="float" office:value="9652.2681328104" calcext:value-type="float">
            <text:p>9.652,27</text:p>
          </table:table-cell>
          <table:table-cell table:formula="of:=[.D59]/3" office:value-type="float" office:value="7808.28516057617" calcext:value-type="float">
            <text:p>7.808,29</text:p>
          </table:table-cell>
          <table:table-cell table:formula="of:=[.I58]+[.D59]" office:value-type="float" office:value="1126284.62767916" calcext:value-type="float">
            <text:p>1.126.284,6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L58]*[.M$4]-[.L$7]" office:value-type="float" office:value="1292336.32192775" calcext:value-type="float">
            <text:p>1.292.336,32</text:p>
          </table:table-cell>
          <table:table-cell table:formula="of:=[.L$7]+[.M$2]*[.L58]" office:value-type="float" office:value="30823.7815685523" calcext:value-type="float">
            <text:p>30.823,78</text:p>
          </table:table-cell>
          <table:table-cell table:formula="of:=[.M59]-([.M$2]+[.M$3])*[.L58]*[.L$8]" office:value-type="float" office:value="24234.0531713367" calcext:value-type="float">
            <text:p>24.234,05</text:p>
          </table:table-cell>
          <table:table-cell table:formula="of:=[.M59]+[.O58]" office:value-type="float" office:value="1537566.99394822" calcext:value-type="float">
            <text:p>1.537.566,99</text:p>
          </table:table-cell>
          <table:table-cell table:formula="of:=[.N59]+[.P58]" office:value-type="float" office:value="1159668.47097038" calcext:value-type="float">
            <text:p>1.159.668,47</text:p>
          </table:table-cell>
          <table:table-cell table:formula="of:=[.M59]/3" office:value-type="float" office:value="10274.5938561841" calcext:value-type="float">
            <text:p>10.274,59</text:p>
          </table:table-cell>
          <table:table-cell table:formula="of:=[.N59]/3" office:value-type="float" office:value="8078.0177237789" calcext:value-type="float">
            <text:p>8.078,02</text:p>
          </table:table-cell>
          <table:table-cell table:formula="of:=[.S58]+[.N59]" office:value-type="float" office:value="1159668.47097038" calcext:value-type="float">
            <text:p>1.159.668,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9]*[.C$4]-[.B$7]" office:value-type="float" office:value="1288013.82808137" calcext:value-type="float">
            <text:p>1.288.013,83</text:p>
          </table:table-cell>
          <table:table-cell table:formula="of:=[.B$7]+[.C$2]*[.B59]" office:value-type="float" office:value="28925.4505841466" calcext:value-type="float">
            <text:p>28.925,45</text:p>
          </table:table-cell>
          <table:table-cell table:formula="of:=[.C60]-([.C$2]+[.C$3])*[.B59]*[.B$8]" office:value-type="float" office:value="23446.3328445135" calcext:value-type="float">
            <text:p>23.446,33</text:p>
          </table:table-cell>
          <table:table-cell table:formula="of:=[.C60]+[.E59]" office:value-type="float" office:value="1479244.32731244" calcext:value-type="float">
            <text:p>1.479.244,33</text:p>
          </table:table-cell>
          <table:table-cell table:formula="of:=[.D60]+[.F59]" office:value-type="float" office:value="1149730.96052367" calcext:value-type="float">
            <text:p>1.149.730,96</text:p>
          </table:table-cell>
          <table:table-cell table:formula="of:=[.C60]/3" office:value-type="float" office:value="9641.81686138219" calcext:value-type="float">
            <text:p>9.641,82</text:p>
          </table:table-cell>
          <table:table-cell table:formula="of:=[.D60]/3" office:value-type="float" office:value="7815.44428150449" calcext:value-type="float">
            <text:p>7.815,44</text:p>
          </table:table-cell>
          <table:table-cell table:formula="of:=[.I59]+[.D60]" office:value-type="float" office:value="1149730.96052367" calcext:value-type="float">
            <text:p>1.149.730,9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59]*[.M$4]-[.L$7]" office:value-type="float" office:value="1280925.75941653" calcext:value-type="float">
            <text:p>1.280.925,76</text:p>
          </table:table-cell>
          <table:table-cell table:formula="of:=[.L$7]+[.M$2]*[.L59]" office:value-type="float" office:value="30795.6073401295" calcext:value-type="float">
            <text:p>30.795,61</text:p>
          </table:table-cell>
          <table:table-cell table:formula="of:=[.M60]-([.M$2]+[.M$3])*[.L59]*[.L$8]" office:value-type="float" office:value="24262.8472327847" calcext:value-type="float">
            <text:p>24.262,85</text:p>
          </table:table-cell>
          <table:table-cell table:formula="of:=[.M60]+[.O59]" office:value-type="float" office:value="1568362.60128835" calcext:value-type="float">
            <text:p>1.568.362,60</text:p>
          </table:table-cell>
          <table:table-cell table:formula="of:=[.N60]+[.P59]" office:value-type="float" office:value="1183931.31820316" calcext:value-type="float">
            <text:p>1.183.931,32</text:p>
          </table:table-cell>
          <table:table-cell table:formula="of:=[.M60]/3" office:value-type="float" office:value="10265.2024467098" calcext:value-type="float">
            <text:p>10.265,20</text:p>
          </table:table-cell>
          <table:table-cell table:formula="of:=[.N60]/3" office:value-type="float" office:value="8087.61574426158" calcext:value-type="float">
            <text:p>8.087,62</text:p>
          </table:table-cell>
          <table:table-cell table:formula="of:=[.S59]+[.N60]" office:value-type="float" office:value="1183931.31820316" calcext:value-type="float">
            <text:p>1.183.931,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60]*[.C$4]-[.B$7]" office:value-type="float" office:value="1275220.21770067" calcext:value-type="float">
            <text:p>1.275.220,22</text:p>
          </table:table-cell>
          <table:table-cell table:formula="of:=[.B$7]+[.C$2]*[.B60]" office:value-type="float" office:value="28893.7832317191" calcext:value-type="float">
            <text:p>28.893,78</text:p>
          </table:table-cell>
          <table:table-cell table:formula="of:=[.C61]-([.C$2]+[.C$3])*[.B60]*[.B$8]" office:value-type="float" office:value="23468.0249809263" calcext:value-type="float">
            <text:p>23.468,02</text:p>
          </table:table-cell>
          <table:table-cell table:formula="of:=[.C61]+[.E60]" office:value-type="float" office:value="1508138.11054416" calcext:value-type="float">
            <text:p>1.508.138,11</text:p>
          </table:table-cell>
          <table:table-cell table:formula="of:=[.D61]+[.F60]" office:value-type="float" office:value="1173198.9855046" calcext:value-type="float">
            <text:p>1.173.198,99</text:p>
          </table:table-cell>
          <table:table-cell table:formula="of:=[.C61]/3" office:value-type="float" office:value="9631.26107723969" calcext:value-type="float">
            <text:p>9.631,26</text:p>
          </table:table-cell>
          <table:table-cell table:formula="of:=[.D61]/3" office:value-type="float" office:value="7822.6749936421" calcext:value-type="float">
            <text:p>7.822,67</text:p>
          </table:table-cell>
          <table:table-cell table:formula="of:=[.I60]+[.D61]" office:value-type="float" office:value="1173198.9855046" calcext:value-type="float">
            <text:p>1.173.198,9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L60]*[.M$4]-[.L$7]" office:value-type="float" office:value="1269372.56487393" calcext:value-type="float">
            <text:p>1.269.372,56</text:p>
          </table:table-cell>
          <table:table-cell table:formula="of:=[.L$7]+[.M$2]*[.L60]" office:value-type="float" office:value="30767.0809338515" calcext:value-type="float">
            <text:p>30.767,08</text:p>
          </table:table-cell>
          <table:table-cell table:formula="of:=[.M61]-([.M$2]+[.M$3])*[.L60]*[.L$8]" office:value-type="float" office:value="24292.0012200009" calcext:value-type="float">
            <text:p>24.292,00</text:p>
          </table:table-cell>
          <table:table-cell table:formula="of:=[.M61]+[.O60]" office:value-type="float" office:value="1599129.6822222" calcext:value-type="float">
            <text:p>1.599.129,68</text:p>
          </table:table-cell>
          <table:table-cell table:formula="of:=[.N61]+[.P60]" office:value-type="float" office:value="1208223.31942317" calcext:value-type="float">
            <text:p>1.208.223,32</text:p>
          </table:table-cell>
          <table:table-cell table:formula="of:=[.M61]/3" office:value-type="float" office:value="10255.6936446172" calcext:value-type="float">
            <text:p>10.255,69</text:p>
          </table:table-cell>
          <table:table-cell table:formula="of:=[.N61]/3" office:value-type="float" office:value="8097.3337400003" calcext:value-type="float">
            <text:p>8.097,33</text:p>
          </table:table-cell>
          <table:table-cell table:formula="of:=[.S60]+[.N61]" office:value-type="float" office:value="1208223.31942317" calcext:value-type="float">
            <text:p>1.208.223,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61]*[.C$4]-[.B$7]" office:value-type="float" office:value="1262298.67121616" calcext:value-type="float">
            <text:p>1.262.298,67</text:p>
          </table:table-cell>
          <table:table-cell table:formula="of:=[.B$7]+[.C$2]*[.B61]" office:value-type="float" office:value="28861.7992057673" calcext:value-type="float">
            <text:p>28.861,80</text:p>
          </table:table-cell>
          <table:table-cell table:formula="of:=[.C62]-([.C$2]+[.C$3])*[.B61]*[.B$8]" office:value-type="float" office:value="23489.9340387032" calcext:value-type="float">
            <text:p>23.489,93</text:p>
          </table:table-cell>
          <table:table-cell table:formula="of:=[.C62]+[.E61]" office:value-type="float" office:value="1536999.90974992" calcext:value-type="float">
            <text:p>1.536.999,91</text:p>
          </table:table-cell>
          <table:table-cell table:formula="of:=[.D62]+[.F61]" office:value-type="float" office:value="1196688.9195433" calcext:value-type="float">
            <text:p>1.196.688,92</text:p>
          </table:table-cell>
          <table:table-cell table:formula="of:=[.C62]/3" office:value-type="float" office:value="9620.59973525578" calcext:value-type="float">
            <text:p>9.620,60</text:p>
          </table:table-cell>
          <table:table-cell table:formula="of:=[.D62]/3" office:value-type="float" office:value="7829.97801290108" calcext:value-type="float">
            <text:p>7.829,98</text:p>
          </table:table-cell>
          <table:table-cell table:formula="of:=[.I61]+[.D62]" office:value-type="float" office:value="1196688.9195433" calcext:value-type="float">
            <text:p>1.196.688,9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L61]*[.M$4]-[.L$7]" office:value-type="float" office:value="1257674.95539954" calcext:value-type="float">
            <text:p>1.257.674,96</text:p>
          </table:table-cell>
          <table:table-cell table:formula="of:=[.L$7]+[.M$2]*[.L61]" office:value-type="float" office:value="30738.197947495" calcext:value-type="float">
            <text:p>30.738,20</text:p>
          </table:table-cell>
          <table:table-cell table:formula="of:=[.M62]-([.M$2]+[.M$3])*[.L61]*[.L$8]" office:value-type="float" office:value="24321.5196320573" calcext:value-type="float">
            <text:p>24.321,52</text:p>
          </table:table-cell>
          <table:table-cell table:formula="of:=[.M62]+[.O61]" office:value-type="float" office:value="1629867.88016969" calcext:value-type="float">
            <text:p>1.629.867,88</text:p>
          </table:table-cell>
          <table:table-cell table:formula="of:=[.N62]+[.P61]" office:value-type="float" office:value="1232544.83905522" calcext:value-type="float">
            <text:p>1.232.544,84</text:p>
          </table:table-cell>
          <table:table-cell table:formula="of:=[.M62]/3" office:value-type="float" office:value="10246.0659824983" calcext:value-type="float">
            <text:p>10.246,07</text:p>
          </table:table-cell>
          <table:table-cell table:formula="of:=[.N62]/3" office:value-type="float" office:value="8107.17321068575" calcext:value-type="float">
            <text:p>8.107,17</text:p>
          </table:table-cell>
          <table:table-cell table:formula="of:=[.S61]+[.N62]" office:value-type="float" office:value="1232544.83905522" calcext:value-type="float">
            <text:p>1.232.544,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62]*[.C$4]-[.B$7]" office:value-type="float" office:value="1249247.90926681" calcext:value-type="float">
            <text:p>1.249.247,91</text:p>
          </table:table-cell>
          <table:table-cell table:formula="of:=[.B$7]+[.C$2]*[.B62]" office:value-type="float" office:value="28829.4953395561" calcext:value-type="float">
            <text:p>28.829,50</text:p>
          </table:table-cell>
          <table:table-cell table:formula="of:=[.C63]-([.C$2]+[.C$3])*[.B62]*[.B$8]" office:value-type="float" office:value="23512.062187058" calcext:value-type="float">
            <text:p>23.512,06</text:p>
          </table:table-cell>
          <table:table-cell table:formula="of:=[.C63]+[.E62]" office:value-type="float" office:value="1565829.40508948" calcext:value-type="float">
            <text:p>1.565.829,41</text:p>
          </table:table-cell>
          <table:table-cell table:formula="of:=[.D63]+[.F62]" office:value-type="float" office:value="1220200.98173036" calcext:value-type="float">
            <text:p>1.220.200,98</text:p>
          </table:table-cell>
          <table:table-cell table:formula="of:=[.C63]/3" office:value-type="float" office:value="9609.83177985202" calcext:value-type="float">
            <text:p>9.609,83</text:p>
          </table:table-cell>
          <table:table-cell table:formula="of:=[.D63]/3" office:value-type="float" office:value="7837.35406235266" calcext:value-type="float">
            <text:p>7.837,35</text:p>
          </table:table-cell>
          <table:table-cell table:formula="of:=[.I62]+[.D63]" office:value-type="float" office:value="1220200.98173036" calcext:value-type="float">
            <text:p>1.220.200,9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L62]*[.M$4]-[.L$7]" office:value-type="float" office:value="1245831.12580673" calcext:value-type="float">
            <text:p>1.245.831,13</text:p>
          </table:table-cell>
          <table:table-cell table:formula="of:=[.L$7]+[.M$2]*[.L62]" office:value-type="float" office:value="30708.953923809" calcext:value-type="float">
            <text:p>30.708,95</text:p>
          </table:table-cell>
          <table:table-cell table:formula="of:=[.M63]-([.M$2]+[.M$3])*[.L62]*[.L$8]" office:value-type="float" office:value="24351.4070242643" calcext:value-type="float">
            <text:p>24.351,41</text:p>
          </table:table-cell>
          <table:table-cell table:formula="of:=[.M63]+[.O62]" office:value-type="float" office:value="1660576.8340935" calcext:value-type="float">
            <text:p>1.660.576,83</text:p>
          </table:table-cell>
          <table:table-cell table:formula="of:=[.N63]+[.P62]" office:value-type="float" office:value="1256896.24607949" calcext:value-type="float">
            <text:p>1.256.896,25</text:p>
          </table:table-cell>
          <table:table-cell table:formula="of:=[.M63]/3" office:value-type="float" office:value="10236.317974603" calcext:value-type="float">
            <text:p>10.236,32</text:p>
          </table:table-cell>
          <table:table-cell table:formula="of:=[.N63]/3" office:value-type="float" office:value="8117.13567475477" calcext:value-type="float">
            <text:p>8.117,14</text:p>
          </table:table-cell>
          <table:table-cell table:formula="of:=[.S62]+[.N63]" office:value-type="float" office:value="1256896.24607949" calcext:value-type="float">
            <text:p>1.256.896,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63]*[.C$4]-[.B$7]" office:value-type="float" office:value="1236066.63969796" calcext:value-type="float">
            <text:p>1.236.066,64</text:p>
          </table:table-cell>
          <table:table-cell table:formula="of:=[.B$7]+[.C$2]*[.B63]" office:value-type="float" office:value="28796.8684346827" calcext:value-type="float">
            <text:p>28.796,87</text:p>
          </table:table-cell>
          <table:table-cell table:formula="of:=[.C64]-([.C$2]+[.C$3])*[.B63]*[.B$8]" office:value-type="float" office:value="23534.4116168962" calcext:value-type="float">
            <text:p>23.534,41</text:p>
          </table:table-cell>
          <table:table-cell table:formula="of:=[.C64]+[.E63]" office:value-type="float" office:value="1594626.27352416" calcext:value-type="float">
            <text:p>1.594.626,27</text:p>
          </table:table-cell>
          <table:table-cell table:formula="of:=[.D64]+[.F63]" office:value-type="float" office:value="1243735.39334726" calcext:value-type="float">
            <text:p>1.243.735,39</text:p>
          </table:table-cell>
          <table:table-cell table:formula="of:=[.C64]/3" office:value-type="float" office:value="9598.95614489422" calcext:value-type="float">
            <text:p>9.598,96</text:p>
          </table:table-cell>
          <table:table-cell table:formula="of:=[.D64]/3" office:value-type="float" office:value="7844.80387229875" calcext:value-type="float">
            <text:p>7.844,80</text:p>
          </table:table-cell>
          <table:table-cell table:formula="of:=[.I63]+[.D64]" office:value-type="float" office:value="1243735.39334726" calcext:value-type="float">
            <text:p>1.243.735,3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L63]*[.M$4]-[.L$7]" office:value-type="float" office:value="1233839.248344" calcext:value-type="float">
            <text:p>1.233.839,25</text:p>
          </table:table-cell>
          <table:table-cell table:formula="of:=[.L$7]+[.M$2]*[.L63]" office:value-type="float" office:value="30679.344349827" calcext:value-type="float">
            <text:p>30.679,34</text:p>
          </table:table-cell>
          <table:table-cell table:formula="of:=[.M64]-([.M$2]+[.M$3])*[.L63]*[.L$8]" office:value-type="float" office:value="24381.668008874" calcext:value-type="float">
            <text:p>24.381,67</text:p>
          </table:table-cell>
          <table:table-cell table:formula="of:=[.M64]+[.O63]" office:value-type="float" office:value="1691256.17844333" calcext:value-type="float">
            <text:p>1.691.256,18</text:p>
          </table:table-cell>
          <table:table-cell table:formula="of:=[.N64]+[.P63]" office:value-type="float" office:value="1281277.91408836" calcext:value-type="float">
            <text:p>1.281.277,91</text:p>
          </table:table-cell>
          <table:table-cell table:formula="of:=[.M64]/3" office:value-type="float" office:value="10226.448116609" calcext:value-type="float">
            <text:p>10.226,45</text:p>
          </table:table-cell>
          <table:table-cell table:formula="of:=[.N64]/3" office:value-type="float" office:value="8127.22266962465" calcext:value-type="float">
            <text:p>8.127,22</text:p>
          </table:table-cell>
          <table:table-cell table:formula="of:=[.S63]+[.N64]" office:value-type="float" office:value="1281277.91408836" calcext:value-type="float">
            <text:p>1.281.277,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64]*[.C$4]-[.B$7]" office:value-type="float" office:value="1222753.55743343" calcext:value-type="float">
            <text:p>1.222.753,56</text:p>
          </table:table-cell>
          <table:table-cell table:formula="of:=[.B$7]+[.C$2]*[.B64]" office:value-type="float" office:value="28763.9152607605" calcext:value-type="float">
            <text:p>28.763,92</text:p>
          </table:table-cell>
          <table:table-cell table:formula="of:=[.C65]-([.C$2]+[.C$3])*[.B64]*[.B$8]" office:value-type="float" office:value="23556.9845410329" calcext:value-type="float">
            <text:p>23.556,98</text:p>
          </table:table-cell>
          <table:table-cell table:formula="of:=[.C65]+[.E64]" office:value-type="float" office:value="1623390.18878492" calcext:value-type="float">
            <text:p>1.623.390,19</text:p>
          </table:table-cell>
          <table:table-cell table:formula="of:=[.D65]+[.F64]" office:value-type="float" office:value="1267292.37788829" calcext:value-type="float">
            <text:p>1.267.292,38</text:p>
          </table:table-cell>
          <table:table-cell table:formula="of:=[.C65]/3" office:value-type="float" office:value="9587.97175358685" calcext:value-type="float">
            <text:p>9.587,97</text:p>
          </table:table-cell>
          <table:table-cell table:formula="of:=[.D65]/3" office:value-type="float" office:value="7852.3281803443" calcext:value-type="float">
            <text:p>7.852,33</text:p>
          </table:table-cell>
          <table:table-cell table:formula="of:=[.I64]+[.D65]" office:value-type="float" office:value="1267292.37788829" calcext:value-type="float">
            <text:p>1.267.292,3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L64]*[.M$4]-[.L$7]" office:value-type="float" office:value="1221697.47241299" calcext:value-type="float">
            <text:p>1.221.697,47</text:p>
          </table:table-cell>
          <table:table-cell table:formula="of:=[.L$7]+[.M$2]*[.L64]" office:value-type="float" office:value="30649.3646561701" calcext:value-type="float">
            <text:p>30.649,36</text:p>
          </table:table-cell>
          <table:table-cell table:formula="of:=[.M65]-([.M$2]+[.M$3])*[.L64]*[.L$8]" office:value-type="float" office:value="24412.3072557912" calcext:value-type="float">
            <text:p>24.412,31</text:p>
          </table:table-cell>
          <table:table-cell table:formula="of:=[.M65]+[.O64]" office:value-type="float" office:value="1721905.5430995" calcext:value-type="float">
            <text:p>1.721.905,54</text:p>
          </table:table-cell>
          <table:table-cell table:formula="of:=[.N65]+[.P64]" office:value-type="float" office:value="1305690.22134415" calcext:value-type="float">
            <text:p>1.305.690,22</text:p>
          </table:table-cell>
          <table:table-cell table:formula="of:=[.M65]/3" office:value-type="float" office:value="10216.4548853901" calcext:value-type="float">
            <text:p>10.216,45</text:p>
          </table:table-cell>
          <table:table-cell table:formula="of:=[.N65]/3" office:value-type="float" office:value="8137.43575193041" calcext:value-type="float">
            <text:p>8.137,44</text:p>
          </table:table-cell>
          <table:table-cell table:formula="of:=[.S64]+[.N65]" office:value-type="float" office:value="1305690.22134415" calcext:value-type="float">
            <text:p>1.305.690,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5]*[.C$4]-[.B$7]" office:value-type="float" office:value="1209307.34434624" calcext:value-type="float">
            <text:p>1.209.307,34</text:p>
          </table:table-cell>
          <table:table-cell table:formula="of:=[.B$7]+[.C$2]*[.B65]" office:value-type="float" office:value="28730.6325550992" calcext:value-type="float">
            <text:p>28.730,63</text:p>
          </table:table-cell>
          <table:table-cell table:formula="of:=[.C66]-([.C$2]+[.C$3])*[.B65]*[.B$8]" office:value-type="float" office:value="23579.7831944109" calcext:value-type="float">
            <text:p>23.579,78</text:p>
          </table:table-cell>
          <table:table-cell table:formula="of:=[.C66]+[.E65]" office:value-type="float" office:value="1652120.82134002" calcext:value-type="float">
            <text:p>1.652.120,82</text:p>
          </table:table-cell>
          <table:table-cell table:formula="of:=[.D66]+[.F65]" office:value-type="float" office:value="1290872.1610827" calcext:value-type="float">
            <text:p>1.290.872,16</text:p>
          </table:table-cell>
          <table:table-cell table:formula="of:=[.C66]/3" office:value-type="float" office:value="9576.8775183664" calcext:value-type="float">
            <text:p>9.576,88</text:p>
          </table:table-cell>
          <table:table-cell table:formula="of:=[.D66]/3" office:value-type="float" office:value="7859.9277314703" calcext:value-type="float">
            <text:p>7.859,93</text:p>
          </table:table-cell>
          <table:table-cell table:formula="of:=[.I65]+[.D66]" office:value-type="float" office:value="1290872.1610827" calcext:value-type="float">
            <text:p>1.290.872,1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L65]*[.M$4]-[.L$7]" office:value-type="float" office:value="1209403.92428284" calcext:value-type="float">
            <text:p>1.209.403,92</text:p>
          </table:table-cell>
          <table:table-cell table:formula="of:=[.L$7]+[.M$2]*[.L65]" office:value-type="float" office:value="30619.0102163426" calcext:value-type="float">
            <text:p>30.619,01</text:p>
          </table:table-cell>
          <table:table-cell table:formula="of:=[.M66]-([.M$2]+[.M$3])*[.L65]*[.L$8]" office:value-type="float" office:value="24443.329493295" calcext:value-type="float">
            <text:p>24.443,33</text:p>
          </table:table-cell>
          <table:table-cell table:formula="of:=[.M66]+[.O65]" office:value-type="float" office:value="1752524.55331584" calcext:value-type="float">
            <text:p>1.752.524,55</text:p>
          </table:table-cell>
          <table:table-cell table:formula="of:=[.N66]+[.P65]" office:value-type="float" office:value="1330133.55083745" calcext:value-type="float">
            <text:p>1.330.133,55</text:p>
          </table:table-cell>
          <table:table-cell table:formula="of:=[.M66]/3" office:value-type="float" office:value="10206.3367387809" calcext:value-type="float">
            <text:p>10.206,34</text:p>
          </table:table-cell>
          <table:table-cell table:formula="of:=[.N66]/3" office:value-type="float" office:value="8147.77649776498" calcext:value-type="float">
            <text:p>8.147,78</text:p>
          </table:table-cell>
          <table:table-cell table:formula="of:=[.S65]+[.N66]" office:value-type="float" office:value="1330133.55083745" calcext:value-type="float">
            <text:p>1.330.133,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6]*[.C$4]-[.B$7]" office:value-type="float" office:value="1195726.66912819" calcext:value-type="float">
            <text:p>1.195.726,67</text:p>
          </table:table-cell>
          <table:table-cell table:formula="of:=[.B$7]+[.C$2]*[.B66]" office:value-type="float" office:value="28697.0170223813" calcext:value-type="float">
            <text:p>28.697,02</text:p>
          </table:table-cell>
          <table:table-cell table:formula="of:=[.C67]-([.C$2]+[.C$3])*[.B66]*[.B$8]" office:value-type="float" office:value="23602.8098343227" calcext:value-type="float">
            <text:p>23.602,81</text:p>
          </table:table-cell>
          <table:table-cell table:formula="of:=[.C67]+[.E66]" office:value-type="float" office:value="1680817.8383624" calcext:value-type="float">
            <text:p>1.680.817,84</text:p>
          </table:table-cell>
          <table:table-cell table:formula="of:=[.D67]+[.F66]" office:value-type="float" office:value="1314474.97091702" calcext:value-type="float">
            <text:p>1.314.474,97</text:p>
          </table:table-cell>
          <table:table-cell table:formula="of:=[.C67]/3" office:value-type="float" office:value="9565.67234079375" calcext:value-type="float">
            <text:p>9.565,67</text:p>
          </table:table-cell>
          <table:table-cell table:formula="of:=[.D67]/3" office:value-type="float" office:value="7867.60327810757" calcext:value-type="float">
            <text:p>7.867,60</text:p>
          </table:table-cell>
          <table:table-cell table:formula="of:=[.I66]+[.D67]" office:value-type="float" office:value="1314474.97091702" calcext:value-type="float">
            <text:p>1.314.474,9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L66]*[.M$4]-[.L$7]" office:value-type="float" office:value="1196956.70680107" calcext:value-type="float">
            <text:p>1.196.956,71</text:p>
          </table:table-cell>
          <table:table-cell table:formula="of:=[.L$7]+[.M$2]*[.L66]" office:value-type="float" office:value="30588.2763460173" calcext:value-type="float">
            <text:p>30.588,28</text:p>
          </table:table-cell>
          <table:table-cell table:formula="of:=[.M67]-([.M$2]+[.M$3])*[.L66]*[.L$8]" office:value-type="float" office:value="24474.7395087675" calcext:value-type="float">
            <text:p>24.474,74</text:p>
          </table:table-cell>
          <table:table-cell table:formula="of:=[.M67]+[.O66]" office:value-type="float" office:value="1783112.82966186" calcext:value-type="float">
            <text:p>1.783.112,83</text:p>
          </table:table-cell>
          <table:table-cell table:formula="of:=[.N67]+[.P66]" office:value-type="float" office:value="1354608.29034621" calcext:value-type="float">
            <text:p>1.354.608,29</text:p>
          </table:table-cell>
          <table:table-cell table:formula="of:=[.M67]/3" office:value-type="float" office:value="10196.0921153391" calcext:value-type="float">
            <text:p>10.196,09</text:p>
          </table:table-cell>
          <table:table-cell table:formula="of:=[.N67]/3" office:value-type="float" office:value="8158.24650292249" calcext:value-type="float">
            <text:p>8.158,25</text:p>
          </table:table-cell>
          <table:table-cell table:formula="of:=[.S66]+[.N67]" office:value-type="float" office:value="1354608.29034621" calcext:value-type="float">
            <text:p>1.354.608,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7]*[.C$4]-[.B$7]" office:value-type="float" office:value="1182010.18715796" calcext:value-type="float">
            <text:p>1.182.010,19</text:p>
          </table:table-cell>
          <table:table-cell table:formula="of:=[.B$7]+[.C$2]*[.B67]" office:value-type="float" office:value="28663.0653343361" calcext:value-type="float">
            <text:p>28.663,07</text:p>
          </table:table-cell>
          <table:table-cell table:formula="of:=[.C68]-([.C$2]+[.C$3])*[.B67]*[.B$8]" office:value-type="float" office:value="23626.0667406336" calcext:value-type="float">
            <text:p>23.626,07</text:p>
          </table:table-cell>
          <table:table-cell table:formula="of:=[.C68]+[.E67]" office:value-type="float" office:value="1709480.90369674" calcext:value-type="float">
            <text:p>1.709.480,90</text:p>
          </table:table-cell>
          <table:table-cell table:formula="of:=[.D68]+[.F67]" office:value-type="float" office:value="1338101.03765766" calcext:value-type="float">
            <text:p>1.338.101,04</text:p>
          </table:table-cell>
          <table:table-cell table:formula="of:=[.C68]/3" office:value-type="float" office:value="9554.35511144538" calcext:value-type="float">
            <text:p>9.554,36</text:p>
          </table:table-cell>
          <table:table-cell table:formula="of:=[.D68]/3" office:value-type="float" office:value="7875.35558021121" calcext:value-type="float">
            <text:p>7.875,36</text:p>
          </table:table-cell>
          <table:table-cell table:formula="of:=[.I67]+[.D68]" office:value-type="float" office:value="1338101.03765766" calcext:value-type="float">
            <text:p>1.338.101,0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L67]*[.M$4]-[.L$7]" office:value-type="float" office:value="1184353.89910077" calcext:value-type="float">
            <text:p>1.184.353,90</text:p>
          </table:table-cell>
          <table:table-cell table:formula="of:=[.L$7]+[.M$2]*[.L67]" office:value-type="float" office:value="30557.1583023128" calcext:value-type="float">
            <text:p>30.557,16</text:p>
          </table:table-cell>
          <table:table-cell table:formula="of:=[.M68]-([.M$2]+[.M$3])*[.L67]*[.L$8]" office:value-type="float" office:value="24506.5421494334" calcext:value-type="float">
            <text:p>24.506,54</text:p>
          </table:table-cell>
          <table:table-cell table:formula="of:=[.M68]+[.O67]" office:value-type="float" office:value="1813669.98796417" calcext:value-type="float">
            <text:p>1.813.669,99</text:p>
          </table:table-cell>
          <table:table-cell table:formula="of:=[.N68]+[.P67]" office:value-type="float" office:value="1379114.83249565" calcext:value-type="float">
            <text:p>1.379.114,83</text:p>
          </table:table-cell>
          <table:table-cell table:formula="of:=[.M68]/3" office:value-type="float" office:value="10185.7194341043" calcext:value-type="float">
            <text:p>10.185,72</text:p>
          </table:table-cell>
          <table:table-cell table:formula="of:=[.N68]/3" office:value-type="float" office:value="8168.84738314447" calcext:value-type="float">
            <text:p>8.168,85</text:p>
          </table:table-cell>
          <table:table-cell table:formula="of:=[.S67]+[.N68]" office:value-type="float" office:value="1379114.83249565" calcext:value-type="float">
            <text:p>1.379.114,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8]*[.C$4]-[.B$7]" office:value-type="float" office:value="1168156.54036802" calcext:value-type="float">
            <text:p>1.168.156,54</text:p>
          </table:table-cell>
          <table:table-cell table:formula="of:=[.B$7]+[.C$2]*[.B68]" office:value-type="float" office:value="28628.7741294105" calcext:value-type="float">
            <text:p>28.628,77</text:p>
          </table:table-cell>
          <table:table-cell table:formula="of:=[.C69]-([.C$2]+[.C$3])*[.B68]*[.B$8]" office:value-type="float" office:value="23649.5562160076" calcext:value-type="float">
            <text:p>23.649,56</text:p>
          </table:table-cell>
          <table:table-cell table:formula="of:=[.C69]+[.E68]" office:value-type="float" office:value="1738109.67782615" calcext:value-type="float">
            <text:p>1.738.109,68</text:p>
          </table:table-cell>
          <table:table-cell table:formula="of:=[.D69]+[.F68]" office:value-type="float" office:value="1361750.59387366" calcext:value-type="float">
            <text:p>1.361.750,59</text:p>
          </table:table-cell>
          <table:table-cell table:formula="of:=[.C69]/3" office:value-type="float" office:value="9542.92470980351" calcext:value-type="float">
            <text:p>9.542,92</text:p>
          </table:table-cell>
          <table:table-cell table:formula="of:=[.D69]/3" office:value-type="float" office:value="7883.18540533588" calcext:value-type="float">
            <text:p>7.883,19</text:p>
          </table:table-cell>
          <table:table-cell table:formula="of:=[.I68]+[.D69]" office:value-type="float" office:value="1361750.59387366" calcext:value-type="float">
            <text:p>1.361.750,5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L68]*[.M$4]-[.L$7]" office:value-type="float" office:value="1171593.55630422" calcext:value-type="float">
            <text:p>1.171.593,56</text:p>
          </table:table-cell>
          <table:table-cell table:formula="of:=[.L$7]+[.M$2]*[.L68]" office:value-type="float" office:value="30525.6512830621" calcext:value-type="float">
            <text:p>30.525,65</text:p>
          </table:table-cell>
          <table:table-cell table:formula="of:=[.M69]-([.M$2]+[.M$3])*[.L68]*[.L$8]" office:value-type="float" office:value="24538.7423231077" calcext:value-type="float">
            <text:p>24.538,74</text:p>
          </table:table-cell>
          <table:table-cell table:formula="of:=[.M69]+[.O68]" office:value-type="float" office:value="1844195.63924723" calcext:value-type="float">
            <text:p>1.844.195,64</text:p>
          </table:table-cell>
          <table:table-cell table:formula="of:=[.N69]+[.P68]" office:value-type="float" office:value="1403653.57481876" calcext:value-type="float">
            <text:p>1.403.653,57</text:p>
          </table:table-cell>
          <table:table-cell table:formula="of:=[.M69]/3" office:value-type="float" office:value="10175.217094354" calcext:value-type="float">
            <text:p>10.175,22</text:p>
          </table:table-cell>
          <table:table-cell table:formula="of:=[.N69]/3" office:value-type="float" office:value="8179.58077436922" calcext:value-type="float">
            <text:p>8.179,58</text:p>
          </table:table-cell>
          <table:table-cell table:formula="of:=[.S68]+[.N69]" office:value-type="float" office:value="1403653.57481876" calcext:value-type="float">
            <text:p>1.403.653,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9]*[.C$4]-[.B$7]" office:value-type="float" office:value="1154164.35711019" calcext:value-type="float">
            <text:p>1.154.164,36</text:p>
          </table:table-cell>
          <table:table-cell table:formula="of:=[.B$7]+[.C$2]*[.B69]" office:value-type="float" office:value="28594.1400124357" calcext:value-type="float">
            <text:p>28.594,14</text:p>
          </table:table-cell>
          <table:table-cell table:formula="of:=[.C70]-([.C$2]+[.C$3])*[.B69]*[.B$8]" office:value-type="float" office:value="23673.2805861354" calcext:value-type="float">
            <text:p>23.673,28</text:p>
          </table:table-cell>
          <table:table-cell table:formula="of:=[.C70]+[.E69]" office:value-type="float" office:value="1766703.81783859" calcext:value-type="float">
            <text:p>1.766.703,82</text:p>
          </table:table-cell>
          <table:table-cell table:formula="of:=[.D70]+[.F69]" office:value-type="float" office:value="1385423.8744598" calcext:value-type="float">
            <text:p>1.385.423,87</text:p>
          </table:table-cell>
          <table:table-cell table:formula="of:=[.C70]/3" office:value-type="float" office:value="9531.38000414523" calcext:value-type="float">
            <text:p>9.531,38</text:p>
          </table:table-cell>
          <table:table-cell table:formula="of:=[.D70]/3" office:value-type="float" office:value="7891.09352871181" calcext:value-type="float">
            <text:p>7.891,09</text:p>
          </table:table-cell>
          <table:table-cell table:formula="of:=[.I69]+[.D70]" office:value-type="float" office:value="1385423.8744598" calcext:value-type="float">
            <text:p>1.385.423,8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L69]*[.M$4]-[.L$7]" office:value-type="float" office:value="1158673.70922272" calcext:value-type="float">
            <text:p>1.158.673,71</text:p>
          </table:table-cell>
          <table:table-cell table:formula="of:=[.L$7]+[.M$2]*[.L69]" office:value-type="float" office:value="30493.7504260707" calcext:value-type="float">
            <text:p>30.493,75</text:p>
          </table:table-cell>
          <table:table-cell table:formula="of:=[.M70]-([.M$2]+[.M$3])*[.L69]*[.L$8]" office:value-type="float" office:value="24571.3449989528" calcext:value-type="float">
            <text:p>24.571,34</text:p>
          </table:table-cell>
          <table:table-cell table:formula="of:=[.M70]+[.O69]" office:value-type="float" office:value="1874689.38967331" calcext:value-type="float">
            <text:p>1.874.689,39</text:p>
          </table:table-cell>
          <table:table-cell table:formula="of:=[.N70]+[.P69]" office:value-type="float" office:value="1428224.91981771" calcext:value-type="float">
            <text:p>1.428.224,92</text:p>
          </table:table-cell>
          <table:table-cell table:formula="of:=[.M70]/3" office:value-type="float" office:value="10164.5834753569" calcext:value-type="float">
            <text:p>10.164,58</text:p>
          </table:table-cell>
          <table:table-cell table:formula="of:=[.N70]/3" office:value-type="float" office:value="8190.44833298428" calcext:value-type="float">
            <text:p>8.190,45</text:p>
          </table:table-cell>
          <table:table-cell table:formula="of:=[.S69]+[.N70]" office:value-type="float" office:value="1428224.91981771" calcext:value-type="float">
            <text:p>1.428.224,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70]*[.C$4]-[.B$7]" office:value-type="float" office:value="1140032.25201977" calcext:value-type="float">
            <text:p>1.140.032,25</text:p>
          </table:table-cell>
          <table:table-cell table:formula="of:=[.B$7]+[.C$2]*[.B70]" office:value-type="float" office:value="28559.1595542911" calcext:value-type="float">
            <text:p>28.559,16</text:p>
          </table:table-cell>
          <table:table-cell table:formula="of:=[.C71]-([.C$2]+[.C$3])*[.B70]*[.B$8]" office:value-type="float" office:value="23697.2421999645" calcext:value-type="float">
            <text:p>23.697,24</text:p>
          </table:table-cell>
          <table:table-cell table:formula="of:=[.C71]+[.E70]" office:value-type="float" office:value="1795262.97739288" calcext:value-type="float">
            <text:p>1.795.262,98</text:p>
          </table:table-cell>
          <table:table-cell table:formula="of:=[.D71]+[.F70]" office:value-type="float" office:value="1409121.11665976" calcext:value-type="float">
            <text:p>1.409.121,12</text:p>
          </table:table-cell>
          <table:table-cell table:formula="of:=[.C71]/3" office:value-type="float" office:value="9519.71985143037" calcext:value-type="float">
            <text:p>9.519,72</text:p>
          </table:table-cell>
          <table:table-cell table:formula="of:=[.D71]/3" office:value-type="float" office:value="7899.08073332148" calcext:value-type="float">
            <text:p>7.899,08</text:p>
          </table:table-cell>
          <table:table-cell table:formula="of:=[.I70]+[.D71]" office:value-type="float" office:value="1409121.11665976" calcext:value-type="float">
            <text:p>1.409.121,1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L70]*[.M$4]-[.L$7]" office:value-type="float" office:value="1145592.36405269" calcext:value-type="float">
            <text:p>1.145.592,36</text:p>
          </table:table-cell>
          <table:table-cell table:formula="of:=[.L$7]+[.M$2]*[.L70]" office:value-type="float" office:value="30461.4508083669" calcext:value-type="float">
            <text:p>30.461,45</text:p>
          </table:table-cell>
          <table:table-cell table:formula="of:=[.M71]-([.M$2]+[.M$3])*[.L70]*[.L$8]" office:value-type="float" office:value="24604.3552082461" calcext:value-type="float">
            <text:p>24.604,36</text:p>
          </table:table-cell>
          <table:table-cell table:formula="of:=[.M71]+[.O70]" office:value-type="float" office:value="1905150.84048167" calcext:value-type="float">
            <text:p>1.905.150,84</text:p>
          </table:table-cell>
          <table:table-cell table:formula="of:=[.N71]+[.P70]" office:value-type="float" office:value="1452829.27502595" calcext:value-type="float">
            <text:p>1.452.829,28</text:p>
          </table:table-cell>
          <table:table-cell table:formula="of:=[.M71]/3" office:value-type="float" office:value="10153.8169361223" calcext:value-type="float">
            <text:p>10.153,82</text:p>
          </table:table-cell>
          <table:table-cell table:formula="of:=[.N71]/3" office:value-type="float" office:value="8201.45173608204" calcext:value-type="float">
            <text:p>8.201,45</text:p>
          </table:table-cell>
          <table:table-cell table:formula="of:=[.S70]+[.N71]" office:value-type="float" office:value="1452829.27502595" calcext:value-type="float">
            <text:p>1.452.829,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71]*[.C$4]-[.B$7]" office:value-type="float" office:value="1125758.82587845" calcext:value-type="float">
            <text:p>1.125.758,83</text:p>
          </table:table-cell>
          <table:table-cell table:formula="of:=[.B$7]+[.C$2]*[.B71]" office:value-type="float" office:value="28523.8292915651" calcext:value-type="float">
            <text:p>28.523,83</text:p>
          </table:table-cell>
          <table:table-cell table:formula="of:=[.C72]-([.C$2]+[.C$3])*[.B71]*[.B$8]" office:value-type="float" office:value="23721.4434299318" calcext:value-type="float">
            <text:p>23.721,44</text:p>
          </table:table-cell>
          <table:table-cell table:formula="of:=[.C72]+[.E71]" office:value-type="float" office:value="1823786.80668444" calcext:value-type="float">
            <text:p>1.823.786,81</text:p>
          </table:table-cell>
          <table:table-cell table:formula="of:=[.D72]+[.F71]" office:value-type="float" office:value="1432842.5600897" calcext:value-type="float">
            <text:p>1.432.842,56</text:p>
          </table:table-cell>
          <table:table-cell table:formula="of:=[.C72]/3" office:value-type="float" office:value="9507.94309718836" calcext:value-type="float">
            <text:p>9.507,94</text:p>
          </table:table-cell>
          <table:table-cell table:formula="of:=[.D72]/3" office:value-type="float" office:value="7907.14780997726" calcext:value-type="float">
            <text:p>7.907,15</text:p>
          </table:table-cell>
          <table:table-cell table:formula="of:=[.I71]+[.D72]" office:value-type="float" office:value="1432842.5600897" calcext:value-type="float">
            <text:p>1.432.842,5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L71]*[.M$4]-[.L$7]" office:value-type="float" office:value="1132347.50206804" calcext:value-type="float">
            <text:p>1.132.347,50</text:p>
          </table:table-cell>
          <table:table-cell table:formula="of:=[.L$7]+[.M$2]*[.L71]" office:value-type="float" office:value="30428.7474454419" calcext:value-type="float">
            <text:p>30.428,75</text:p>
          </table:table-cell>
          <table:table-cell table:formula="of:=[.M72]-([.M$2]+[.M$3])*[.L71]*[.L$8]" office:value-type="float" office:value="24637.7780451555" calcext:value-type="float">
            <text:p>24.637,78</text:p>
          </table:table-cell>
          <table:table-cell table:formula="of:=[.M72]+[.O71]" office:value-type="float" office:value="1935579.58792711" calcext:value-type="float">
            <text:p>1.935.579,59</text:p>
          </table:table-cell>
          <table:table-cell table:formula="of:=[.N72]+[.P71]" office:value-type="float" office:value="1477467.05307111" calcext:value-type="float">
            <text:p>1.477.467,05</text:p>
          </table:table-cell>
          <table:table-cell table:formula="of:=[.M72]/3" office:value-type="float" office:value="10142.9158151473" calcext:value-type="float">
            <text:p>10.142,92</text:p>
          </table:table-cell>
          <table:table-cell table:formula="of:=[.N72]/3" office:value-type="float" office:value="8212.59268171851" calcext:value-type="float">
            <text:p>8.212,59</text:p>
          </table:table-cell>
          <table:table-cell table:formula="of:=[.S71]+[.N72]" office:value-type="float" office:value="1477467.05307111" calcext:value-type="float">
            <text:p>1.477.467,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72]*[.C$4]-[.B$7]" office:value-type="float" office:value="1111342.66547572" calcext:value-type="float">
            <text:p>1.111.342,67</text:p>
          </table:table-cell>
          <table:table-cell table:formula="of:=[.B$7]+[.C$2]*[.B72]" office:value-type="float" office:value="28488.1457262118" calcext:value-type="float">
            <text:p>28.488,15</text:p>
          </table:table-cell>
          <table:table-cell table:formula="of:=[.C73]-([.C$2]+[.C$3])*[.B72]*[.B$8]" office:value-type="float" office:value="23745.8866721988" calcext:value-type="float">
            <text:p>23.745,89</text:p>
          </table:table-cell>
          <table:table-cell table:formula="of:=[.C73]+[.E72]" office:value-type="float" office:value="1852274.95241065" calcext:value-type="float">
            <text:p>1.852.274,95</text:p>
          </table:table-cell>
          <table:table-cell table:formula="of:=[.D73]+[.F72]" office:value-type="float" office:value="1456588.44676189" calcext:value-type="float">
            <text:p>1.456.588,45</text:p>
          </table:table-cell>
          <table:table-cell table:formula="of:=[.C73]/3" office:value-type="float" office:value="9496.04857540393" calcext:value-type="float">
            <text:p>9.496,05</text:p>
          </table:table-cell>
          <table:table-cell table:formula="of:=[.D73]/3" office:value-type="float" office:value="7915.2955573996" calcext:value-type="float">
            <text:p>7.915,30</text:p>
          </table:table-cell>
          <table:table-cell table:formula="of:=[.I72]+[.D73]" office:value-type="float" office:value="1456588.44676189" calcext:value-type="float">
            <text:p>1.456.588,4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L72]*[.M$4]-[.L$7]" office:value-type="float" office:value="1118937.07930858" calcext:value-type="float">
            <text:p>1.118.937,08</text:p>
          </table:table-cell>
          <table:table-cell table:formula="of:=[.L$7]+[.M$2]*[.L72]" office:value-type="float" office:value="30395.6352904802" calcext:value-type="float">
            <text:p>30.395,64</text:p>
          </table:table-cell>
          <table:table-cell table:formula="of:=[.M73]-([.M$2]+[.M$3])*[.L72]*[.L$8]" office:value-type="float" office:value="24671.6186675263" calcext:value-type="float">
            <text:p>24.671,62</text:p>
          </table:table-cell>
          <table:table-cell table:formula="of:=[.M73]+[.O72]" office:value-type="float" office:value="1965975.22321759" calcext:value-type="float">
            <text:p>1.965.975,22</text:p>
          </table:table-cell>
          <table:table-cell table:formula="of:=[.N73]+[.P72]" office:value-type="float" office:value="1502138.67173864" calcext:value-type="float">
            <text:p>1.502.138,67</text:p>
          </table:table-cell>
          <table:table-cell table:formula="of:=[.M73]/3" office:value-type="float" office:value="10131.8784301601" calcext:value-type="float">
            <text:p>10.131,88</text:p>
          </table:table-cell>
          <table:table-cell table:formula="of:=[.N73]/3" office:value-type="float" office:value="8223.87288917544" calcext:value-type="float">
            <text:p>8.223,87</text:p>
          </table:table-cell>
          <table:table-cell table:formula="of:=[.S72]+[.N73]" office:value-type="float" office:value="1502138.67173864" calcext:value-type="float">
            <text:p>1.502.138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3]*[.C$4]-[.B$7]" office:value-type="float" office:value="1096782.34346897" calcext:value-type="float">
            <text:p>1.096.782,34</text:p>
          </table:table-cell>
          <table:table-cell table:formula="of:=[.B$7]+[.C$2]*[.B73]" office:value-type="float" office:value="28452.105325205" calcext:value-type="float">
            <text:p>28.452,11</text:p>
          </table:table-cell>
          <table:table-cell table:formula="of:=[.C74]-([.C$2]+[.C$3])*[.B73]*[.B$8]" office:value-type="float" office:value="23770.5743468885" calcext:value-type="float">
            <text:p>23.770,57</text:p>
          </table:table-cell>
          <table:table-cell table:formula="of:=[.C74]+[.E73]" office:value-type="float" office:value="1880727.05773586" calcext:value-type="float">
            <text:p>1.880.727,06</text:p>
          </table:table-cell>
          <table:table-cell table:formula="of:=[.D74]+[.F73]" office:value-type="float" office:value="1480359.02110878" calcext:value-type="float">
            <text:p>1.480.359,02</text:p>
          </table:table-cell>
          <table:table-cell table:formula="of:=[.C74]/3" office:value-type="float" office:value="9484.03510840165" calcext:value-type="float">
            <text:p>9.484,04</text:p>
          </table:table-cell>
          <table:table-cell table:formula="of:=[.D74]/3" office:value-type="float" office:value="7923.52478229616" calcext:value-type="float">
            <text:p>7.923,52</text:p>
          </table:table-cell>
          <table:table-cell table:formula="of:=[.I73]+[.D74]" office:value-type="float" office:value="1480359.02110878" calcext:value-type="float">
            <text:p>1.480.359,0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L73]*[.M$4]-[.L$7]" office:value-type="float" office:value="1105359.02626463" calcext:value-type="float">
            <text:p>1.105.359,03</text:p>
          </table:table-cell>
          <table:table-cell table:formula="of:=[.L$7]+[.M$2]*[.L73]" office:value-type="float" office:value="30362.1092335816" calcext:value-type="float">
            <text:p>30.362,11</text:p>
          </table:table-cell>
          <table:table-cell table:formula="of:=[.M74]-([.M$2]+[.M$3])*[.L73]*[.L$8]" office:value-type="float" office:value="24705.8822976767" calcext:value-type="float">
            <text:p>24.705,88</text:p>
          </table:table-cell>
          <table:table-cell table:formula="of:=[.M74]+[.O73]" office:value-type="float" office:value="1996337.33245118" calcext:value-type="float">
            <text:p>1.996.337,33</text:p>
          </table:table-cell>
          <table:table-cell table:formula="of:=[.N74]+[.P73]" office:value-type="float" office:value="1526844.55403631" calcext:value-type="float">
            <text:p>1.526.844,55</text:p>
          </table:table-cell>
          <table:table-cell table:formula="of:=[.M74]/3" office:value-type="float" office:value="10120.7030778605" calcext:value-type="float">
            <text:p>10.120,70</text:p>
          </table:table-cell>
          <table:table-cell table:formula="of:=[.N74]/3" office:value-type="float" office:value="8235.29409922558" calcext:value-type="float">
            <text:p>8.235,29</text:p>
          </table:table-cell>
          <table:table-cell table:formula="of:=[.S73]+[.N74]" office:value-type="float" office:value="1526844.55403631" calcext:value-type="float">
            <text:p>1.526.844,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74]*[.C$4]-[.B$7]" office:value-type="float" office:value="1082076.41824214" calcext:value-type="float">
            <text:p>1.082.076,42</text:p>
          </table:table-cell>
          <table:table-cell table:formula="of:=[.B$7]+[.C$2]*[.B74]" office:value-type="float" office:value="28415.7045201881" calcext:value-type="float">
            <text:p>28.415,70</text:p>
          </table:table-cell>
          <table:table-cell table:formula="of:=[.C75]-([.C$2]+[.C$3])*[.B74]*[.B$8]" office:value-type="float" office:value="23795.508898325" calcext:value-type="float">
            <text:p>23.795,51</text:p>
          </table:table-cell>
          <table:table-cell table:formula="of:=[.C75]+[.E74]" office:value-type="float" office:value="1909142.76225605" calcext:value-type="float">
            <text:p>1.909.142,76</text:p>
          </table:table-cell>
          <table:table-cell table:formula="of:=[.D75]+[.F74]" office:value-type="float" office:value="1504154.53000711" calcext:value-type="float">
            <text:p>1.504.154,53</text:p>
          </table:table-cell>
          <table:table-cell table:formula="of:=[.C75]/3" office:value-type="float" office:value="9471.90150672935" calcext:value-type="float">
            <text:p>9.471,90</text:p>
          </table:table-cell>
          <table:table-cell table:formula="of:=[.D75]/3" office:value-type="float" office:value="7931.83629944168" calcext:value-type="float">
            <text:p>7.931,84</text:p>
          </table:table-cell>
          <table:table-cell table:formula="of:=[.I74]+[.D75]" office:value-type="float" office:value="1504154.53000711" calcext:value-type="float">
            <text:p>1.504.154,5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L74]*[.M$4]-[.L$7]" office:value-type="float" office:value="1091611.24755762" calcext:value-type="float">
            <text:p>1.091.611,25</text:p>
          </table:table-cell>
          <table:table-cell table:formula="of:=[.L$7]+[.M$2]*[.L74]" office:value-type="float" office:value="30328.1641009717" calcext:value-type="float">
            <text:p>30.328,16</text:p>
          </table:table-cell>
          <table:table-cell table:formula="of:=[.M75]-([.M$2]+[.M$3])*[.L74]*[.L$8]" office:value-type="float" office:value="24740.574223204" calcext:value-type="float">
            <text:p>24.740,57</text:p>
          </table:table-cell>
          <table:table-cell table:formula="of:=[.M75]+[.O74]" office:value-type="float" office:value="2026665.49655215" calcext:value-type="float">
            <text:p>2.026.665,50</text:p>
          </table:table-cell>
          <table:table-cell table:formula="of:=[.N75]+[.P74]" office:value-type="float" office:value="1551585.12825952" calcext:value-type="float">
            <text:p>1.551.585,13</text:p>
          </table:table-cell>
          <table:table-cell table:formula="of:=[.M75]/3" office:value-type="float" office:value="10109.3880336572" calcext:value-type="float">
            <text:p>10.109,39</text:p>
          </table:table-cell>
          <table:table-cell table:formula="of:=[.N75]/3" office:value-type="float" office:value="8246.85807440134" calcext:value-type="float">
            <text:p>8.246,86</text:p>
          </table:table-cell>
          <table:table-cell table:formula="of:=[.S74]+[.N75]" office:value-type="float" office:value="1551585.12825952" calcext:value-type="float">
            <text:p>1.551.585,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5]*[.C$4]-[.B$7]" office:value-type="float" office:value="1067223.43376305" calcext:value-type="float">
            <text:p>1.067.223,43</text:p>
          </table:table-cell>
          <table:table-cell table:formula="of:=[.B$7]+[.C$2]*[.B75]" office:value-type="float" office:value="28378.939707121" calcext:value-type="float">
            <text:p>28.378,94</text:p>
          </table:table-cell>
          <table:table-cell table:formula="of:=[.C76]-([.C$2]+[.C$3])*[.B75]*[.B$8]" office:value-type="float" office:value="23820.692795276" calcext:value-type="float">
            <text:p>23.820,69</text:p>
          </table:table-cell>
          <table:table-cell table:formula="of:=[.C76]+[.E75]" office:value-type="float" office:value="1937521.70196317" calcext:value-type="float">
            <text:p>1.937.521,70</text:p>
          </table:table-cell>
          <table:table-cell table:formula="of:=[.D76]+[.F75]" office:value-type="float" office:value="1527975.22280238" calcext:value-type="float">
            <text:p>1.527.975,22</text:p>
          </table:table-cell>
          <table:table-cell table:formula="of:=[.C76]/3" office:value-type="float" office:value="9459.64656904033" calcext:value-type="float">
            <text:p>9.459,65</text:p>
          </table:table-cell>
          <table:table-cell table:formula="of:=[.D76]/3" office:value-type="float" office:value="7940.23093175866" calcext:value-type="float">
            <text:p>7.940,23</text:p>
          </table:table-cell>
          <table:table-cell table:formula="of:=[.I75]+[.D76]" office:value-type="float" office:value="1527975.22280238" calcext:value-type="float">
            <text:p>1.527.975,2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L75]*[.M$4]-[.L$7]" office:value-type="float" office:value="1077691.62161678" calcext:value-type="float">
            <text:p>1.077.691,62</text:p>
          </table:table-cell>
          <table:table-cell table:formula="of:=[.L$7]+[.M$2]*[.L75]" office:value-type="float" office:value="30293.7946542042" calcext:value-type="float">
            <text:p>30.293,79</text:p>
          </table:table-cell>
          <table:table-cell table:formula="of:=[.M76]-([.M$2]+[.M$3])*[.L75]*[.L$8]" office:value-type="float" office:value="24775.6997978004" calcext:value-type="float">
            <text:p>24.775,70</text:p>
          </table:table-cell>
          <table:table-cell table:formula="of:=[.M76]+[.O75]" office:value-type="float" office:value="2056959.29120635" calcext:value-type="float">
            <text:p>2.056.959,29</text:p>
          </table:table-cell>
          <table:table-cell table:formula="of:=[.N76]+[.P75]" office:value-type="float" office:value="1576360.82805732" calcext:value-type="float">
            <text:p>1.576.360,83</text:p>
          </table:table-cell>
          <table:table-cell table:formula="of:=[.M76]/3" office:value-type="float" office:value="10097.9315514014" calcext:value-type="float">
            <text:p>10.097,93</text:p>
          </table:table-cell>
          <table:table-cell table:formula="of:=[.N76]/3" office:value-type="float" office:value="8258.56659926681" calcext:value-type="float">
            <text:p>8.258,57</text:p>
          </table:table-cell>
          <table:table-cell table:formula="of:=[.S75]+[.N76]" office:value-type="float" office:value="1576360.82805732" calcext:value-type="float">
            <text:p>1.576.360,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6]*[.C$4]-[.B$7]" office:value-type="float" office:value="1052221.91943916" calcext:value-type="float">
            <text:p>1.052.221,92</text:p>
          </table:table-cell>
          <table:table-cell table:formula="of:=[.B$7]+[.C$2]*[.B76]" office:value-type="float" office:value="28341.8072459233" calcext:value-type="float">
            <text:p>28.341,81</text:p>
          </table:table-cell>
          <table:table-cell table:formula="of:=[.C77]-([.C$2]+[.C$3])*[.B76]*[.B$8]" office:value-type="float" office:value="23846.1285311964" calcext:value-type="float">
            <text:p>23.846,13</text:p>
          </table:table-cell>
          <table:table-cell table:formula="of:=[.C77]+[.E76]" office:value-type="float" office:value="1965863.50920909" calcext:value-type="float">
            <text:p>1.965.863,51</text:p>
          </table:table-cell>
          <table:table-cell table:formula="of:=[.D77]+[.F76]" office:value-type="float" office:value="1551821.35133358" calcext:value-type="float">
            <text:p>1.551.821,35</text:p>
          </table:table-cell>
          <table:table-cell table:formula="of:=[.C77]/3" office:value-type="float" office:value="9447.26908197442" calcext:value-type="float">
            <text:p>9.447,27</text:p>
          </table:table-cell>
          <table:table-cell table:formula="of:=[.D77]/3" office:value-type="float" office:value="7948.70951039881" calcext:value-type="float">
            <text:p>7.948,71</text:p>
          </table:table-cell>
          <table:table-cell table:formula="of:=[.I76]+[.D77]" office:value-type="float" office:value="1551821.35133358" calcext:value-type="float">
            <text:p>1.551.821,3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L76]*[.M$4]-[.L$7]" office:value-type="float" office:value="1063598.00035168" calcext:value-type="float">
            <text:p>1.063.598,00</text:p>
          </table:table-cell>
          <table:table-cell table:formula="of:=[.L$7]+[.M$2]*[.L76]" office:value-type="float" office:value="30258.9955893521" calcext:value-type="float">
            <text:p>30.259,00</text:p>
          </table:table-cell>
          <table:table-cell table:formula="of:=[.M77]-([.M$2]+[.M$3])*[.L76]*[.L$8]" office:value-type="float" office:value="24811.2644420793" calcext:value-type="float">
            <text:p>24.811,26</text:p>
          </table:table-cell>
          <table:table-cell table:formula="of:=[.M77]+[.O76]" office:value-type="float" office:value="2087218.2867957" calcext:value-type="float">
            <text:p>2.087.218,29</text:p>
          </table:table-cell>
          <table:table-cell table:formula="of:=[.N77]+[.P76]" office:value-type="float" office:value="1601172.0924994" calcext:value-type="float">
            <text:p>1.601.172,09</text:p>
          </table:table-cell>
          <table:table-cell table:formula="of:=[.M77]/3" office:value-type="float" office:value="10086.3318631174" calcext:value-type="float">
            <text:p>10.086,33</text:p>
          </table:table-cell>
          <table:table-cell table:formula="of:=[.N77]/3" office:value-type="float" office:value="8270.42148069309" calcext:value-type="float">
            <text:p>8.270,42</text:p>
          </table:table-cell>
          <table:table-cell table:formula="of:=[.S76]+[.N77]" office:value-type="float" office:value="1601172.0924994" calcext:value-type="float">
            <text:p>1.601.172,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7]*[.C$4]-[.B$7]" office:value-type="float" office:value="1037070.38997204" calcext:value-type="float">
            <text:p>1.037.070,39</text:p>
          </table:table-cell>
          <table:table-cell table:formula="of:=[.B$7]+[.C$2]*[.B77]" office:value-type="float" office:value="28304.3034601135" calcext:value-type="float">
            <text:p>28.304,30</text:p>
          </table:table-cell>
          <table:table-cell table:formula="of:=[.C78]-([.C$2]+[.C$3])*[.B77]*[.B$8]" office:value-type="float" office:value="23871.8186244761" calcext:value-type="float">
            <text:p>23.871,82</text:p>
          </table:table-cell>
          <table:table-cell table:formula="of:=[.C78]+[.E77]" office:value-type="float" office:value="1994167.81266921" calcext:value-type="float">
            <text:p>1.994.167,81</text:p>
          </table:table-cell>
          <table:table-cell table:formula="of:=[.D78]+[.F77]" office:value-type="float" office:value="1575693.16995806" calcext:value-type="float">
            <text:p>1.575.693,17</text:p>
          </table:table-cell>
          <table:table-cell table:formula="of:=[.C78]/3" office:value-type="float" office:value="9434.76782003785" calcext:value-type="float">
            <text:p>9.434,77</text:p>
          </table:table-cell>
          <table:table-cell table:formula="of:=[.D78]/3" office:value-type="float" office:value="7957.27287482536" calcext:value-type="float">
            <text:p>7.957,27</text:p>
          </table:table-cell>
          <table:table-cell table:formula="of:=[.I77]+[.D78]" office:value-type="float" office:value="1575693.16995806" calcext:value-type="float">
            <text:p>1.575.693,1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L77]*[.M$4]-[.L$7]" office:value-type="float" office:value="1049328.20882077" calcext:value-type="float">
            <text:p>1.049.328,21</text:p>
          </table:table-cell>
          <table:table-cell table:formula="of:=[.L$7]+[.M$2]*[.L77]" office:value-type="float" office:value="30223.7615361894" calcext:value-type="float">
            <text:p>30.223,76</text:p>
          </table:table-cell>
          <table:table-cell table:formula="of:=[.M78]-([.M$2]+[.M$3])*[.L77]*[.L$8]" office:value-type="float" office:value="24847.2736444116" calcext:value-type="float">
            <text:p>24.847,27</text:p>
          </table:table-cell>
          <table:table-cell table:formula="of:=[.M78]+[.O77]" office:value-type="float" office:value="2117442.04833189" calcext:value-type="float">
            <text:p>2.117.442,05</text:p>
          </table:table-cell>
          <table:table-cell table:formula="of:=[.N78]+[.P77]" office:value-type="float" office:value="1626019.36614381" calcext:value-type="float">
            <text:p>1.626.019,37</text:p>
          </table:table-cell>
          <table:table-cell table:formula="of:=[.M78]/3" office:value-type="float" office:value="10074.5871787298" calcext:value-type="float">
            <text:p>10.074,59</text:p>
          </table:table-cell>
          <table:table-cell table:formula="of:=[.N78]/3" office:value-type="float" office:value="8282.4245481372" calcext:value-type="float">
            <text:p>8.282,42</text:p>
          </table:table-cell>
          <table:table-cell table:formula="of:=[.S77]+[.N78]" office:value-type="float" office:value="1626019.36614381" calcext:value-type="float">
            <text:p>1.626.019,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8]*[.C$4]-[.B$7]" office:value-type="float" office:value="1021767.34521024" calcext:value-type="float">
            <text:p>1.021.767,35</text:p>
          </table:table-cell>
          <table:table-cell table:formula="of:=[.B$7]+[.C$2]*[.B78]" office:value-type="float" office:value="28266.4246364457" calcext:value-type="float">
            <text:p>28.266,42</text:p>
          </table:table-cell>
          <table:table-cell table:formula="of:=[.C79]-([.C$2]+[.C$3])*[.B78]*[.B$8]" office:value-type="float" office:value="23897.7656186885" calcext:value-type="float">
            <text:p>23.897,77</text:p>
          </table:table-cell>
          <table:table-cell table:formula="of:=[.C79]+[.E78]" office:value-type="float" office:value="2022434.23730565" calcext:value-type="float">
            <text:p>2.022.434,24</text:p>
          </table:table-cell>
          <table:table-cell table:formula="of:=[.D79]+[.F78]" office:value-type="float" office:value="1599590.93557675" calcext:value-type="float">
            <text:p>1.599.590,94</text:p>
          </table:table-cell>
          <table:table-cell table:formula="of:=[.C79]/3" office:value-type="float" office:value="9422.14154548191" calcext:value-type="float">
            <text:p>9.422,14</text:p>
          </table:table-cell>
          <table:table-cell table:formula="of:=[.D79]/3" office:value-type="float" office:value="7965.92187289618" calcext:value-type="float">
            <text:p>7.965,92</text:p>
          </table:table-cell>
          <table:table-cell table:formula="of:=[.I78]+[.D79]" office:value-type="float" office:value="1599590.93557675" calcext:value-type="float">
            <text:p>1.599.590,9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L78]*[.M$4]-[.L$7]" office:value-type="float" office:value="1034880.04489572" calcext:value-type="float">
            <text:p>1.034.880,04</text:p>
          </table:table-cell>
          <table:table-cell table:formula="of:=[.L$7]+[.M$2]*[.L78]" office:value-type="float" office:value="30188.0870573621" calcext:value-type="float">
            <text:p>30.188,09</text:p>
          </table:table-cell>
          <table:table-cell table:formula="of:=[.M79]-([.M$2]+[.M$3])*[.L78]*[.L$8]" office:value-type="float" office:value="24883.7329617731" calcext:value-type="float">
            <text:p>24.883,73</text:p>
          </table:table-cell>
          <table:table-cell table:formula="of:=[.M79]+[.O78]" office:value-type="float" office:value="2147630.13538925" calcext:value-type="float">
            <text:p>2.147.630,14</text:p>
          </table:table-cell>
          <table:table-cell table:formula="of:=[.N79]+[.P78]" office:value-type="float" office:value="1650903.09910558" calcext:value-type="float">
            <text:p>1.650.903,10</text:p>
          </table:table-cell>
          <table:table-cell table:formula="of:=[.M79]/3" office:value-type="float" office:value="10062.6956857874" calcext:value-type="float">
            <text:p>10.062,70</text:p>
          </table:table-cell>
          <table:table-cell table:formula="of:=[.N79]/3" office:value-type="float" office:value="8294.57765392436" calcext:value-type="float">
            <text:p>8.294,58</text:p>
          </table:table-cell>
          <table:table-cell table:formula="of:=[.S78]+[.N79]" office:value-type="float" office:value="1650903.09910558" calcext:value-type="float">
            <text:p>1.650.903,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9]*[.C$4]-[.B$7]" office:value-type="float" office:value="1006311.27000083" calcext:value-type="float">
            <text:p>1.006.311,27</text:p>
          </table:table-cell>
          <table:table-cell table:formula="of:=[.B$7]+[.C$2]*[.B79]" office:value-type="float" office:value="28228.1670245412" calcext:value-type="float">
            <text:p>28.228,17</text:p>
          </table:table-cell>
          <table:table-cell table:formula="of:=[.C80]-([.C$2]+[.C$3])*[.B79]*[.B$8]" office:value-type="float" office:value="23923.9720828431" calcext:value-type="float">
            <text:p>23.923,97</text:p>
          </table:table-cell>
          <table:table-cell table:formula="of:=[.C80]+[.E79]" office:value-type="float" office:value="2050662.40433019" calcext:value-type="float">
            <text:p>2.050.662,40</text:p>
          </table:table-cell>
          <table:table-cell table:formula="of:=[.D80]+[.F79]" office:value-type="float" office:value="1623514.90765959" calcext:value-type="float">
            <text:p>1.623.514,91</text:p>
          </table:table-cell>
          <table:table-cell table:formula="of:=[.C80]/3" office:value-type="float" office:value="9409.38900818042" calcext:value-type="float">
            <text:p>9.409,39</text:p>
          </table:table-cell>
          <table:table-cell table:formula="of:=[.D80]/3" office:value-type="float" office:value="7974.6573609477" calcext:value-type="float">
            <text:p>7.974,66</text:p>
          </table:table-cell>
          <table:table-cell table:formula="of:=[.I79]+[.D80]" office:value-type="float" office:value="1623514.90765959" calcext:value-type="float">
            <text:p>1.623.514,9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L79]*[.M$4]-[.L$7]" office:value-type="float" office:value="1020251.2789216" calcext:value-type="float">
            <text:p>1.020.251,28</text:p>
          </table:table-cell>
          <table:table-cell table:formula="of:=[.L$7]+[.M$2]*[.L79]" office:value-type="float" office:value="30151.9666475494" calcext:value-type="float">
            <text:p>30.151,97</text:p>
          </table:table-cell>
          <table:table-cell table:formula="of:=[.M80]-([.M$2]+[.M$3])*[.L79]*[.L$8]" office:value-type="float" office:value="24920.6480206016" calcext:value-type="float">
            <text:p>24.920,65</text:p>
          </table:table-cell>
          <table:table-cell table:formula="of:=[.M80]+[.O79]" office:value-type="float" office:value="2177782.1020368" calcext:value-type="float">
            <text:p>2.177.782,10</text:p>
          </table:table-cell>
          <table:table-cell table:formula="of:=[.N80]+[.P79]" office:value-type="float" office:value="1675823.74712618" calcext:value-type="float">
            <text:p>1.675.823,75</text:p>
          </table:table-cell>
          <table:table-cell table:formula="of:=[.M80]/3" office:value-type="float" office:value="10050.6555491831" calcext:value-type="float">
            <text:p>10.050,66</text:p>
          </table:table-cell>
          <table:table-cell table:formula="of:=[.N80]/3" office:value-type="float" office:value="8306.88267353386" calcext:value-type="float">
            <text:p>8.306,88</text:p>
          </table:table-cell>
          <table:table-cell table:formula="of:=[.S79]+[.N80]" office:value-type="float" office:value="1675823.74712618" calcext:value-type="float">
            <text:p>1.675.823,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80]*[.C$4]-[.B$7]" office:value-type="float" office:value="990700.63403932" calcext:value-type="float">
            <text:p>990.700,63</text:p>
          </table:table-cell>
          <table:table-cell table:formula="of:=[.B$7]+[.C$2]*[.B80]" office:value-type="float" office:value="28189.5268365177" calcext:value-type="float">
            <text:p>28.189,53</text:p>
          </table:table-cell>
          <table:table-cell table:formula="of:=[.C81]-([.C$2]+[.C$3])*[.B80]*[.B$8]" office:value-type="float" office:value="23950.4406116392" calcext:value-type="float">
            <text:p>23.950,44</text:p>
          </table:table-cell>
          <table:table-cell table:formula="of:=[.C81]+[.E80]" office:value-type="float" office:value="2078851.93116671" calcext:value-type="float">
            <text:p>2.078.851,93</text:p>
          </table:table-cell>
          <table:table-cell table:formula="of:=[.D81]+[.F80]" office:value-type="float" office:value="1647465.34827123" calcext:value-type="float">
            <text:p>1.647.465,35</text:p>
          </table:table-cell>
          <table:table-cell table:formula="of:=[.C81]/3" office:value-type="float" office:value="9396.50894550591" calcext:value-type="float">
            <text:p>9.396,51</text:p>
          </table:table-cell>
          <table:table-cell table:formula="of:=[.D81]/3" office:value-type="float" office:value="7983.48020387974" calcext:value-type="float">
            <text:p>7.983,48</text:p>
          </table:table-cell>
          <table:table-cell table:formula="of:=[.I80]+[.D81]" office:value-type="float" office:value="1647465.34827123" calcext:value-type="float">
            <text:p>1.647.465,3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L80]*[.M$4]-[.L$7]" office:value-type="float" office:value="1005439.65337281" calcext:value-type="float">
            <text:p>1.005.439,65</text:p>
          </table:table-cell>
          <table:table-cell table:formula="of:=[.L$7]+[.M$2]*[.L80]" office:value-type="float" office:value="30115.3947326142" calcext:value-type="float">
            <text:p>30.115,39</text:p>
          </table:table-cell>
          <table:table-cell table:formula="of:=[.M81]-([.M$2]+[.M$3])*[.L80]*[.L$8]" office:value-type="float" office:value="24958.0245176654" calcext:value-type="float">
            <text:p>24.958,02</text:p>
          </table:table-cell>
          <table:table-cell table:formula="of:=[.M81]+[.O80]" office:value-type="float" office:value="2207897.49676942" calcext:value-type="float">
            <text:p>2.207.897,50</text:p>
          </table:table-cell>
          <table:table-cell table:formula="of:=[.N81]+[.P80]" office:value-type="float" office:value="1700781.77164385" calcext:value-type="float">
            <text:p>1.700.781,77</text:p>
          </table:table-cell>
          <table:table-cell table:formula="of:=[.M81]/3" office:value-type="float" office:value="10038.4649108714" calcext:value-type="float">
            <text:p>10.038,46</text:p>
          </table:table-cell>
          <table:table-cell table:formula="of:=[.N81]/3" office:value-type="float" office:value="8319.34150588848" calcext:value-type="float">
            <text:p>8.319,34</text:p>
          </table:table-cell>
          <table:table-cell table:formula="of:=[.S80]+[.N81]" office:value-type="float" office:value="1700781.77164385" calcext:value-type="float">
            <text:p>1.700.781,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1]*[.C$4]-[.B$7]" office:value-type="float" office:value="974933.891718198" calcext:value-type="float">
            <text:p>974.933,89</text:p>
          </table:table-cell>
          <table:table-cell table:formula="of:=[.B$7]+[.C$2]*[.B81]" office:value-type="float" office:value="28150.5002466139" calcext:value-type="float">
            <text:p>28.150,50</text:p>
          </table:table-cell>
          <table:table-cell table:formula="of:=[.C82]-([.C$2]+[.C$3])*[.B81]*[.B$8]" office:value-type="float" office:value="23977.1738257233" calcext:value-type="float">
            <text:p>23.977,17</text:p>
          </table:table-cell>
          <table:table-cell table:formula="of:=[.C82]+[.E81]" office:value-type="float" office:value="2107002.43141332" calcext:value-type="float">
            <text:p>2.107.002,43</text:p>
          </table:table-cell>
          <table:table-cell table:formula="of:=[.D82]+[.F81]" office:value-type="float" office:value="1671442.52209695" calcext:value-type="float">
            <text:p>1.671.442,52</text:p>
          </table:table-cell>
          <table:table-cell table:formula="of:=[.C82]/3" office:value-type="float" office:value="9383.50008220465" calcext:value-type="float">
            <text:p>9.383,50</text:p>
          </table:table-cell>
          <table:table-cell table:formula="of:=[.D82]/3" office:value-type="float" office:value="7992.3912752411" calcext:value-type="float">
            <text:p>7.992,39</text:p>
          </table:table-cell>
          <table:table-cell table:formula="of:=[.I81]+[.D82]" office:value-type="float" office:value="1671442.52209695" calcext:value-type="float">
            <text:p>1.671.442,5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L81]*[.M$4]-[.L$7]" office:value-type="float" office:value="990442.882504664" calcext:value-type="float">
            <text:p>990.442,88</text:p>
          </table:table-cell>
          <table:table-cell table:formula="of:=[.L$7]+[.M$2]*[.L81]" office:value-type="float" office:value="30078.3656687422" calcext:value-type="float">
            <text:p>30.078,37</text:p>
          </table:table-cell>
          <table:table-cell table:formula="of:=[.M82]-([.M$2]+[.M$3])*[.L81]*[.L$8]" office:value-type="float" office:value="24995.8682209426" calcext:value-type="float">
            <text:p>24.995,87</text:p>
          </table:table-cell>
          <table:table-cell table:formula="of:=[.M82]+[.O81]" office:value-type="float" office:value="2237975.86243816" calcext:value-type="float">
            <text:p>2.237.975,86</text:p>
          </table:table-cell>
          <table:table-cell table:formula="of:=[.N82]+[.P81]" office:value-type="float" office:value="1725777.63986479" calcext:value-type="float">
            <text:p>1.725.777,64</text:p>
          </table:table-cell>
          <table:table-cell table:formula="of:=[.M82]/3" office:value-type="float" office:value="10026.1218895807" calcext:value-type="float">
            <text:p>10.026,12</text:p>
          </table:table-cell>
          <table:table-cell table:formula="of:=[.N82]/3" office:value-type="float" office:value="8331.95607364753" calcext:value-type="float">
            <text:p>8.331,96</text:p>
          </table:table-cell>
          <table:table-cell table:formula="of:=[.S81]+[.N82]" office:value-type="float" office:value="1725777.63986479" calcext:value-type="float">
            <text:p>1.725.777,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82]*[.C$4]-[.B$7]" office:value-type="float" office:value="959009.481973864" calcext:value-type="float">
            <text:p>959.009,48</text:p>
          </table:table-cell>
          <table:table-cell table:formula="of:=[.B$7]+[.C$2]*[.B82]" office:value-type="float" office:value="28111.0833908111" calcext:value-type="float">
            <text:p>28.111,08</text:p>
          </table:table-cell>
          <table:table-cell table:formula="of:=[.C83]-([.C$2]+[.C$3])*[.B82]*[.B$8]" office:value-type="float" office:value="24004.1743719482" calcext:value-type="float">
            <text:p>24.004,17</text:p>
          </table:table-cell>
          <table:table-cell table:formula="of:=[.C83]+[.E82]" office:value-type="float" office:value="2135113.51480413" calcext:value-type="float">
            <text:p>2.135.113,51</text:p>
          </table:table-cell>
          <table:table-cell table:formula="of:=[.D83]+[.F82]" office:value-type="float" office:value="1695446.6964689" calcext:value-type="float">
            <text:p>1.695.446,70</text:p>
          </table:table-cell>
          <table:table-cell table:formula="of:=[.C83]/3" office:value-type="float" office:value="9370.36113027038" calcext:value-type="float">
            <text:p>9.370,36</text:p>
          </table:table-cell>
          <table:table-cell table:formula="of:=[.D83]/3" office:value-type="float" office:value="8001.39145731608" calcext:value-type="float">
            <text:p>8.001,39</text:p>
          </table:table-cell>
          <table:table-cell table:formula="of:=[.I82]+[.D83]" office:value-type="float" office:value="1695446.6964689" calcext:value-type="float">
            <text:p>1.695.446,7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L82]*[.M$4]-[.L$7]" office:value-type="float" office:value="975258.652000662" calcext:value-type="float">
            <text:p>975.258,65</text:p>
          </table:table-cell>
          <table:table-cell table:formula="of:=[.L$7]+[.M$2]*[.L82]" office:value-type="float" office:value="30040.8737415718" calcext:value-type="float">
            <text:p>30.040,87</text:p>
          </table:table-cell>
          <table:table-cell table:formula="of:=[.M83]-([.M$2]+[.M$3])*[.L82]*[.L$8]" office:value-type="float" office:value="25034.1849705107" calcext:value-type="float">
            <text:p>25.034,18</text:p>
          </table:table-cell>
          <table:table-cell table:formula="of:=[.M83]+[.O82]" office:value-type="float" office:value="2268016.73617973" calcext:value-type="float">
            <text:p>2.268.016,74</text:p>
          </table:table-cell>
          <table:table-cell table:formula="of:=[.N83]+[.P82]" office:value-type="float" office:value="1750811.8248353" calcext:value-type="float">
            <text:p>1.750.811,82</text:p>
          </table:table-cell>
          <table:table-cell table:formula="of:=[.M83]/3" office:value-type="float" office:value="10013.6245805239" calcext:value-type="float">
            <text:p>10.013,62</text:p>
          </table:table-cell>
          <table:table-cell table:formula="of:=[.N83]/3" office:value-type="float" office:value="8344.72832350358" calcext:value-type="float">
            <text:p>8.344,73</text:p>
          </table:table-cell>
          <table:table-cell table:formula="of:=[.S82]+[.N83]" office:value-type="float" office:value="1750811.8248353" calcext:value-type="float">
            <text:p>1.750.811,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83]*[.C$4]-[.B$7]" office:value-type="float" office:value="942925.828132087" calcext:value-type="float">
            <text:p>942.925,83</text:p>
          </table:table-cell>
          <table:table-cell table:formula="of:=[.B$7]+[.C$2]*[.B83]" office:value-type="float" office:value="28071.2723664503" calcext:value-type="float">
            <text:p>28.071,27</text:p>
          </table:table-cell>
          <table:table-cell table:formula="of:=[.C84]-([.C$2]+[.C$3])*[.B83]*[.B$8]" office:value-type="float" office:value="24031.4449236354" calcext:value-type="float">
            <text:p>24.031,44</text:p>
          </table:table-cell>
          <table:table-cell table:formula="of:=[.C84]+[.E83]" office:value-type="float" office:value="2163184.78717058" calcext:value-type="float">
            <text:p>2.163.184,79</text:p>
          </table:table-cell>
          <table:table-cell table:formula="of:=[.D84]+[.F83]" office:value-type="float" office:value="1719478.14139253" calcext:value-type="float">
            <text:p>1.719.478,14</text:p>
          </table:table-cell>
          <table:table-cell table:formula="of:=[.C84]/3" office:value-type="float" office:value="9357.09078881677" calcext:value-type="float">
            <text:p>9.357,09</text:p>
          </table:table-cell>
          <table:table-cell table:formula="of:=[.D84]/3" office:value-type="float" office:value="8010.4816412118" calcext:value-type="float">
            <text:p>8.010,48</text:p>
          </table:table-cell>
          <table:table-cell table:formula="of:=[.I83]+[.D84]" office:value-type="float" office:value="1719478.14139253" calcext:value-type="float">
            <text:p>1.719.478,1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L83]*[.M$4]-[.L$7]" office:value-type="float" office:value="959884.61861536" calcext:value-type="float">
            <text:p>959.884,62</text:p>
          </table:table-cell>
          <table:table-cell table:formula="of:=[.L$7]+[.M$2]*[.L83]" office:value-type="float" office:value="30002.9131653118" calcext:value-type="float">
            <text:p>30.002,91</text:p>
          </table:table-cell>
          <table:table-cell table:formula="of:=[.M84]-([.M$2]+[.M$3])*[.L83]*[.L$8]" office:value-type="float" office:value="25072.9806794485" calcext:value-type="float">
            <text:p>25.072,98</text:p>
          </table:table-cell>
          <table:table-cell table:formula="of:=[.M84]+[.O83]" office:value-type="float" office:value="2298019.64934504" calcext:value-type="float">
            <text:p>2.298.019,65</text:p>
          </table:table-cell>
          <table:table-cell table:formula="of:=[.N84]+[.P83]" office:value-type="float" office:value="1775884.80551475" calcext:value-type="float">
            <text:p>1.775.884,81</text:p>
          </table:table-cell>
          <table:table-cell table:formula="of:=[.M84]/3" office:value-type="float" office:value="10000.9710551039" calcext:value-type="float">
            <text:p>10.000,97</text:p>
          </table:table-cell>
          <table:table-cell table:formula="of:=[.N84]/3" office:value-type="float" office:value="8357.66022648282" calcext:value-type="float">
            <text:p>8.357,66</text:p>
          </table:table-cell>
          <table:table-cell table:formula="of:=[.S83]+[.N84]" office:value-type="float" office:value="1775884.80551475" calcext:value-type="float">
            <text:p>1.775.884,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4]*[.C$4]-[.B$7]" office:value-type="float" office:value="926681.337751892" calcext:value-type="float">
            <text:p>926.681,34</text:p>
          </table:table-cell>
          <table:table-cell table:formula="of:=[.B$7]+[.C$2]*[.B84]" office:value-type="float" office:value="28031.0632318459" calcext:value-type="float">
            <text:p>28.031,06</text:p>
          </table:table-cell>
          <table:table-cell table:formula="of:=[.C85]-([.C$2]+[.C$3])*[.B84]*[.B$8]" office:value-type="float" office:value="24058.9881808395" calcext:value-type="float">
            <text:p>24.058,99</text:p>
          </table:table-cell>
          <table:table-cell table:formula="of:=[.C85]+[.E84]" office:value-type="float" office:value="2191215.85040243" calcext:value-type="float">
            <text:p>2.191.215,85</text:p>
          </table:table-cell>
          <table:table-cell table:formula="of:=[.D85]+[.F84]" office:value-type="float" office:value="1743537.12957337" calcext:value-type="float">
            <text:p>1.743.537,13</text:p>
          </table:table-cell>
          <table:table-cell table:formula="of:=[.C85]/3" office:value-type="float" office:value="9343.68774394862" calcext:value-type="float">
            <text:p>9.343,69</text:p>
          </table:table-cell>
          <table:table-cell table:formula="of:=[.D85]/3" office:value-type="float" office:value="8019.66272694648" calcext:value-type="float">
            <text:p>8.019,66</text:p>
          </table:table-cell>
          <table:table-cell table:formula="of:=[.I84]+[.D85]" office:value-type="float" office:value="1743537.12957337" calcext:value-type="float">
            <text:p>1.743.537,1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L84]*[.M$4]-[.L$7]" office:value-type="float" office:value="944318.409812742" calcext:value-type="float">
            <text:p>944.318,41</text:p>
          </table:table-cell>
          <table:table-cell table:formula="of:=[.L$7]+[.M$2]*[.L84]" office:value-type="float" office:value="29964.4780818485" calcext:value-type="float">
            <text:p>29.964,48</text:p>
          </table:table-cell>
          <table:table-cell table:formula="of:=[.M85]-([.M$2]+[.M$3])*[.L84]*[.L$8]" office:value-type="float" office:value="25112.2613347479" calcext:value-type="float">
            <text:p>25.112,26</text:p>
          </table:table-cell>
          <table:table-cell table:formula="of:=[.M85]+[.O84]" office:value-type="float" office:value="2327984.12742689" calcext:value-type="float">
            <text:p>2.327.984,13</text:p>
          </table:table-cell>
          <table:table-cell table:formula="of:=[.N85]+[.P84]" office:value-type="float" office:value="1800997.0668495" calcext:value-type="float">
            <text:p>1.800.997,07</text:p>
          </table:table-cell>
          <table:table-cell table:formula="of:=[.M85]/3" office:value-type="float" office:value="9988.15936061618" calcext:value-type="float">
            <text:p>9.988,16</text:p>
          </table:table-cell>
          <table:table-cell table:formula="of:=[.N85]/3" office:value-type="float" office:value="8370.7537782493" calcext:value-type="float">
            <text:p>8.370,75</text:p>
          </table:table-cell>
          <table:table-cell table:formula="of:=[.S84]+[.N85]" office:value-type="float" office:value="1800997.0668495" calcext:value-type="float">
            <text:p>1.800.997,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5]*[.C$4]-[.B$7]" office:value-type="float" office:value="910274.402467895" calcext:value-type="float">
            <text:p>910.274,40</text:p>
          </table:table-cell>
          <table:table-cell table:formula="of:=[.B$7]+[.C$2]*[.B85]" office:value-type="float" office:value="27990.4520058954" calcext:value-type="float">
            <text:p>27.990,45</text:p>
          </table:table-cell>
          <table:table-cell table:formula="of:=[.C86]-([.C$2]+[.C$3])*[.B85]*[.B$8]" office:value-type="float" office:value="24086.8068706155" calcext:value-type="float">
            <text:p>24.086,81</text:p>
          </table:table-cell>
          <table:table-cell table:formula="of:=[.C86]+[.E85]" office:value-type="float" office:value="2219206.30240833" calcext:value-type="float">
            <text:p>2.219.206,30</text:p>
          </table:table-cell>
          <table:table-cell table:formula="of:=[.D86]+[.F85]" office:value-type="float" office:value="1767623.93644399" calcext:value-type="float">
            <text:p>1.767.623,94</text:p>
          </table:table-cell>
          <table:table-cell table:formula="of:=[.C86]/3" office:value-type="float" office:value="9330.15066863179" calcext:value-type="float">
            <text:p>9.330,15</text:p>
          </table:table-cell>
          <table:table-cell table:formula="of:=[.D86]/3" office:value-type="float" office:value="8028.93562353851" calcext:value-type="float">
            <text:p>8.028,94</text:p>
          </table:table-cell>
          <table:table-cell table:formula="of:=[.I85]+[.D86]" office:value-type="float" office:value="1767623.93644399" calcext:value-type="float">
            <text:p>1.767.623,9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L85]*[.M$4]-[.L$7]" office:value-type="float" office:value="928557.623400091" calcext:value-type="float">
            <text:p>928.557,62</text:p>
          </table:table-cell>
          <table:table-cell table:formula="of:=[.L$7]+[.M$2]*[.L85]" office:value-type="float" office:value="29925.562559842" calcext:value-type="float">
            <text:p>29.925,56</text:p>
          </table:table-cell>
          <table:table-cell table:formula="of:=[.M86]-([.M$2]+[.M$3])*[.L85]*[.L$8]" office:value-type="float" office:value="25152.0329982386" calcext:value-type="float">
            <text:p>25.152,03</text:p>
          </table:table-cell>
          <table:table-cell table:formula="of:=[.M86]+[.O85]" office:value-type="float" office:value="2357909.68998673" calcext:value-type="float">
            <text:p>2.357.909,69</text:p>
          </table:table-cell>
          <table:table-cell table:formula="of:=[.N86]+[.P85]" office:value-type="float" office:value="1826149.09984774" calcext:value-type="float">
            <text:p>1.826.149,10</text:p>
          </table:table-cell>
          <table:table-cell table:formula="of:=[.M86]/3" office:value-type="float" office:value="9975.18751994733" calcext:value-type="float">
            <text:p>9.975,19</text:p>
          </table:table-cell>
          <table:table-cell table:formula="of:=[.N86]/3" office:value-type="float" office:value="8384.01099941286" calcext:value-type="float">
            <text:p>8.384,01</text:p>
          </table:table-cell>
          <table:table-cell table:formula="of:=[.S85]+[.N86]" office:value-type="float" office:value="1826149.09984774" calcext:value-type="float">
            <text:p>1.826.149,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6]*[.C$4]-[.B$7]" office:value-type="float" office:value="893703.397831059" calcext:value-type="float">
            <text:p>893.703,40</text:p>
          </table:table-cell>
          <table:table-cell table:formula="of:=[.B$7]+[.C$2]*[.B86]" office:value-type="float" office:value="27949.4346676854" calcext:value-type="float">
            <text:p>27.949,43</text:p>
          </table:table-cell>
          <table:table-cell table:formula="of:=[.C87]-([.C$2]+[.C$3])*[.B86]*[.B$8]" office:value-type="float" office:value="24114.9037472894" calcext:value-type="float">
            <text:p>24.114,90</text:p>
          </table:table-cell>
          <table:table-cell table:formula="of:=[.C87]+[.E86]" office:value-type="float" office:value="2247155.73707601" calcext:value-type="float">
            <text:p>2.247.155,74</text:p>
          </table:table-cell>
          <table:table-cell table:formula="of:=[.D87]+[.F86]" office:value-type="float" office:value="1791738.84019128" calcext:value-type="float">
            <text:p>1.791.738,84</text:p>
          </table:table-cell>
          <table:table-cell table:formula="of:=[.C87]/3" office:value-type="float" office:value="9316.4782225618" calcext:value-type="float">
            <text:p>9.316,48</text:p>
          </table:table-cell>
          <table:table-cell table:formula="of:=[.D87]/3" office:value-type="float" office:value="8038.30124909646" calcext:value-type="float">
            <text:p>8.038,30</text:p>
          </table:table-cell>
          <table:table-cell table:formula="of:=[.I86]+[.D87]" office:value-type="float" office:value="1791738.84019128" calcext:value-type="float">
            <text:p>1.791.738,8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L86]*[.M$4]-[.L$7]" office:value-type="float" office:value="912599.827157282" calcext:value-type="float">
            <text:p>912.599,83</text:p>
          </table:table-cell>
          <table:table-cell table:formula="of:=[.L$7]+[.M$2]*[.L86]" office:value-type="float" office:value="29886.1605938104" calcext:value-type="float">
            <text:p>29.886,16</text:p>
          </table:table-cell>
          <table:table-cell table:formula="of:=[.M87]-([.M$2]+[.M$3])*[.L86]*[.L$8]" office:value-type="float" office:value="25192.3018075229" calcext:value-type="float">
            <text:p>25.192,30</text:p>
          </table:table-cell>
          <table:table-cell table:formula="of:=[.M87]+[.O86]" office:value-type="float" office:value="2387795.85058055" calcext:value-type="float">
            <text:p>2.387.795,85</text:p>
          </table:table-cell>
          <table:table-cell table:formula="of:=[.N87]+[.P86]" office:value-type="float" office:value="1851341.40165526" calcext:value-type="float">
            <text:p>1.851.341,40</text:p>
          </table:table-cell>
          <table:table-cell table:formula="of:=[.M87]/3" office:value-type="float" office:value="9962.05353127012" calcext:value-type="float">
            <text:p>9.962,05</text:p>
          </table:table-cell>
          <table:table-cell table:formula="of:=[.N87]/3" office:value-type="float" office:value="8397.43393584097" calcext:value-type="float">
            <text:p>8.397,43</text:p>
          </table:table-cell>
          <table:table-cell table:formula="of:=[.S86]+[.N87]" office:value-type="float" office:value="1851341.40165526" calcext:value-type="float">
            <text:p>1.851.341,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7]*[.C$4]-[.B$7]" office:value-type="float" office:value="876966.683147854" calcext:value-type="float">
            <text:p>876.966,68</text:p>
          </table:table-cell>
          <table:table-cell table:formula="of:=[.B$7]+[.C$2]*[.B87]" office:value-type="float" office:value="27908.0071560933" calcext:value-type="float">
            <text:p>27.908,01</text:p>
          </table:table-cell>
          <table:table-cell table:formula="of:=[.C88]-([.C$2]+[.C$3])*[.B87]*[.B$8]" office:value-type="float" office:value="24143.28159273" calcext:value-type="float">
            <text:p>24.143,28</text:p>
          </table:table-cell>
          <table:table-cell table:formula="of:=[.C88]+[.E87]" office:value-type="float" office:value="2275063.7442321" calcext:value-type="float">
            <text:p>2.275.063,74</text:p>
          </table:table-cell>
          <table:table-cell table:formula="of:=[.D88]+[.F87]" office:value-type="float" office:value="1815882.12178401" calcext:value-type="float">
            <text:p>1.815.882,12</text:p>
          </table:table-cell>
          <table:table-cell table:formula="of:=[.C88]/3" office:value-type="float" office:value="9302.6690520311" calcext:value-type="float">
            <text:p>9.302,67</text:p>
          </table:table-cell>
          <table:table-cell table:formula="of:=[.D88]/3" office:value-type="float" office:value="8047.76053090999" calcext:value-type="float">
            <text:p>8.047,76</text:p>
          </table:table-cell>
          <table:table-cell table:formula="of:=[.I87]+[.D88]" office:value-type="float" office:value="1815882.12178401" calcext:value-type="float">
            <text:p>1.815.882,1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L87]*[.M$4]-[.L$7]" office:value-type="float" office:value="896442.558461437" calcext:value-type="float">
            <text:p>896.442,56</text:p>
          </table:table-cell>
          <table:table-cell table:formula="of:=[.L$7]+[.M$2]*[.L87]" office:value-type="float" office:value="29846.2661032033" calcext:value-type="float">
            <text:p>29.846,27</text:p>
          </table:table-cell>
          <table:table-cell table:formula="of:=[.M88]-([.M$2]+[.M$3])*[.L87]*[.L$8]" office:value-type="float" office:value="25233.0739769233" calcext:value-type="float">
            <text:p>25.233,07</text:p>
          </table:table-cell>
          <table:table-cell table:formula="of:=[.M88]+[.O87]" office:value-type="float" office:value="2417642.11668375" calcext:value-type="float">
            <text:p>2.417.642,12</text:p>
          </table:table-cell>
          <table:table-cell table:formula="of:=[.N88]+[.P87]" office:value-type="float" office:value="1876574.47563218" calcext:value-type="float">
            <text:p>1.876.574,48</text:p>
          </table:table-cell>
          <table:table-cell table:formula="of:=[.M88]/3" office:value-type="float" office:value="9948.75536773445" calcext:value-type="float">
            <text:p>9.948,76</text:p>
          </table:table-cell>
          <table:table-cell table:formula="of:=[.N88]/3" office:value-type="float" office:value="8411.02465897443" calcext:value-type="float">
            <text:p>8.411,02</text:p>
          </table:table-cell>
          <table:table-cell table:formula="of:=[.S87]+[.N88]" office:value-type="float" office:value="1876574.47563218" calcext:value-type="float">
            <text:p>1.876.574,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8]*[.C$4]-[.B$7]" office:value-type="float" office:value="860062.601317817" calcext:value-type="float">
            <text:p>860.062,60</text:p>
          </table:table-cell>
          <table:table-cell table:formula="of:=[.B$7]+[.C$2]*[.B88]" office:value-type="float" office:value="27866.1653693853" calcext:value-type="float">
            <text:p>27.866,17</text:p>
          </table:table-cell>
          <table:table-cell table:formula="of:=[.C89]-([.C$2]+[.C$3])*[.B88]*[.B$8]" office:value-type="float" office:value="24171.9432166249" calcext:value-type="float">
            <text:p>24.171,94</text:p>
          </table:table-cell>
          <table:table-cell table:formula="of:=[.C89]+[.E88]" office:value-type="float" office:value="2302929.90960149" calcext:value-type="float">
            <text:p>2.302.929,91</text:p>
          </table:table-cell>
          <table:table-cell table:formula="of:=[.D89]+[.F88]" office:value-type="float" office:value="1840054.06500063" calcext:value-type="float">
            <text:p>1.840.054,07</text:p>
          </table:table-cell>
          <table:table-cell table:formula="of:=[.C89]/3" office:value-type="float" office:value="9288.72178979509" calcext:value-type="float">
            <text:p>9.288,72</text:p>
          </table:table-cell>
          <table:table-cell table:formula="of:=[.D89]/3" office:value-type="float" office:value="8057.31440554165" calcext:value-type="float">
            <text:p>8.057,31</text:p>
          </table:table-cell>
          <table:table-cell table:formula="of:=[.I88]+[.D89]" office:value-type="float" office:value="1840054.06500063" calcext:value-type="float">
            <text:p>1.840.054,0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L88]*[.M$4]-[.L$7]" office:value-type="float" office:value="880083.323906895" calcext:value-type="float">
            <text:p>880.083,32</text:p>
          </table:table-cell>
          <table:table-cell table:formula="of:=[.L$7]+[.M$2]*[.L88]" office:value-type="float" office:value="29805.8729314637" calcext:value-type="float">
            <text:p>29.805,87</text:p>
          </table:table-cell>
          <table:table-cell table:formula="of:=[.M89]-([.M$2]+[.M$3])*[.L88]*[.L$8]" office:value-type="float" office:value="25274.3557984412" calcext:value-type="float">
            <text:p>25.274,36</text:p>
          </table:table-cell>
          <table:table-cell table:formula="of:=[.M89]+[.O88]" office:value-type="float" office:value="2447447.98961521" calcext:value-type="float">
            <text:p>2.447.447,99</text:p>
          </table:table-cell>
          <table:table-cell table:formula="of:=[.N89]+[.P88]" office:value-type="float" office:value="1901848.83143063" calcext:value-type="float">
            <text:p>1.901.848,83</text:p>
          </table:table-cell>
          <table:table-cell table:formula="of:=[.M89]/3" office:value-type="float" office:value="9935.29097715458" calcext:value-type="float">
            <text:p>9.935,29</text:p>
          </table:table-cell>
          <table:table-cell table:formula="of:=[.N89]/3" office:value-type="float" office:value="8424.78526614706" calcext:value-type="float">
            <text:p>8.424,79</text:p>
          </table:table-cell>
          <table:table-cell table:formula="of:=[.S88]+[.N89]" office:value-type="float" office:value="1901848.83143063" calcext:value-type="float">
            <text:p>1.901.848,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9]*[.C$4]-[.B$7]" office:value-type="float" office:value="842989.478669479" calcext:value-type="float">
            <text:p>842.989,48</text:p>
          </table:table-cell>
          <table:table-cell table:formula="of:=[.B$7]+[.C$2]*[.B89]" office:value-type="float" office:value="27823.9051648102" calcext:value-type="float">
            <text:p>27.823,91</text:p>
          </table:table-cell>
          <table:table-cell table:formula="of:=[.C90]-([.C$2]+[.C$3])*[.B89]*[.B$8]" office:value-type="float" office:value="24200.8914567589" calcext:value-type="float">
            <text:p>24.200,89</text:p>
          </table:table-cell>
          <table:table-cell table:formula="of:=[.C90]+[.E89]" office:value-type="float" office:value="2330753.8147663" calcext:value-type="float">
            <text:p>2.330.753,81</text:p>
          </table:table-cell>
          <table:table-cell table:formula="of:=[.D90]+[.F89]" office:value-type="float" office:value="1864254.95645739" calcext:value-type="float">
            <text:p>1.864.254,96</text:p>
          </table:table-cell>
          <table:table-cell table:formula="of:=[.C90]/3" office:value-type="float" office:value="9274.63505493673" calcext:value-type="float">
            <text:p>9.274,64</text:p>
          </table:table-cell>
          <table:table-cell table:formula="of:=[.D90]/3" office:value-type="float" office:value="8066.96381891963" calcext:value-type="float">
            <text:p>8.066,96</text:p>
          </table:table-cell>
          <table:table-cell table:formula="of:=[.I89]+[.D90]" office:value-type="float" office:value="1864254.95645739" calcext:value-type="float">
            <text:p>1.864.254,9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L89]*[.M$4]-[.L$7]" office:value-type="float" office:value="863519.598920421" calcext:value-type="float">
            <text:p>863.519,60</text:p>
          </table:table-cell>
          <table:table-cell table:formula="of:=[.L$7]+[.M$2]*[.L89]" office:value-type="float" office:value="29764.9748450774" calcext:value-type="float">
            <text:p>29.764,97</text:p>
          </table:table-cell>
          <table:table-cell table:formula="of:=[.M90]-([.M$2]+[.M$3])*[.L89]*[.L$8]" office:value-type="float" office:value="25316.153642728" calcext:value-type="float">
            <text:p>25.316,15</text:p>
          </table:table-cell>
          <table:table-cell table:formula="of:=[.M90]+[.O89]" office:value-type="float" office:value="2477212.96446029" calcext:value-type="float">
            <text:p>2.477.212,96</text:p>
          </table:table-cell>
          <table:table-cell table:formula="of:=[.N90]+[.P89]" office:value-type="float" office:value="1927164.98507335" calcext:value-type="float">
            <text:p>1.927.164,99</text:p>
          </table:table-cell>
          <table:table-cell table:formula="of:=[.M90]/3" office:value-type="float" office:value="9921.65828169246" calcext:value-type="float">
            <text:p>9.921,66</text:p>
          </table:table-cell>
          <table:table-cell table:formula="of:=[.N90]/3" office:value-type="float" office:value="8438.71788090934" calcext:value-type="float">
            <text:p>8.438,72</text:p>
          </table:table-cell>
          <table:table-cell table:formula="of:=[.S89]+[.N90]" office:value-type="float" office:value="1927164.98507335" calcext:value-type="float">
            <text:p>1.927.164,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90]*[.C$4]-[.B$7]" office:value-type="float" office:value="825745.624794658" calcext:value-type="float">
            <text:p>825.745,62</text:p>
          </table:table-cell>
          <table:table-cell table:formula="of:=[.B$7]+[.C$2]*[.B90]" office:value-type="float" office:value="27781.2223581893" calcext:value-type="float">
            <text:p>27.781,22</text:p>
          </table:table-cell>
          <table:table-cell table:formula="of:=[.C91]-([.C$2]+[.C$3])*[.B90]*[.B$8]" office:value-type="float" office:value="24230.1291792942" calcext:value-type="float">
            <text:p>24.230,13</text:p>
          </table:table-cell>
          <table:table-cell table:formula="of:=[.C91]+[.E90]" office:value-type="float" office:value="2358535.03712449" calcext:value-type="float">
            <text:p>2.358.535,04</text:p>
          </table:table-cell>
          <table:table-cell table:formula="of:=[.D91]+[.F90]" office:value-type="float" office:value="1888485.08563669" calcext:value-type="float">
            <text:p>1.888.485,09</text:p>
          </table:table-cell>
          <table:table-cell table:formula="of:=[.C91]/3" office:value-type="float" office:value="9260.40745272978" calcext:value-type="float">
            <text:p>9.260,41</text:p>
          </table:table-cell>
          <table:table-cell table:formula="of:=[.D91]/3" office:value-type="float" office:value="8076.70972643139" calcext:value-type="float">
            <text:p>8.076,71</text:p>
          </table:table-cell>
          <table:table-cell table:formula="of:=[.I90]+[.D91]" office:value-type="float" office:value="1888485.08563669" calcext:value-type="float">
            <text:p>1.888.485,0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L90]*[.M$4]-[.L$7]" office:value-type="float" office:value="846748.827371616" calcext:value-type="float">
            <text:p>846.748,83</text:p>
          </table:table-cell>
          <table:table-cell table:formula="of:=[.L$7]+[.M$2]*[.L90]" office:value-type="float" office:value="29723.5655326112" calcext:value-type="float">
            <text:p>29.723,57</text:p>
          </table:table-cell>
          <table:table-cell table:formula="of:=[.M91]-([.M$2]+[.M$3])*[.L90]*[.L$8]" office:value-type="float" office:value="25358.4739600685" calcext:value-type="float">
            <text:p>25.358,47</text:p>
          </table:table-cell>
          <table:table-cell table:formula="of:=[.M91]+[.O90]" office:value-type="float" office:value="2506936.5299929" calcext:value-type="float">
            <text:p>2.506.936,53</text:p>
          </table:table-cell>
          <table:table-cell table:formula="of:=[.N91]+[.P90]" office:value-type="float" office:value="1952523.45903342" calcext:value-type="float">
            <text:p>1.952.523,46</text:p>
          </table:table-cell>
          <table:table-cell table:formula="of:=[.M91]/3" office:value-type="float" office:value="9907.85517753707" calcext:value-type="float">
            <text:p>9.907,86</text:p>
          </table:table-cell>
          <table:table-cell table:formula="of:=[.N91]/3" office:value-type="float" office:value="8452.82465335616" calcext:value-type="float">
            <text:p>8.452,82</text:p>
          </table:table-cell>
          <table:table-cell table:formula="of:=[.S90]+[.N91]" office:value-type="float" office:value="1952523.45903342" calcext:value-type="float">
            <text:p>1.952.523,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91]*[.C$4]-[.B$7]" office:value-type="float" office:value="808329.332381089" calcext:value-type="float">
            <text:p>808.329,33</text:p>
          </table:table-cell>
          <table:table-cell table:formula="of:=[.B$7]+[.C$2]*[.B91]" office:value-type="float" office:value="27738.1127235023" calcext:value-type="float">
            <text:p>27.738,11</text:p>
          </table:table-cell>
          <table:table-cell table:formula="of:=[.C92]-([.C$2]+[.C$3])*[.B91]*[.B$8]" office:value-type="float" office:value="24259.6592790548" calcext:value-type="float">
            <text:p>24.259,66</text:p>
          </table:table-cell>
          <table:table-cell table:formula="of:=[.C92]+[.E91]" office:value-type="float" office:value="2386273.14984799" calcext:value-type="float">
            <text:p>2.386.273,15</text:p>
          </table:table-cell>
          <table:table-cell table:formula="of:=[.D92]+[.F91]" office:value-type="float" office:value="1912744.74491574" calcext:value-type="float">
            <text:p>1.912.744,74</text:p>
          </table:table-cell>
          <table:table-cell table:formula="of:=[.C92]/3" office:value-type="float" office:value="9246.03757450076" calcext:value-type="float">
            <text:p>9.246,04</text:p>
          </table:table-cell>
          <table:table-cell table:formula="of:=[.D92]/3" office:value-type="float" office:value="8086.55309301827" calcext:value-type="float">
            <text:p>8.086,55</text:p>
          </table:table-cell>
          <table:table-cell table:formula="of:=[.I91]+[.D92]" office:value-type="float" office:value="1912744.74491574" calcext:value-type="float">
            <text:p>1.912.744,7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L91]*[.M$4]-[.L$7]" office:value-type="float" office:value="829768.421178451" calcext:value-type="float">
            <text:p>829.768,42</text:p>
          </table:table-cell>
          <table:table-cell table:formula="of:=[.L$7]+[.M$2]*[.L91]" office:value-type="float" office:value="29681.6386037392" calcext:value-type="float">
            <text:p>29.681,64</text:p>
          </table:table-cell>
          <table:table-cell table:formula="of:=[.M92]-([.M$2]+[.M$3])*[.L91]*[.L$8]" office:value-type="float" office:value="25401.3232813757" calcext:value-type="float">
            <text:p>25.401,32</text:p>
          </table:table-cell>
          <table:table-cell table:formula="of:=[.M92]+[.O91]" office:value-type="float" office:value="2536618.16859664" calcext:value-type="float">
            <text:p>2.536.618,17</text:p>
          </table:table-cell>
          <table:table-cell table:formula="of:=[.N92]+[.P91]" office:value-type="float" office:value="1977924.7823148" calcext:value-type="float">
            <text:p>1.977.924,78</text:p>
          </table:table-cell>
          <table:table-cell table:formula="of:=[.M92]/3" office:value-type="float" office:value="9893.87953457973" calcext:value-type="float">
            <text:p>9.893,88</text:p>
          </table:table-cell>
          <table:table-cell table:formula="of:=[.N92]/3" office:value-type="float" office:value="8467.10776045856" calcext:value-type="float">
            <text:p>8.467,11</text:p>
          </table:table-cell>
          <table:table-cell table:formula="of:=[.S91]+[.N92]" office:value-type="float" office:value="1977924.7823148" calcext:value-type="float">
            <text:p>1.977.924,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92]*[.C$4]-[.B$7]" office:value-type="float" office:value="790738.877043385" calcext:value-type="float">
            <text:p>790.738,88</text:p>
          </table:table-cell>
          <table:table-cell table:formula="of:=[.B$7]+[.C$2]*[.B92]" office:value-type="float" office:value="27694.5719924684" calcext:value-type="float">
            <text:p>27.694,57</text:p>
          </table:table-cell>
          <table:table-cell table:formula="of:=[.C93]-([.C$2]+[.C$3])*[.B92]*[.B$8]" office:value-type="float" office:value="24289.484679813" calcext:value-type="float">
            <text:p>24.289,48</text:p>
          </table:table-cell>
          <table:table-cell table:formula="of:=[.C93]+[.E92]" office:value-type="float" office:value="2413967.72184046" calcext:value-type="float">
            <text:p>2.413.967,72</text:p>
          </table:table-cell>
          <table:table-cell table:formula="of:=[.D93]+[.F92]" office:value-type="float" office:value="1937034.22959555" calcext:value-type="float">
            <text:p>1.937.034,23</text:p>
          </table:table-cell>
          <table:table-cell table:formula="of:=[.C93]/3" office:value-type="float" office:value="9231.52399748946" calcext:value-type="float">
            <text:p>9.231,52</text:p>
          </table:table-cell>
          <table:table-cell table:formula="of:=[.D93]/3" office:value-type="float" office:value="8096.49489327101" calcext:value-type="float">
            <text:p>8.096,49</text:p>
          </table:table-cell>
          <table:table-cell table:formula="of:=[.I92]+[.D93]" office:value-type="float" office:value="1937034.22959555" calcext:value-type="float">
            <text:p>1.937.034,2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L92]*[.M$4]-[.L$7]" office:value-type="float" office:value="812575.759907872" calcext:value-type="float">
            <text:p>812.575,76</text:p>
          </table:table-cell>
          <table:table-cell table:formula="of:=[.L$7]+[.M$2]*[.L92]" office:value-type="float" office:value="29639.1875882563" calcext:value-type="float">
            <text:p>29.639,19</text:p>
          </table:table-cell>
          <table:table-cell table:formula="of:=[.M93]-([.M$2]+[.M$3])*[.L92]*[.L$8]" office:value-type="float" office:value="25444.7082191992" calcext:value-type="float">
            <text:p>25.444,71</text:p>
          </table:table-cell>
          <table:table-cell table:formula="of:=[.M93]+[.O92]" office:value-type="float" office:value="2566257.3561849" calcext:value-type="float">
            <text:p>2.566.257,36</text:p>
          </table:table-cell>
          <table:table-cell table:formula="of:=[.N93]+[.P92]" office:value-type="float" office:value="2003369.490534" calcext:value-type="float">
            <text:p>2.003.369,49</text:p>
          </table:table-cell>
          <table:table-cell table:formula="of:=[.M93]/3" office:value-type="float" office:value="9879.72919608542" calcext:value-type="float">
            <text:p>9.879,73</text:p>
          </table:table-cell>
          <table:table-cell table:formula="of:=[.N93]/3" office:value-type="float" office:value="8481.56940639973" calcext:value-type="float">
            <text:p>8.481,57</text:p>
          </table:table-cell>
          <table:table-cell table:formula="of:=[.S92]+[.N93]" office:value-type="float" office:value="2003369.490534" calcext:value-type="float">
            <text:p>2.003.369,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93]*[.C$4]-[.B$7]" office:value-type="float" office:value="772972.517152303" calcext:value-type="float">
            <text:p>772.972,52</text:p>
          </table:table-cell>
          <table:table-cell table:formula="of:=[.B$7]+[.C$2]*[.B93]" office:value-type="float" office:value="27650.5958541241" calcext:value-type="float">
            <text:p>27.650,60</text:p>
          </table:table-cell>
          <table:table-cell table:formula="of:=[.C94]-([.C$2]+[.C$3])*[.B93]*[.B$8]" office:value-type="float" office:value="24319.6083345788" calcext:value-type="float">
            <text:p>24.319,61</text:p>
          </table:table-cell>
          <table:table-cell table:formula="of:=[.C94]+[.E93]" office:value-type="float" office:value="2441618.31769458" calcext:value-type="float">
            <text:p>2.441.618,32</text:p>
          </table:table-cell>
          <table:table-cell table:formula="of:=[.D94]+[.F93]" office:value-type="float" office:value="1961353.83793013" calcext:value-type="float">
            <text:p>1.961.353,84</text:p>
          </table:table-cell>
          <table:table-cell table:formula="of:=[.C94]/3" office:value-type="float" office:value="9216.86528470804" calcext:value-type="float">
            <text:p>9.216,87</text:p>
          </table:table-cell>
          <table:table-cell table:formula="of:=[.D94]/3" office:value-type="float" office:value="8106.53611152628" calcext:value-type="float">
            <text:p>8.106,54</text:p>
          </table:table-cell>
          <table:table-cell table:formula="of:=[.I93]+[.D94]" office:value-type="float" office:value="1961353.83793013" calcext:value-type="float">
            <text:p>1.961.353,8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L93]*[.M$4]-[.L$7]" office:value-type="float" office:value="795168.19037141" calcext:value-type="float">
            <text:p>795.168,19</text:p>
          </table:table-cell>
          <table:table-cell table:formula="of:=[.L$7]+[.M$2]*[.L93]" office:value-type="float" office:value="29596.2059350798" calcext:value-type="float">
            <text:p>29.596,21</text:p>
          </table:table-cell>
          <table:table-cell table:formula="of:=[.M94]-([.M$2]+[.M$3])*[.L93]*[.L$8]" office:value-type="float" office:value="25488.6354687455" calcext:value-type="float">
            <text:p>25.488,64</text:p>
          </table:table-cell>
          <table:table-cell table:formula="of:=[.M94]+[.O93]" office:value-type="float" office:value="2595853.56211998" calcext:value-type="float">
            <text:p>2.595.853,56</text:p>
          </table:table-cell>
          <table:table-cell table:formula="of:=[.N94]+[.P93]" office:value-type="float" office:value="2028858.12600274" calcext:value-type="float">
            <text:p>2.028.858,13</text:p>
          </table:table-cell>
          <table:table-cell table:formula="of:=[.M94]/3" office:value-type="float" office:value="9865.40197835994" calcext:value-type="float">
            <text:p>9.865,40</text:p>
          </table:table-cell>
          <table:table-cell table:formula="of:=[.N94]/3" office:value-type="float" office:value="8496.21182291518" calcext:value-type="float">
            <text:p>8.496,21</text:p>
          </table:table-cell>
          <table:table-cell table:formula="of:=[.S93]+[.N94]" office:value-type="float" office:value="2028858.12600274" calcext:value-type="float">
            <text:p>2.028.858,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94]*[.C$4]-[.B$7]" office:value-type="float" office:value="755028.49366231" calcext:value-type="float">
            <text:p>755.028,49</text:p>
          </table:table-cell>
          <table:table-cell table:formula="of:=[.B$7]+[.C$2]*[.B94]" office:value-type="float" office:value="27606.1799543964" calcext:value-type="float">
            <text:p>27.606,18</text:p>
          </table:table-cell>
          <table:table-cell table:formula="of:=[.C95]-([.C$2]+[.C$3])*[.B94]*[.B$8]" office:value-type="float" office:value="24350.0332258923" calcext:value-type="float">
            <text:p>24.350,03</text:p>
          </table:table-cell>
          <table:table-cell table:formula="of:=[.C95]+[.E94]" office:value-type="float" office:value="2469224.49764898" calcext:value-type="float">
            <text:p>2.469.224,50</text:p>
          </table:table-cell>
          <table:table-cell table:formula="of:=[.D95]+[.F94]" office:value-type="float" office:value="1985703.87115603" calcext:value-type="float">
            <text:p>1.985.703,87</text:p>
          </table:table-cell>
          <table:table-cell table:formula="of:=[.C95]/3" office:value-type="float" office:value="9202.0599847988" calcext:value-type="float">
            <text:p>9.202,06</text:p>
          </table:table-cell>
          <table:table-cell table:formula="of:=[.D95]/3" office:value-type="float" office:value="8116.67774196411" calcext:value-type="float">
            <text:p>8.116,68</text:p>
          </table:table-cell>
          <table:table-cell table:formula="of:=[.I94]+[.D95]" office:value-type="float" office:value="1985703.87115603" calcext:value-type="float">
            <text:p>1.985.703,8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L94]*[.M$4]-[.L$7]" office:value-type="float" office:value="777543.026215742" calcext:value-type="float">
            <text:p>777.543,03</text:p>
          </table:table-cell>
          <table:table-cell table:formula="of:=[.L$7]+[.M$2]*[.L94]" office:value-type="float" office:value="29552.6870112387" calcext:value-type="float">
            <text:p>29.552,69</text:p>
          </table:table-cell>
          <table:table-cell table:formula="of:=[.M95]-([.M$2]+[.M$3])*[.L94]*[.L$8]" office:value-type="float" office:value="25533.1118089112" calcext:value-type="float">
            <text:p>25.533,11</text:p>
          </table:table-cell>
          <table:table-cell table:formula="of:=[.M95]+[.O94]" office:value-type="float" office:value="2625406.24913121" calcext:value-type="float">
            <text:p>2.625.406,25</text:p>
          </table:table-cell>
          <table:table-cell table:formula="of:=[.N95]+[.P94]" office:value-type="float" office:value="2054391.23781165" calcext:value-type="float">
            <text:p>2.054.391,24</text:p>
          </table:table-cell>
          <table:table-cell table:formula="of:=[.M95]/3" office:value-type="float" office:value="9850.89567041289" calcext:value-type="float">
            <text:p>9.850,90</text:p>
          </table:table-cell>
          <table:table-cell table:formula="of:=[.N95]/3" office:value-type="float" office:value="8511.03726963706" calcext:value-type="float">
            <text:p>8.511,04</text:p>
          </table:table-cell>
          <table:table-cell table:formula="of:=[.S94]+[.N95]" office:value-type="float" office:value="2054391.23781165" calcext:value-type="float">
            <text:p>2.054.391,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5]*[.C$4]-[.B$7]" office:value-type="float" office:value="736905.029937418" calcext:value-type="float">
            <text:p>736.905,03</text:p>
          </table:table-cell>
          <table:table-cell table:formula="of:=[.B$7]+[.C$2]*[.B95]" office:value-type="float" office:value="27561.3198956714" calcext:value-type="float">
            <text:p>27.561,32</text:p>
          </table:table-cell>
          <table:table-cell table:formula="of:=[.C96]-([.C$2]+[.C$3])*[.B95]*[.B$8]" office:value-type="float" office:value="24380.7623661189" calcext:value-type="float">
            <text:p>24.380,76</text:p>
          </table:table-cell>
          <table:table-cell table:formula="of:=[.C96]+[.E95]" office:value-type="float" office:value="2496785.81754465" calcext:value-type="float">
            <text:p>2.496.785,82</text:p>
          </table:table-cell>
          <table:table-cell table:formula="of:=[.D96]+[.F95]" office:value-type="float" office:value="2010084.63352214" calcext:value-type="float">
            <text:p>2.010.084,63</text:p>
          </table:table-cell>
          <table:table-cell table:formula="of:=[.C96]/3" office:value-type="float" office:value="9187.10663189047" calcext:value-type="float">
            <text:p>9.187,11</text:p>
          </table:table-cell>
          <table:table-cell table:formula="of:=[.D96]/3" office:value-type="float" office:value="8126.92078870631" calcext:value-type="float">
            <text:p>8.126,92</text:p>
          </table:table-cell>
          <table:table-cell table:formula="of:=[.I95]+[.D96]" office:value-type="float" office:value="2010084.63352214" calcext:value-type="float">
            <text:p>2.010.084,6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L95]*[.M$4]-[.L$7]" office:value-type="float" office:value="759697.547508129" calcext:value-type="float">
            <text:p>759.697,55</text:p>
          </table:table-cell>
          <table:table-cell table:formula="of:=[.L$7]+[.M$2]*[.L95]" office:value-type="float" office:value="29508.6241008495" calcext:value-type="float">
            <text:p>29.508,62</text:p>
          </table:table-cell>
          <table:table-cell table:formula="of:=[.M96]-([.M$2]+[.M$3])*[.L95]*[.L$8]" office:value-type="float" office:value="25578.1441033289" calcext:value-type="float">
            <text:p>25.578,14</text:p>
          </table:table-cell>
          <table:table-cell table:formula="of:=[.M96]+[.O95]" office:value-type="float" office:value="2654914.87323206" calcext:value-type="float">
            <text:p>2.654.914,87</text:p>
          </table:table-cell>
          <table:table-cell table:formula="of:=[.N96]+[.P95]" office:value-type="float" office:value="2079969.38191498" calcext:value-type="float">
            <text:p>2.079.969,38</text:p>
          </table:table-cell>
          <table:table-cell table:formula="of:=[.M96]/3" office:value-type="float" office:value="9836.2080336165" calcext:value-type="float">
            <text:p>9.836,21</text:p>
          </table:table-cell>
          <table:table-cell table:formula="of:=[.N96]/3" office:value-type="float" office:value="8526.04803444297" calcext:value-type="float">
            <text:p>8.526,05</text:p>
          </table:table-cell>
          <table:table-cell table:formula="of:=[.S95]+[.N96]" office:value-type="float" office:value="2079969.38191498" calcext:value-type="float">
            <text:p>2.079.969,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6]*[.C$4]-[.B$7]" office:value-type="float" office:value="718600.331575276" calcext:value-type="float">
            <text:p>718.600,33</text:p>
          </table:table-cell>
          <table:table-cell table:formula="of:=[.B$7]+[.C$2]*[.B96]" office:value-type="float" office:value="27516.0112363592" calcext:value-type="float">
            <text:p>27.516,01</text:p>
          </table:table-cell>
          <table:table-cell table:formula="of:=[.C97]-([.C$2]+[.C$3])*[.B96]*[.B$8]" office:value-type="float" office:value="24411.7987977478" calcext:value-type="float">
            <text:p>24.411,80</text:p>
          </table:table-cell>
          <table:table-cell table:formula="of:=[.C97]+[.E96]" office:value-type="float" office:value="2524301.82878101" calcext:value-type="float">
            <text:p>2.524.301,83</text:p>
          </table:table-cell>
          <table:table-cell table:formula="of:=[.D97]+[.F96]" office:value-type="float" office:value="2034496.43231989" calcext:value-type="float">
            <text:p>2.034.496,43</text:p>
          </table:table-cell>
          <table:table-cell table:formula="of:=[.C97]/3" office:value-type="float" office:value="9172.00374545306" calcext:value-type="float">
            <text:p>9.172,00</text:p>
          </table:table-cell>
          <table:table-cell table:formula="of:=[.D97]/3" office:value-type="float" office:value="8137.26626591594" calcext:value-type="float">
            <text:p>8.137,27</text:p>
          </table:table-cell>
          <table:table-cell table:formula="of:=[.I96]+[.D97]" office:value-type="float" office:value="2034496.43231989" calcext:value-type="float">
            <text:p>2.034.496,4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L96]*[.M$4]-[.L$7]" office:value-type="float" office:value="741629.00031667" calcext:value-type="float">
            <text:p>741.629,00</text:p>
          </table:table-cell>
          <table:table-cell table:formula="of:=[.L$7]+[.M$2]*[.L96]" office:value-type="float" office:value="29464.0104040805" calcext:value-type="float">
            <text:p>29.464,01</text:p>
          </table:table-cell>
          <table:table-cell table:formula="of:=[.M97]-([.M$2]+[.M$3])*[.L96]*[.L$8]" office:value-type="float" office:value="25623.7393014269" calcext:value-type="float">
            <text:p>25.623,74</text:p>
          </table:table-cell>
          <table:table-cell table:formula="of:=[.M97]+[.O96]" office:value-type="float" office:value="2684378.88363614" calcext:value-type="float">
            <text:p>2.684.378,88</text:p>
          </table:table-cell>
          <table:table-cell table:formula="of:=[.N97]+[.P96]" office:value-type="float" office:value="2105593.12121641" calcext:value-type="float">
            <text:p>2.105.593,12</text:p>
          </table:table-cell>
          <table:table-cell table:formula="of:=[.M97]/3" office:value-type="float" office:value="9821.33680136016" calcext:value-type="float">
            <text:p>9.821,34</text:p>
          </table:table-cell>
          <table:table-cell table:formula="of:=[.N97]/3" office:value-type="float" office:value="8541.24643380896" calcext:value-type="float">
            <text:p>8.541,25</text:p>
          </table:table-cell>
          <table:table-cell table:formula="of:=[.S96]+[.N97]" office:value-type="float" office:value="2105593.12121641" calcext:value-type="float">
            <text:p>2.105.593,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7]*[.C$4]-[.B$7]" office:value-type="float" office:value="700112.586229513" calcext:value-type="float">
            <text:p>700.112,59</text:p>
          </table:table-cell>
          <table:table-cell table:formula="of:=[.B$7]+[.C$2]*[.B97]" office:value-type="float" office:value="27470.2494904538" calcext:value-type="float">
            <text:p>27.470,25</text:p>
          </table:table-cell>
          <table:table-cell table:formula="of:=[.C98]-([.C$2]+[.C$3])*[.B97]*[.B$8]" office:value-type="float" office:value="24443.145593693" calcext:value-type="float">
            <text:p>24.443,15</text:p>
          </table:table-cell>
          <table:table-cell table:formula="of:=[.C98]+[.E97]" office:value-type="float" office:value="2551772.07827147" calcext:value-type="float">
            <text:p>2.551.772,08</text:p>
          </table:table-cell>
          <table:table-cell table:formula="of:=[.D98]+[.F97]" office:value-type="float" office:value="2058939.57791359" calcext:value-type="float">
            <text:p>2.058.939,58</text:p>
          </table:table-cell>
          <table:table-cell table:formula="of:=[.C98]/3" office:value-type="float" office:value="9156.74983015128" calcext:value-type="float">
            <text:p>9.156,75</text:p>
          </table:table-cell>
          <table:table-cell table:formula="of:=[.D98]/3" office:value-type="float" office:value="8147.71519789766" calcext:value-type="float">
            <text:p>8.147,72</text:p>
          </table:table-cell>
          <table:table-cell table:formula="of:=[.I97]+[.D98]" office:value-type="float" office:value="2058939.57791359" calcext:value-type="float">
            <text:p>2.058.939,5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L97]*[.M$4]-[.L$7]" office:value-type="float" office:value="723334.596285318" calcext:value-type="float">
            <text:p>723.334,60</text:p>
          </table:table-cell>
          <table:table-cell table:formula="of:=[.L$7]+[.M$2]*[.L97]" office:value-type="float" office:value="29418.8390361018" calcext:value-type="float">
            <text:p>29.418,84</text:p>
          </table:table-cell>
          <table:table-cell table:formula="of:=[.M98]-([.M$2]+[.M$3])*[.L97]*[.L$8]" office:value-type="float" office:value="25669.904439501" calcext:value-type="float">
            <text:p>25.669,90</text:p>
          </table:table-cell>
          <table:table-cell table:formula="of:=[.M98]+[.O97]" office:value-type="float" office:value="2713797.72267225" calcext:value-type="float">
            <text:p>2.713.797,72</text:p>
          </table:table-cell>
          <table:table-cell table:formula="of:=[.N98]+[.P97]" office:value-type="float" office:value="2131263.02565591" calcext:value-type="float">
            <text:p>2.131.263,03</text:p>
          </table:table-cell>
          <table:table-cell table:formula="of:=[.M98]/3" office:value-type="float" office:value="9806.27967870061" calcext:value-type="float">
            <text:p>9.806,28</text:p>
          </table:table-cell>
          <table:table-cell table:formula="of:=[.N98]/3" office:value-type="float" office:value="8556.63481316702" calcext:value-type="float">
            <text:p>8.556,63</text:p>
          </table:table-cell>
          <table:table-cell table:formula="of:=[.S97]+[.N98]" office:value-type="float" office:value="2131263.02565591" calcext:value-type="float">
            <text:p>2.131.263,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8]*[.C$4]-[.B$7]" office:value-type="float" office:value="681439.963430293" calcext:value-type="float">
            <text:p>681.439,96</text:p>
          </table:table-cell>
          <table:table-cell table:formula="of:=[.B$7]+[.C$2]*[.B98]" office:value-type="float" office:value="27424.0301270894" calcext:value-type="float">
            <text:p>27.424,03</text:p>
          </table:table-cell>
          <table:table-cell table:formula="of:=[.C99]-([.C$2]+[.C$3])*[.B98]*[.B$8]" office:value-type="float" office:value="24474.8058575976" calcext:value-type="float">
            <text:p>24.474,81</text:p>
          </table:table-cell>
          <table:table-cell table:formula="of:=[.C99]+[.E98]" office:value-type="float" office:value="2579196.10839856" calcext:value-type="float">
            <text:p>2.579.196,11</text:p>
          </table:table-cell>
          <table:table-cell table:formula="of:=[.D99]+[.F98]" office:value-type="float" office:value="2083414.38377118" calcext:value-type="float">
            <text:p>2.083.414,38</text:p>
          </table:table-cell>
          <table:table-cell table:formula="of:=[.C99]/3" office:value-type="float" office:value="9141.34337569648" calcext:value-type="float">
            <text:p>9.141,34</text:p>
          </table:table-cell>
          <table:table-cell table:formula="of:=[.D99]/3" office:value-type="float" office:value="8158.2686191992" calcext:value-type="float">
            <text:p>8.158,27</text:p>
          </table:table-cell>
          <table:table-cell table:formula="of:=[.I98]+[.D99]" office:value-type="float" office:value="2083414.38377118" calcext:value-type="float">
            <text:p>2.083.414,38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L98]*[.M$4]-[.L$7]" office:value-type="float" office:value="704811.512203575" calcext:value-type="float">
            <text:p>704.811,51</text:p>
          </table:table-cell>
          <table:table-cell table:formula="of:=[.L$7]+[.M$2]*[.L98]" office:value-type="float" office:value="29373.1030260234" calcext:value-type="float">
            <text:p>29.373,10</text:p>
          </table:table-cell>
          <table:table-cell table:formula="of:=[.M99]-([.M$2]+[.M$3])*[.L98]*[.L$8]" office:value-type="float" office:value="25716.6466418012" calcext:value-type="float">
            <text:p>25.716,65</text:p>
          </table:table-cell>
          <table:table-cell table:formula="of:=[.M99]+[.O98]" office:value-type="float" office:value="2743170.82569827" calcext:value-type="float">
            <text:p>2.743.170,83</text:p>
          </table:table-cell>
          <table:table-cell table:formula="of:=[.N99]+[.P98]" office:value-type="float" office:value="2156979.67229771" calcext:value-type="float">
            <text:p>2.156.979,67</text:p>
          </table:table-cell>
          <table:table-cell table:formula="of:=[.M99]/3" office:value-type="float" office:value="9791.03434200781" calcext:value-type="float">
            <text:p>9.791,03</text:p>
          </table:table-cell>
          <table:table-cell table:formula="of:=[.N99]/3" office:value-type="float" office:value="8572.21554726705" calcext:value-type="float">
            <text:p>8.572,22</text:p>
          </table:table-cell>
          <table:table-cell table:formula="of:=[.S98]+[.N99]" office:value-type="float" office:value="2156979.67229771" calcext:value-type="float">
            <text:p>2.156.979,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9]*[.C$4]-[.B$7]" office:value-type="float" office:value="662580.61440308" calcext:value-type="float">
            <text:p>662.580,61</text:p>
          </table:table-cell>
          <table:table-cell table:formula="of:=[.B$7]+[.C$2]*[.B99]" office:value-type="float" office:value="27377.3485700914" calcext:value-type="float">
            <text:p>27.377,35</text:p>
          </table:table-cell>
          <table:table-cell table:formula="of:=[.C100]-([.C$2]+[.C$3])*[.B99]*[.B$8]" office:value-type="float" office:value="24506.7827241413" calcext:value-type="float">
            <text:p>24.506,78</text:p>
          </table:table-cell>
          <table:table-cell table:formula="of:=[.C100]+[.E99]" office:value-type="float" office:value="2606573.45696865" calcext:value-type="float">
            <text:p>2.606.573,46</text:p>
          </table:table-cell>
          <table:table-cell table:formula="of:=[.D100]+[.F99]" office:value-type="float" office:value="2107921.16649532" calcext:value-type="float">
            <text:p>2.107.921,17</text:p>
          </table:table-cell>
          <table:table-cell table:formula="of:=[.C100]/3" office:value-type="float" office:value="9125.78285669713" calcext:value-type="float">
            <text:p>9.125,78</text:p>
          </table:table-cell>
          <table:table-cell table:formula="of:=[.D100]/3" office:value-type="float" office:value="8168.92757471376" calcext:value-type="float">
            <text:p>8.168,93</text:p>
          </table:table-cell>
          <table:table-cell table:formula="of:=[.I99]+[.D100]" office:value-type="float" office:value="2107921.16649532" calcext:value-type="float">
            <text:p>2.107.921,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L99]*[.M$4]-[.L$7]" office:value-type="float" office:value="686056.889570809" calcext:value-type="float">
            <text:p>686.056,89</text:p>
          </table:table-cell>
          <table:table-cell table:formula="of:=[.L$7]+[.M$2]*[.L99]" office:value-type="float" office:value="29326.7953158191" calcext:value-type="float">
            <text:p>29.326,80</text:p>
          </table:table-cell>
          <table:table-cell table:formula="of:=[.M100]-([.M$2]+[.M$3])*[.L99]*[.L$8]" office:value-type="float" office:value="25763.97312163" calcext:value-type="float">
            <text:p>25.763,97</text:p>
          </table:table-cell>
          <table:table-cell table:formula="of:=[.M100]+[.O99]" office:value-type="float" office:value="2772497.62101409" calcext:value-type="float">
            <text:p>2.772.497,62</text:p>
          </table:table-cell>
          <table:table-cell table:formula="of:=[.N100]+[.P99]" office:value-type="float" office:value="2182743.64541934" calcext:value-type="float">
            <text:p>2.182.743,65</text:p>
          </table:table-cell>
          <table:table-cell table:formula="of:=[.M100]/3" office:value-type="float" office:value="9775.59843860636" calcext:value-type="float">
            <text:p>9.775,60</text:p>
          </table:table-cell>
          <table:table-cell table:formula="of:=[.N100]/3" office:value-type="float" office:value="8587.99104054334" calcext:value-type="float">
            <text:p>8.587,99</text:p>
          </table:table-cell>
          <table:table-cell table:formula="of:=[.S99]+[.N100]" office:value-type="float" office:value="2182743.64541934" calcext:value-type="float">
            <text:p>2.182.743,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100]*[.C$4]-[.B$7]" office:value-type="float" office:value="643532.671885595" calcext:value-type="float">
            <text:p>643.532,67</text:p>
          </table:table-cell>
          <table:table-cell table:formula="of:=[.B$7]+[.C$2]*[.B100]" office:value-type="float" office:value="27330.2001975233" calcext:value-type="float">
            <text:p>27.330,20</text:p>
          </table:table-cell>
          <table:table-cell table:formula="of:=[.C101]-([.C$2]+[.C$3])*[.B100]*[.B$8]" office:value-type="float" office:value="24539.0793593504" calcext:value-type="float">
            <text:p>24.539,08</text:p>
          </table:table-cell>
          <table:table-cell table:formula="of:=[.C101]+[.E100]" office:value-type="float" office:value="2633903.65716617" calcext:value-type="float">
            <text:p>2.633.903,66</text:p>
          </table:table-cell>
          <table:table-cell table:formula="of:=[.D101]+[.F100]" office:value-type="float" office:value="2132460.24585467" calcext:value-type="float">
            <text:p>2.132.460,25</text:p>
          </table:table-cell>
          <table:table-cell table:formula="of:=[.C101]/3" office:value-type="float" office:value="9110.06673250778" calcext:value-type="float">
            <text:p>9.110,07</text:p>
          </table:table-cell>
          <table:table-cell table:formula="of:=[.D101]/3" office:value-type="float" office:value="8179.69311978346" calcext:value-type="float">
            <text:p>8.179,69</text:p>
          </table:table-cell>
          <table:table-cell table:formula="of:=[.I100]+[.D101]" office:value-type="float" office:value="2132460.24585467" calcext:value-type="float">
            <text:p>2.132.460,25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L100]*[.M$4]-[.L$7]" office:value-type="float" office:value="667067.834155134" calcext:value-type="float">
            <text:p>667.067,83</text:p>
          </table:table-cell>
          <table:table-cell table:formula="of:=[.L$7]+[.M$2]*[.L100]" office:value-type="float" office:value="29279.9087592372" calcext:value-type="float">
            <text:p>29.279,91</text:p>
          </table:table-cell>
          <table:table-cell table:formula="of:=[.M101]-([.M$2]+[.M$3])*[.L100]*[.L$8]" office:value-type="float" office:value="25811.8911824567" calcext:value-type="float">
            <text:p>25.811,89</text:p>
          </table:table-cell>
          <table:table-cell table:formula="of:=[.M101]+[.O100]" office:value-type="float" office:value="2801777.52977333" calcext:value-type="float">
            <text:p>2.801.777,53</text:p>
          </table:table-cell>
          <table:table-cell table:formula="of:=[.N101]+[.P100]" office:value-type="float" office:value="2208555.5366018" calcext:value-type="float">
            <text:p>2.208.555,54</text:p>
          </table:table-cell>
          <table:table-cell table:formula="of:=[.M101]/3" office:value-type="float" office:value="9759.96958641239" calcext:value-type="float">
            <text:p>9.759,97</text:p>
          </table:table-cell>
          <table:table-cell table:formula="of:=[.N101]/3" office:value-type="float" office:value="8603.96372748558" calcext:value-type="float">
            <text:p>8.603,96</text:p>
          </table:table-cell>
          <table:table-cell table:formula="of:=[.S100]+[.N101]" office:value-type="float" office:value="2208555.5366018" calcext:value-type="float">
            <text:p>2.208.555,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01]*[.C$4]-[.B$7]" office:value-type="float" office:value="624294.249942935" calcext:value-type="float">
            <text:p>624.294,25</text:p>
          </table:table-cell>
          <table:table-cell table:formula="of:=[.B$7]+[.C$2]*[.B101]" office:value-type="float" office:value="27282.5803412296" calcext:value-type="float">
            <text:p>27.282,58</text:p>
          </table:table-cell>
          <table:table-cell table:formula="of:=[.C102]-([.C$2]+[.C$3])*[.B101]*[.B$8]" office:value-type="float" office:value="24571.6989609116" calcext:value-type="float">
            <text:p>24.571,70</text:p>
          </table:table-cell>
          <table:table-cell table:formula="of:=[.C102]+[.E101]" office:value-type="float" office:value="2661186.2375074" calcext:value-type="float">
            <text:p>2.661.186,24</text:p>
          </table:table-cell>
          <table:table-cell table:formula="of:=[.D102]+[.F101]" office:value-type="float" office:value="2157031.94481559" calcext:value-type="float">
            <text:p>2.157.031,94</text:p>
          </table:table-cell>
          <table:table-cell table:formula="of:=[.C102]/3" office:value-type="float" office:value="9094.19344707655" calcext:value-type="float">
            <text:p>9.094,19</text:p>
          </table:table-cell>
          <table:table-cell table:formula="of:=[.D102]/3" office:value-type="float" office:value="8190.56632030386" calcext:value-type="float">
            <text:p>8.190,57</text:p>
          </table:table-cell>
          <table:table-cell table:formula="of:=[.I101]+[.D102]" office:value-type="float" office:value="2157031.94481559" calcext:value-type="float">
            <text:p>2.157.031,9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L101]*[.M$4]-[.L$7]" office:value-type="float" office:value="647841.415546763" calcext:value-type="float">
            <text:p>647.841,42</text:p>
          </table:table-cell>
          <table:table-cell table:formula="of:=[.L$7]+[.M$2]*[.L101]" office:value-type="float" office:value="29232.436120698" calcext:value-type="float">
            <text:p>29.232,44</text:p>
          </table:table-cell>
          <table:table-cell table:formula="of:=[.M102]-([.M$2]+[.M$3])*[.L101]*[.L$8]" office:value-type="float" office:value="25860.4082190438" calcext:value-type="float">
            <text:p>25.860,41</text:p>
          </table:table-cell>
          <table:table-cell table:formula="of:=[.M102]+[.O101]" office:value-type="float" office:value="2831009.96589402" calcext:value-type="float">
            <text:p>2.831.009,97</text:p>
          </table:table-cell>
          <table:table-cell table:formula="of:=[.N102]+[.P101]" office:value-type="float" office:value="2234415.94482084" calcext:value-type="float">
            <text:p>2.234.415,94</text:p>
          </table:table-cell>
          <table:table-cell table:formula="of:=[.M102]/3" office:value-type="float" office:value="9744.14537356599" calcext:value-type="float">
            <text:p>9.744,15</text:p>
          </table:table-cell>
          <table:table-cell table:formula="of:=[.N102]/3" office:value-type="float" office:value="8620.13607301459" calcext:value-type="float">
            <text:p>8.620,14</text:p>
          </table:table-cell>
          <table:table-cell table:formula="of:=[.S101]+[.N102]" office:value-type="float" office:value="2234415.94482084" calcext:value-type="float">
            <text:p>2.234.415,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02]*[.C$4]-[.B$7]" office:value-type="float" office:value="604863.443780849" calcext:value-type="float">
            <text:p>604.863,44</text:p>
          </table:table-cell>
          <table:table-cell table:formula="of:=[.B$7]+[.C$2]*[.B102]" office:value-type="float" office:value="27234.484286373" calcext:value-type="float">
            <text:p>27.234,48</text:p>
          </table:table-cell>
          <table:table-cell table:formula="of:=[.C103]-([.C$2]+[.C$3])*[.B102]*[.B$8]" office:value-type="float" office:value="24604.6447584884" calcext:value-type="float">
            <text:p>24.604,64</text:p>
          </table:table-cell>
          <table:table-cell table:formula="of:=[.C103]+[.E102]" office:value-type="float" office:value="2688420.72179377" calcext:value-type="float">
            <text:p>2.688.420,72</text:p>
          </table:table-cell>
          <table:table-cell table:formula="of:=[.D103]+[.F102]" office:value-type="float" office:value="2181636.58957407" calcext:value-type="float">
            <text:p>2.181.636,59</text:p>
          </table:table-cell>
          <table:table-cell table:formula="of:=[.C103]/3" office:value-type="float" office:value="9078.161428791" calcext:value-type="float">
            <text:p>9.078,16</text:p>
          </table:table-cell>
          <table:table-cell table:formula="of:=[.D103]/3" office:value-type="float" office:value="8201.54825282946" calcext:value-type="float">
            <text:p>8.201,55</text:p>
          </table:table-cell>
          <table:table-cell table:formula="of:=[.I102]+[.D103]" office:value-type="float" office:value="2181636.58957407" calcext:value-type="float">
            <text:p>2.181.636,5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L102]*[.M$4]-[.L$7]" office:value-type="float" office:value="628374.666705787" calcext:value-type="float">
            <text:p>628.374,67</text:p>
          </table:table-cell>
          <table:table-cell table:formula="of:=[.L$7]+[.M$2]*[.L102]" office:value-type="float" office:value="29184.370074177" calcext:value-type="float">
            <text:p>29.184,37</text:p>
          </table:table-cell>
          <table:table-cell table:formula="of:=[.M103]-([.M$2]+[.M$3])*[.L102]*[.L$8]" office:value-type="float" office:value="25909.5317185882" calcext:value-type="float">
            <text:p>25.909,53</text:p>
          </table:table-cell>
          <table:table-cell table:formula="of:=[.M103]+[.O102]" office:value-type="float" office:value="2860194.3359682" calcext:value-type="float">
            <text:p>2.860.194,34</text:p>
          </table:table-cell>
          <table:table-cell table:formula="of:=[.N103]+[.P102]" office:value-type="float" office:value="2260325.47653943" calcext:value-type="float">
            <text:p>2.260.325,48</text:p>
          </table:table-cell>
          <table:table-cell table:formula="of:=[.M103]/3" office:value-type="float" office:value="9728.12335805902" calcext:value-type="float">
            <text:p>9.728,12</text:p>
          </table:table-cell>
          <table:table-cell table:formula="of:=[.N103]/3" office:value-type="float" office:value="8636.51057286272" calcext:value-type="float">
            <text:p>8.636,51</text:p>
          </table:table-cell>
          <table:table-cell table:formula="of:=[.S102]+[.N103]" office:value-type="float" office:value="2260325.47653943" calcext:value-type="float">
            <text:p>2.260.325,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03]*[.C$4]-[.B$7]" office:value-type="float" office:value="585238.329557142" calcext:value-type="float">
            <text:p>585.238,33</text:p>
          </table:table-cell>
          <table:table-cell table:formula="of:=[.B$7]+[.C$2]*[.B103]" office:value-type="float" office:value="27185.9072709678" calcext:value-type="float">
            <text:p>27.185,91</text:p>
          </table:table-cell>
          <table:table-cell table:formula="of:=[.C104]-([.C$2]+[.C$3])*[.B103]*[.B$8]" office:value-type="float" office:value="24637.9200140409" calcext:value-type="float">
            <text:p>24.637,92</text:p>
          </table:table-cell>
          <table:table-cell table:formula="of:=[.C104]+[.E103]" office:value-type="float" office:value="2715606.62906474" calcext:value-type="float">
            <text:p>2.715.606,63</text:p>
          </table:table-cell>
          <table:table-cell table:formula="of:=[.D104]+[.F103]" office:value-type="float" office:value="2206274.50958812" calcext:value-type="float">
            <text:p>2.206.274,51</text:p>
          </table:table-cell>
          <table:table-cell table:formula="of:=[.C104]/3" office:value-type="float" office:value="9061.96909032259" calcext:value-type="float">
            <text:p>9.061,97</text:p>
          </table:table-cell>
          <table:table-cell table:formula="of:=[.D104]/3" office:value-type="float" office:value="8212.64000468032" calcext:value-type="float">
            <text:p>8.212,64</text:p>
          </table:table-cell>
          <table:table-cell table:formula="of:=[.I103]+[.D104]" office:value-type="float" office:value="2206274.50958812" calcext:value-type="float">
            <text:p>2.206.274,5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L103]*[.M$4]-[.L$7]" office:value-type="float" office:value="608664.583504299" calcext:value-type="float">
            <text:p>608.664,58</text:p>
          </table:table-cell>
          <table:table-cell table:formula="of:=[.L$7]+[.M$2]*[.L103]" office:value-type="float" office:value="29135.7032020746" calcext:value-type="float">
            <text:p>29.135,70</text:p>
          </table:table-cell>
          <table:table-cell table:formula="of:=[.M104]-([.M$2]+[.M$3])*[.L103]*[.L$8]" office:value-type="float" office:value="25959.2692618769" calcext:value-type="float">
            <text:p>25.959,27</text:p>
          </table:table-cell>
          <table:table-cell table:formula="of:=[.M104]+[.O103]" office:value-type="float" office:value="2889330.03917028" calcext:value-type="float">
            <text:p>2.889.330,04</text:p>
          </table:table-cell>
          <table:table-cell table:formula="of:=[.N104]+[.P103]" office:value-type="float" office:value="2286284.74580131" calcext:value-type="float">
            <text:p>2.286.284,75</text:p>
          </table:table-cell>
          <table:table-cell table:formula="of:=[.M104]/3" office:value-type="float" office:value="9711.9010673582" calcext:value-type="float">
            <text:p>9.711,90</text:p>
          </table:table-cell>
          <table:table-cell table:formula="of:=[.N104]/3" office:value-type="float" office:value="8653.08975395895" calcext:value-type="float">
            <text:p>8.653,09</text:p>
          </table:table-cell>
          <table:table-cell table:formula="of:=[.S103]+[.N104]" office:value-type="float" office:value="2286284.74580131" calcext:value-type="float">
            <text:p>2.286.284,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04]*[.C$4]-[.B$7]" office:value-type="float" office:value="565416.964191198" calcext:value-type="float">
            <text:p>565.416,96</text:p>
          </table:table-cell>
          <table:table-cell table:formula="of:=[.B$7]+[.C$2]*[.B104]" office:value-type="float" office:value="27136.8444854085" calcext:value-type="float">
            <text:p>27.136,84</text:p>
          </table:table-cell>
          <table:table-cell table:formula="of:=[.C105]-([.C$2]+[.C$3])*[.B104]*[.B$8]" office:value-type="float" office:value="24671.528022149" calcext:value-type="float">
            <text:p>24.671,53</text:p>
          </table:table-cell>
          <table:table-cell table:formula="of:=[.C105]+[.E104]" office:value-type="float" office:value="2742743.47355015" calcext:value-type="float">
            <text:p>2.742.743,47</text:p>
          </table:table-cell>
          <table:table-cell table:formula="of:=[.D105]+[.F104]" office:value-type="float" office:value="2230946.03761026" calcext:value-type="float">
            <text:p>2.230.946,04</text:p>
          </table:table-cell>
          <table:table-cell table:formula="of:=[.C105]/3" office:value-type="float" office:value="9045.6148284695" calcext:value-type="float">
            <text:p>9.045,61</text:p>
          </table:table-cell>
          <table:table-cell table:formula="of:=[.D105]/3" office:value-type="float" office:value="8223.84267404968" calcext:value-type="float">
            <text:p>8.223,84</text:p>
          </table:table-cell>
          <table:table-cell table:formula="of:=[.I104]+[.D105]" office:value-type="float" office:value="2230946.03761026" calcext:value-type="float">
            <text:p>2.230.946,0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L104]*[.M$4]-[.L$7]" office:value-type="float" office:value="588708.124262793" calcext:value-type="float">
            <text:p>588.708,12</text:p>
          </table:table-cell>
          <table:table-cell table:formula="of:=[.L$7]+[.M$2]*[.L104]" office:value-type="float" office:value="29086.4279940709" calcext:value-type="float">
            <text:p>29.086,43</text:p>
          </table:table-cell>
          <table:table-cell table:formula="of:=[.M105]-([.M$2]+[.M$3])*[.L104]*[.L$8]" office:value-type="float" office:value="26009.6285244567" calcext:value-type="float">
            <text:p>26.009,63</text:p>
          </table:table-cell>
          <table:table-cell table:formula="of:=[.M105]+[.O104]" office:value-type="float" office:value="2918416.46716435" calcext:value-type="float">
            <text:p>2.918.416,47</text:p>
          </table:table-cell>
          <table:table-cell table:formula="of:=[.N105]+[.P104]" office:value-type="float" office:value="2312294.37432576" calcext:value-type="float">
            <text:p>2.312.294,37</text:p>
          </table:table-cell>
          <table:table-cell table:formula="of:=[.M105]/3" office:value-type="float" office:value="9695.47599802363" calcext:value-type="float">
            <text:p>9.695,48</text:p>
          </table:table-cell>
          <table:table-cell table:formula="of:=[.N105]/3" office:value-type="float" office:value="8669.87617481889" calcext:value-type="float">
            <text:p>8.669,88</text:p>
          </table:table-cell>
          <table:table-cell table:formula="of:=[.S104]+[.N105]" office:value-type="float" office:value="2312294.37432576" calcext:value-type="float">
            <text:p>2.312.294,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5]*[.C$4]-[.B$7]" office:value-type="float" office:value="545397.385171594" calcext:value-type="float">
            <text:p>545.397,39</text:p>
          </table:table-cell>
          <table:table-cell table:formula="of:=[.B$7]+[.C$2]*[.B105]" office:value-type="float" office:value="27087.2910719936" calcext:value-type="float">
            <text:p>27.087,29</text:p>
          </table:table-cell>
          <table:table-cell table:formula="of:=[.C106]-([.C$2]+[.C$3])*[.B105]*[.B$8]" office:value-type="float" office:value="24705.4721103382" calcext:value-type="float">
            <text:p>24.705,47</text:p>
          </table:table-cell>
          <table:table-cell table:formula="of:=[.C106]+[.E105]" office:value-type="float" office:value="2769830.76462214" calcext:value-type="float">
            <text:p>2.769.830,76</text:p>
          </table:table-cell>
          <table:table-cell table:formula="of:=[.D106]+[.F105]" office:value-type="float" office:value="2255651.5097206" calcext:value-type="float">
            <text:p>2.255.651,51</text:p>
          </table:table-cell>
          <table:table-cell table:formula="of:=[.C106]/3" office:value-type="float" office:value="9029.09702399788" calcext:value-type="float">
            <text:p>9.029,10</text:p>
          </table:table-cell>
          <table:table-cell table:formula="of:=[.D106]/3" office:value-type="float" office:value="8235.15737011274" calcext:value-type="float">
            <text:p>8.235,16</text:p>
          </table:table-cell>
          <table:table-cell table:formula="of:=[.I105]+[.D106]" office:value-type="float" office:value="2255651.5097206" calcext:value-type="float">
            <text:p>2.255.651,5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L105]*[.M$4]-[.L$7]" office:value-type="float" office:value="568502.209280767" calcext:value-type="float">
            <text:p>568.502,21</text:p>
          </table:table-cell>
          <table:table-cell table:formula="of:=[.L$7]+[.M$2]*[.L105]" office:value-type="float" office:value="29036.5368459671" calcext:value-type="float">
            <text:p>29.036,54</text:p>
          </table:table-cell>
          <table:table-cell table:formula="of:=[.M106]-([.M$2]+[.M$3])*[.L105]*[.L$8]" office:value-type="float" office:value="26060.6172778187" calcext:value-type="float">
            <text:p>26.060,62</text:p>
          </table:table-cell>
          <table:table-cell table:formula="of:=[.M106]+[.O105]" office:value-type="float" office:value="2947453.00401031" calcext:value-type="float">
            <text:p>2.947.453,00</text:p>
          </table:table-cell>
          <table:table-cell table:formula="of:=[.N106]+[.P105]" office:value-type="float" office:value="2338354.99160358" calcext:value-type="float">
            <text:p>2.338.354,99</text:p>
          </table:table-cell>
          <table:table-cell table:formula="of:=[.M106]/3" office:value-type="float" office:value="9678.84561532238" calcext:value-type="float">
            <text:p>9.678,85</text:p>
          </table:table-cell>
          <table:table-cell table:formula="of:=[.N106]/3" office:value-type="float" office:value="8686.87242593957" calcext:value-type="float">
            <text:p>8.686,87</text:p>
          </table:table-cell>
          <table:table-cell table:formula="of:=[.S105]+[.N106]" office:value-type="float" office:value="2338354.99160358" calcext:value-type="float">
            <text:p>2.338.354,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6]*[.C$4]-[.B$7]" office:value-type="float" office:value="525177.610361794" calcext:value-type="float">
            <text:p>525.177,61</text:p>
          </table:table-cell>
          <table:table-cell table:formula="of:=[.B$7]+[.C$2]*[.B106]" office:value-type="float" office:value="27037.2421244446" calcext:value-type="float">
            <text:p>27.037,24</text:p>
          </table:table-cell>
          <table:table-cell table:formula="of:=[.C107]-([.C$2]+[.C$3])*[.B106]*[.B$8]" office:value-type="float" office:value="24739.7556394093" calcext:value-type="float">
            <text:p>24.739,76</text:p>
          </table:table-cell>
          <table:table-cell table:formula="of:=[.C107]+[.E106]" office:value-type="float" office:value="2796868.00674659" calcext:value-type="float">
            <text:p>2.796.868,01</text:p>
          </table:table-cell>
          <table:table-cell table:formula="of:=[.D107]+[.F106]" office:value-type="float" office:value="2280391.26536001" calcext:value-type="float">
            <text:p>2.280.391,27</text:p>
          </table:table-cell>
          <table:table-cell table:formula="of:=[.C107]/3" office:value-type="float" office:value="9012.41404148155" calcext:value-type="float">
            <text:p>9.012,41</text:p>
          </table:table-cell>
          <table:table-cell table:formula="of:=[.D107]/3" office:value-type="float" office:value="8246.58521313643" calcext:value-type="float">
            <text:p>8.246,59</text:p>
          </table:table-cell>
          <table:table-cell table:formula="of:=[.I106]+[.D107]" office:value-type="float" office:value="2280391.26536001" calcext:value-type="float">
            <text:p>2.280.391,2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L106]*[.M$4]-[.L$7]" office:value-type="float" office:value="548043.720361467" calcext:value-type="float">
            <text:p>548.043,72</text:p>
          </table:table-cell>
          <table:table-cell table:formula="of:=[.L$7]+[.M$2]*[.L106]" office:value-type="float" office:value="28986.0220585121" calcext:value-type="float">
            <text:p>28.986,02</text:p>
          </table:table-cell>
          <table:table-cell table:formula="of:=[.M107]-([.M$2]+[.M$3])*[.L106]*[.L$8]" office:value-type="float" office:value="26112.2433905978" calcext:value-type="float">
            <text:p>26.112,24</text:p>
          </table:table-cell>
          <table:table-cell table:formula="of:=[.M107]+[.O106]" office:value-type="float" office:value="2976439.02606883" calcext:value-type="float">
            <text:p>2.976.439,03</text:p>
          </table:table-cell>
          <table:table-cell table:formula="of:=[.N107]+[.P106]" office:value-type="float" office:value="2364467.23499418" calcext:value-type="float">
            <text:p>2.364.467,23</text:p>
          </table:table-cell>
          <table:table-cell table:formula="of:=[.M107]/3" office:value-type="float" office:value="9662.00735283736" calcext:value-type="float">
            <text:p>9.662,01</text:p>
          </table:table-cell>
          <table:table-cell table:formula="of:=[.N107]/3" office:value-type="float" office:value="8704.08113019926" calcext:value-type="float">
            <text:p>8.704,08</text:p>
          </table:table-cell>
          <table:table-cell table:formula="of:=[.S106]+[.N107]" office:value-type="float" office:value="2364467.23499418" calcext:value-type="float">
            <text:p>2.364.467,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7]*[.C$4]-[.B$7]" office:value-type="float" office:value="504755.637803897" calcext:value-type="float">
            <text:p>504.755,64</text:p>
          </table:table-cell>
          <table:table-cell table:formula="of:=[.B$7]+[.C$2]*[.B107]" office:value-type="float" office:value="26986.6926874201" calcext:value-type="float">
            <text:p>26.986,69</text:p>
          </table:table-cell>
          <table:table-cell table:formula="of:=[.C108]-([.C$2]+[.C$3])*[.B107]*[.B$8]" office:value-type="float" office:value="24774.3820037711" calcext:value-type="float">
            <text:p>24.774,38</text:p>
          </table:table-cell>
          <table:table-cell table:formula="of:=[.C108]+[.E107]" office:value-type="float" office:value="2823854.69943401" calcext:value-type="float">
            <text:p>2.823.854,70</text:p>
          </table:table-cell>
          <table:table-cell table:formula="of:=[.D108]+[.F107]" office:value-type="float" office:value="2305165.64736378" calcext:value-type="float">
            <text:p>2.305.165,65</text:p>
          </table:table-cell>
          <table:table-cell table:formula="of:=[.C108]/3" office:value-type="float" office:value="8995.56422914005" calcext:value-type="float">
            <text:p>8.995,56</text:p>
          </table:table-cell>
          <table:table-cell table:formula="of:=[.D108]/3" office:value-type="float" office:value="8258.12733459036" calcext:value-type="float">
            <text:p>8.258,13</text:p>
          </table:table-cell>
          <table:table-cell table:formula="of:=[.I107]+[.D108]" office:value-type="float" office:value="2305165.64736378" calcext:value-type="float">
            <text:p>2.305.165,6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L107]*[.M$4]-[.L$7]" office:value-type="float" office:value="527329.500330675" calcext:value-type="float">
            <text:p>527.329,50</text:p>
          </table:table-cell>
          <table:table-cell table:formula="of:=[.L$7]+[.M$2]*[.L107]" office:value-type="float" office:value="28934.8758362138" calcext:value-type="float">
            <text:p>28.934,88</text:p>
          </table:table-cell>
          <table:table-cell table:formula="of:=[.M108]-([.M$2]+[.M$3])*[.L107]*[.L$8]" office:value-type="float" office:value="26164.5148297866" calcext:value-type="float">
            <text:p>26.164,51</text:p>
          </table:table-cell>
          <table:table-cell table:formula="of:=[.M108]+[.O107]" office:value-type="float" office:value="3005373.90190504" calcext:value-type="float">
            <text:p>3.005.373,90</text:p>
          </table:table-cell>
          <table:table-cell table:formula="of:=[.N108]+[.P107]" office:value-type="float" office:value="2390631.74982397" calcext:value-type="float">
            <text:p>2.390.631,75</text:p>
          </table:table-cell>
          <table:table-cell table:formula="of:=[.M108]/3" office:value-type="float" office:value="9644.95861207127" calcext:value-type="float">
            <text:p>9.644,96</text:p>
          </table:table-cell>
          <table:table-cell table:formula="of:=[.N108]/3" office:value-type="float" office:value="8721.5049432622" calcext:value-type="float">
            <text:p>8.721,50</text:p>
          </table:table-cell>
          <table:table-cell table:formula="of:=[.S107]+[.N108]" office:value-type="float" office:value="2390631.74982397" calcext:value-type="float">
            <text:p>2.390.631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8]*[.C$4]-[.B$7]" office:value-type="float" office:value="484129.44552042" calcext:value-type="float">
            <text:p>484.129,45</text:p>
          </table:table-cell>
          <table:table-cell table:formula="of:=[.B$7]+[.C$2]*[.B108]" office:value-type="float" office:value="26935.6377560254" calcext:value-type="float">
            <text:p>26.935,64</text:p>
          </table:table-cell>
          <table:table-cell table:formula="of:=[.C109]-([.C$2]+[.C$3])*[.B108]*[.B$8]" office:value-type="float" office:value="24809.3546317765" calcext:value-type="float">
            <text:p>24.809,35</text:p>
          </table:table-cell>
          <table:table-cell table:formula="of:=[.C109]+[.E108]" office:value-type="float" office:value="2850790.33719003" calcext:value-type="float">
            <text:p>2.850.790,34</text:p>
          </table:table-cell>
          <table:table-cell table:formula="of:=[.D109]+[.F108]" office:value-type="float" office:value="2329975.00199556" calcext:value-type="float">
            <text:p>2.329.975,00</text:p>
          </table:table-cell>
          <table:table-cell table:formula="of:=[.C109]/3" office:value-type="float" office:value="8978.54591867513" calcext:value-type="float">
            <text:p>8.978,55</text:p>
          </table:table-cell>
          <table:table-cell table:formula="of:=[.D109]/3" office:value-type="float" office:value="8269.78487725882" calcext:value-type="float">
            <text:p>8.269,78</text:p>
          </table:table-cell>
          <table:table-cell table:formula="of:=[.I108]+[.D109]" office:value-type="float" office:value="2329975.00199556" calcext:value-type="float">
            <text:p>2.329.975,0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L108]*[.M$4]-[.L$7]" office:value-type="float" office:value="506356.352549498" calcext:value-type="float">
            <text:p>506.356,35</text:p>
          </table:table-cell>
          <table:table-cell table:formula="of:=[.L$7]+[.M$2]*[.L108]" office:value-type="float" office:value="28883.0902861368" calcext:value-type="float">
            <text:p>28.883,09</text:p>
          </table:table-cell>
          <table:table-cell table:formula="of:=[.M109]-([.M$2]+[.M$3])*[.L108]*[.L$8]" office:value-type="float" office:value="26217.4396619653" calcext:value-type="float">
            <text:p>26.217,44</text:p>
          </table:table-cell>
          <table:table-cell table:formula="of:=[.M109]+[.O108]" office:value-type="float" office:value="3034256.99219118" calcext:value-type="float">
            <text:p>3.034.256,99</text:p>
          </table:table-cell>
          <table:table-cell table:formula="of:=[.N109]+[.P108]" office:value-type="float" office:value="2416849.18948593" calcext:value-type="float">
            <text:p>2.416.849,19</text:p>
          </table:table-cell>
          <table:table-cell table:formula="of:=[.M109]/3" office:value-type="float" office:value="9627.69676204561" calcext:value-type="float">
            <text:p>9.627,70</text:p>
          </table:table-cell>
          <table:table-cell table:formula="of:=[.N109]/3" office:value-type="float" office:value="8739.14655398842" calcext:value-type="float">
            <text:p>8.739,15</text:p>
          </table:table-cell>
          <table:table-cell table:formula="of:=[.S108]+[.N109]" office:value-type="float" office:value="2416849.18948593" calcext:value-type="float">
            <text:p>2.416.849,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9]*[.C$4]-[.B$7]" office:value-type="float" office:value="463296.991314108" calcext:value-type="float">
            <text:p>463.296,99</text:p>
          </table:table-cell>
          <table:table-cell table:formula="of:=[.B$7]+[.C$2]*[.B109]" office:value-type="float" office:value="26884.0722753167" calcext:value-type="float">
            <text:p>26.884,07</text:p>
          </table:table-cell>
          <table:table-cell table:formula="of:=[.C110]-([.C$2]+[.C$3])*[.B109]*[.B$8]" office:value-type="float" office:value="24844.6769860619" calcext:value-type="float">
            <text:p>24.844,68</text:p>
          </table:table-cell>
          <table:table-cell table:formula="of:=[.C110]+[.E109]" office:value-type="float" office:value="2877674.40946535" calcext:value-type="float">
            <text:p>2.877.674,41</text:p>
          </table:table-cell>
          <table:table-cell table:formula="of:=[.D110]+[.F109]" office:value-type="float" office:value="2354819.67898162" calcext:value-type="float">
            <text:p>2.354.819,68</text:p>
          </table:table-cell>
          <table:table-cell table:formula="of:=[.C110]/3" office:value-type="float" office:value="8961.35742510557" calcext:value-type="float">
            <text:p>8.961,36</text:p>
          </table:table-cell>
          <table:table-cell table:formula="of:=[.D110]/3" office:value-type="float" office:value="8281.55899535398" calcext:value-type="float">
            <text:p>8.281,56</text:p>
          </table:table-cell>
          <table:table-cell table:formula="of:=[.I109]+[.D110]" office:value-type="float" office:value="2354819.67898162" calcext:value-type="float">
            <text:p>2.354.819,6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109]*[.M$4]-[.L$7]" office:value-type="float" office:value="485121.040421057" calcext:value-type="float">
            <text:p>485.121,04</text:p>
          </table:table-cell>
          <table:table-cell table:formula="of:=[.L$7]+[.M$2]*[.L109]" office:value-type="float" office:value="28830.6574166839" calcext:value-type="float">
            <text:p>28.830,66</text:p>
          </table:table-cell>
          <table:table-cell table:formula="of:=[.M110]-([.M$2]+[.M$3])*[.L109]*[.L$8]" office:value-type="float" office:value="26271.0260545462" calcext:value-type="float">
            <text:p>26.271,03</text:p>
          </table:table-cell>
          <table:table-cell table:formula="of:=[.M110]+[.O109]" office:value-type="float" office:value="3063087.64960786" calcext:value-type="float">
            <text:p>3.063.087,65</text:p>
          </table:table-cell>
          <table:table-cell table:formula="of:=[.N110]+[.P109]" office:value-type="float" office:value="2443120.21554048" calcext:value-type="float">
            <text:p>2.443.120,22</text:p>
          </table:table-cell>
          <table:table-cell table:formula="of:=[.M110]/3" office:value-type="float" office:value="9610.21913889463" calcext:value-type="float">
            <text:p>9.610,22</text:p>
          </table:table-cell>
          <table:table-cell table:formula="of:=[.N110]/3" office:value-type="float" office:value="8757.00868484873" calcext:value-type="float">
            <text:p>8.757,01</text:p>
          </table:table-cell>
          <table:table-cell table:formula="of:=[.S109]+[.N110]" office:value-type="float" office:value="2443120.21554048" calcext:value-type="float">
            <text:p>2.443.120,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10]*[.C$4]-[.B$7]" office:value-type="float" office:value="442256.212565734" calcext:value-type="float">
            <text:p>442.256,21</text:p>
          </table:table-cell>
          <table:table-cell table:formula="of:=[.B$7]+[.C$2]*[.B110]" office:value-type="float" office:value="26831.9911398009" calcext:value-type="float">
            <text:p>26.831,99</text:p>
          </table:table-cell>
          <table:table-cell table:formula="of:=[.C111]-([.C$2]+[.C$3])*[.B110]*[.B$8]" office:value-type="float" office:value="24880.3525638902" calcext:value-type="float">
            <text:p>24.880,35</text:p>
          </table:table-cell>
          <table:table-cell table:formula="of:=[.C111]+[.E110]" office:value-type="float" office:value="2904506.40060515" calcext:value-type="float">
            <text:p>2.904.506,40</text:p>
          </table:table-cell>
          <table:table-cell table:formula="of:=[.D111]+[.F110]" office:value-type="float" office:value="2379700.03154551" calcext:value-type="float">
            <text:p>2.379.700,03</text:p>
          </table:table-cell>
          <table:table-cell table:formula="of:=[.C111]/3" office:value-type="float" office:value="8943.99704660031" calcext:value-type="float">
            <text:p>8.944,00</text:p>
          </table:table-cell>
          <table:table-cell table:formula="of:=[.D111]/3" office:value-type="float" office:value="8293.45085463008" calcext:value-type="float">
            <text:p>8.293,45</text:p>
          </table:table-cell>
          <table:table-cell table:formula="of:=[.I110]+[.D111]" office:value-type="float" office:value="2379700.03154551" calcext:value-type="float">
            <text:p>2.379.700,03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L110]*[.M$4]-[.L$7]" office:value-type="float" office:value="463620.28689101" calcext:value-type="float">
            <text:p>463.620,29</text:p>
          </table:table-cell>
          <table:table-cell table:formula="of:=[.L$7]+[.M$2]*[.L110]" office:value-type="float" office:value="28777.5691363628" calcext:value-type="float">
            <text:p>28.777,57</text:p>
          </table:table-cell>
          <table:table-cell table:formula="of:=[.M111]-([.M$2]+[.M$3])*[.L110]*[.L$8]" office:value-type="float" office:value="26325.2822770343" calcext:value-type="float">
            <text:p>26.325,28</text:p>
          </table:table-cell>
          <table:table-cell table:formula="of:=[.M111]+[.O110]" office:value-type="float" office:value="3091865.21874422" calcext:value-type="float">
            <text:p>3.091.865,22</text:p>
          </table:table-cell>
          <table:table-cell table:formula="of:=[.N111]+[.P110]" office:value-type="float" office:value="2469445.49781751" calcext:value-type="float">
            <text:p>2.469.445,50</text:p>
          </table:table-cell>
          <table:table-cell table:formula="of:=[.M111]/3" office:value-type="float" office:value="9592.52304545426" calcext:value-type="float">
            <text:p>9.592,52</text:p>
          </table:table-cell>
          <table:table-cell table:formula="of:=[.N111]/3" office:value-type="float" office:value="8775.09409234478" calcext:value-type="float">
            <text:p>8.775,09</text:p>
          </table:table-cell>
          <table:table-cell table:formula="of:=[.S110]+[.N111]" office:value-type="float" office:value="2469445.49781751" calcext:value-type="float">
            <text:p>2.469.445,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11]*[.C$4]-[.B$7]" office:value-type="float" office:value="421005.026029876" calcext:value-type="float">
            <text:p>421.005,03</text:p>
          </table:table-cell>
          <table:table-cell table:formula="of:=[.B$7]+[.C$2]*[.B111]" office:value-type="float" office:value="26779.38919293" calcext:value-type="float">
            <text:p>26.779,39</text:p>
          </table:table-cell>
          <table:table-cell table:formula="of:=[.C112]-([.C$2]+[.C$3])*[.B111]*[.B$8]" office:value-type="float" office:value="24916.3848974968" calcext:value-type="float">
            <text:p>24.916,38</text:p>
          </table:table-cell>
          <table:table-cell table:formula="of:=[.C112]+[.E111]" office:value-type="float" office:value="2931285.78979808" calcext:value-type="float">
            <text:p>2.931.285,79</text:p>
          </table:table-cell>
          <table:table-cell table:formula="of:=[.D112]+[.F111]" office:value-type="float" office:value="2404616.41644301" calcext:value-type="float">
            <text:p>2.404.616,42</text:p>
          </table:table-cell>
          <table:table-cell table:formula="of:=[.C112]/3" office:value-type="float" office:value="8926.46306430999" calcext:value-type="float">
            <text:p>8.926,46</text:p>
          </table:table-cell>
          <table:table-cell table:formula="of:=[.D112]/3" office:value-type="float" office:value="8305.46163249894" calcext:value-type="float">
            <text:p>8.305,46</text:p>
          </table:table-cell>
          <table:table-cell table:formula="of:=[.I111]+[.D112]" office:value-type="float" office:value="2404616.41644301" calcext:value-type="float">
            <text:p>2.404.616,4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L111]*[.M$4]-[.L$7]" office:value-type="float" office:value="441850.773941837" calcext:value-type="float">
            <text:p>441.850,77</text:p>
          </table:table-cell>
          <table:table-cell table:formula="of:=[.L$7]+[.M$2]*[.L111]" office:value-type="float" office:value="28723.8172525377" calcext:value-type="float">
            <text:p>28.723,82</text:p>
          </table:table-cell>
          <table:table-cell table:formula="of:=[.M112]-([.M$2]+[.M$3])*[.L111]*[.L$8]" office:value-type="float" office:value="26380.2167023036" calcext:value-type="float">
            <text:p>26.380,22</text:p>
          </table:table-cell>
          <table:table-cell table:formula="of:=[.M112]+[.O111]" office:value-type="float" office:value="3120589.03599676" calcext:value-type="float">
            <text:p>3.120.589,04</text:p>
          </table:table-cell>
          <table:table-cell table:formula="of:=[.N112]+[.P111]" office:value-type="float" office:value="2495825.71451982" calcext:value-type="float">
            <text:p>2.495.825,71</text:p>
          </table:table-cell>
          <table:table-cell table:formula="of:=[.M112]/3" office:value-type="float" office:value="9574.60575084589" calcext:value-type="float">
            <text:p>9.574,61</text:p>
          </table:table-cell>
          <table:table-cell table:formula="of:=[.N112]/3" office:value-type="float" office:value="8793.40556743454" calcext:value-type="float">
            <text:p>8.793,41</text:p>
          </table:table-cell>
          <table:table-cell table:formula="of:=[.S111]+[.N112]" office:value-type="float" office:value="2495825.71451982" calcext:value-type="float">
            <text:p>2.495.825,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12]*[.C$4]-[.B$7]" office:value-type="float" office:value="399541.327628659" calcext:value-type="float">
            <text:p>399.541,33</text:p>
          </table:table-cell>
          <table:table-cell table:formula="of:=[.B$7]+[.C$2]*[.B112]" office:value-type="float" office:value="26726.2612265903" calcext:value-type="float">
            <text:p>26.726,26</text:p>
          </table:table-cell>
          <table:table-cell table:formula="of:=[.C113]-([.C$2]+[.C$3])*[.B112]*[.B$8]" office:value-type="float" office:value="24952.7775544395" calcext:value-type="float">
            <text:p>24.952,78</text:p>
          </table:table-cell>
          <table:table-cell table:formula="of:=[.C113]+[.E112]" office:value-type="float" office:value="2958012.05102467" calcext:value-type="float">
            <text:p>2.958.012,05</text:p>
          </table:table-cell>
          <table:table-cell table:formula="of:=[.D113]+[.F112]" office:value-type="float" office:value="2429569.19399745" calcext:value-type="float">
            <text:p>2.429.569,19</text:p>
          </table:table-cell>
          <table:table-cell table:formula="of:=[.C113]/3" office:value-type="float" office:value="8908.75374219678" calcext:value-type="float">
            <text:p>8.908,75</text:p>
          </table:table-cell>
          <table:table-cell table:formula="of:=[.D113]/3" office:value-type="float" office:value="8317.5925181465" calcext:value-type="float">
            <text:p>8.317,59</text:p>
          </table:table-cell>
          <table:table-cell table:formula="of:=[.I112]+[.D113]" office:value-type="float" office:value="2429569.19399745" calcext:value-type="float">
            <text:p>2.429.569,1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L112]*[.M$4]-[.L$7]" office:value-type="float" office:value="419809.1420808" calcext:value-type="float">
            <text:p>419.809,14</text:p>
          </table:table-cell>
          <table:table-cell table:formula="of:=[.L$7]+[.M$2]*[.L112]" office:value-type="float" office:value="28669.3934701647" calcext:value-type="float">
            <text:p>28.669,39</text:p>
          </table:table-cell>
          <table:table-cell table:formula="of:=[.M113]-([.M$2]+[.M$3])*[.L112]*[.L$8]" office:value-type="float" office:value="26435.8378078887" calcext:value-type="float">
            <text:p>26.435,84</text:p>
          </table:table-cell>
          <table:table-cell table:formula="of:=[.M113]+[.O112]" office:value-type="float" office:value="3149258.42946693" calcext:value-type="float">
            <text:p>3.149.258,43</text:p>
          </table:table-cell>
          <table:table-cell table:formula="of:=[.N113]+[.P112]" office:value-type="float" office:value="2522261.5523277" calcext:value-type="float">
            <text:p>2.522.261,55</text:p>
          </table:table-cell>
          <table:table-cell table:formula="of:=[.M113]/3" office:value-type="float" office:value="9556.46449005491" calcext:value-type="float">
            <text:p>9.556,46</text:p>
          </table:table-cell>
          <table:table-cell table:formula="of:=[.N113]/3" office:value-type="float" office:value="8811.94593596292" calcext:value-type="float">
            <text:p>8.811,95</text:p>
          </table:table-cell>
          <table:table-cell table:formula="of:=[.S112]+[.N113]" office:value-type="float" office:value="2522261.5523277" calcext:value-type="float">
            <text:p>2.522.261,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13]*[.C$4]-[.B$7]" office:value-type="float" office:value="377862.99224343" calcext:value-type="float">
            <text:p>377.862,99</text:p>
          </table:table-cell>
          <table:table-cell table:formula="of:=[.B$7]+[.C$2]*[.B113]" office:value-type="float" office:value="26672.6019805873" calcext:value-type="float">
            <text:p>26.672,60</text:p>
          </table:table-cell>
          <table:table-cell table:formula="of:=[.C114]-([.C$2]+[.C$3])*[.B113]*[.B$8]" office:value-type="float" office:value="24989.5341379516" calcext:value-type="float">
            <text:p>24.989,53</text:p>
          </table:table-cell>
          <table:table-cell table:formula="of:=[.C114]+[.E113]" office:value-type="float" office:value="2984684.65300526" calcext:value-type="float">
            <text:p>2.984.684,65</text:p>
          </table:table-cell>
          <table:table-cell table:formula="of:=[.D114]+[.F113]" office:value-type="float" office:value="2454558.7281354" calcext:value-type="float">
            <text:p>2.454.558,73</text:p>
          </table:table-cell>
          <table:table-cell table:formula="of:=[.C114]/3" office:value-type="float" office:value="8890.86732686243" calcext:value-type="float">
            <text:p>8.890,87</text:p>
          </table:table-cell>
          <table:table-cell table:formula="of:=[.D114]/3" office:value-type="float" office:value="8329.84471265052" calcext:value-type="float">
            <text:p>8.329,84</text:p>
          </table:table-cell>
          <table:table-cell table:formula="of:=[.I113]+[.D114]" office:value-type="float" office:value="2454558.7281354" calcext:value-type="float">
            <text:p>2.454.558,7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L113]*[.M$4]-[.L$7]" office:value-type="float" office:value="397491.9898215" calcext:value-type="float">
            <text:p>397.491,99</text:p>
          </table:table-cell>
          <table:table-cell table:formula="of:=[.L$7]+[.M$2]*[.L113]" office:value-type="float" office:value="28614.2893905121" calcext:value-type="float">
            <text:p>28.614,29</text:p>
          </table:table-cell>
          <table:table-cell table:formula="of:=[.M114]-([.M$2]+[.M$3])*[.L113]*[.L$8]" office:value-type="float" office:value="26492.1541772937" calcext:value-type="float">
            <text:p>26.492,15</text:p>
          </table:table-cell>
          <table:table-cell table:formula="of:=[.M114]+[.O113]" office:value-type="float" office:value="3177872.71885744" calcext:value-type="float">
            <text:p>3.177.872,72</text:p>
          </table:table-cell>
          <table:table-cell table:formula="of:=[.N114]+[.P113]" office:value-type="float" office:value="2548753.706505" calcext:value-type="float">
            <text:p>2.548.753,71</text:p>
          </table:table-cell>
          <table:table-cell table:formula="of:=[.M114]/3" office:value-type="float" office:value="9538.09646350405" calcext:value-type="float">
            <text:p>9.538,10</text:p>
          </table:table-cell>
          <table:table-cell table:formula="of:=[.N114]/3" office:value-type="float" office:value="8830.7180590979" calcext:value-type="float">
            <text:p>8.830,72</text:p>
          </table:table-cell>
          <table:table-cell table:formula="of:=[.S113]+[.N114]" office:value-type="float" office:value="2548753.706505" calcext:value-type="float">
            <text:p>2.548.753,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14]*[.C$4]-[.B$7]" office:value-type="float" office:value="355967.873504348" calcext:value-type="float">
            <text:p>355.967,87</text:p>
          </table:table-cell>
          <table:table-cell table:formula="of:=[.B$7]+[.C$2]*[.B114]" office:value-type="float" office:value="26618.4061421242" calcext:value-type="float">
            <text:p>26.618,41</text:p>
          </table:table-cell>
          <table:table-cell table:formula="of:=[.C115]-([.C$2]+[.C$3])*[.B114]*[.B$8]" office:value-type="float" office:value="25026.6582872988" calcext:value-type="float">
            <text:p>25.026,66</text:p>
          </table:table-cell>
          <table:table-cell table:formula="of:=[.C115]+[.E114]" office:value-type="float" office:value="3011303.05914738" calcext:value-type="float">
            <text:p>3.011.303,06</text:p>
          </table:table-cell>
          <table:table-cell table:formula="of:=[.D115]+[.F114]" office:value-type="float" office:value="2479585.3864227" calcext:value-type="float">
            <text:p>2.479.585,39</text:p>
          </table:table-cell>
          <table:table-cell table:formula="of:=[.C115]/3" office:value-type="float" office:value="8872.80204737474" calcext:value-type="float">
            <text:p>8.872,80</text:p>
          </table:table-cell>
          <table:table-cell table:formula="of:=[.D115]/3" office:value-type="float" office:value="8342.21942909959" calcext:value-type="float">
            <text:p>8.342,22</text:p>
          </table:table-cell>
          <table:table-cell table:formula="of:=[.I114]+[.D115]" office:value-type="float" office:value="2479585.3864227" calcext:value-type="float">
            <text:p>2.479.585,39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L114]*[.M$4]-[.L$7]" office:value-type="float" office:value="374895.873158959" calcext:value-type="float">
            <text:p>374.895,87</text:p>
          </table:table-cell>
          <table:table-cell table:formula="of:=[.L$7]+[.M$2]*[.L114]" office:value-type="float" office:value="28558.4965098639" calcext:value-type="float">
            <text:p>28.558,50</text:p>
          </table:table-cell>
          <table:table-cell table:formula="of:=[.M115]-([.M$2]+[.M$3])*[.L114]*[.L$8]" office:value-type="float" office:value="26549.1745013162" calcext:value-type="float">
            <text:p>26.549,17</text:p>
          </table:table-cell>
          <table:table-cell table:formula="of:=[.M115]+[.O114]" office:value-type="float" office:value="3206431.2153673" calcext:value-type="float">
            <text:p>3.206.431,22</text:p>
          </table:table-cell>
          <table:table-cell table:formula="of:=[.N115]+[.P114]" office:value-type="float" office:value="2575302.88100631" calcext:value-type="float">
            <text:p>2.575.302,88</text:p>
          </table:table-cell>
          <table:table-cell table:formula="of:=[.M115]/3" office:value-type="float" office:value="9519.4988366213" calcext:value-type="float">
            <text:p>9.519,50</text:p>
          </table:table-cell>
          <table:table-cell table:formula="of:=[.N115]/3" office:value-type="float" office:value="8849.72483377207" calcext:value-type="float">
            <text:p>8.849,72</text:p>
          </table:table-cell>
          <table:table-cell table:formula="of:=[.S114]+[.N115]" office:value-type="float" office:value="2575302.88100631" calcext:value-type="float">
            <text:p>2.575.302,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15]*[.C$4]-[.B$7]" office:value-type="float" office:value="333853.803577876" calcext:value-type="float">
            <text:p>333.853,80</text:p>
          </table:table-cell>
          <table:table-cell table:formula="of:=[.B$7]+[.C$2]*[.B115]" office:value-type="float" office:value="26563.6683452765" calcext:value-type="float">
            <text:p>26.563,67</text:p>
          </table:table-cell>
          <table:table-cell table:formula="of:=[.C116]-([.C$2]+[.C$3])*[.B115]*[.B$8]" office:value-type="float" office:value="25064.1536781395" calcext:value-type="float">
            <text:p>25.064,15</text:p>
          </table:table-cell>
          <table:table-cell table:formula="of:=[.C116]+[.E115]" office:value-type="float" office:value="3037866.72749266" calcext:value-type="float">
            <text:p>3.037.866,73</text:p>
          </table:table-cell>
          <table:table-cell table:formula="of:=[.D116]+[.F115]" office:value-type="float" office:value="2504649.54010084" calcext:value-type="float">
            <text:p>2.504.649,54</text:p>
          </table:table-cell>
          <table:table-cell table:formula="of:=[.C116]/3" office:value-type="float" office:value="8854.55611509217" calcext:value-type="float">
            <text:p>8.854,56</text:p>
          </table:table-cell>
          <table:table-cell table:formula="of:=[.D116]/3" office:value-type="float" office:value="8354.71789271315" calcext:value-type="float">
            <text:p>8.354,72</text:p>
          </table:table-cell>
          <table:table-cell table:formula="of:=[.I115]+[.D116]" office:value-type="float" office:value="2504649.54010084" calcext:value-type="float">
            <text:p>2.504.649,54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L115]*[.M$4]-[.L$7]" office:value-type="float" office:value="352017.305038135" calcext:value-type="float">
            <text:p>352.017,31</text:p>
          </table:table-cell>
          <table:table-cell table:formula="of:=[.L$7]+[.M$2]*[.L115]" office:value-type="float" office:value="28502.0062182075" calcext:value-type="float">
            <text:p>28.502,01</text:p>
          </table:table-cell>
          <table:table-cell table:formula="of:=[.M116]-([.M$2]+[.M$3])*[.L115]*[.L$8]" office:value-type="float" office:value="26606.907579389" calcext:value-type="float">
            <text:p>26.606,91</text:p>
          </table:table-cell>
          <table:table-cell table:formula="of:=[.M116]+[.O115]" office:value-type="float" office:value="3234933.22158551" calcext:value-type="float">
            <text:p>3.234.933,22</text:p>
          </table:table-cell>
          <table:table-cell table:formula="of:=[.N116]+[.P115]" office:value-type="float" office:value="2601909.7885857" calcext:value-type="float">
            <text:p>2.601.909,79</text:p>
          </table:table-cell>
          <table:table-cell table:formula="of:=[.M116]/3" office:value-type="float" office:value="9500.66873940251" calcext:value-type="float">
            <text:p>9.500,67</text:p>
          </table:table-cell>
          <table:table-cell table:formula="of:=[.N116]/3" office:value-type="float" office:value="8868.96919312967" calcext:value-type="float">
            <text:p>8.868,97</text:p>
          </table:table-cell>
          <table:table-cell table:formula="of:=[.S115]+[.N116]" office:value-type="float" office:value="2601909.7885857" calcext:value-type="float">
            <text:p>2.601.909,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16]*[.C$4]-[.B$7]" office:value-type="float" office:value="311518.592952139" calcext:value-type="float">
            <text:p>311.518,59</text:p>
          </table:table-cell>
          <table:table-cell table:formula="of:=[.B$7]+[.C$2]*[.B116]" office:value-type="float" office:value="26508.3831704603" calcext:value-type="float">
            <text:p>26.508,38</text:p>
          </table:table-cell>
          <table:table-cell table:formula="of:=[.C117]-([.C$2]+[.C$3])*[.B116]*[.B$8]" office:value-type="float" office:value="25102.0240228885" calcext:value-type="float">
            <text:p>25.102,02</text:p>
          </table:table-cell>
          <table:table-cell table:formula="of:=[.C117]+[.E116]" office:value-type="float" office:value="3064375.11066312" calcext:value-type="float">
            <text:p>3.064.375,11</text:p>
          </table:table-cell>
          <table:table-cell table:formula="of:=[.D117]+[.F116]" office:value-type="float" office:value="2529751.56412373" calcext:value-type="float">
            <text:p>2.529.751,56</text:p>
          </table:table-cell>
          <table:table-cell table:formula="of:=[.C117]/3" office:value-type="float" office:value="8836.12772348678" calcext:value-type="float">
            <text:p>8.836,13</text:p>
          </table:table-cell>
          <table:table-cell table:formula="of:=[.D117]/3" office:value-type="float" office:value="8367.34134096285" calcext:value-type="float">
            <text:p>8.367,34</text:p>
          </table:table-cell>
          <table:table-cell table:formula="of:=[.I116]+[.D117]" office:value-type="float" office:value="2529751.56412373" calcext:value-type="float">
            <text:p>2.529.751,56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L116]*[.M$4]-[.L$7]" office:value-type="float" office:value="328852.754815802" calcext:value-type="float">
            <text:p>328.852,75</text:p>
          </table:table-cell>
          <table:table-cell table:formula="of:=[.L$7]+[.M$2]*[.L116]" office:value-type="float" office:value="28444.8097979055" calcext:value-type="float">
            <text:p>28.444,81</text:p>
          </table:table-cell>
          <table:table-cell table:formula="of:=[.M117]-([.M$2]+[.M$3])*[.L116]*[.L$8]" office:value-type="float" office:value="26665.3623209377" calcext:value-type="float">
            <text:p>26.665,36</text:p>
          </table:table-cell>
          <table:table-cell table:formula="of:=[.M117]+[.O116]" office:value-type="float" office:value="3263378.03138341" calcext:value-type="float">
            <text:p>3.263.378,03</text:p>
          </table:table-cell>
          <table:table-cell table:formula="of:=[.N117]+[.P116]" office:value-type="float" office:value="2628575.15090664" calcext:value-type="float">
            <text:p>2.628.575,15</text:p>
          </table:table-cell>
          <table:table-cell table:formula="of:=[.M117]/3" office:value-type="float" office:value="9481.6032659685" calcext:value-type="float">
            <text:p>9.481,60</text:p>
          </table:table-cell>
          <table:table-cell table:formula="of:=[.N117]/3" office:value-type="float" office:value="8888.45410697924" calcext:value-type="float">
            <text:p>8.888,45</text:p>
          </table:table-cell>
          <table:table-cell table:formula="of:=[.S116]+[.N117]" office:value-type="float" office:value="2628575.15090664" calcext:value-type="float">
            <text:p>2.628.575,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7]*[.C$4]-[.B$7]" office:value-type="float" office:value="288960.030220145" calcext:value-type="float">
            <text:p>288.960,03</text:p>
          </table:table-cell>
          <table:table-cell table:formula="of:=[.B$7]+[.C$2]*[.B117]" office:value-type="float" office:value="26452.545143896" calcext:value-type="float">
            <text:p>26.452,55</text:p>
          </table:table-cell>
          <table:table-cell table:formula="of:=[.C118]-([.C$2]+[.C$3])*[.B117]*[.B$8]" office:value-type="float" office:value="25140.2730710851" calcext:value-type="float">
            <text:p>25.140,27</text:p>
          </table:table-cell>
          <table:table-cell table:formula="of:=[.C118]+[.E117]" office:value-type="float" office:value="3090827.65580702" calcext:value-type="float">
            <text:p>3.090.827,66</text:p>
          </table:table-cell>
          <table:table-cell table:formula="of:=[.D118]+[.F117]" office:value-type="float" office:value="2554891.83719481" calcext:value-type="float">
            <text:p>2.554.891,84</text:p>
          </table:table-cell>
          <table:table-cell table:formula="of:=[.C118]/3" office:value-type="float" office:value="8817.51504796533" calcext:value-type="float">
            <text:p>8.817,52</text:p>
          </table:table-cell>
          <table:table-cell table:formula="of:=[.D118]/3" office:value-type="float" office:value="8380.09102369504" calcext:value-type="float">
            <text:p>8.380,09</text:p>
          </table:table-cell>
          <table:table-cell table:formula="of:=[.I117]+[.D118]" office:value-type="float" office:value="2554891.83719481" calcext:value-type="float">
            <text:p>2.554.891,84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L117]*[.M$4]-[.L$7]" office:value-type="float" office:value="305398.647715689" calcext:value-type="float">
            <text:p>305.398,65</text:p>
          </table:table-cell>
          <table:table-cell table:formula="of:=[.L$7]+[.M$2]*[.L117]" office:value-type="float" office:value="28386.8984223496" calcext:value-type="float">
            <text:p>28.386,90</text:p>
          </table:table-cell>
          <table:table-cell table:formula="of:=[.M118]-([.M$2]+[.M$3])*[.L117]*[.L$8]" office:value-type="float" office:value="26724.5477467558" calcext:value-type="float">
            <text:p>26.724,55</text:p>
          </table:table-cell>
          <table:table-cell table:formula="of:=[.M118]+[.O117]" office:value-type="float" office:value="3291764.92980576" calcext:value-type="float">
            <text:p>3.291.764,93</text:p>
          </table:table-cell>
          <table:table-cell table:formula="of:=[.N118]+[.P117]" office:value-type="float" office:value="2655299.6986534" calcext:value-type="float">
            <text:p>2.655.299,70</text:p>
          </table:table-cell>
          <table:table-cell table:formula="of:=[.M118]/3" office:value-type="float" office:value="9462.29947411655" calcext:value-type="float">
            <text:p>9.462,30</text:p>
          </table:table-cell>
          <table:table-cell table:formula="of:=[.N118]/3" office:value-type="float" office:value="8908.18258225192" calcext:value-type="float">
            <text:p>8.908,18</text:p>
          </table:table-cell>
          <table:table-cell table:formula="of:=[.S117]+[.N118]" office:value-type="float" office:value="2655299.6986534" calcext:value-type="float">
            <text:p>2.655.299,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8]*[.C$4]-[.B$7]" office:value-type="float" office:value="266175.881860831" calcext:value-type="float">
            <text:p>266.175,88</text:p>
          </table:table-cell>
          <table:table-cell table:formula="of:=[.B$7]+[.C$2]*[.B118]" office:value-type="float" office:value="26396.148737066" calcext:value-type="float">
            <text:p>26.396,15</text:p>
          </table:table-cell>
          <table:table-cell table:formula="of:=[.C119]-([.C$2]+[.C$3])*[.B118]*[.B$8]" office:value-type="float" office:value="25178.9046097636" calcext:value-type="float">
            <text:p>25.178,90</text:p>
          </table:table-cell>
          <table:table-cell table:formula="of:=[.C119]+[.E118]" office:value-type="float" office:value="3117223.80454408" calcext:value-type="float">
            <text:p>3.117.223,80</text:p>
          </table:table-cell>
          <table:table-cell table:formula="of:=[.D119]+[.F118]" office:value-type="float" office:value="2580070.74180458" calcext:value-type="float">
            <text:p>2.580.070,74</text:p>
          </table:table-cell>
          <table:table-cell table:formula="of:=[.C119]/3" office:value-type="float" office:value="8798.71624568867" calcext:value-type="float">
            <text:p>8.798,72</text:p>
          </table:table-cell>
          <table:table-cell table:formula="of:=[.D119]/3" office:value-type="float" office:value="8392.96820325455" calcext:value-type="float">
            <text:p>8.392,97</text:p>
          </table:table-cell>
          <table:table-cell table:formula="of:=[.I118]+[.D119]" office:value-type="float" office:value="2580070.74180458" calcext:value-type="float">
            <text:p>2.580.070,7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L118]*[.M$4]-[.L$7]" office:value-type="float" office:value="281651.364276825" calcext:value-type="float">
            <text:p>281.651,36</text:p>
          </table:table-cell>
          <table:table-cell table:formula="of:=[.L$7]+[.M$2]*[.L118]" office:value-type="float" office:value="28328.2631545994" calcext:value-type="float">
            <text:p>28.328,26</text:p>
          </table:table-cell>
          <table:table-cell table:formula="of:=[.M119]-([.M$2]+[.M$3])*[.L118]*[.L$8]" office:value-type="float" office:value="26784.4729903966" calcext:value-type="float">
            <text:p>26.784,47</text:p>
          </table:table-cell>
          <table:table-cell table:formula="of:=[.M119]+[.O118]" office:value-type="float" office:value="3320093.19296036" calcext:value-type="float">
            <text:p>3.320.093,19</text:p>
          </table:table-cell>
          <table:table-cell table:formula="of:=[.N119]+[.P118]" office:value-type="float" office:value="2682084.17164379" calcext:value-type="float">
            <text:p>2.682.084,17</text:p>
          </table:table-cell>
          <table:table-cell table:formula="of:=[.M119]/3" office:value-type="float" office:value="9442.75438486646" calcext:value-type="float">
            <text:p>9.442,75</text:p>
          </table:table-cell>
          <table:table-cell table:formula="of:=[.N119]/3" office:value-type="float" office:value="8928.15766346552" calcext:value-type="float">
            <text:p>8.928,16</text:p>
          </table:table-cell>
          <table:table-cell table:formula="of:=[.S118]+[.N119]" office:value-type="float" office:value="2682084.17164379" calcext:value-type="float">
            <text:p>2.682.084,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9]*[.C$4]-[.B$7]" office:value-type="float" office:value="243163.892017923" calcext:value-type="float">
            <text:p>243.163,89</text:p>
          </table:table-cell>
          <table:table-cell table:formula="of:=[.B$7]+[.C$2]*[.B119]" office:value-type="float" office:value="26339.1883661677" calcext:value-type="float">
            <text:p>26.339,19</text:p>
          </table:table-cell>
          <table:table-cell table:formula="of:=[.C120]-([.C$2]+[.C$3])*[.B119]*[.B$8]" office:value-type="float" office:value="25217.922463829" calcext:value-type="float">
            <text:p>25.217,92</text:p>
          </table:table-cell>
          <table:table-cell table:formula="of:=[.C120]+[.E119]" office:value-type="float" office:value="3143562.99291025" calcext:value-type="float">
            <text:p>3.143.562,99</text:p>
          </table:table-cell>
          <table:table-cell table:formula="of:=[.D120]+[.F119]" office:value-type="float" office:value="2605288.6642684" calcext:value-type="float">
            <text:p>2.605.288,66</text:p>
          </table:table-cell>
          <table:table-cell table:formula="of:=[.C120]/3" office:value-type="float" office:value="8779.72945538924" calcext:value-type="float">
            <text:p>8.779,73</text:p>
          </table:table-cell>
          <table:table-cell table:formula="of:=[.D120]/3" office:value-type="float" office:value="8405.97415460966" calcext:value-type="float">
            <text:p>8.405,97</text:p>
          </table:table-cell>
          <table:table-cell table:formula="of:=[.I119]+[.D120]" office:value-type="float" office:value="2605288.6642684" calcext:value-type="float">
            <text:p>2.605.288,66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L119]*[.M$4]-[.L$7]" office:value-type="float" office:value="257607.239794975" calcext:value-type="float">
            <text:p>257.607,24</text:p>
          </table:table-cell>
          <table:table-cell table:formula="of:=[.L$7]+[.M$2]*[.L119]" office:value-type="float" office:value="28268.8949460022" calcext:value-type="float">
            <text:p>28.268,89</text:p>
          </table:table-cell>
          <table:table-cell table:formula="of:=[.M120]-([.M$2]+[.M$3])*[.L119]*[.L$8]" office:value-type="float" office:value="26845.1472995829" calcext:value-type="float">
            <text:p>26.845,15</text:p>
          </table:table-cell>
          <table:table-cell table:formula="of:=[.M120]+[.O119]" office:value-type="float" office:value="3348362.08790637" calcext:value-type="float">
            <text:p>3.348.362,09</text:p>
          </table:table-cell>
          <table:table-cell table:formula="of:=[.N120]+[.P119]" office:value-type="float" office:value="2708929.31894338" calcext:value-type="float">
            <text:p>2.708.929,32</text:p>
          </table:table-cell>
          <table:table-cell table:formula="of:=[.M120]/3" office:value-type="float" office:value="9422.96498200074" calcext:value-type="float">
            <text:p>9.422,96</text:p>
          </table:table-cell>
          <table:table-cell table:formula="of:=[.N120]/3" office:value-type="float" office:value="8948.38243319428" calcext:value-type="float">
            <text:p>8.948,38</text:p>
          </table:table-cell>
          <table:table-cell table:formula="of:=[.S119]+[.N120]" office:value-type="float" office:value="2708929.31894338" calcext:value-type="float">
            <text:p>2.708.929,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20]*[.C$4]-[.B$7]" office:value-type="float" office:value="219921.782276587" calcext:value-type="float">
            <text:p>219.921,78</text:p>
          </table:table-cell>
          <table:table-cell table:formula="of:=[.B$7]+[.C$2]*[.B120]" office:value-type="float" office:value="26281.6583915605" calcext:value-type="float">
            <text:p>26.281,66</text:p>
          </table:table-cell>
          <table:table-cell table:formula="of:=[.C121]-([.C$2]+[.C$3])*[.B120]*[.B$8]" office:value-type="float" office:value="25257.330496435" calcext:value-type="float">
            <text:p>25.257,33</text:p>
          </table:table-cell>
          <table:table-cell table:formula="of:=[.C121]+[.E120]" office:value-type="float" office:value="3169844.65130181" calcext:value-type="float">
            <text:p>3.169.844,65</text:p>
          </table:table-cell>
          <table:table-cell table:formula="of:=[.D121]+[.F120]" office:value-type="float" office:value="2630545.99476484" calcext:value-type="float">
            <text:p>2.630.545,99</text:p>
          </table:table-cell>
          <table:table-cell table:formula="of:=[.C121]/3" office:value-type="float" office:value="8760.55279718682" calcext:value-type="float">
            <text:p>8.760,55</text:p>
          </table:table-cell>
          <table:table-cell table:formula="of:=[.D121]/3" office:value-type="float" office:value="8419.11016547832" calcext:value-type="float">
            <text:p>8.419,11</text:p>
          </table:table-cell>
          <table:table-cell table:formula="of:=[.I120]+[.D121]" office:value-type="float" office:value="2630545.99476484" calcext:value-type="float">
            <text:p>2.630.545,99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L120]*[.M$4]-[.L$7]" office:value-type="float" office:value="233262.563757103" calcext:value-type="float">
            <text:p>233.262,56</text:p>
          </table:table-cell>
          <table:table-cell table:formula="of:=[.L$7]+[.M$2]*[.L120]" office:value-type="float" office:value="28208.7846347976" calcext:value-type="float">
            <text:p>28.208,78</text:p>
          </table:table-cell>
          <table:table-cell table:formula="of:=[.M121]-([.M$2]+[.M$3])*[.L120]*[.L$8]" office:value-type="float" office:value="26906.580037634" calcext:value-type="float">
            <text:p>26.906,58</text:p>
          </table:table-cell>
          <table:table-cell table:formula="of:=[.M121]+[.O120]" office:value-type="float" office:value="3376570.87254116" calcext:value-type="float">
            <text:p>3.376.570,87</text:p>
          </table:table-cell>
          <table:table-cell table:formula="of:=[.N121]+[.P120]" office:value-type="float" office:value="2735835.89898101" calcext:value-type="float">
            <text:p>2.735.835,90</text:p>
          </table:table-cell>
          <table:table-cell table:formula="of:=[.M121]/3" office:value-type="float" office:value="9402.92821159919" calcext:value-type="float">
            <text:p>9.402,93</text:p>
          </table:table-cell>
          <table:table-cell table:formula="of:=[.N121]/3" office:value-type="float" office:value="8968.86001254466" calcext:value-type="float">
            <text:p>8.968,86</text:p>
          </table:table-cell>
          <table:table-cell table:formula="of:=[.S120]+[.N121]" office:value-type="float" office:value="2735835.89898101" calcext:value-type="float">
            <text:p>2.735.835,9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21]*[.C$4]-[.B$7]" office:value-type="float" office:value="196447.251437837" calcext:value-type="float">
            <text:p>196.447,25</text:p>
          </table:table-cell>
          <table:table-cell table:formula="of:=[.B$7]+[.C$2]*[.B121]" office:value-type="float" office:value="26223.5531172071" calcext:value-type="float">
            <text:p>26.223,55</text:p>
          </table:table-cell>
          <table:table-cell table:formula="of:=[.C122]-([.C$2]+[.C$3])*[.B121]*[.B$8]" office:value-type="float" office:value="25297.132609367" calcext:value-type="float">
            <text:p>25.297,13</text:p>
          </table:table-cell>
          <table:table-cell table:formula="of:=[.C122]+[.E121]" office:value-type="float" office:value="3196068.20441902" calcext:value-type="float">
            <text:p>3.196.068,20</text:p>
          </table:table-cell>
          <table:table-cell table:formula="of:=[.D122]+[.F121]" office:value-type="float" office:value="2655843.12737421" calcext:value-type="float">
            <text:p>2.655.843,13</text:p>
          </table:table-cell>
          <table:table-cell table:formula="of:=[.C122]/3" office:value-type="float" office:value="8741.18437240237" calcext:value-type="float">
            <text:p>8.741,18</text:p>
          </table:table-cell>
          <table:table-cell table:formula="of:=[.D122]/3" office:value-type="float" office:value="8432.37753645567" calcext:value-type="float">
            <text:p>8.432,38</text:p>
          </table:table-cell>
          <table:table-cell table:formula="of:=[.I121]+[.D122]" office:value-type="float" office:value="2655843.12737421" calcext:value-type="float">
            <text:p>2.655.843,13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L121]*[.M$4]-[.L$7]" office:value-type="float" office:value="208613.579268756" calcext:value-type="float">
            <text:p>208.613,58</text:p>
          </table:table-cell>
          <table:table-cell table:formula="of:=[.L$7]+[.M$2]*[.L121]" office:value-type="float" office:value="28147.9229447029" calcext:value-type="float">
            <text:p>28.147,92</text:p>
          </table:table-cell>
          <table:table-cell table:formula="of:=[.M122]-([.M$2]+[.M$3])*[.L121]*[.L$8]" office:value-type="float" office:value="26968.7806849107" calcext:value-type="float">
            <text:p>26.968,78</text:p>
          </table:table-cell>
          <table:table-cell table:formula="of:=[.M122]+[.O121]" office:value-type="float" office:value="3404718.79548587" calcext:value-type="float">
            <text:p>3.404.718,80</text:p>
          </table:table-cell>
          <table:table-cell table:formula="of:=[.N122]+[.P121]" office:value-type="float" office:value="2762804.67966592" calcext:value-type="float">
            <text:p>2.762.804,68</text:p>
          </table:table-cell>
          <table:table-cell table:formula="of:=[.M122]/3" office:value-type="float" office:value="9382.64098156763" calcext:value-type="float">
            <text:p>9.382,64</text:p>
          </table:table-cell>
          <table:table-cell table:formula="of:=[.N122]/3" office:value-type="float" office:value="8989.59356163692" calcext:value-type="float">
            <text:p>8.989,59</text:p>
          </table:table-cell>
          <table:table-cell table:formula="of:=[.S121]+[.N122]" office:value-type="float" office:value="2762804.67966592" calcext:value-type="float">
            <text:p>2.762.804,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22]*[.C$4]-[.B$7]" office:value-type="float" office:value="172737.9752907" calcext:value-type="float">
            <text:p>172.737,98</text:p>
          </table:table-cell>
          <table:table-cell table:formula="of:=[.B$7]+[.C$2]*[.B122]" office:value-type="float" office:value="26164.8667901102" calcext:value-type="float">
            <text:p>26.164,87</text:p>
          </table:table-cell>
          <table:table-cell table:formula="of:=[.C123]-([.C$2]+[.C$3])*[.B122]*[.B$8]" office:value-type="float" office:value="25337.3327434284" calcext:value-type="float">
            <text:p>25.337,33</text:p>
          </table:table-cell>
          <table:table-cell table:formula="of:=[.C123]+[.E122]" office:value-type="float" office:value="3222233.07120913" calcext:value-type="float">
            <text:p>3.222.233,07</text:p>
          </table:table-cell>
          <table:table-cell table:formula="of:=[.D123]+[.F122]" office:value-type="float" office:value="2681180.46011763" calcext:value-type="float">
            <text:p>2.681.180,46</text:p>
          </table:table-cell>
          <table:table-cell table:formula="of:=[.C123]/3" office:value-type="float" office:value="8721.62226337008" calcext:value-type="float">
            <text:p>8.721,62</text:p>
          </table:table-cell>
          <table:table-cell table:formula="of:=[.D123]/3" office:value-type="float" office:value="8445.77758114278" calcext:value-type="float">
            <text:p>8.445,78</text:p>
          </table:table-cell>
          <table:table-cell table:formula="of:=[.I122]+[.D123]" office:value-type="float" office:value="2681180.46011763" calcext:value-type="float">
            <text:p>2.681.180,4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L122]*[.M$4]-[.L$7]" office:value-type="float" office:value="183656.482474306" calcext:value-type="float">
            <text:p>183.656,48</text:p>
          </table:table-cell>
          <table:table-cell table:formula="of:=[.L$7]+[.M$2]*[.L122]" office:value-type="float" office:value="28086.300483482" calcext:value-type="float">
            <text:p>28.086,30</text:p>
          </table:table-cell>
          <table:table-cell table:formula="of:=[.M123]-([.M$2]+[.M$3])*[.L122]*[.L$8]" office:value-type="float" office:value="27031.7588402785" calcext:value-type="float">
            <text:p>27.031,76</text:p>
          </table:table-cell>
          <table:table-cell table:formula="of:=[.M123]+[.O122]" office:value-type="float" office:value="3432805.09596935" calcext:value-type="float">
            <text:p>3.432.805,10</text:p>
          </table:table-cell>
          <table:table-cell table:formula="of:=[.N123]+[.P122]" office:value-type="float" office:value="2789836.4385062" calcext:value-type="float">
            <text:p>2.789.836,44</text:p>
          </table:table-cell>
          <table:table-cell table:formula="of:=[.M123]/3" office:value-type="float" office:value="9362.10016116068" calcext:value-type="float">
            <text:p>9.362,10</text:p>
          </table:table-cell>
          <table:table-cell table:formula="of:=[.N123]/3" office:value-type="float" office:value="9010.58628009282" calcext:value-type="float">
            <text:p>9.010,59</text:p>
          </table:table-cell>
          <table:table-cell table:formula="of:=[.S122]+[.N123]" office:value-type="float" office:value="2789836.4385062" calcext:value-type="float">
            <text:p>2.789.836,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23]*[.C$4]-[.B$7]" office:value-type="float" office:value="148791.606382091" calcext:value-type="float">
            <text:p>148.791,61</text:p>
          </table:table-cell>
          <table:table-cell table:formula="of:=[.B$7]+[.C$2]*[.B123]" office:value-type="float" office:value="26105.5935997424" calcext:value-type="float">
            <text:p>26.105,59</text:p>
          </table:table-cell>
          <table:table-cell table:formula="of:=[.C124]-([.C$2]+[.C$3])*[.B123]*[.B$8]" office:value-type="float" office:value="25377.9348788303" calcext:value-type="float">
            <text:p>25.377,93</text:p>
          </table:table-cell>
          <table:table-cell table:formula="of:=[.C124]+[.E123]" office:value-type="float" office:value="3248338.66480887" calcext:value-type="float">
            <text:p>3.248.338,66</text:p>
          </table:table-cell>
          <table:table-cell table:formula="of:=[.D124]+[.F123]" office:value-type="float" office:value="2706558.39499646" calcext:value-type="float">
            <text:p>2.706.558,39</text:p>
          </table:table-cell>
          <table:table-cell table:formula="of:=[.C124]/3" office:value-type="float" office:value="8701.86453324747" calcext:value-type="float">
            <text:p>8.701,86</text:p>
          </table:table-cell>
          <table:table-cell table:formula="of:=[.D124]/3" office:value-type="float" office:value="8459.31162627677" calcext:value-type="float">
            <text:p>8.459,31</text:p>
          </table:table-cell>
          <table:table-cell table:formula="of:=[.I123]+[.D124]" office:value-type="float" office:value="2706558.39499646" calcext:value-type="float">
            <text:p>2.706.558,3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L123]*[.M$4]-[.L$7]" office:value-type="float" office:value="158387.421969924" calcext:value-type="float">
            <text:p>158.387,42</text:p>
          </table:table-cell>
          <table:table-cell table:formula="of:=[.L$7]+[.M$2]*[.L123]" office:value-type="float" office:value="28023.9077414959" calcext:value-type="float">
            <text:p>28.023,91</text:p>
          </table:table-cell>
          <table:table-cell table:formula="of:=[.M124]-([.M$2]+[.M$3])*[.L123]*[.L$8]" office:value-type="float" office:value="27095.5242225883" calcext:value-type="float">
            <text:p>27.095,52</text:p>
          </table:table-cell>
          <table:table-cell table:formula="of:=[.M124]+[.O123]" office:value-type="float" office:value="3460829.00371084" calcext:value-type="float">
            <text:p>3.460.829,00</text:p>
          </table:table-cell>
          <table:table-cell table:formula="of:=[.N124]+[.P123]" office:value-type="float" office:value="2816931.96272879" calcext:value-type="float">
            <text:p>2.816.931,96</text:p>
          </table:table-cell>
          <table:table-cell table:formula="of:=[.M124]/3" office:value-type="float" office:value="9341.30258049864" calcext:value-type="float">
            <text:p>9.341,30</text:p>
          </table:table-cell>
          <table:table-cell table:formula="of:=[.N124]/3" office:value-type="float" office:value="9031.84140752943" calcext:value-type="float">
            <text:p>9.031,84</text:p>
          </table:table-cell>
          <table:table-cell table:formula="of:=[.S123]+[.N124]" office:value-type="float" office:value="2816931.96272879" calcext:value-type="float">
            <text:p>2.816.931,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24]*[.C$4]-[.B$7]" office:value-type="float" office:value="124605.773784397" calcext:value-type="float">
            <text:p>124.605,77</text:p>
          </table:table-cell>
          <table:table-cell table:formula="of:=[.B$7]+[.C$2]*[.B124]" office:value-type="float" office:value="26045.7276774709" calcext:value-type="float">
            <text:p>26.045,73</text:p>
          </table:table-cell>
          <table:table-cell table:formula="of:=[.C125]-([.C$2]+[.C$3])*[.B124]*[.B$8]" office:value-type="float" office:value="25418.9430355863" calcext:value-type="float">
            <text:p>25.418,94</text:p>
          </table:table-cell>
          <table:table-cell table:formula="of:=[.C125]+[.E124]" office:value-type="float" office:value="3274384.39248634" calcext:value-type="float">
            <text:p>3.274.384,39</text:p>
          </table:table-cell>
          <table:table-cell table:formula="of:=[.D125]+[.F124]" office:value-type="float" office:value="2731977.33803205" calcext:value-type="float">
            <text:p>2.731.977,34</text:p>
          </table:table-cell>
          <table:table-cell table:formula="of:=[.C125]/3" office:value-type="float" office:value="8681.90922582363" calcext:value-type="float">
            <text:p>8.681,91</text:p>
          </table:table-cell>
          <table:table-cell table:formula="of:=[.D125]/3" office:value-type="float" office:value="8472.98101186211" calcext:value-type="float">
            <text:p>8.472,98</text:p>
          </table:table-cell>
          <table:table-cell table:formula="of:=[.I124]+[.D125]" office:value-type="float" office:value="2731977.33803205" calcext:value-type="float">
            <text:p>2.731.977,3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L124]*[.M$4]-[.L$7]" office:value-type="float" office:value="132802.498209238" calcext:value-type="float">
            <text:p>132.802,50</text:p>
          </table:table-cell>
          <table:table-cell table:formula="of:=[.L$7]+[.M$2]*[.L124]" office:value-type="float" office:value="27960.735090235" calcext:value-type="float">
            <text:p>27.960,74</text:p>
          </table:table-cell>
          <table:table-cell table:formula="of:=[.M125]-([.M$2]+[.M$3])*[.L124]*[.L$8]" office:value-type="float" office:value="27160.086672177" calcext:value-type="float">
            <text:p>27.160,09</text:p>
          </table:table-cell>
          <table:table-cell table:formula="of:=[.M125]+[.O124]" office:value-type="float" office:value="3488789.73880108" calcext:value-type="float">
            <text:p>3.488.789,74</text:p>
          </table:table-cell>
          <table:table-cell table:formula="of:=[.N125]+[.P124]" office:value-type="float" office:value="2844092.04940096" calcext:value-type="float">
            <text:p>2.844.092,05</text:p>
          </table:table-cell>
          <table:table-cell table:formula="of:=[.M125]/3" office:value-type="float" office:value="9320.24503007832" calcext:value-type="float">
            <text:p>9.320,25</text:p>
          </table:table-cell>
          <table:table-cell table:formula="of:=[.N125]/3" office:value-type="float" office:value="9053.362224059" calcext:value-type="float">
            <text:p>9.053,36</text:p>
          </table:table-cell>
          <table:table-cell table:formula="of:=[.S124]+[.N125]" office:value-type="float" office:value="2844092.04940096" calcext:value-type="float">
            <text:p>2.844.092,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25]*[.C$4]-[.B$7]" office:value-type="float" office:value="100178.082860725" calcext:value-type="float">
            <text:p>100.178,08</text:p>
          </table:table-cell>
          <table:table-cell table:formula="of:=[.B$7]+[.C$2]*[.B125]" office:value-type="float" office:value="25985.2630959766" calcext:value-type="float">
            <text:p>25.985,26</text:p>
          </table:table-cell>
          <table:table-cell table:formula="of:=[.C126]-([.C$2]+[.C$3])*[.B125]*[.B$8]" office:value-type="float" office:value="25460.3612739099" calcext:value-type="float">
            <text:p>25.460,36</text:p>
          </table:table-cell>
          <table:table-cell table:formula="of:=[.C126]+[.E125]" office:value-type="float" office:value="3300369.65558232" calcext:value-type="float">
            <text:p>3.300.369,66</text:p>
          </table:table-cell>
          <table:table-cell table:formula="of:=[.D126]+[.F125]" office:value-type="float" office:value="2757437.69930596" calcext:value-type="float">
            <text:p>2.757.437,70</text:p>
          </table:table-cell>
          <table:table-cell table:formula="of:=[.C126]/3" office:value-type="float" office:value="8661.75436532555" calcext:value-type="float">
            <text:p>8.661,75</text:p>
          </table:table-cell>
          <table:table-cell table:formula="of:=[.D126]/3" office:value-type="float" office:value="8486.78709130329" calcext:value-type="float">
            <text:p>8.486,79</text:p>
          </table:table-cell>
          <table:table-cell table:formula="of:=[.I125]+[.D126]" office:value-type="float" office:value="2757437.69930596" calcext:value-type="float">
            <text:p>2.757.437,7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L125]*[.M$4]-[.L$7]" office:value-type="float" office:value="106897.762901543" calcext:value-type="float">
            <text:p>106.897,76</text:p>
          </table:table-cell>
          <table:table-cell table:formula="of:=[.L$7]+[.M$2]*[.L125]" office:value-type="float" office:value="27896.7727808332" calcext:value-type="float">
            <text:p>27.896,77</text:p>
          </table:table-cell>
          <table:table-cell table:formula="of:=[.M126]-([.M$2]+[.M$3])*[.L125]*[.L$8]" office:value-type="float" office:value="27225.4561523855" calcext:value-type="float">
            <text:p>27.225,46</text:p>
          </table:table-cell>
          <table:table-cell table:formula="of:=[.M126]+[.O125]" office:value-type="float" office:value="3516686.51158191" calcext:value-type="float">
            <text:p>3.516.686,51</text:p>
          </table:table-cell>
          <table:table-cell table:formula="of:=[.N126]+[.P125]" office:value-type="float" office:value="2871317.50555335" calcext:value-type="float">
            <text:p>2.871.317,51</text:p>
          </table:table-cell>
          <table:table-cell table:formula="of:=[.M126]/3" office:value-type="float" office:value="9298.92426027775" calcext:value-type="float">
            <text:p>9.298,92</text:p>
          </table:table-cell>
          <table:table-cell table:formula="of:=[.N126]/3" office:value-type="float" office:value="9075.15205079518" calcext:value-type="float">
            <text:p>9.075,15</text:p>
          </table:table-cell>
          <table:table-cell table:formula="of:=[.S125]+[.N126]" office:value-type="float" office:value="2871317.50555335" calcext:value-type="float">
            <text:p>2.871.317,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26]*[.C$4]-[.B$7]" office:value-type="float" office:value="75506.1150278164" calcext:value-type="float">
            <text:p>75.506,12</text:p>
          </table:table-cell>
          <table:table-cell table:formula="of:=[.B$7]+[.C$2]*[.B126]" office:value-type="float" office:value="25924.1938686675" calcext:value-type="float">
            <text:p>25.924,19</text:p>
          </table:table-cell>
          <table:table-cell table:formula="of:=[.C127]-([.C$2]+[.C$3])*[.B126]*[.B$8]" office:value-type="float" office:value="25502.1936946167" calcext:value-type="float">
            <text:p>25.502,19</text:p>
          </table:table-cell>
          <table:table-cell table:formula="of:=[.C127]+[.E126]" office:value-type="float" office:value="3326293.84945098" calcext:value-type="float">
            <text:p>3.326.293,85</text:p>
          </table:table-cell>
          <table:table-cell table:formula="of:=[.D127]+[.F126]" office:value-type="float" office:value="2782939.89300058" calcext:value-type="float">
            <text:p>2.782.939,89</text:p>
          </table:table-cell>
          <table:table-cell table:formula="of:=[.C127]/3" office:value-type="float" office:value="8641.39795622249" calcext:value-type="float">
            <text:p>8.641,40</text:p>
          </table:table-cell>
          <table:table-cell table:formula="of:=[.D127]/3" office:value-type="float" office:value="8500.73123153889" calcext:value-type="float">
            <text:p>8.500,73</text:p>
          </table:table-cell>
          <table:table-cell table:formula="of:=[.I126]+[.D127]" office:value-type="float" office:value="2782939.89300058" calcext:value-type="float">
            <text:p>2.782.939,89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L126]*[.M$4]-[.L$7]" office:value-type="float" office:value="80669.2184025026" calcext:value-type="float">
            <text:p>80.669,22</text:p>
          </table:table-cell>
          <table:table-cell table:formula="of:=[.L$7]+[.M$2]*[.L126]" office:value-type="float" office:value="27832.010942564" calcext:value-type="float">
            <text:p>27.832,01</text:p>
          </table:table-cell>
          <table:table-cell table:formula="of:=[.M127]-([.M$2]+[.M$3])*[.L126]*[.L$8]" office:value-type="float" office:value="27291.6427510967" calcext:value-type="float">
            <text:p>27.291,64</text:p>
          </table:table-cell>
          <table:table-cell table:formula="of:=[.M127]+[.O126]" office:value-type="float" office:value="3544518.52252448" calcext:value-type="float">
            <text:p>3.544.518,52</text:p>
          </table:table-cell>
          <table:table-cell table:formula="of:=[.N127]+[.P126]" office:value-type="float" office:value="2898609.14830445" calcext:value-type="float">
            <text:p>2.898.609,15</text:p>
          </table:table-cell>
          <table:table-cell table:formula="of:=[.M127]/3" office:value-type="float" office:value="9277.33698085467" calcext:value-type="float">
            <text:p>9.277,34</text:p>
          </table:table-cell>
          <table:table-cell table:formula="of:=[.N127]/3" office:value-type="float" office:value="9097.21425036557" calcext:value-type="float">
            <text:p>9.097,21</text:p>
          </table:table-cell>
          <table:table-cell table:formula="of:=[.S126]+[.N127]" office:value-type="float" office:value="2898609.14830445" calcext:value-type="float">
            <text:p>2.898.609,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7]*[.C$4]-[.B$7]" office:value-type="float" office:value="50587.4275165789" calcext:value-type="float">
            <text:p>50.587,43</text:p>
          </table:table-cell>
          <table:table-cell table:formula="of:=[.B$7]+[.C$2]*[.B127]" office:value-type="float" office:value="25862.5139490852" calcext:value-type="float">
            <text:p>25.862,51</text:p>
          </table:table-cell>
          <table:table-cell table:formula="of:=[.C128]-([.C$2]+[.C$3])*[.B127]*[.B$8]" office:value-type="float" office:value="25544.4444395305" calcext:value-type="float">
            <text:p>25.544,44</text:p>
          </table:table-cell>
          <table:table-cell table:formula="of:=[.C128]+[.E127]" office:value-type="float" office:value="3352156.36340007" calcext:value-type="float">
            <text:p>3.352.156,36</text:p>
          </table:table-cell>
          <table:table-cell table:formula="of:=[.D128]+[.F127]" office:value-type="float" office:value="2808484.33744011" calcext:value-type="float">
            <text:p>2.808.484,34</text:p>
          </table:table-cell>
          <table:table-cell table:formula="of:=[.C128]/3" office:value-type="float" office:value="8620.8379830284" calcext:value-type="float">
            <text:p>8.620,84</text:p>
          </table:table-cell>
          <table:table-cell table:formula="of:=[.D128]/3" office:value-type="float" office:value="8514.81481317684" calcext:value-type="float">
            <text:p>8.514,81</text:p>
          </table:table-cell>
          <table:table-cell table:formula="of:=[.I127]+[.D128]" office:value-type="float" office:value="2808484.33744011" calcext:value-type="float">
            <text:p>2.808.484,34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L127]*[.M$4]-[.L$7]" office:value-type="float" office:value="54112.8170972237" calcext:value-type="float">
            <text:p>54.112,82</text:p>
          </table:table-cell>
          <table:table-cell table:formula="of:=[.L$7]+[.M$2]*[.L127]" office:value-type="float" office:value="27766.4395813164" calcext:value-type="float">
            <text:p>27.766,44</text:p>
          </table:table-cell>
          <table:table-cell table:formula="of:=[.M128]-([.M$2]+[.M$3])*[.L127]*[.L$8]" office:value-type="float" office:value="27358.6566822917" calcext:value-type="float">
            <text:p>27.358,66</text:p>
          </table:table-cell>
          <table:table-cell table:formula="of:=[.M128]+[.O127]" office:value-type="float" office:value="3572284.96210579" calcext:value-type="float">
            <text:p>3.572.284,96</text:p>
          </table:table-cell>
          <table:table-cell table:formula="of:=[.N128]+[.P127]" office:value-type="float" office:value="2925967.80498674" calcext:value-type="float">
            <text:p>2.925.967,80</text:p>
          </table:table-cell>
          <table:table-cell table:formula="of:=[.M128]/3" office:value-type="float" office:value="9255.4798604388" calcext:value-type="float">
            <text:p>9.255,48</text:p>
          </table:table-cell>
          <table:table-cell table:formula="of:=[.N128]/3" office:value-type="float" office:value="9119.55222743058" calcext:value-type="float">
            <text:p>9.119,55</text:p>
          </table:table-cell>
          <table:table-cell table:formula="of:=[.S127]+[.N128]" office:value-type="float" office:value="2925967.80498674" calcext:value-type="float">
            <text:p>2.925.967,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8]*[.C$4]-[.B$7]" office:value-type="float" office:value="25419.5531302291" calcext:value-type="float">
            <text:p>25.419,55</text:p>
          </table:table-cell>
          <table:table-cell table:formula="of:=[.B$7]+[.C$2]*[.B128]" office:value-type="float" office:value="25800.2172303071" calcext:value-type="float">
            <text:p>25.800,22</text:p>
          </table:table-cell>
          <table:table-cell table:formula="of:=[.C129]-([.C$2]+[.C$3])*[.B128]*[.B$8]" office:value-type="float" office:value="25587.1176918935" calcext:value-type="float">
            <text:p>25.587,12</text:p>
          </table:table-cell>
          <table:table-cell table:formula="of:=[.C129]+[.E128]" office:value-type="float" office:value="3377956.58063038" calcext:value-type="float">
            <text:p>3.377.956,58</text:p>
          </table:table-cell>
          <table:table-cell table:formula="of:=[.D129]+[.F128]" office:value-type="float" office:value="2834071.455132" calcext:value-type="float">
            <text:p>2.834.071,46</text:p>
          </table:table-cell>
          <table:table-cell table:formula="of:=[.C129]/3" office:value-type="float" office:value="8600.07241010236" calcext:value-type="float">
            <text:p>8.600,07</text:p>
          </table:table-cell>
          <table:table-cell table:formula="of:=[.D129]/3" office:value-type="float" office:value="8529.03923063117" calcext:value-type="float">
            <text:p>8.529,04</text:p>
          </table:table-cell>
          <table:table-cell table:formula="of:=[.I128]+[.D129]" office:value-type="float" office:value="2834071.455132" calcext:value-type="float">
            <text:p>2.834.071,4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L128]*[.M$4]-[.L$7]" office:value-type="float" office:value="27224.4607756289" calcext:value-type="float">
            <text:p>27.224,46</text:p>
          </table:table-cell>
          <table:table-cell table:formula="of:=[.L$7]+[.M$2]*[.L128]" office:value-type="float" office:value="27700.0485780532" calcext:value-type="float">
            <text:p>27.700,05</text:p>
          </table:table-cell>
          <table:table-cell table:formula="of:=[.M129]-([.M$2]+[.M$3])*[.L128]*[.L$8]" office:value-type="float" office:value="27426.5082876267" calcext:value-type="float">
            <text:p>27.426,51</text:p>
          </table:table-cell>
          <table:table-cell table:formula="of:=[.M129]+[.O128]" office:value-type="float" office:value="3599985.01068385" calcext:value-type="float">
            <text:p>3.599.985,01</text:p>
          </table:table-cell>
          <table:table-cell table:formula="of:=[.N129]+[.P128]" office:value-type="float" office:value="2953394.31327436" calcext:value-type="float">
            <text:p>2.953.394,31</text:p>
          </table:table-cell>
          <table:table-cell table:formula="of:=[.M129]/3" office:value-type="float" office:value="9233.34952601774" calcext:value-type="float">
            <text:p>9.233,35</text:p>
          </table:table-cell>
          <table:table-cell table:formula="of:=[.N129]/3" office:value-type="float" office:value="9142.16942920891" calcext:value-type="float">
            <text:p>9.142,17</text:p>
          </table:table-cell>
          <table:table-cell table:formula="of:=[.S128]+[.N129]" office:value-type="float" office:value="2953394.31327436" calcext:value-type="float">
            <text:p>2.953.394,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9]*[.C$4]-[.B$7]" office:value-type="float" office:value="0.00000001571606844664" calcext:value-type="float">
            <text:p>,00</text:p>
          </table:table-cell>
          <table:table-cell table:formula="of:=[.B$7]+[.C$2]*[.B129]" office:value-type="float" office:value="25737.2975443412" calcext:value-type="float">
            <text:p>25.737,30</text:p>
          </table:table-cell>
          <table:table-cell table:formula="of:=[.C130]-([.C$2]+[.C$3])*[.B129]*[.B$8]" office:value-type="float" office:value="25630.2176767801" calcext:value-type="float">
            <text:p>25.630,22</text:p>
          </table:table-cell>
          <table:table-cell table:formula="of:=[.C130]+[.E129]" office:value-type="float" office:value="3403693.87817472" calcext:value-type="float">
            <text:p>3.403.693,88</text:p>
          </table:table-cell>
          <table:table-cell table:formula="of:=[.D130]+[.F129]" office:value-type="float" office:value="2859701.67280878" calcext:value-type="float">
            <text:p>2.859.701,67</text:p>
          </table:table-cell>
          <table:table-cell table:formula="of:=[.C130]/3" office:value-type="float" office:value="8579.09918144707" calcext:value-type="float">
            <text:p>8.579,10</text:p>
          </table:table-cell>
          <table:table-cell table:formula="of:=[.D130]/3" office:value-type="float" office:value="8543.40589226004" calcext:value-type="float">
            <text:p>8.543,41</text:p>
          </table:table-cell>
          <table:table-cell table:formula="of:=[.I129]+[.D130]" office:value-type="float" office:value="2859701.67280878" calcext:value-type="float">
            <text:p>2.859.701,6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L129]*[.M$4]-[.L$7]" office:value-type="float" office:value="0.00000001406442606822" calcext:value-type="float">
            <text:p>,00</text:p>
          </table:table-cell>
          <table:table-cell table:formula="of:=[.L$7]+[.M$2]*[.L129]" office:value-type="float" office:value="27632.8276872492" calcext:value-type="float">
            <text:p>27.632,83</text:p>
          </table:table-cell>
          <table:table-cell table:formula="of:=[.M130]-([.M$2]+[.M$3])*[.L129]*[.L$8]" office:value-type="float" office:value="27495.2080380284" calcext:value-type="float">
            <text:p>27.495,21</text:p>
          </table:table-cell>
          <table:table-cell table:formula="of:=[.M130]+[.O129]" office:value-type="float" office:value="3627617.83837109" calcext:value-type="float">
            <text:p>3.627.617,84</text:p>
          </table:table-cell>
          <table:table-cell table:formula="of:=[.N130]+[.P129]" office:value-type="float" office:value="2980889.52131239" calcext:value-type="float">
            <text:p>2.980.889,52</text:p>
          </table:table-cell>
          <table:table-cell table:formula="of:=[.M130]/3" office:value-type="float" office:value="9210.9425624164" calcext:value-type="float">
            <text:p>9.210,94</text:p>
          </table:table-cell>
          <table:table-cell table:formula="of:=[.N130]/3" office:value-type="float" office:value="9165.06934600947" calcext:value-type="float">
            <text:p>9.165,07</text:p>
          </table:table-cell>
          <table:table-cell table:formula="of:=[.S129]+[.N130]" office:value-type="float" office:value="2980889.52131239" calcext:value-type="float">
            <text:p>2.980.889,52</text:p>
          </table:table-cell>
        </table:table-row>
        <table:table-row table:style-name="ro1">
          <table:table-cell table:number-columns-repeated="11"/>
          <table:table-cell table:style-name="ce1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11"/>
          <table:table-cell table:style-name="ce1"/>
          <table:table-cell table:number-columns-repeated="5"/>
          <table:table-cell table:style-name="Default"/>
          <table:table-cell table:formula="of:=[.S130]-[.I130]" office:value-type="float" office:value="121187.84850361" calcext:value-type="float">
            <text:p>121.187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month number:style="long" number:textual="true"/>
      <number:text> </number:text>
      <number:year number:style="long"/>
    </number:date-style>
    <number:percentage-style style:name="N108" number:title="User-defined">
      <number:number number:decimal-places="4" number:min-decimal-places="4" number:min-integer-digits="1"/>
      <number:text>%</number:text>
    </number:percentage-style>
    <number:percentage-style style:name="N107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3:44:00.565721878</meta:creation-date>
    <dc:date>2024-05-30T13:44:18.564889520</dc:date>
    <meta:editing-duration>PT18S</meta:editing-duration>
    <meta:editing-cycles>1</meta:editing-cycles>
    <meta:document-statistic meta:table-count="1" meta:cell-count="2227" meta:object-count="0"/>
    <meta:generator>LibreOffice/7.3.7.2$Linux_X86_64 LibreOffice_project/30$Build-2</meta:generator>
  </office:meta>
</office:document-meta>
</file>